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17.2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76.6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nca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ce1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7" table:number-columns-repeated="8" table:default-cell-style-name="Default"/>
        <table:table-row table:style-name="ro1">
          <table:table-cell office:value-type="string" calcext:value-type="string">
            <text:p>mm0</text:p>
          </table:table-cell>
          <table:table-cell office:value-type="string" calcext:value-type="string">
            <text:p>unsuperseded</text:p>
          </table:table-cell>
          <table:table-cell office:value-type="string" calcext:value-type="string">
            <text:p>superseded</text:p>
          </table:table-cell>
          <table:table-cell office:value-type="string" calcext:value-type="string">
            <text:p>inspct</text:p>
          </table:table-cell>
          <table:table-cell office:value-type="string" calcext:value-type="string">
            <text:p>action1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repudn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enq1s</text:p>
          </table:table-cell>
          <table:table-cell office:value-type="string" calcext:value-type="string">
            <text:p>enq2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enqr1s</text:p>
          </table:table-cell>
          <table:table-cell office:value-type="string" calcext:value-type="string">
            <text:p>enqr2s</text:p>
          </table:table-cell>
          <table:table-cell office:value-type="string" calcext:value-type="string">
            <text:p>mm1</text:p>
          </table:table-cell>
          <table:table-cell table:style-name="Default" office:value-type="string" calcext:value-type="string">
            <text:p>dt0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tmax</text:p>
          </table:table-cell>
          <table:table-cell office:value-type="string" calcext:value-type="string">
            <text:p>dtmin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dunsuperseded</text:p>
          </table:table-cell>
          <table:table-cell office:value-type="string" calcext:value-type="string">
            <text:p>dsuperseded</text:p>
          </table:table-cell>
          <table:table-cell office:value-type="string" calcext:value-type="string">
            <text:p>dinspct</text:p>
          </table:table-cell>
          <table:table-cell office:value-type="string" calcext:value-type="string">
            <text:p>daction1</text:p>
          </table:table-cell>
          <table:table-cell office:value-type="string" calcext:value-type="string">
            <text:p>dclaims</text:p>
          </table:table-cell>
          <table:table-cell office:value-type="string" calcext:value-type="string">
            <text:p>drepudns</text:p>
          </table:table-cell>
          <table:table-cell office:value-type="string" calcext:value-type="string">
            <text:p>denqs</text:p>
          </table:table-cell>
          <table:table-cell office:value-type="string" calcext:value-type="string">
            <text:p>denq1s</text:p>
          </table:table-cell>
          <table:table-cell office:value-type="string" calcext:value-type="string">
            <text:p>denq2s</text:p>
          </table:table-cell>
          <table:table-cell office:value-type="string" calcext:value-type="string">
            <text:p>denqrs</text:p>
          </table:table-cell>
          <table:table-cell office:value-type="string" calcext:value-type="string">
            <text:p>denqr1s</text:p>
          </table:table-cell>
          <table:table-cell office:value-type="string" calcext:value-type="string">
            <text:p>denqr2s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1372" calcext:value-type="float">
            <text:p>1372</text:p>
          </table:table-cell>
          <table:table-cell office:value-type="float" office:value="83" calcext:value-type="float">
            <text:p>83</text:p>
          </table:table-cell>
          <table:table-cell office:value-type="float" office:value="231" calcext:value-type="float">
            <text:p>231</text:p>
          </table:table-cell>
          <table:table-cell office:value-type="float" office:value="5184" calcext:value-type="float">
            <text:p>5184</text:p>
          </table:table-cell>
          <table:table-cell office:value-type="float" office:value="4504" calcext:value-type="float">
            <text:p>4504</text:p>
          </table:table-cell>
          <table:table-cell office:value-type="float" office:value="680" calcext:value-type="float">
            <text:p>680</text:p>
          </table:table-cell>
          <table:table-cell office:value-type="float" office:value="1407" calcext:value-type="float">
            <text:p>1407</text:p>
          </table:table-cell>
          <table:table-cell office:value-type="float" office:value="1375" calcext:value-type="float">
            <text:p>137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31</text:p>
          </table:table-cell>
          <table:table-cell office:value-type="float" office:value="4.806452" calcext:value-type="float">
            <text:p>4.806452</text:p>
          </table:table-cell>
          <table:table-cell office:value-type="float" office:value="0.6451613" calcext:value-type="float">
            <text:p>0.6451613</text:p>
          </table:table-cell>
          <table:table-cell office:value-type="float" office:value="15" calcext:value-type="float">
            <text:p>15</text:p>
          </table:table-cell>
          <table:table-cell office:value-type="float" office:value="39.8" calcext:value-type="float">
            <text:p>39.8</text:p>
          </table:table-cell>
          <table:table-cell office:value-type="float" office:value="-0.3165137" calcext:value-type="float">
            <text:p>-0.3165137</text:p>
          </table:table-cell>
          <table:table-cell office:value-type="float" office:value="-0.6491228" calcext:value-type="float">
            <text:p>-0.6491228</text:p>
          </table:table-cell>
          <table:table-cell office:value-type="float" office:value="-0.5926305" calcext:value-type="float">
            <text:p>-0.5926305</text:p>
          </table:table-cell>
          <table:table-cell office:value-type="float" office:value="2.75" calcext:value-type="float">
            <text:p>2.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1585" calcext:value-type="float">
            <text:p>1585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3532" calcext:value-type="float">
            <text:p>3532</text:p>
          </table:table-cell>
          <table:table-cell office:value-type="float" office:value="3100" calcext:value-type="float">
            <text:p>3100</text:p>
          </table:table-cell>
          <table:table-cell office:value-type="float" office:value="432" calcext:value-type="float">
            <text:p>432</text:p>
          </table:table-cell>
          <table:table-cell office:value-type="float" office:value="2179" calcext:value-type="float">
            <text:p>2179</text:p>
          </table:table-cell>
          <table:table-cell office:value-type="float" office:value="2002" calcext:value-type="float">
            <text:p>200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2-28</text:p>
          </table:table-cell>
          <table:table-cell office:value-type="float" office:value="4.642857" calcext:value-type="float">
            <text:p>4.642857</text:p>
          </table:table-cell>
          <table:table-cell office:value-type="float" office:value="0.03571429" calcext:value-type="float">
            <text:p>0.03571429</text:p>
          </table:table-cell>
          <table:table-cell office:value-type="float" office:value="7" calcext:value-type="float">
            <text:p>7</text:p>
          </table:table-cell>
          <table:table-cell office:value-type="float" office:value="19.6" calcext:value-type="float">
            <text:p>19.6</text:p>
          </table:table-cell>
          <table:table-cell office:value-type="float" office:value="-0.03403648" calcext:value-type="float">
            <text:p>-0.03403648</text:p>
          </table:table-cell>
          <table:table-cell office:value-type="float" office:value="-0.9446429" calcext:value-type="float">
            <text:p>-0.9446429</text:p>
          </table:table-cell>
          <table:table-cell office:value-type="float" office:value="-0.5075377" calcext:value-type="float">
            <text:p>-0.5075377</text:p>
          </table:table-cell>
          <table:table-cell office:value-type="float" office:value="-0.5333333" calcext:value-type="float">
            <text:p>-0.533333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1118012" calcext:value-type="float">
            <text:p>0.1118012</text:p>
          </table:table-cell>
          <table:table-cell office:value-type="float" office:value="0.1552478" calcext:value-type="float">
            <text:p>0.1552478</text:p>
          </table:table-cell>
          <table:table-cell office:value-type="float" office:value="-0.2409639" calcext:value-type="float">
            <text:p>-0.2409639</text:p>
          </table:table-cell>
          <table:table-cell office:value-type="float" office:value="0.06493506" calcext:value-type="float">
            <text:p>0.06493506</text:p>
          </table:table-cell>
          <table:table-cell office:value-type="float" office:value="-0.3186728" calcext:value-type="float">
            <text:p>-0.3186728</text:p>
          </table:table-cell>
          <table:table-cell office:value-type="float" office:value="-0.3117229" calcext:value-type="float">
            <text:p>-0.3117229</text:p>
          </table:table-cell>
          <table:table-cell office:value-type="float" office:value="-0.3647059" calcext:value-type="float">
            <text:p>-0.3647059</text:p>
          </table:table-cell>
          <table:table-cell office:value-type="float" office:value="0.5486851" calcext:value-type="float">
            <text:p>0.5486851</text:p>
          </table:table-cell>
          <table:table-cell office:value-type="float" office:value="0.456" calcext:value-type="float">
            <text:p>0.456</text:p>
          </table:table-cell>
          <table:table-cell office:value-type="float" office:value="4.53125" calcext:value-type="float">
            <text:p>4.53125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57" calcext:value-type="float">
            <text:p>2557</text:p>
          </table:table-cell>
          <table:table-cell office:value-type="float" office:value="1895" calcext:value-type="float">
            <text:p>189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3235" calcext:value-type="float">
            <text:p>3235</text:p>
          </table:table-cell>
          <table:table-cell office:value-type="float" office:value="2861" calcext:value-type="float">
            <text:p>2861</text:p>
          </table:table-cell>
          <table:table-cell office:value-type="float" office:value="374" calcext:value-type="float">
            <text:p>374</text:p>
          </table:table-cell>
          <table:table-cell office:value-type="float" office:value="1260" calcext:value-type="float">
            <text:p>1260</text:p>
          </table:table-cell>
          <table:table-cell office:value-type="float" office:value="1154" calcext:value-type="float">
            <text:p>115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3-31</text:p>
          </table:table-cell>
          <table:table-cell office:value-type="float" office:value="4.774194" calcext:value-type="float">
            <text:p>4.774194</text:p>
          </table:table-cell>
          <table:table-cell office:value-type="float" office:value="-0.6774194" calcext:value-type="float">
            <text:p>-0.6774194</text:p>
          </table:table-cell>
          <table:table-cell office:value-type="float" office:value="5" calcext:value-type="float">
            <text:p>5</text:p>
          </table:table-cell>
          <table:table-cell office:value-type="float" office:value="38.6" calcext:value-type="float">
            <text:p>38.6</text:p>
          </table:table-cell>
          <table:table-cell office:value-type="float" office:value="0.0282879" calcext:value-type="float">
            <text:p>0.0282879</text:p>
          </table:table-cell>
          <table:table-cell office:value-type="float" office:value="-19.96774" calcext:value-type="float">
            <text:p>-19.96774</text:p>
          </table:table-cell>
          <table:table-cell office:value-type="float" office:value="0.9693876" calcext:value-type="float">
            <text:p>0.9693876</text:p>
          </table:table-cell>
          <table:table-cell office:value-type="float" office:value="-0.2857143" calcext:value-type="float">
            <text:p>-0.2857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04097" calcext:value-type="float">
            <text:p>0.1904097</text:p>
          </table:table-cell>
          <table:table-cell office:value-type="float" office:value="0.1955836" calcext:value-type="float">
            <text:p>0.1955836</text:p>
          </table:table-cell>
          <table:table-cell office:value-type="float" office:value="-0.3650794" calcext:value-type="float">
            <text:p>-0.3650794</text:p>
          </table:table-cell>
          <table:table-cell office:value-type="float" office:value="-0.5325203" calcext:value-type="float">
            <text:p>-0.5325203</text:p>
          </table:table-cell>
          <table:table-cell office:value-type="float" office:value="-0.08408834" calcext:value-type="float">
            <text:p>-0.08408834</text:p>
          </table:table-cell>
          <table:table-cell office:value-type="float" office:value="-0.07709677" calcext:value-type="float">
            <text:p>-0.07709677</text:p>
          </table:table-cell>
          <table:table-cell office:value-type="float" office:value="-0.1342593" calcext:value-type="float">
            <text:p>-0.1342593</text:p>
          </table:table-cell>
          <table:table-cell office:value-type="float" office:value="-0.4217531" calcext:value-type="float">
            <text:p>-0.4217531</text:p>
          </table:table-cell>
          <table:table-cell office:value-type="float" office:value="-0.4235764" calcext:value-type="float">
            <text:p>-0.4235764</text:p>
          </table:table-cell>
          <table:table-cell office:value-type="float" office:value="-0.4011299" calcext:value-type="float">
            <text:p>-0.4011299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1722" calcext:value-type="float">
            <text:p>1722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231" calcext:value-type="float">
            <text:p>2231</text:p>
          </table:table-cell>
          <table:table-cell office:value-type="float" office:value="1965" calcext:value-type="float">
            <text:p>1965</text:p>
          </table:table-cell>
          <table:table-cell office:value-type="float" office:value="266" calcext:value-type="float">
            <text:p>266</text:p>
          </table:table-cell>
          <table:table-cell office:value-type="float" office:value="1985" calcext:value-type="float">
            <text:p>1985</text:p>
          </table:table-cell>
          <table:table-cell office:value-type="float" office:value="1787" calcext:value-type="float">
            <text:p>1787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4-30</text:p>
          </table:table-cell>
          <table:table-cell office:value-type="float" office:value="11.7" calcext:value-type="float">
            <text:p>11.7</text:p>
          </table:table-cell>
          <table:table-cell office:value-type="float" office:value="3.033333" calcext:value-type="float">
            <text:p>3.033333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1.450676" calcext:value-type="float">
            <text:p>1.450676</text:p>
          </table:table-cell>
          <table:table-cell office:value-type="float" office:value="-5.477778" calcext:value-type="float">
            <text:p>-5.477778</text:p>
          </table:table-cell>
          <table:table-cell office:value-type="float" office:value="-0.3160622" calcext:value-type="float">
            <text:p>-0.3160622</text:p>
          </table:table-cell>
          <table:table-cell office:value-type="float" office:value="-0.6" calcext:value-type="float">
            <text:p>-0.6</text:p>
          </table:table-cell>
          <table:table-cell office:value-type="float" office:value="0.1666667" calcext:value-type="float">
            <text:p>0.1666667</text:p>
          </table:table-cell>
          <table:table-cell office:value-type="float" office:value="0" calcext:value-type="float">
            <text:p>0</text:p>
          </table:table-cell>
          <table:table-cell office:value-type="float" office:value="-0.14079" calcext:value-type="float">
            <text:p>-0.14079</text:p>
          </table:table-cell>
          <table:table-cell office:value-type="float" office:value="-0.09129288" calcext:value-type="float">
            <text:p>-0.09129288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" calcext:value-type="float">
            <text:p>-0.4</text:p>
          </table:table-cell>
          <table:table-cell office:value-type="float" office:value="-0.3103555" calcext:value-type="float">
            <text:p>-0.3103555</text:p>
          </table:table-cell>
          <table:table-cell office:value-type="float" office:value="-0.3131772" calcext:value-type="float">
            <text:p>-0.3131772</text:p>
          </table:table-cell>
          <table:table-cell office:value-type="float" office:value="-0.2887701" calcext:value-type="float">
            <text:p>-0.2887701</text:p>
          </table:table-cell>
          <table:table-cell office:value-type="float" office:value="0.5753968" calcext:value-type="float">
            <text:p>0.5753968</text:p>
          </table:table-cell>
          <table:table-cell office:value-type="float" office:value="0.5485269" calcext:value-type="float">
            <text:p>0.5485269</text:p>
          </table:table-cell>
          <table:table-cell office:value-type="float" office:value="0.8679245" calcext:value-type="float">
            <text:p>0.8679245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194" calcext:value-type="float">
            <text:p>1194</text:p>
          </table:table-cell>
          <table:table-cell office:value-type="float" office:value="1030" calcext:value-type="float">
            <text:p>1030</text:p>
          </table:table-cell>
          <table:table-cell office:value-type="float" office:value="164" calcext:value-type="float">
            <text:p>164</text:p>
          </table:table-cell>
          <table:table-cell office:value-type="float" office:value="1798" calcext:value-type="float">
            <text:p>1798</text:p>
          </table:table-cell>
          <table:table-cell office:value-type="float" office:value="1687" calcext:value-type="float">
            <text:p>1687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5-31</text:p>
          </table:table-cell>
          <table:table-cell office:value-type="float" office:value="14.74194" calcext:value-type="float">
            <text:p>14.74194</text:p>
          </table:table-cell>
          <table:table-cell office:value-type="float" office:value="6.258065" calcext:value-type="float">
            <text:p>6.2580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2599945" calcext:value-type="float">
            <text:p>0.2599945</text:p>
          </table:table-cell>
          <table:table-cell office:value-type="float" office:value="1.063098" calcext:value-type="float">
            <text:p>1.063098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-1" calcext:value-type="float">
            <text:p>-1</text:p>
          </table:table-cell>
          <table:table-cell office:value-type="float" office:value="0.4285714" calcext:value-type="float">
            <text:p>0.4285714</text:p>
          </table:table-cell>
          <table:table-cell office:value-type="float" office:value="-1" calcext:value-type="float">
            <text:p>-1</text:p>
          </table:table-cell>
          <table:table-cell office:value-type="float" office:value="-0.00591716" calcext:value-type="float">
            <text:p>-0.00591716</text:p>
          </table:table-cell>
          <table:table-cell office:value-type="float" office:value="-0.04994193" calcext:value-type="float">
            <text:p>-0.04994193</text:p>
          </table:table-cell>
          <table:table-cell office:value-type="float" office:value="-0.3181818" calcext:value-type="float">
            <text:p>-0.3181818</text:p>
          </table:table-cell>
          <table:table-cell office:value-type="float" office:value="-0.04347826" calcext:value-type="float">
            <text:p>-0.04347826</text:p>
          </table:table-cell>
          <table:table-cell office:value-type="float" office:value="-0.464814" calcext:value-type="float">
            <text:p>-0.464814</text:p>
          </table:table-cell>
          <table:table-cell office:value-type="float" office:value="-0.475827" calcext:value-type="float">
            <text:p>-0.475827</text:p>
          </table:table-cell>
          <table:table-cell office:value-type="float" office:value="-0.3834586" calcext:value-type="float">
            <text:p>-0.3834586</text:p>
          </table:table-cell>
          <table:table-cell office:value-type="float" office:value="-0.09420655" calcext:value-type="float">
            <text:p>-0.09420655</text:p>
          </table:table-cell>
          <table:table-cell office:value-type="float" office:value="-0.05595971" calcext:value-type="float">
            <text:p>-0.05595971</text:p>
          </table:table-cell>
          <table:table-cell office:value-type="float" office:value="-0.4393939" calcext:value-type="float">
            <text:p>-0.4393939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office:value-type="float" office:value="1921" calcext:value-type="float">
            <text:p>19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office:value-type="float" office:value="863" calcext:value-type="float">
            <text:p>863</text:p>
          </table:table-cell>
          <table:table-cell office:value-type="float" office:value="120" calcext:value-type="float">
            <text:p>120</text:p>
          </table:table-cell>
          <table:table-cell office:value-type="float" office:value="2583" calcext:value-type="float">
            <text:p>2583</text:p>
          </table:table-cell>
          <table:table-cell office:value-type="float" office:value="2181" calcext:value-type="float">
            <text:p>2181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6-30</text:p>
          </table:table-cell>
          <table:table-cell office:value-type="float" office:value="18.1" calcext:value-type="float">
            <text:p>18.1</text:p>
          </table:table-cell>
          <table:table-cell office:value-type="float" office:value="9.266666" calcext:value-type="float">
            <text:p>9.266666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.2277899" calcext:value-type="float">
            <text:p>0.2277899</text:p>
          </table:table-cell>
          <table:table-cell office:value-type="float" office:value="0.4807559" calcext:value-type="float">
            <text:p>0.4807559</text:p>
          </table:table-cell>
          <table:table-cell office:value-type="float" office:value="-0.7269231" calcext:value-type="float">
            <text:p>-0.7269231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0.1959707" calcext:value-type="float">
            <text:p>0.1959707</text:p>
          </table:table-cell>
          <table:table-cell office:value-type="float" office:value="0.1742054" calcext:value-type="float">
            <text:p>0.1742054</text:p>
          </table:table-cell>
          <table:table-cell office:value-type="float" office:value="-0.2" calcext:value-type="float">
            <text:p>-0.2</text:p>
          </table:table-cell>
          <table:table-cell office:value-type="float" office:value="-0.2424242" calcext:value-type="float">
            <text:p>-0.2424242</text:p>
          </table:table-cell>
          <table:table-cell office:value-type="float" office:value="-0.1767169" calcext:value-type="float">
            <text:p>-0.1767169</text:p>
          </table:table-cell>
          <table:table-cell office:value-type="float" office:value="-0.1621359" calcext:value-type="float">
            <text:p>-0.1621359</text:p>
          </table:table-cell>
          <table:table-cell office:value-type="float" office:value="-0.2682927" calcext:value-type="float">
            <text:p>-0.2682927</text:p>
          </table:table-cell>
          <table:table-cell office:value-type="float" office:value="0.4365962" calcext:value-type="float">
            <text:p>0.4365962</text:p>
          </table:table-cell>
          <table:table-cell office:value-type="float" office:value="0.2928275" calcext:value-type="float">
            <text:p>0.2928275</text:p>
          </table:table-cell>
          <table:table-cell office:value-type="float" office:value="2.621622" calcext:value-type="float">
            <text:p>2.621622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office:value-type="float" office:value="1379" calcext:value-type="float">
            <text:p>137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715" calcext:value-type="float">
            <text:p>715</text:p>
          </table:table-cell>
          <table:table-cell office:value-type="float" office:value="597" calcext:value-type="float">
            <text:p>597</text:p>
          </table:table-cell>
          <table:table-cell office:value-type="float" office:value="118" calcext:value-type="float">
            <text:p>118</text:p>
          </table:table-cell>
          <table:table-cell office:value-type="float" office:value="702" calcext:value-type="float">
            <text:p>702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7-31</text:p>
          </table:table-cell>
          <table:table-cell office:value-type="float" office:value="24.48387" calcext:value-type="float">
            <text:p>24.48387</text:p>
          </table:table-cell>
          <table:table-cell office:value-type="float" office:value="13.16129" calcext:value-type="float">
            <text:p>13.16129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3527001" calcext:value-type="float">
            <text:p>0.3527001</text:p>
          </table:table-cell>
          <table:table-cell office:value-type="float" office:value="0.4202832" calcext:value-type="float">
            <text:p>0.4202832</text:p>
          </table:table-cell>
          <table:table-cell office:value-type="float" office:value="1.309859" calcext:value-type="float">
            <text:p>1.309859</text:p>
          </table:table-cell>
          <table:table-cell office:value-type="float" office:value="0" calcext:value-type="float">
            <text:p>0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0" calcext:value-type="float">
            <text:p>0</text:p>
          </table:table-cell>
          <table:table-cell office:value-type="float" office:value="-0.3074273" calcext:value-type="float">
            <text:p>-0.3074273</text:p>
          </table:table-cell>
          <table:table-cell office:value-type="float" office:value="-0.2821447" calcext:value-type="float">
            <text:p>-0.282144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2726348" calcext:value-type="float">
            <text:p>-0.2726348</text:p>
          </table:table-cell>
          <table:table-cell office:value-type="float" office:value="-0.3082271" calcext:value-type="float">
            <text:p>-0.3082271</text:p>
          </table:table-cell>
          <table:table-cell office:value-type="float" office:value="-0.01666667" calcext:value-type="float">
            <text:p>-0.01666667</text:p>
          </table:table-cell>
          <table:table-cell office:value-type="float" office:value="-0.728223" calcext:value-type="float">
            <text:p>-0.728223</text:p>
          </table:table-cell>
          <table:table-cell office:value-type="float" office:value="-0.7148097" calcext:value-type="float">
            <text:p>-0.7148097</text:p>
          </table:table-cell>
          <table:table-cell office:value-type="float" office:value="-0.800995" calcext:value-type="float">
            <text:p>-0.800995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1590" calcext:value-type="float">
            <text:p>159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608" calcext:value-type="float">
            <text:p>608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446" calcext:value-type="float">
            <text:p>446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8-31</text:p>
          </table:table-cell>
          <table:table-cell office:value-type="float" office:value="22.12903" calcext:value-type="float">
            <text:p>22.12903</text:p>
          </table:table-cell>
          <table:table-cell office:value-type="float" office:value="12.96774" calcext:value-type="float">
            <text:p>12.96774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-0.09617921" calcext:value-type="float">
            <text:p>-0.09617921</text:p>
          </table:table-cell>
          <table:table-cell office:value-type="float" office:value="-0.01470587" calcext:value-type="float">
            <text:p>-0.01470587</text:p>
          </table:table-cell>
          <table:table-cell office:value-type="float" office:value="0.4695123" calcext:value-type="float">
            <text:p>0.4695123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1763405" calcext:value-type="float">
            <text:p>0.1763405</text:p>
          </table:table-cell>
          <table:table-cell office:value-type="float" office:value="0.1530094" calcext:value-type="float">
            <text:p>0.1530094</text:p>
          </table:table-cell>
          <table:table-cell office:value-type="float" office:value="0.9166667" calcext:value-type="float">
            <text:p>0.9166667</text:p>
          </table:table-cell>
          <table:table-cell office:value-type="float" office:value="0" calcext:value-type="float">
            <text:p>0</text:p>
          </table:table-cell>
          <table:table-cell office:value-type="float" office:value="-0.1496503" calcext:value-type="float">
            <text:p>-0.1496503</text:p>
          </table:table-cell>
          <table:table-cell office:value-type="float" office:value="-0.1423786" calcext:value-type="float">
            <text:p>-0.1423786</text:p>
          </table:table-cell>
          <table:table-cell office:value-type="float" office:value="-0.1864407" calcext:value-type="float">
            <text:p>-0.1864407</text:p>
          </table:table-cell>
          <table:table-cell office:value-type="float" office:value="-0.3646724" calcext:value-type="float">
            <text:p>-0.3646724</text:p>
          </table:table-cell>
          <table:table-cell office:value-type="float" office:value="-0.3633441" calcext:value-type="float">
            <text:p>-0.3633441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1688" calcext:value-type="float">
            <text:p>168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09" calcext:value-type="float">
            <text:p>609</text:p>
          </table:table-cell>
          <table:table-cell office:value-type="float" office:value="513" calcext:value-type="float">
            <text:p>513</text:p>
          </table:table-cell>
          <table:table-cell office:value-type="float" office:value="96" calcext:value-type="float">
            <text:p>96</text:p>
          </table:table-cell>
          <table:table-cell office:value-type="float" office:value="423" calcext:value-type="float">
            <text:p>423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9-30</text:p>
          </table:table-cell>
          <table:table-cell office:value-type="float" office:value="17.66667" calcext:value-type="float">
            <text:p>17.66667</text:p>
          </table:table-cell>
          <table:table-cell office:value-type="float" office:value="9.566667" calcext:value-type="float">
            <text:p>9.566667</text:p>
          </table:table-cell>
          <table:table-cell office:value-type="float" office:value="0" calcext:value-type="float">
            <text:p>0</text:p>
          </table:table-cell>
          <table:table-cell office:value-type="float" office:value="34.8" calcext:value-type="float">
            <text:p>34.8</text:p>
          </table:table-cell>
          <table:table-cell office:value-type="float" office:value="-0.2016521" calcext:value-type="float">
            <text:p>-0.2016521</text:p>
          </table:table-cell>
          <table:table-cell office:value-type="float" office:value="-0.262272" calcext:value-type="float">
            <text:p>-0.262272</text:p>
          </table:table-cell>
          <table:table-cell office:value-type="float" office:value="-0.2780083" calcext:value-type="float">
            <text:p>-0.2780083</text:p>
          </table:table-cell>
          <table:table-cell office:value-type="float" office:value="0" calcext:value-type="float">
            <text:p>0</text:p>
          </table:table-cell>
          <table:table-cell office:value-type="float" office:value="-0.1428571" calcext:value-type="float">
            <text:p>-0.1428571</text:p>
          </table:table-cell>
          <table:table-cell office:value-type="float" office:value="0" calcext:value-type="float">
            <text:p>0</text:p>
          </table:table-cell>
          <table:table-cell office:value-type="float" office:value="0.1734023" calcext:value-type="float">
            <text:p>0.1734023</text:p>
          </table:table-cell>
          <table:table-cell office:value-type="float" office:value="0.06163522" calcext:value-type="float">
            <text:p>0.06163522</text:p>
          </table:table-cell>
          <table:table-cell office:value-type="float" office:value="-0.4782609" calcext:value-type="float">
            <text:p>-0.4782609</text:p>
          </table:table-cell>
          <table:table-cell office:value-type="float" office:value="0.08510638" calcext:value-type="float">
            <text:p>0.08510638</text:p>
          </table:table-cell>
          <table:table-cell office:value-type="float" office:value="0.001644737" calcext:value-type="float">
            <text:p>0.001644737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" calcext:value-type="float">
            <text:p>0</text:p>
          </table:table-cell>
          <table:table-cell office:value-type="float" office:value="-0.05156951" calcext:value-type="float">
            <text:p>-0.05156951</text:p>
          </table:table-cell>
          <table:table-cell office:value-type="float" office:value="-0.05808081" calcext:value-type="float">
            <text:p>-0.0580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608" calcext:value-type="float">
            <text:p>608</text:p>
          </table:table-cell>
          <table:table-cell office:value-type="float" office:value="533" calcext:value-type="float">
            <text:p>533</text:p>
          </table:table-cell>
          <table:table-cell office:value-type="float" office:value="75" calcext:value-type="float">
            <text:p>75</text:p>
          </table:table-cell>
          <table:table-cell office:value-type="float" office:value="478" calcext:value-type="float">
            <text:p>478</text:p>
          </table:table-cell>
          <table:table-cell office:value-type="float" office:value="438" calcext:value-type="float">
            <text:p>43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10-31</text:p>
          </table:table-cell>
          <table:table-cell office:value-type="float" office:value="14.87097" calcext:value-type="float">
            <text:p>14.87097</text:p>
          </table:table-cell>
          <table:table-cell office:value-type="float" office:value="9.16129" calcext:value-type="float">
            <text:p>9.16129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-0.1582471" calcext:value-type="float">
            <text:p>-0.1582471</text:p>
          </table:table-cell>
          <table:table-cell office:value-type="float" office:value="-0.04237384" calcext:value-type="float">
            <text:p>-0.04237384</text:p>
          </table:table-cell>
          <table:table-cell office:value-type="float" office:value="1.247126" calcext:value-type="float">
            <text:p>1.247126</text:p>
          </table:table-cell>
          <table:table-cell office:value-type="float" office:value="0" calcext:value-type="float">
            <text:p>0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" calcext:value-type="float">
            <text:p>0</text:p>
          </table:table-cell>
          <table:table-cell office:value-type="float" office:value="-0.03844614" calcext:value-type="float">
            <text:p>-0.03844614</text:p>
          </table:table-cell>
          <table:table-cell office:value-type="float" office:value="-0.1356635" calcext:value-type="float">
            <text:p>-0.1356635</text:p>
          </table:table-cell>
          <table:table-cell office:value-type="float" office:value="1" calcext:value-type="float">
            <text:p>1</text:p>
          </table:table-cell>
          <table:table-cell office:value-type="float" office:value="0.3529412" calcext:value-type="float">
            <text:p>0.3529412</text:p>
          </table:table-cell>
          <table:table-cell office:value-type="float" office:value="-0.001642036" calcext:value-type="float">
            <text:p>-0.001642036</text:p>
          </table:table-cell>
          <table:table-cell office:value-type="float" office:value="0.03898635" calcext:value-type="float">
            <text:p>0.03898635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0.1300236" calcext:value-type="float">
            <text:p>0.1300236</text:p>
          </table:table-cell>
          <table:table-cell office:value-type="float" office:value="0.1742627" calcext:value-type="float">
            <text:p>0.174262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987" calcext:value-type="float">
            <text:p>987</text:p>
          </table:table-cell>
          <table:table-cell office:value-type="float" office:value="861" calcext:value-type="float">
            <text:p>861</text:p>
          </table:table-cell>
          <table:table-cell office:value-type="float" office:value="126" calcext:value-type="float">
            <text:p>126</text:p>
          </table:table-cell>
          <table:table-cell office:value-type="float" office:value="762" calcext:value-type="float">
            <text:p>762</text:p>
          </table:table-cell>
          <table:table-cell office:value-type="float" office:value="684" calcext:value-type="float">
            <text:p>68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11-30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-0.4284165" calcext:value-type="float">
            <text:p>-0.4284165</text:p>
          </table:table-cell>
          <table:table-cell office:value-type="float" office:value="-0.6179577" calcext:value-type="float">
            <text:p>-0.6179577</text:p>
          </table:table-cell>
          <table:table-cell office:value-type="float" office:value="-0.4859335" calcext:value-type="float">
            <text:p>-0.4859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415244" calcext:value-type="float">
            <text:p>0.03415244</text:p>
          </table:table-cell>
          <table:table-cell office:value-type="float" office:value="-0.02673064" calcext:value-type="float">
            <text:p>-0.02673064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.1884058" calcext:value-type="float">
            <text:p>0.1884058</text:p>
          </table:table-cell>
          <table:table-cell office:value-type="float" office:value="0.6233553" calcext:value-type="float">
            <text:p>0.6233553</text:p>
          </table:table-cell>
          <table:table-cell office:value-type="float" office:value="0.6153846" calcext:value-type="float">
            <text:p>0.6153846</text:p>
          </table:table-cell>
          <table:table-cell office:value-type="float" office:value="0.68" calcext:value-type="float">
            <text:p>0.68</text:p>
          </table:table-cell>
          <table:table-cell office:value-type="float" office:value="0.5941423" calcext:value-type="float">
            <text:p>0.5941423</text:p>
          </table:table-cell>
          <table:table-cell office:value-type="float" office:value="0.5616438" calcext:value-type="float">
            <text:p>0.561643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1595" calcext:value-type="float">
            <text:p>1595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office:value-type="float" office:value="779" calcext:value-type="float">
            <text:p>779</text:p>
          </table:table-cell>
          <table:table-cell office:value-type="float" office:value="161" calcext:value-type="float">
            <text:p>161</text:p>
          </table:table-cell>
          <table:table-cell office:value-type="float" office:value="434" calcext:value-type="float">
            <text:p>434</text:p>
          </table:table-cell>
          <table:table-cell office:value-type="float" office:value="395" calcext:value-type="float">
            <text:p>39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12-31</text:p>
          </table:table-cell>
          <table:table-cell office:value-type="float" office:value="8.806452" calcext:value-type="float">
            <text:p>8.806452</text:p>
          </table:table-cell>
          <table:table-cell office:value-type="float" office:value="3.225806" calcext:value-type="float">
            <text:p>3.2258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3605315" calcext:value-type="float">
            <text:p>0.03605315</text:p>
          </table:table-cell>
          <table:table-cell office:value-type="float" office:value="-0.07834101" calcext:value-type="float">
            <text:p>-0.07834101</text:p>
          </table:table-cell>
          <table:table-cell office:value-type="float" office:value="-0.1044776" calcext:value-type="float">
            <text:p>-0.1044776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0.04430125" calcext:value-type="float">
            <text:p>-0.04430125</text:p>
          </table:table-cell>
          <table:table-cell office:value-type="float" office:value="0.1232394" calcext:value-type="float">
            <text:p>0.12323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878049" calcext:value-type="float">
            <text:p>0.4878049</text:p>
          </table:table-cell>
          <table:table-cell office:value-type="float" office:value="-0.04761905" calcext:value-type="float">
            <text:p>-0.04761905</text:p>
          </table:table-cell>
          <table:table-cell office:value-type="float" office:value="-0.0952381" calcext:value-type="float">
            <text:p>-0.0952381</text:p>
          </table:table-cell>
          <table:table-cell office:value-type="float" office:value="0.2777778" calcext:value-type="float">
            <text:p>0.2777778</text:p>
          </table:table-cell>
          <table:table-cell office:value-type="float" office:value="-0.4304462" calcext:value-type="float">
            <text:p>-0.4304462</text:p>
          </table:table-cell>
          <table:table-cell office:value-type="float" office:value="-0.4225146" calcext:value-type="float">
            <text:p>-0.4225146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float" office:value="1454" calcext:value-type="float">
            <text:p>1454</text:p>
          </table:table-cell>
          <table:table-cell office:value-type="float" office:value="77" calcext:value-type="float">
            <text:p>77</text:p>
          </table:table-cell>
          <table:table-cell office:value-type="float" office:value="328" calcext:value-type="float">
            <text:p>328</text:p>
          </table:table-cell>
          <table:table-cell office:value-type="float" office:value="3881" calcext:value-type="float">
            <text:p>3881</text:p>
          </table:table-cell>
          <table:table-cell office:value-type="float" office:value="2999" calcext:value-type="float">
            <text:p>2999</text:p>
          </table:table-cell>
          <table:table-cell office:value-type="float" office:value="882" calcext:value-type="float">
            <text:p>882</text:p>
          </table:table-cell>
          <table:table-cell office:value-type="float" office:value="2363" calcext:value-type="float">
            <text:p>2363</text:p>
          </table:table-cell>
          <table:table-cell office:value-type="float" office:value="2138" calcext:value-type="float">
            <text:p>213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31</text:p>
          </table:table-cell>
          <table:table-cell office:value-type="float" office:value="8.290322" calcext:value-type="float">
            <text:p>8.290322</text:p>
          </table:table-cell>
          <table:table-cell office:value-type="float" office:value="2.741935" calcext:value-type="float">
            <text:p>2.741935</text:p>
          </table:table-cell>
          <table:table-cell office:value-type="float" office:value="4" calcext:value-type="float">
            <text:p>4</text:p>
          </table:table-cell>
          <table:table-cell office:value-type="float" office:value="103.6" calcext:value-type="float">
            <text:p>103.6</text:p>
          </table:table-cell>
          <table:table-cell office:value-type="float" office:value="-0.05860811" calcext:value-type="float">
            <text:p>-0.05860811</text:p>
          </table:table-cell>
          <table:table-cell office:value-type="float" office:value="-0.15" calcext:value-type="float">
            <text:p>-0.15</text:p>
          </table:table-cell>
          <table:table-cell office:value-type="float" office:value="1.877778" calcext:value-type="float">
            <text:p>1.877778</text:p>
          </table:table-cell>
          <table:table-cell office:value-type="float" office:value="3" calcext:value-type="float">
            <text:p>3</text:p>
          </table:table-cell>
          <table:table-cell office:value-type="float" office:value="-0.1111111" calcext:value-type="float">
            <text:p>-0.1111111</text:p>
          </table:table-cell>
          <table:table-cell office:value-type="float" office:value="0" calcext:value-type="float">
            <text:p>0</text:p>
          </table:table-cell>
          <table:table-cell office:value-type="float" office:value="0.03750527" calcext:value-type="float">
            <text:p>0.03750527</text:p>
          </table:table-cell>
          <table:table-cell office:value-type="float" office:value="-0.08840125" calcext:value-type="float">
            <text:p>-0.08840125</text:p>
          </table:table-cell>
          <table:table-cell office:value-type="float" office:value="1.655172" calcext:value-type="float">
            <text:p>1.655172</text:p>
          </table:table-cell>
          <table:table-cell office:value-type="float" office:value="1.688525" calcext:value-type="float">
            <text:p>1.688525</text:p>
          </table:table-cell>
          <table:table-cell office:value-type="float" office:value="3.128723" calcext:value-type="float">
            <text:p>3.128723</text:p>
          </table:table-cell>
          <table:table-cell office:value-type="float" office:value="2.849807" calcext:value-type="float">
            <text:p>2.849807</text:p>
          </table:table-cell>
          <table:table-cell office:value-type="float" office:value="4.478261" calcext:value-type="float">
            <text:p>4.478261</text:p>
          </table:table-cell>
          <table:table-cell office:value-type="float" office:value="4.4447" calcext:value-type="float">
            <text:p>4.4447</text:p>
          </table:table-cell>
          <table:table-cell office:value-type="float" office:value="4.412658" calcext:value-type="float">
            <text:p>4.412658</text:p>
          </table:table-cell>
          <table:table-cell office:value-type="float" office:value="4.769231" calcext:value-type="float">
            <text:p>4.769231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1784" calcext:value-type="float">
            <text:p>1784</text:p>
          </table:table-cell>
          <table:table-cell office:value-type="float" office:value="108" calcext:value-type="float">
            <text:p>108</text:p>
          </table:table-cell>
          <table:table-cell office:value-type="float" office:value="308" calcext:value-type="float">
            <text:p>308</text:p>
          </table:table-cell>
          <table:table-cell office:value-type="float" office:value="4265" calcext:value-type="float">
            <text:p>4265</text:p>
          </table:table-cell>
          <table:table-cell office:value-type="float" office:value="3314" calcext:value-type="float">
            <text:p>3314</text:p>
          </table:table-cell>
          <table:table-cell office:value-type="float" office:value="951" calcext:value-type="float">
            <text:p>951</text:p>
          </table:table-cell>
          <table:table-cell office:value-type="float" office:value="2799" calcext:value-type="float">
            <text:p>2799</text:p>
          </table:table-cell>
          <table:table-cell office:value-type="float" office:value="2478" calcext:value-type="float">
            <text:p>2478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2-28</text:p>
          </table:table-cell>
          <table:table-cell office:value-type="float" office:value="8.714286" calcext:value-type="float">
            <text:p>8.714286</text:p>
          </table:table-cell>
          <table:table-cell office:value-type="float" office:value="3.107143" calcext:value-type="float">
            <text:p>3.107143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0.05113957" calcext:value-type="float">
            <text:p>0.05113957</text:p>
          </table:table-cell>
          <table:table-cell office:value-type="float" office:value="0.1331933" calcext:value-type="float">
            <text:p>0.1331933</text:p>
          </table:table-cell>
          <table:table-cell office:value-type="float" office:value="-0.4092664" calcext:value-type="float">
            <text:p>-0.409266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1311942" calcext:value-type="float">
            <text:p>0.1311942</text:p>
          </table:table-cell>
          <table:table-cell office:value-type="float" office:value="0.2269601" calcext:value-type="float">
            <text:p>0.2269601</text:p>
          </table:table-cell>
          <table:table-cell office:value-type="float" office:value="0.4025974" calcext:value-type="float">
            <text:p>0.4025974</text:p>
          </table:table-cell>
          <table:table-cell office:value-type="float" office:value="-0.06097561" calcext:value-type="float">
            <text:p>-0.06097561</text:p>
          </table:table-cell>
          <table:table-cell office:value-type="float" office:value="0.09894357" calcext:value-type="float">
            <text:p>0.09894357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0.07823129" calcext:value-type="float">
            <text:p>0.07823129</text:p>
          </table:table-cell>
          <table:table-cell office:value-type="float" office:value="0.1845112" calcext:value-type="float">
            <text:p>0.1845112</text:p>
          </table:table-cell>
          <table:table-cell office:value-type="float" office:value="0.1590271" calcext:value-type="float">
            <text:p>0.1590271</text:p>
          </table:table-cell>
          <table:table-cell office:value-type="float" office:value="0.4266667" calcext:value-type="float">
            <text:p>0.4266667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02" calcext:value-type="float">
            <text:p>3502</text:p>
          </table:table-cell>
          <table:table-cell office:value-type="float" office:value="2123" calcext:value-type="float">
            <text:p>212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2792" calcext:value-type="float">
            <text:p>2792</text:p>
          </table:table-cell>
          <table:table-cell office:value-type="float" office:value="2053" calcext:value-type="float">
            <text:p>2053</text:p>
          </table:table-cell>
          <table:table-cell office:value-type="float" office:value="739" calcext:value-type="float">
            <text:p>739</text:p>
          </table:table-cell>
          <table:table-cell office:value-type="float" office:value="1930" calcext:value-type="float">
            <text:p>1930</text:p>
          </table:table-cell>
          <table:table-cell office:value-type="float" office:value="1644" calcext:value-type="float">
            <text:p>1644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3-31</text:p>
          </table:table-cell>
          <table:table-cell office:value-type="float" office:value="12.32258" calcext:value-type="float">
            <text:p>12.322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0.4140666" calcext:value-type="float">
            <text:p>0.4140666</text:p>
          </table:table-cell>
          <table:table-cell office:value-type="float" office:value="-0.03448278" calcext:value-type="float">
            <text:p>-0.03448278</text:p>
          </table:table-cell>
          <table:table-cell office:value-type="float" office:value="-0.7156863" calcext:value-type="float">
            <text:p>-0.7156863</text:p>
          </table:table-cell>
          <table:table-cell office:value-type="float" office:value="1" calcext:value-type="float">
            <text:p>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" calcext:value-type="float">
            <text:p>0</text:p>
          </table:table-cell>
          <table:table-cell office:value-type="float" office:value="0.2574506" calcext:value-type="float">
            <text:p>0.2574506</text:p>
          </table:table-cell>
          <table:table-cell office:value-type="float" office:value="0.1900224" calcext:value-type="float">
            <text:p>0.1900224</text:p>
          </table:table-cell>
          <table:table-cell office:value-type="float" office:value="-0.6574074" calcext:value-type="float">
            <text:p>-0.6574074</text:p>
          </table:table-cell>
          <table:table-cell office:value-type="float" office:value="-0.487013" calcext:value-type="float">
            <text:p>-0.487013</text:p>
          </table:table-cell>
          <table:table-cell office:value-type="float" office:value="-0.3453693" calcext:value-type="float">
            <text:p>-0.3453693</text:p>
          </table:table-cell>
          <table:table-cell office:value-type="float" office:value="-0.3805069" calcext:value-type="float">
            <text:p>-0.3805069</text:p>
          </table:table-cell>
          <table:table-cell office:value-type="float" office:value="-0.2229232" calcext:value-type="float">
            <text:p>-0.2229232</text:p>
          </table:table-cell>
          <table:table-cell office:value-type="float" office:value="-0.310468" calcext:value-type="float">
            <text:p>-0.310468</text:p>
          </table:table-cell>
          <table:table-cell office:value-type="float" office:value="-0.3365617" calcext:value-type="float">
            <text:p>-0.3365617</text:p>
          </table:table-cell>
          <table:table-cell office:value-type="float" office:value="-0.1090343" calcext:value-type="float">
            <text:p>-0.1090343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1711" calcext:value-type="float">
            <text:p>171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346" calcext:value-type="float">
            <text:p>1346</text:p>
          </table:table-cell>
          <table:table-cell office:value-type="float" office:value="868" calcext:value-type="float">
            <text:p>868</text:p>
          </table:table-cell>
          <table:table-cell office:value-type="float" office:value="478" calcext:value-type="float">
            <text:p>478</text:p>
          </table:table-cell>
          <table:table-cell office:value-type="float" office:value="1110" calcext:value-type="float">
            <text:p>1110</text:p>
          </table:table-cell>
          <table:table-cell office:value-type="float" office:value="874" calcext:value-type="float">
            <text:p>874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4-30</text:p>
          </table:table-cell>
          <table:table-cell office:value-type="float" office:value="14.5" calcext:value-type="float">
            <text:p>14.5</text:p>
          </table:table-cell>
          <table:table-cell office:value-type="float" office:value="6.066667" calcext:value-type="float">
            <text:p>6.066667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0.1767016" calcext:value-type="float">
            <text:p>0.1767016</text:p>
          </table:table-cell>
          <table:table-cell office:value-type="float" office:value="1.022222" calcext:value-type="float">
            <text:p>1.022222</text:p>
          </table:table-cell>
          <table:table-cell office:value-type="float" office:value="-0.2068965" calcext:value-type="float">
            <text:p>-0.2068965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261565" calcext:value-type="float">
            <text:p>-0.2261565</text:p>
          </table:table-cell>
          <table:table-cell office:value-type="float" office:value="-0.194065" calcext:value-type="float">
            <text:p>-0.194065</text:p>
          </table:table-cell>
          <table:table-cell office:value-type="float" office:value="-0.4324324" calcext:value-type="float">
            <text:p>-0.4324324</text:p>
          </table:table-cell>
          <table:table-cell office:value-type="float" office:value="-0.6329114" calcext:value-type="float">
            <text:p>-0.6329114</text:p>
          </table:table-cell>
          <table:table-cell office:value-type="float" office:value="-0.5179083" calcext:value-type="float">
            <text:p>-0.5179083</text:p>
          </table:table-cell>
          <table:table-cell office:value-type="float" office:value="-0.5772041" calcext:value-type="float">
            <text:p>-0.5772041</text:p>
          </table:table-cell>
          <table:table-cell office:value-type="float" office:value="-0.35318" calcext:value-type="float">
            <text:p>-0.35318</text:p>
          </table:table-cell>
          <table:table-cell office:value-type="float" office:value="-0.4248705" calcext:value-type="float">
            <text:p>-0.4248705</text:p>
          </table:table-cell>
          <table:table-cell office:value-type="float" office:value="-0.4683698" calcext:value-type="float">
            <text:p>-0.4683698</text:p>
          </table:table-cell>
          <table:table-cell office:value-type="float" office:value="-0.1748252" calcext:value-type="float">
            <text:p>-0.1748252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1748" calcext:value-type="float">
            <text:p>174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74" calcext:value-type="float">
            <text:p>974</text:p>
          </table:table-cell>
          <table:table-cell office:value-type="float" office:value="711" calcext:value-type="float">
            <text:p>711</text:p>
          </table:table-cell>
          <table:table-cell office:value-type="float" office:value="263" calcext:value-type="float">
            <text:p>263</text:p>
          </table:table-cell>
          <table:table-cell office:value-type="float" office:value="696" calcext:value-type="float">
            <text:p>696</text:p>
          </table:table-cell>
          <table:table-cell office:value-type="float" office:value="609" calcext:value-type="float">
            <text:p>60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5-31</text:p>
          </table:table-cell>
          <table:table-cell office:value-type="float" office:value="16.12903" calcext:value-type="float">
            <text:p>16.12903</text:p>
          </table:table-cell>
          <table:table-cell office:value-type="float" office:value="8.193548" calcext:value-type="float">
            <text:p>8.193548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112347" calcext:value-type="float">
            <text:p>0.112347</text:p>
          </table:table-cell>
          <table:table-cell office:value-type="float" office:value="0.3505849" calcext:value-type="float">
            <text:p>0.3505849</text:p>
          </table:table-cell>
          <table:table-cell office:value-type="float" office:value="5.130434" calcext:value-type="float">
            <text:p>5.130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76015" calcext:value-type="float">
            <text:p>0.001476015</text:p>
          </table:table-cell>
          <table:table-cell office:value-type="float" office:value="0.02162478" calcext:value-type="float">
            <text:p>0.02162478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-0.06896552" calcext:value-type="float">
            <text:p>-0.06896552</text:p>
          </table:table-cell>
          <table:table-cell office:value-type="float" office:value="-0.2763744" calcext:value-type="float">
            <text:p>-0.2763744</text:p>
          </table:table-cell>
          <table:table-cell office:value-type="float" office:value="-0.1808756" calcext:value-type="float">
            <text:p>-0.1808756</text:p>
          </table:table-cell>
          <table:table-cell office:value-type="float" office:value="-0.4497908" calcext:value-type="float">
            <text:p>-0.4497908</text:p>
          </table:table-cell>
          <table:table-cell office:value-type="float" office:value="-0.372973" calcext:value-type="float">
            <text:p>-0.372973</text:p>
          </table:table-cell>
          <table:table-cell office:value-type="float" office:value="-0.3032037" calcext:value-type="float">
            <text:p>-0.3032037</text:p>
          </table:table-cell>
          <table:table-cell office:value-type="float" office:value="-0.6313559" calcext:value-type="float">
            <text:p>-0.6313559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1826" calcext:value-type="float">
            <text:p>182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926" calcext:value-type="float">
            <text:p>926</text:p>
          </table:table-cell>
          <table:table-cell office:value-type="float" office:value="584" calcext:value-type="float">
            <text:p>584</text:p>
          </table:table-cell>
          <table:table-cell office:value-type="float" office:value="342" calcext:value-type="float">
            <text:p>342</text:p>
          </table:table-cell>
          <table:table-cell office:value-type="float" office:value="671" calcext:value-type="float">
            <text:p>671</text:p>
          </table:table-cell>
          <table:table-cell office:value-type="float" office:value="590" calcext:value-type="float">
            <text:p>59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6-30</text:p>
          </table:table-cell>
          <table:table-cell office:value-type="float" office:value="20.2" calcext:value-type="float">
            <text:p>20.2</text:p>
          </table:table-cell>
          <table:table-cell office:value-type="float" office:value="10.46667" calcext:value-type="float">
            <text:p>10.46667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0.2524001" calcext:value-type="float">
            <text:p>0.2524001</text:p>
          </table:table-cell>
          <table:table-cell office:value-type="float" office:value="0.2774278" calcext:value-type="float">
            <text:p>0.2774278</text:p>
          </table:table-cell>
          <table:table-cell office:value-type="float" office:value="-0.4751773" calcext:value-type="float">
            <text:p>-0.4751773</text:p>
          </table:table-cell>
          <table:table-cell office:value-type="float" office:value="0" calcext:value-type="float">
            <text:p>0</text:p>
          </table:table-cell>
          <table:table-cell office:value-type="float" office:value="-0.4285714" calcext:value-type="float">
            <text:p>-0.4285714</text:p>
          </table:table-cell>
          <table:table-cell office:value-type="float" office:value="0" calcext:value-type="float">
            <text:p>0</text:p>
          </table:table-cell>
          <table:table-cell office:value-type="float" office:value="-0.01915991" calcext:value-type="float">
            <text:p>-0.01915991</text:p>
          </table:table-cell>
          <table:table-cell office:value-type="float" office:value="0.04462243" calcext:value-type="float">
            <text:p>0.04462243</text:p>
          </table:table-cell>
          <table:table-cell office:value-type="float" office:value="-0.08695652" calcext:value-type="float">
            <text:p>-0.08695652</text:p>
          </table:table-cell>
          <table:table-cell office:value-type="float" office:value="0.2407407" calcext:value-type="float">
            <text:p>0.2407407</text:p>
          </table:table-cell>
          <table:table-cell office:value-type="float" office:value="-0.04928131" calcext:value-type="float">
            <text:p>-0.04928131</text:p>
          </table:table-cell>
          <table:table-cell office:value-type="float" office:value="-0.1786217" calcext:value-type="float">
            <text:p>-0.1786217</text:p>
          </table:table-cell>
          <table:table-cell office:value-type="float" office:value="0.3003802" calcext:value-type="float">
            <text:p>0.3003802</text:p>
          </table:table-cell>
          <table:table-cell office:value-type="float" office:value="-0.03591954" calcext:value-type="float">
            <text:p>-0.03591954</text:p>
          </table:table-cell>
          <table:table-cell office:value-type="float" office:value="-0.03119869" calcext:value-type="float">
            <text:p>-0.03119869</text:p>
          </table:table-cell>
          <table:table-cell office:value-type="float" office:value="-0.06896552" calcext:value-type="float">
            <text:p>-0.06896552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1513" calcext:value-type="float">
            <text:p>15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424" calcext:value-type="float">
            <text:p>424</text:p>
          </table:table-cell>
          <table:table-cell office:value-type="float" office:value="335" calcext:value-type="float">
            <text:p>33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7-31</text:p>
          </table:table-cell>
          <table:table-cell office:value-type="float" office:value="23.87097" calcext:value-type="float">
            <text:p>23.87097</text:p>
          </table:table-cell>
          <table:table-cell office:value-type="float" office:value="13.35484" calcext:value-type="float">
            <text:p>13.35484</text:p>
          </table:table-cell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.2</text:p>
          </table:table-cell>
          <table:table-cell office:value-type="float" office:value="0.181731" calcext:value-type="float">
            <text:p>0.181731</text:p>
          </table:table-cell>
          <table:table-cell office:value-type="float" office:value="0.27594" calcext:value-type="float">
            <text:p>0.27594</text:p>
          </table:table-cell>
          <table:table-cell office:value-type="float" office:value="0.1081081" calcext:value-type="float">
            <text:p>0.108108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0150263" calcext:value-type="float">
            <text:p>0.0150263</text:p>
          </table:table-cell>
          <table:table-cell office:value-type="float" office:value="-0.1714129" calcext:value-type="float">
            <text:p>-0.1714129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-0.2332613" calcext:value-type="float">
            <text:p>-0.2332613</text:p>
          </table:table-cell>
          <table:table-cell office:value-type="float" office:value="-0.3150685" calcext:value-type="float">
            <text:p>-0.3150685</text:p>
          </table:table-cell>
          <table:table-cell office:value-type="float" office:value="-0.09356725" calcext:value-type="float">
            <text:p>-0.09356725</text:p>
          </table:table-cell>
          <table:table-cell office:value-type="float" office:value="-0.3681073" calcext:value-type="float">
            <text:p>-0.3681073</text:p>
          </table:table-cell>
          <table:table-cell office:value-type="float" office:value="-0.4322034" calcext:value-type="float">
            <text:p>-0.4322034</text:p>
          </table:table-cell>
          <table:table-cell office:value-type="float" office:value="0.09876543" calcext:value-type="float">
            <text:p>0.09876543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 office:value-type="float" office:value="1390" calcext:value-type="float">
            <text:p>139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67" calcext:value-type="float">
            <text:p>567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378" calcext:value-type="float">
            <text:p>378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8-31</text:p>
          </table:table-cell>
          <table:table-cell office:value-type="float" office:value="20.03226" calcext:value-type="float">
            <text:p>20.03226</text:p>
          </table:table-cell>
          <table:table-cell office:value-type="float" office:value="11.22581" calcext:value-type="float">
            <text:p>11.22581</text:p>
          </table:table-cell>
          <table:table-cell office:value-type="float" office:value="0" calcext:value-type="float">
            <text:p>0</text:p>
          </table:table-cell>
          <table:table-cell office:value-type="float" office:value="126.8" calcext:value-type="float">
            <text:p>126.8</text:p>
          </table:table-cell>
          <table:table-cell office:value-type="float" office:value="-0.1608108" calcext:value-type="float">
            <text:p>-0.1608108</text:p>
          </table:table-cell>
          <table:table-cell office:value-type="float" office:value="-0.1594203" calcext:value-type="float">
            <text:p>-0.1594203</text:p>
          </table:table-cell>
          <table:table-cell office:value-type="float" office:value="1.577236" calcext:value-type="float">
            <text:p>1.577236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-0.2479645" calcext:value-type="float">
            <text:p>-0.2479645</text:p>
          </table:table-cell>
          <table:table-cell office:value-type="float" office:value="-0.08129544" calcext:value-type="float">
            <text:p>-0.08129544</text:p>
          </table:table-cell>
          <table:table-cell office:value-type="float" office:value="0" calcext:value-type="float">
            <text:p>0</text:p>
          </table:table-cell>
          <table:table-cell office:value-type="float" office:value="-0.3239437" calcext:value-type="float">
            <text:p>-0.3239437</text:p>
          </table:table-cell>
          <table:table-cell office:value-type="float" office:value="-0.2014085" calcext:value-type="float">
            <text:p>-0.201408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193548" calcext:value-type="float">
            <text:p>-0.3193548</text:p>
          </table:table-cell>
          <table:table-cell office:value-type="float" office:value="-0.1084906" calcext:value-type="float">
            <text:p>-0.1084906</text:p>
          </table:table-cell>
          <table:table-cell office:value-type="float" office:value="-0.04776119" calcext:value-type="float">
            <text:p>-0.04776119</text:p>
          </table:table-cell>
          <table:table-cell office:value-type="float" office:value="-0.3370787" calcext:value-type="float">
            <text:p>-0.3370787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float" office:value="1677" calcext:value-type="float">
            <text:p>167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547" calcext:value-type="float">
            <text:p>547</text:p>
          </table:table-cell>
          <table:table-cell office:value-type="float" office:value="304" calcext:value-type="float">
            <text:p>304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260" calcext:value-type="float">
            <text:p>26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9-30</text:p>
          </table:table-cell>
          <table:table-cell office:value-type="float" office:value="19.73333" calcext:value-type="float">
            <text:p>19.73333</text:p>
          </table:table-cell>
          <table:table-cell office:value-type="float" office:value="11.26667" calcext:value-type="float">
            <text:p>11.266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0.0149222" calcext:value-type="float">
            <text:p>-0.0149222</text:p>
          </table:table-cell>
          <table:table-cell office:value-type="float" office:value="0.003639843" calcext:value-type="float">
            <text:p>0.003639843</text:p>
          </table:table-cell>
          <table:table-cell office:value-type="float" office:value="-0.818612" calcext:value-type="float">
            <text:p>-0.818612</text:p>
          </table:table-cell>
          <table:table-cell office:value-type="float" office:value="0" calcext:value-type="float">
            <text:p>0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1" calcext:value-type="float">
            <text:p>1</text:p>
          </table:table-cell>
          <table:table-cell office:value-type="float" office:value="0.2396654" calcext:value-type="float">
            <text:p>0.2396654</text:p>
          </table:table-cell>
          <table:table-cell office:value-type="float" office:value="0.2064748" calcext:value-type="float">
            <text:p>0.2064748</text:p>
          </table:table-cell>
          <table:table-cell office:value-type="float" office:value="0.3571429" calcext:value-type="float">
            <text:p>0.3571429</text:p>
          </table:table-cell>
          <table:table-cell office:value-type="float" office:value="0.3958333" calcext:value-type="float">
            <text:p>0.3958333</text:p>
          </table:table-cell>
          <table:table-cell office:value-type="float" office:value="-0.03527337" calcext:value-type="float">
            <text:p>-0.03527337</text:p>
          </table:table-cell>
          <table:table-cell office:value-type="float" office:value="-0.1460674" calcext:value-type="float">
            <text:p>-0.1460674</text:p>
          </table:table-cell>
          <table:table-cell office:value-type="float" office:value="0.1516588" calcext:value-type="float">
            <text:p>0.1516588</text:p>
          </table:table-cell>
          <table:table-cell office:value-type="float" office:value="-0.2142857" calcext:value-type="float">
            <text:p>-0.2142857</text:p>
          </table:table-cell>
          <table:table-cell office:value-type="float" office:value="-0.184953" calcext:value-type="float">
            <text:p>-0.184953</text:p>
          </table:table-cell>
          <table:table-cell office:value-type="float" office:value="-0.3728814" calcext:value-type="float">
            <text:p>-0.3728814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float" office:value="1272" calcext:value-type="float">
            <text:p>127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88" calcext:value-type="float">
            <text:p>588</text:p>
          </table:table-cell>
          <table:table-cell office:value-type="float" office:value="355" calcext:value-type="float">
            <text:p>355</text:p>
          </table:table-cell>
          <table:table-cell office:value-type="float" office:value="233" calcext:value-type="float">
            <text:p>233</text:p>
          </table:table-cell>
          <table:table-cell office:value-type="float" office:value="361" calcext:value-type="float">
            <text:p>361</text:p>
          </table:table-cell>
          <table:table-cell office:value-type="float" office:value="303" calcext:value-type="float">
            <text:p>30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10-31</text:p>
          </table:table-cell>
          <table:table-cell office:value-type="float" office:value="15.70968" calcext:value-type="float">
            <text:p>15.70968</text:p>
          </table:table-cell>
          <table:table-cell office:value-type="float" office:value="9.193548" calcext:value-type="float">
            <text:p>9.193548</text:p>
          </table:table-cell>
          <table:table-cell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  <table:table-cell office:value-type="float" office:value="-0.2039015" calcext:value-type="float">
            <text:p>-0.2039015</text:p>
          </table:table-cell>
          <table:table-cell office:value-type="float" office:value="-0.1840046" calcext:value-type="float">
            <text:p>-0.1840046</text:p>
          </table:table-cell>
          <table:table-cell office:value-type="float" office:value="1.921739" calcext:value-type="float">
            <text:p>1.92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049226" calcext:value-type="float">
            <text:p>-0.04049226</text:p>
          </table:table-cell>
          <table:table-cell office:value-type="float" office:value="-0.2415027" calcext:value-type="float">
            <text:p>-0.2415027</text:p>
          </table:table-cell>
          <table:table-cell office:value-type="float" office:value="-0.4210526" calcext:value-type="float">
            <text:p>-0.4210526</text:p>
          </table:table-cell>
          <table:table-cell office:value-type="float" office:value="-0.238806" calcext:value-type="float">
            <text:p>-0.238806</text:p>
          </table:table-cell>
          <table:table-cell office:value-type="float" office:value="0.0749543" calcext:value-type="float">
            <text:p>0.0749543</text:p>
          </table:table-cell>
          <table:table-cell office:value-type="float" office:value="0.1677632" calcext:value-type="float">
            <text:p>0.1677632</text:p>
          </table:table-cell>
          <table:table-cell office:value-type="float" office:value="-0.04115226" calcext:value-type="float">
            <text:p>-0.04115226</text:p>
          </table:table-cell>
          <table:table-cell office:value-type="float" office:value="0.2154882" calcext:value-type="float">
            <text:p>0.2154882</text:p>
          </table:table-cell>
          <table:table-cell office:value-type="float" office:value="0.1653846" calcext:value-type="float">
            <text:p>0.1653846</text:p>
          </table:table-cell>
          <table:table-cell office:value-type="float" office:value="0.5675676" calcext:value-type="float">
            <text:p>0.5675676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1162" calcext:value-type="float">
            <text:p>116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840" calcext:value-type="float">
            <text:p>840</text:p>
          </table:table-cell>
          <table:table-cell office:value-type="float" office:value="533" calcext:value-type="float">
            <text:p>533</text:p>
          </table:table-cell>
          <table:table-cell office:value-type="float" office:value="307" calcext:value-type="float">
            <text:p>307</text:p>
          </table:table-cell>
          <table:table-cell office:value-type="float" office:value="513" calcext:value-type="float">
            <text:p>513</text:p>
          </table:table-cell>
          <table:table-cell office:value-type="float" office:value="436" calcext:value-type="float">
            <text:p>43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11-30</text:p>
          </table:table-cell>
          <table:table-cell office:value-type="float" office:value="10.76667" calcext:value-type="float">
            <text:p>10.76667</text:p>
          </table:table-cell>
          <table:table-cell office:value-type="float" office:value="5.466667" calcext:value-type="float">
            <text:p>5.466667</text:p>
          </table:table-cell>
          <table:table-cell office:value-type="float" office:value="2" calcext:value-type="float">
            <text:p>2</text:p>
          </table:table-cell>
          <table:table-cell office:value-type="float" office:value="58.4" calcext:value-type="float">
            <text:p>58.4</text:p>
          </table:table-cell>
          <table:table-cell office:value-type="float" office:value="-0.3146475" calcext:value-type="float">
            <text:p>-0.3146475</text:p>
          </table:table-cell>
          <table:table-cell office:value-type="float" office:value="-0.4053801" calcext:value-type="float">
            <text:p>-0.4053801</text:p>
          </table:table-cell>
          <table:table-cell office:value-type="float" office:value="-0.1309523" calcext:value-type="float">
            <text:p>-0.1309523</text:p>
          </table:table-cell>
          <table:table-cell office:value-type="float" office:value="1" calcext:value-type="float">
            <text:p>1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0" calcext:value-type="float">
            <text:p>0</text:p>
          </table:table-cell>
          <table:table-cell office:value-type="float" office:value="0.2825817" calcext:value-type="float">
            <text:p>0.2825817</text:p>
          </table:table-cell>
          <table:table-cell office:value-type="float" office:value="-0.08647799" calcext:value-type="float">
            <text:p>-0.08647799</text:p>
          </table:table-cell>
          <table:table-cell office:value-type="float" office:value="1.181818" calcext:value-type="float">
            <text:p>1.181818</text:p>
          </table:table-cell>
          <table:table-cell office:value-type="float" office:value="0.4509804" calcext:value-type="float">
            <text:p>0.4509804</text:p>
          </table:table-cell>
          <table:table-cell office:value-type="float" office:value="0.4285714" calcext:value-type="float">
            <text:p>0.4285714</text:p>
          </table:table-cell>
          <table:table-cell office:value-type="float" office:value="0.5014085" calcext:value-type="float">
            <text:p>0.5014085</text:p>
          </table:table-cell>
          <table:table-cell office:value-type="float" office:value="0.3175966" calcext:value-type="float">
            <text:p>0.3175966</text:p>
          </table:table-cell>
          <table:table-cell office:value-type="float" office:value="0.4210526" calcext:value-type="float">
            <text:p>0.4210526</text:p>
          </table:table-cell>
          <table:table-cell office:value-type="float" office:value="0.4389439" calcext:value-type="float">
            <text:p>0.4389439</text:p>
          </table:table-cell>
          <table:table-cell office:value-type="float" office:value="0.3275862" calcext:value-type="float">
            <text:p>0.3275862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1311" calcext:value-type="float">
            <text:p>1311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717" calcext:value-type="float">
            <text:p>717</text:p>
          </table:table-cell>
          <table:table-cell office:value-type="float" office:value="490" calcext:value-type="float">
            <text:p>490</text:p>
          </table:table-cell>
          <table:table-cell office:value-type="float" office:value="227" calcext:value-type="float">
            <text:p>227</text:p>
          </table:table-cell>
          <table:table-cell office:value-type="float" office:value="453" calcext:value-type="float">
            <text:p>453</text:p>
          </table:table-cell>
          <table:table-cell office:value-type="float" office:value="391" calcext:value-type="float">
            <text:p>391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12-31</text:p>
          </table:table-cell>
          <table:table-cell office:value-type="float" office:value="8.129032" calcext:value-type="float">
            <text:p>8.129032</text:p>
          </table:table-cell>
          <table:table-cell office:value-type="float" office:value="2.580645" calcext:value-type="float">
            <text:p>2.580645</text:p>
          </table:table-cell>
          <table:table-cell office:value-type="float" office:value="4" calcext:value-type="float">
            <text:p>4</text:p>
          </table:table-cell>
          <table:table-cell office:value-type="float" office:value="40.2" calcext:value-type="float">
            <text:p>40.2</text:p>
          </table:table-cell>
          <table:table-cell office:value-type="float" office:value="-0.2449815" calcext:value-type="float">
            <text:p>-0.2449815</text:p>
          </table:table-cell>
          <table:table-cell office:value-type="float" office:value="-0.5279308" calcext:value-type="float">
            <text:p>-0.5279308</text:p>
          </table:table-cell>
          <table:table-cell office:value-type="float" office:value="-0.3116438" calcext:value-type="float">
            <text:p>-0.3116438</text:p>
          </table:table-cell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1254839" calcext:value-type="float">
            <text:p>0.1254839</text:p>
          </table:table-cell>
          <table:table-cell office:value-type="float" office:value="0.1282272" calcext:value-type="float">
            <text:p>0.1282272</text:p>
          </table:table-cell>
          <table:table-cell office:value-type="float" office:value="-0.2083333" calcext:value-type="float">
            <text:p>-0.2083333</text:p>
          </table:table-cell>
          <table:table-cell office:value-type="float" office:value="0.1891892" calcext:value-type="float">
            <text:p>0.1891892</text:p>
          </table:table-cell>
          <table:table-cell office:value-type="float" office:value="-0.1464286" calcext:value-type="float">
            <text:p>-0.1464286</text:p>
          </table:table-cell>
          <table:table-cell office:value-type="float" office:value="-0.08067542" calcext:value-type="float">
            <text:p>-0.08067542</text:p>
          </table:table-cell>
          <table:table-cell office:value-type="float" office:value="-0.2605863" calcext:value-type="float">
            <text:p>-0.2605863</text:p>
          </table:table-cell>
          <table:table-cell office:value-type="float" office:value="-0.1169591" calcext:value-type="float">
            <text:p>-0.1169591</text:p>
          </table:table-cell>
          <table:table-cell office:value-type="float" office:value="-0.103211" calcext:value-type="float">
            <text:p>-0.103211</text:p>
          </table:table-cell>
          <table:table-cell office:value-type="float" office:value="-0.1948052" calcext:value-type="float">
            <text:p>-0.1948052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617" calcext:value-type="float">
            <text:p>617</text:p>
          </table:table-cell>
          <table:table-cell office:value-type="float" office:value="170" calcext:value-type="float">
            <text:p>170</text:p>
          </table:table-cell>
          <table:table-cell office:value-type="float" office:value="2623" calcext:value-type="float">
            <text:p>2623</text:p>
          </table:table-cell>
          <table:table-cell office:value-type="float" office:value="1239" calcext:value-type="float">
            <text:p>1239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1772" calcext:value-type="float">
            <text:p>1772</text:p>
          </table:table-cell>
          <table:table-cell office:value-type="float" office:value="1186" calcext:value-type="float">
            <text:p>1186</text:p>
          </table:table-cell>
          <table:table-cell office:value-type="float" office:value="586" calcext:value-type="float">
            <text:p>586</text:p>
          </table:table-cell>
          <table:table-cell office:value-type="float" office:value="1007" calcext:value-type="float">
            <text:p>1007</text:p>
          </table:table-cell>
          <table:table-cell office:value-type="float" office:value="887" calcext:value-type="float">
            <text:p>88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31</text:p>
          </table:table-cell>
          <table:table-cell office:value-type="float" office:value="7.387097" calcext:value-type="float">
            <text:p>7.387097</text:p>
          </table:table-cell>
          <table:table-cell office:value-type="float" office:value="1.096774" calcext:value-type="float">
            <text:p>1.096774</text:p>
          </table:table-cell>
          <table:table-cell office:value-type="float" office:value="4" calcext:value-type="float">
            <text:p>4</text:p>
          </table:table-cell>
          <table:table-cell office:value-type="float" office:value="46.7" calcext:value-type="float">
            <text:p>46.7</text:p>
          </table:table-cell>
          <table:table-cell office:value-type="float" office:value="-0.09126981" calcext:value-type="float">
            <text:p>-0.09126981</text:p>
          </table:table-cell>
          <table:table-cell office:value-type="float" office:value="-0.575" calcext:value-type="float">
            <text:p>-0.575</text:p>
          </table:table-cell>
          <table:table-cell office:value-type="float" office:value="0.1616915" calcext:value-type="float">
            <text:p>0.1616915</text:p>
          </table:table-cell>
          <table:table-cell office:value-type="float" office:value="0" calcext:value-type="float">
            <text:p>0</text:p>
          </table:table-cell>
          <table:table-cell office:value-type="float" office:value="101.8333" calcext:value-type="float">
            <text:p>101.8333</text:p>
          </table:table-cell>
          <table:table-cell office:value-type="float" office:value="1" calcext:value-type="float">
            <text:p>1</text:p>
          </table:table-cell>
          <table:table-cell office:value-type="float" office:value="-0.2482087" calcext:value-type="float">
            <text:p>-0.2482087</text:p>
          </table:table-cell>
          <table:table-cell office:value-type="float" office:value="-0.05491991" calcext:value-type="float">
            <text:p>-0.05491991</text:p>
          </table:table-cell>
          <table:table-cell office:value-type="float" office:value="2" calcext:value-type="float">
            <text:p>2</text:p>
          </table:table-cell>
          <table:table-cell office:value-type="float" office:value="0.9090909" calcext:value-type="float">
            <text:p>0.9090909</text:p>
          </table:table-cell>
          <table:table-cell office:value-type="float" office:value="1.471409" calcext:value-type="float">
            <text:p>1.471409</text:p>
          </table:table-cell>
          <table:table-cell office:value-type="float" office:value="1.420408" calcext:value-type="float">
            <text:p>1.420408</text:p>
          </table:table-cell>
          <table:table-cell office:value-type="float" office:value="1.581498" calcext:value-type="float">
            <text:p>1.581498</text:p>
          </table:table-cell>
          <table:table-cell office:value-type="float" office:value="1.222958" calcext:value-type="float">
            <text:p>1.222958</text:p>
          </table:table-cell>
          <table:table-cell office:value-type="float" office:value="1.268542" calcext:value-type="float">
            <text:p>1.268542</text:p>
          </table:table-cell>
          <table:table-cell office:value-type="float" office:value="0.9354839" calcext:value-type="float">
            <text:p>0.9354839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380" calcext:value-type="float">
            <text:p>2380</text:p>
          </table:table-cell>
          <table:table-cell office:value-type="float" office:value="347" calcext:value-type="float">
            <text:p>347</text:p>
          </table:table-cell>
          <table:table-cell office:value-type="float" office:value="2045" calcext:value-type="float">
            <text:p>2045</text:p>
          </table:table-cell>
          <table:table-cell office:value-type="float" office:value="1691" calcext:value-type="float">
            <text:p>1691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2195" calcext:value-type="float">
            <text:p>2195</text:p>
          </table:table-cell>
          <table:table-cell office:value-type="float" office:value="1623" calcext:value-type="float">
            <text:p>1623</text:p>
          </table:table-cell>
          <table:table-cell office:value-type="float" office:value="572" calcext:value-type="float">
            <text:p>572</text:p>
          </table:table-cell>
          <table:table-cell office:value-type="float" office:value="1233" calcext:value-type="float">
            <text:p>1233</text:p>
          </table:table-cell>
          <table:table-cell office:value-type="float" office:value="1113" calcext:value-type="float">
            <text:p>111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2-28</text:p>
          </table:table-cell>
          <table:table-cell office:value-type="float" office:value="6.285714" calcext:value-type="float">
            <text:p>6.285714</text:p>
          </table:table-cell>
          <table:table-cell office:value-type="float" office:value="0.7142857" calcext:value-type="float">
            <text:p>0.7142857</text:p>
          </table:table-cell>
          <table:table-cell office:value-type="float" office:value="2" calcext:value-type="float">
            <text:p>2</text:p>
          </table:table-cell>
          <table:table-cell office:value-type="float" office:value="30.8" calcext:value-type="float">
            <text:p>30.8</text:p>
          </table:table-cell>
          <table:table-cell office:value-type="float" office:value="-0.1490955" calcext:value-type="float">
            <text:p>-0.1490955</text:p>
          </table:table-cell>
          <table:table-cell office:value-type="float" office:value="-0.3487395" calcext:value-type="float">
            <text:p>-0.3487395</text:p>
          </table:table-cell>
          <table:table-cell office:value-type="float" office:value="-0.3404711" calcext:value-type="float">
            <text:p>-0.3404711</text:p>
          </table:table-cell>
          <table:table-cell office:value-type="float" office:value="-0.5" calcext:value-type="float">
            <text:p>-0.5</text:p>
          </table:table-cell>
          <table:table-cell office:value-type="float" office:value="2.857374" calcext:value-type="float">
            <text:p>2.857374</text:p>
          </table:table-cell>
          <table:table-cell office:value-type="float" office:value="1.041176" calcext:value-type="float">
            <text:p>1.041176</text:p>
          </table:table-cell>
          <table:table-cell office:value-type="float" office:value="-0.2203584" calcext:value-type="float">
            <text:p>-0.2203584</text:p>
          </table:table-cell>
          <table:table-cell office:value-type="float" office:value="0.3648103" calcext:value-type="float">
            <text:p>0.3648103</text:p>
          </table:table-cell>
          <table:table-cell office:value-type="float" office:value="-0.1754386" calcext:value-type="float">
            <text:p>-0.1754386</text:p>
          </table:table-cell>
          <table:table-cell office:value-type="float" office:value="0.03571429" calcext:value-type="float">
            <text:p>0.03571429</text:p>
          </table:table-cell>
          <table:table-cell office:value-type="float" office:value="0.2387133" calcext:value-type="float">
            <text:p>0.2387133</text:p>
          </table:table-cell>
          <table:table-cell office:value-type="float" office:value="0.3684654" calcext:value-type="float">
            <text:p>0.3684654</text:p>
          </table:table-cell>
          <table:table-cell office:value-type="float" office:value="-0.02389078" calcext:value-type="float">
            <text:p>-0.02389078</text:p>
          </table:table-cell>
          <table:table-cell office:value-type="float" office:value="0.224429" calcext:value-type="float">
            <text:p>0.224429</text:p>
          </table:table-cell>
          <table:table-cell office:value-type="float" office:value="0.2547914" calcext:value-type="float">
            <text:p>0.2547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985" calcext:value-type="float">
            <text:p>2985</text:p>
          </table:table-cell>
          <table:table-cell office:value-type="float" office:value="273" calcext:value-type="float">
            <text:p>273</text:p>
          </table:table-cell>
          <table:table-cell office:value-type="float" office:value="2495" calcext:value-type="float">
            <text:p>2495</text:p>
          </table:table-cell>
          <table:table-cell office:value-type="float" office:value="1986" calcext:value-type="float">
            <text:p>1986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2034" calcext:value-type="float">
            <text:p>2034</text:p>
          </table:table-cell>
          <table:table-cell office:value-type="float" office:value="1487" calcext:value-type="float">
            <text:p>1487</text:p>
          </table:table-cell>
          <table:table-cell office:value-type="float" office:value="547" calcext:value-type="float">
            <text:p>547</text:p>
          </table:table-cell>
          <table:table-cell office:value-type="float" office:value="1325" calcext:value-type="float">
            <text:p>1325</text:p>
          </table:table-cell>
          <table:table-cell office:value-type="float" office:value="1087" calcext:value-type="float">
            <text:p>1087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3-31</text:p>
          </table:table-cell>
          <table:table-cell office:value-type="float" office:value="10.29032" calcext:value-type="float">
            <text:p>10.29032</text:p>
          </table:table-cell>
          <table:table-cell office:value-type="float" office:value="2.709677" calcext:value-type="float">
            <text:p>2.70967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0.6370968" calcext:value-type="float">
            <text:p>0.6370968</text:p>
          </table:table-cell>
          <table:table-cell office:value-type="float" office:value="2.793548" calcext:value-type="float">
            <text:p>2.793548</text:p>
          </table:table-cell>
          <table:table-cell office:value-type="float" office:value="-0.3701299" calcext:value-type="float">
            <text:p>-0.3701299</text:p>
          </table:table-cell>
          <table:table-cell office:value-type="float" office:value="-0.5" calcext:value-type="float">
            <text:p>-0.5</text:p>
          </table:table-cell>
          <table:table-cell office:value-type="float" office:value="0.2542017" calcext:value-type="float">
            <text:p>0.2542017</text:p>
          </table:table-cell>
          <table:table-cell office:value-type="float" office:value="-0.2132565" calcext:value-type="float">
            <text:p>-0.2132565</text:p>
          </table:table-cell>
          <table:table-cell office:value-type="float" office:value="0.2200489" calcext:value-type="float">
            <text:p>0.2200489</text:p>
          </table:table-cell>
          <table:table-cell office:value-type="float" office:value="0.174453" calcext:value-type="float">
            <text:p>0.174453</text:p>
          </table:table-cell>
          <table:table-cell office:value-type="float" office:value="-0.4468085" calcext:value-type="float">
            <text:p>-0.4468085</text:p>
          </table:table-cell>
          <table:table-cell office:value-type="float" office:value="-0.4425287" calcext:value-type="float">
            <text:p>-0.4425287</text:p>
          </table:table-cell>
          <table:table-cell office:value-type="float" office:value="-0.07334852" calcext:value-type="float">
            <text:p>-0.07334852</text:p>
          </table:table-cell>
          <table:table-cell office:value-type="float" office:value="-0.08379544" calcext:value-type="float">
            <text:p>-0.08379544</text:p>
          </table:table-cell>
          <table:table-cell office:value-type="float" office:value="-0.04370629" calcext:value-type="float">
            <text:p>-0.04370629</text:p>
          </table:table-cell>
          <table:table-cell office:value-type="float" office:value="0.07461476" calcext:value-type="float">
            <text:p>0.07461476</text:p>
          </table:table-cell>
          <table:table-cell office:value-type="float" office:value="-0.02336029" calcext:value-type="float">
            <text:p>-0.02336029</text:p>
          </table:table-cell>
          <table:table-cell office:value-type="float" office:value="0.9833333" calcext:value-type="float">
            <text:p>0.9833333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407" calcext:value-type="float">
            <text:p>2407</text:p>
          </table:table-cell>
          <table:table-cell office:value-type="float" office:value="568" calcext:value-type="float">
            <text:p>568</text:p>
          </table:table-cell>
          <table:table-cell office:value-type="float" office:value="2231" calcext:value-type="float">
            <text:p>2231</text:p>
          </table:table-cell>
          <table:table-cell office:value-type="float" office:value="1813" calcext:value-type="float">
            <text:p>181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086" calcext:value-type="float">
            <text:p>1086</text:p>
          </table:table-cell>
          <table:table-cell office:value-type="float" office:value="777" calcext:value-type="float">
            <text:p>777</text:p>
          </table:table-cell>
          <table:table-cell office:value-type="float" office:value="309" calcext:value-type="float">
            <text:p>309</text:p>
          </table:table-cell>
          <table:table-cell office:value-type="float" office:value="557" calcext:value-type="float">
            <text:p>557</text:p>
          </table:table-cell>
          <table:table-cell office:value-type="float" office:value="445" calcext:value-type="float">
            <text:p>445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4-30</text:p>
          </table:table-cell>
          <table:table-cell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0.399373" calcext:value-type="float">
            <text:p>0.399373</text:p>
          </table:table-cell>
          <table:table-cell office:value-type="float" office:value="0.4761905" calcext:value-type="float">
            <text:p>0.4761905</text:p>
          </table:table-cell>
          <table:table-cell office:value-type="float" office:value="0.04123717" calcext:value-type="float">
            <text:p>0.04123717</text:p>
          </table:table-cell>
          <table:table-cell office:value-type="float" office:value="-1" calcext:value-type="float">
            <text:p>-1</text:p>
          </table:table-cell>
          <table:table-cell office:value-type="float" office:value="-0.1936348" calcext:value-type="float">
            <text:p>-0.1936348</text:p>
          </table:table-cell>
          <table:table-cell office:value-type="float" office:value="1.080586" calcext:value-type="float">
            <text:p>1.080586</text:p>
          </table:table-cell>
          <table:table-cell office:value-type="float" office:value="-0.1058116" calcext:value-type="float">
            <text:p>-0.1058116</text:p>
          </table:table-cell>
          <table:table-cell office:value-type="float" office:value="-0.08710977" calcext:value-type="float">
            <text:p>-0.08710977</text:p>
          </table:table-cell>
          <table:table-cell office:value-type="float" office:value="-0.5" calcext:value-type="float">
            <text:p>-0.5</text:p>
          </table:table-cell>
          <table:table-cell office:value-type="float" office:value="-0.3505155" calcext:value-type="float">
            <text:p>-0.3505155</text:p>
          </table:table-cell>
          <table:table-cell office:value-type="float" office:value="-0.4660767" calcext:value-type="float">
            <text:p>-0.4660767</text:p>
          </table:table-cell>
          <table:table-cell office:value-type="float" office:value="-0.4774714" calcext:value-type="float">
            <text:p>-0.4774714</text:p>
          </table:table-cell>
          <table:table-cell office:value-type="float" office:value="-0.4351005" calcext:value-type="float">
            <text:p>-0.4351005</text:p>
          </table:table-cell>
          <table:table-cell office:value-type="float" office:value="-0.5796226" calcext:value-type="float">
            <text:p>-0.5796226</text:p>
          </table:table-cell>
          <table:table-cell office:value-type="float" office:value="-0.5906164" calcext:value-type="float">
            <text:p>-0.5906164</text:p>
          </table:table-cell>
          <table:table-cell office:value-type="float" office:value="-0.5294118" calcext:value-type="float">
            <text:p>-0.5294118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57" calcext:value-type="float">
            <text:p>1957</text:p>
          </table:table-cell>
          <table:table-cell office:value-type="float" office:value="659" calcext:value-type="float">
            <text:p>659</text:p>
          </table:table-cell>
          <table:table-cell office:value-type="float" office:value="1920" calcext:value-type="float">
            <text:p>1920</text:p>
          </table:table-cell>
          <table:table-cell office:value-type="float" office:value="1546" calcext:value-type="float">
            <text:p>154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756" calcext:value-type="float">
            <text:p>756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office:value-type="float" office:value="547" calcext:value-type="float">
            <text:p>547</text:p>
          </table:table-cell>
          <table:table-cell office:value-type="float" office:value="437" calcext:value-type="float">
            <text:p>43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5-31</text:p>
          </table:table-cell>
          <table:table-cell office:value-type="float" office:value="15.64516" calcext:value-type="float">
            <text:p>15.645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08646959" calcext:value-type="float">
            <text:p>0.08646959</text:p>
          </table:table-cell>
          <table:table-cell office:value-type="float" office:value="0.75" calcext:value-type="float">
            <text:p>0.75</text:p>
          </table:table-cell>
          <table:table-cell office:value-type="float" office:value="1.089109" calcext:value-type="float">
            <text:p>1.089109</text:p>
          </table:table-cell>
          <table:table-cell office:value-type="float" office:value="0" calcext:value-type="float">
            <text:p>0</text:p>
          </table:table-cell>
          <table:table-cell office:value-type="float" office:value="-0.1869547" calcext:value-type="float">
            <text:p>-0.1869547</text:p>
          </table:table-cell>
          <table:table-cell office:value-type="float" office:value="0.1602113" calcext:value-type="float">
            <text:p>0.1602113</text:p>
          </table:table-cell>
          <table:table-cell office:value-type="float" office:value="-0.1393994" calcext:value-type="float">
            <text:p>-0.1393994</text:p>
          </table:table-cell>
          <table:table-cell office:value-type="float" office:value="-0.1472697" calcext:value-type="float">
            <text:p>-0.1472697</text:p>
          </table:table-cell>
          <table:table-cell office:value-type="float" office:value="0.4615385" calcext:value-type="float">
            <text:p>0.4615385</text:p>
          </table:table-cell>
          <table:table-cell office:value-type="float" office:value="0.07936508" calcext:value-type="float">
            <text:p>0.07936508</text:p>
          </table:table-cell>
          <table:table-cell office:value-type="float" office:value="-0.3038674" calcext:value-type="float">
            <text:p>-0.3038674</text:p>
          </table:table-cell>
          <table:table-cell office:value-type="float" office:value="-0.3191763" calcext:value-type="float">
            <text:p>-0.3191763</text:p>
          </table:table-cell>
          <table:table-cell office:value-type="float" office:value="-0.2653722" calcext:value-type="float">
            <text:p>-0.2653722</text:p>
          </table:table-cell>
          <table:table-cell office:value-type="float" office:value="-0.01795332" calcext:value-type="float">
            <text:p>-0.01795332</text:p>
          </table:table-cell>
          <table:table-cell office:value-type="float" office:value="-0.01797753" calcext:value-type="float">
            <text:p>-0.01797753</text:p>
          </table:table-cell>
          <table:table-cell office:value-type="float" office:value="-0.01785714" calcext:value-type="float">
            <text:p>-0.01785714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501" calcext:value-type="float">
            <text:p>1501</text:p>
          </table:table-cell>
          <table:table-cell office:value-type="float" office:value="1020" calcext:value-type="float">
            <text:p>1020</text:p>
          </table:table-cell>
          <table:table-cell office:value-type="float" office:value="1632" calcext:value-type="float">
            <text:p>1632</text:p>
          </table:table-cell>
          <table:table-cell office:value-type="float" office:value="1230" calcext:value-type="float">
            <text:p>123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736" calcext:value-type="float">
            <text:p>736</text:p>
          </table:table-cell>
          <table:table-cell office:value-type="float" office:value="510" calcext:value-type="float">
            <text:p>510</text:p>
          </table:table-cell>
          <table:table-cell office:value-type="float" office:value="226" calcext:value-type="float">
            <text:p>226</text:p>
          </table:table-cell>
          <table:table-cell office:value-type="float" office:value="636" calcext:value-type="float">
            <text:p>636</text:p>
          </table:table-cell>
          <table:table-cell office:value-type="float" office:value="540" calcext:value-type="float">
            <text:p>54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6-30</text:p>
          </table:table-cell>
          <table:table-cell office:value-type="float" office:value="19.83333" calcext:value-type="float">
            <text:p>19.83333</text:p>
          </table:table-cell>
          <table:table-cell office:value-type="float" office:value="9.433333" calcext:value-type="float">
            <text:p>9.4333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2676976" calcext:value-type="float">
            <text:p>0.2676976</text:p>
          </table:table-cell>
          <table:table-cell office:value-type="float" office:value="0.3476191" calcext:value-type="float">
            <text:p>0.3476191</text:p>
          </table:table-cell>
          <table:table-cell office:value-type="float" office:value="-0.549763" calcext:value-type="float">
            <text:p>-0.549763</text:p>
          </table:table-cell>
          <table:table-cell office:value-type="float" office:value="0" calcext:value-type="float">
            <text:p>0</text:p>
          </table:table-cell>
          <table:table-cell office:value-type="float" office:value="-0.2330097" calcext:value-type="float">
            <text:p>-0.2330097</text:p>
          </table:table-cell>
          <table:table-cell office:value-type="float" office:value="0.5477997" calcext:value-type="float">
            <text:p>0.547799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043984" calcext:value-type="float">
            <text:p>-0.2043984</text:p>
          </table:table-cell>
          <table:table-cell office:value-type="float" office:value="-0.4210526" calcext:value-type="float">
            <text:p>-0.4210526</text:p>
          </table:table-cell>
          <table:table-cell office:value-type="float" office:value="-0.1029412" calcext:value-type="float">
            <text:p>-0.1029412</text:p>
          </table:table-cell>
          <table:table-cell office:value-type="float" office:value="-0.02645503" calcext:value-type="float">
            <text:p>-0.02645503</text:p>
          </table:table-cell>
          <table:table-cell office:value-type="float" office:value="-0.03591682" calcext:value-type="float">
            <text:p>-0.03591682</text:p>
          </table:table-cell>
          <table:table-cell office:value-type="float" office:value="-0.004405286" calcext:value-type="float">
            <text:p>-0.004405286</text:p>
          </table:table-cell>
          <table:table-cell office:value-type="float" office:value="0.1627057" calcext:value-type="float">
            <text:p>0.1627057</text:p>
          </table:table-cell>
          <table:table-cell office:value-type="float" office:value="0.2356979" calcext:value-type="float">
            <text:p>0.2356979</text:p>
          </table:table-cell>
          <table:table-cell office:value-type="float" office:value="-0.1272727" calcext:value-type="float">
            <text:p>-0.1272727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211" calcext:value-type="float">
            <text:p>2211</text:p>
          </table:table-cell>
          <table:table-cell office:value-type="float" office:value="349" calcext:value-type="float">
            <text:p>349</text:p>
          </table:table-cell>
          <table:table-cell office:value-type="float" office:value="1744" calcext:value-type="float">
            <text:p>1744</text:p>
          </table:table-cell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61" calcext:value-type="float">
            <text:p>661</text:p>
          </table:table-cell>
          <table:table-cell office:value-type="float" office:value="446" calcext:value-type="float">
            <text:p>446</text:p>
          </table:table-cell>
          <table:table-cell office:value-type="float" office:value="215" calcext:value-type="float">
            <text:p>215</text:p>
          </table:table-cell>
          <table:table-cell office:value-type="float" office:value="368" calcext:value-type="float">
            <text:p>368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7-31</text:p>
          </table:table-cell>
          <table:table-cell office:value-type="float" office:value="21.83871" calcext:value-type="float">
            <text:p>21.83871</text:p>
          </table:table-cell>
          <table:table-cell office:value-type="float" office:value="12.16129" calcext:value-type="float">
            <text:p>12.16129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0.1011113" calcext:value-type="float">
            <text:p>0.1011113</text:p>
          </table:table-cell>
          <table:table-cell office:value-type="float" office:value="0.2891827" calcext:value-type="float">
            <text:p>0.2891827</text:p>
          </table:table-cell>
          <table:table-cell office:value-type="float" office:value="3.147369" calcext:value-type="float">
            <text:p>3.147369</text:p>
          </table:table-cell>
          <table:table-cell office:value-type="float" office:value="0" calcext:value-type="float">
            <text:p>0</text:p>
          </table:table-cell>
          <table:table-cell office:value-type="float" office:value="0.473018" calcext:value-type="float">
            <text:p>0.473018</text:p>
          </table:table-cell>
          <table:table-cell office:value-type="float" office:value="-0.6578431" calcext:value-type="float">
            <text:p>-0.6578431</text:p>
          </table:table-cell>
          <table:table-cell office:value-type="float" office:value="0.06862745" calcext:value-type="float">
            <text:p>0.06862745</text:p>
          </table:table-cell>
          <table:table-cell office:value-type="float" office:value="-0.196748" calcext:value-type="float">
            <text:p>-0.196748</text:p>
          </table:table-cell>
          <table:table-cell office:value-type="float" office:value="0.8181818" calcext:value-type="float">
            <text:p>0.8181818</text:p>
          </table:table-cell>
          <table:table-cell office:value-type="float" office:value="0.2131148" calcext:value-type="float">
            <text:p>0.2131148</text:p>
          </table:table-cell>
          <table:table-cell office:value-type="float" office:value="-0.1019022" calcext:value-type="float">
            <text:p>-0.1019022</text:p>
          </table:table-cell>
          <table:table-cell office:value-type="float" office:value="-0.1254902" calcext:value-type="float">
            <text:p>-0.1254902</text:p>
          </table:table-cell>
          <table:table-cell office:value-type="float" office:value="-0.04867257" calcext:value-type="float">
            <text:p>-0.04867257</text:p>
          </table:table-cell>
          <table:table-cell office:value-type="float" office:value="-0.4213836" calcext:value-type="float">
            <text:p>-0.4213836</text:p>
          </table:table-cell>
          <table:table-cell office:value-type="float" office:value="-0.4407407" calcext:value-type="float">
            <text:p>-0.4407407</text:p>
          </table:table-cell>
          <table:table-cell office:value-type="float" office:value="-0.3125" calcext:value-type="float">
            <text:p>-0.3125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726" calcext:value-type="float">
            <text:p>2726</text:p>
          </table:table-cell>
          <table:table-cell office:value-type="float" office:value="650" calcext:value-type="float">
            <text:p>650</text:p>
          </table:table-cell>
          <table:table-cell office:value-type="float" office:value="2068" calcext:value-type="float">
            <text:p>2068</text:p>
          </table:table-cell>
          <table:table-cell office:value-type="float" office:value="956" calcext:value-type="float">
            <text:p>95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76" calcext:value-type="float">
            <text:p>576</text:p>
          </table:table-cell>
          <table:table-cell office:value-type="float" office:value="398" calcext:value-type="float">
            <text:p>398</text:p>
          </table:table-cell>
          <table:table-cell office:value-type="float" office:value="178" calcext:value-type="float">
            <text:p>178</text:p>
          </table:table-cell>
          <table:table-cell office:value-type="float" office:value="369" calcext:value-type="float">
            <text:p>369</text:p>
          </table:table-cell>
          <table:table-cell office:value-type="float" office:value="296" calcext:value-type="float">
            <text:p>29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8-31</text:p>
          </table:table-cell>
          <table:table-cell office:value-type="float" office:value="20.67742" calcext:value-type="float">
            <text:p>20.67742</text:p>
          </table:table-cell>
          <table:table-cell office:value-type="float" office:value="12.12903" calcext:value-type="float">
            <text:p>12.12903</text:p>
          </table:table-cell>
          <table:table-cell office:value-type="float" office:value="0" calcext:value-type="float">
            <text:p>0</text:p>
          </table:table-cell>
          <table:table-cell office:value-type="float" office:value="47.4" calcext:value-type="float">
            <text:p>47.4</text:p>
          </table:table-cell>
          <table:table-cell office:value-type="float" office:value="-0.05317573" calcext:value-type="float">
            <text:p>-0.05317573</text:p>
          </table:table-cell>
          <table:table-cell office:value-type="float" office:value="-0.002652517" calcext:value-type="float">
            <text:p>-0.002652517</text:p>
          </table:table-cell>
          <table:table-cell office:value-type="float" office:value="-0.3984772" calcext:value-type="float">
            <text:p>-0.3984772</text:p>
          </table:table-cell>
          <table:table-cell office:value-type="float" office:value="0" calcext:value-type="float">
            <text:p>0</text:p>
          </table:table-cell>
          <table:table-cell office:value-type="float" office:value="0.2329263" calcext:value-type="float">
            <text:p>0.2329263</text:p>
          </table:table-cell>
          <table:table-cell office:value-type="float" office:value="0.8624642" calcext:value-type="float">
            <text:p>0.8624642</text:p>
          </table:table-cell>
          <table:table-cell office:value-type="float" office:value="0.1857798" calcext:value-type="float">
            <text:p>0.1857798</text:p>
          </table:table-cell>
          <table:table-cell office:value-type="float" office:value="-0.03238866" calcext:value-type="float">
            <text:p>-0.03238866</text:p>
          </table:table-cell>
          <table:table-cell office:value-type="float" office:value="-0.1" calcext:value-type="float">
            <text:p>-0.1</text:p>
          </table:table-cell>
          <table:table-cell office:value-type="float" office:value="-0.3648649" calcext:value-type="float">
            <text:p>-0.3648649</text:p>
          </table:table-cell>
          <table:table-cell office:value-type="float" office:value="-0.128593" calcext:value-type="float">
            <text:p>-0.128593</text:p>
          </table:table-cell>
          <table:table-cell office:value-type="float" office:value="-0.1076233" calcext:value-type="float">
            <text:p>-0.1076233</text:p>
          </table:table-cell>
          <table:table-cell office:value-type="float" office:value="-0.172093" calcext:value-type="float">
            <text:p>-0.172093</text:p>
          </table:table-cell>
          <table:table-cell office:value-type="float" office:value="0.002717391" calcext:value-type="float">
            <text:p>0.002717391</text:p>
          </table:table-cell>
          <table:table-cell office:value-type="float" office:value="-0.01986755" calcext:value-type="float">
            <text:p>-0.01986755</text:p>
          </table:table-cell>
          <table:table-cell office:value-type="float" office:value="0.1060606" calcext:value-type="float">
            <text:p>0.1060606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804" calcext:value-type="float">
            <text:p>2804</text:p>
          </table:table-cell>
          <table:table-cell office:value-type="float" office:value="591" calcext:value-type="float">
            <text:p>591</text:p>
          </table:table-cell>
          <table:table-cell office:value-type="float" office:value="2165" calcext:value-type="float">
            <text:p>2165</text:p>
          </table:table-cell>
          <table:table-cell office:value-type="float" office:value="976" calcext:value-type="float">
            <text:p>97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746" calcext:value-type="float">
            <text:p>746</text:p>
          </table:table-cell>
          <table:table-cell office:value-type="float" office:value="509" calcext:value-type="float">
            <text:p>509</text:p>
          </table:table-cell>
          <table:table-cell office:value-type="float" office:value="237" calcext:value-type="float">
            <text:p>237</text:p>
          </table:table-cell>
          <table:table-cell office:value-type="float" office:value="483" calcext:value-type="float">
            <text:p>483</text:p>
          </table:table-cell>
          <table:table-cell office:value-type="float" office:value="397" calcext:value-type="float">
            <text:p>39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9-30</text:p>
          </table:table-cell>
          <table:table-cell office:value-type="float" office:value="16.96667" calcext:value-type="float">
            <text:p>16.96667</text:p>
          </table:table-cell>
          <table:table-cell office:value-type="float" office:value="8.766666" calcext:value-type="float">
            <text:p>8.766666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-0.1794592" calcext:value-type="float">
            <text:p>-0.1794592</text:p>
          </table:table-cell>
          <table:table-cell office:value-type="float" office:value="-0.2772163" calcext:value-type="float">
            <text:p>-0.2772163</text:p>
          </table:table-cell>
          <table:table-cell office:value-type="float" office:value="-0.3080169" calcext:value-type="float">
            <text:p>-0.3080169</text:p>
          </table:table-cell>
          <table:table-cell office:value-type="float" office:value="0" calcext:value-type="float">
            <text:p>0</text:p>
          </table:table-cell>
          <table:table-cell office:value-type="float" office:value="0.02861335" calcext:value-type="float">
            <text:p>0.02861335</text:p>
          </table:table-cell>
          <table:table-cell office:value-type="float" office:value="-0.09076923" calcext:value-type="float">
            <text:p>-0.09076923</text:p>
          </table:table-cell>
          <table:table-cell office:value-type="float" office:value="0.04690522" calcext:value-type="float">
            <text:p>0.0469052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.1702128" calcext:value-type="float">
            <text:p>0.1702128</text:p>
          </table:table-cell>
          <table:table-cell office:value-type="float" office:value="0.2951389" calcext:value-type="float">
            <text:p>0.2951389</text:p>
          </table:table-cell>
          <table:table-cell office:value-type="float" office:value="0.2788945" calcext:value-type="float">
            <text:p>0.2788945</text:p>
          </table:table-cell>
          <table:table-cell office:value-type="float" office:value="0.3314607" calcext:value-type="float">
            <text:p>0.3314607</text:p>
          </table:table-cell>
          <table:table-cell office:value-type="float" office:value="0.3089431" calcext:value-type="float">
            <text:p>0.3089431</text:p>
          </table:table-cell>
          <table:table-cell office:value-type="float" office:value="0.3412162" calcext:value-type="float">
            <text:p>0.3412162</text:p>
          </table:table-cell>
          <table:table-cell office:value-type="float" office:value="0.1780822" calcext:value-type="float">
            <text:p>0.1780822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026" calcext:value-type="float">
            <text:p>3026</text:p>
          </table:table-cell>
          <table:table-cell office:value-type="float" office:value="332" calcext:value-type="float">
            <text:p>332</text:p>
          </table:table-cell>
          <table:table-cell office:value-type="float" office:value="2204" calcext:value-type="float">
            <text:p>2204</text:p>
          </table:table-cell>
          <table:table-cell office:value-type="float" office:value="1081" calcext:value-type="float">
            <text:p>108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47" calcext:value-type="float">
            <text:p>547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356" calcext:value-type="float">
            <text:p>356</text:p>
          </table:table-cell>
          <table:table-cell office:value-type="float" office:value="288" calcext:value-type="float">
            <text:p>28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10-31</text:p>
          </table:table-cell>
          <table:table-cell office:value-type="float" office:value="14.16129" calcext:value-type="float">
            <text:p>14.16129</text:p>
          </table:table-cell>
          <table:table-cell office:value-type="float" office:value="7.774194" calcext:value-type="float">
            <text:p>7.774194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-0.1653464" calcext:value-type="float">
            <text:p>-0.1653464</text:p>
          </table:table-cell>
          <table:table-cell office:value-type="float" office:value="-0.1132098" calcext:value-type="float">
            <text:p>-0.1132098</text:p>
          </table:table-cell>
          <table:table-cell office:value-type="float" office:value="0.5182927" calcext:value-type="float">
            <text:p>0.5182927</text:p>
          </table:table-cell>
          <table:table-cell office:value-type="float" office:value="0" calcext:value-type="float">
            <text:p>0</text:p>
          </table:table-cell>
          <table:table-cell office:value-type="float" office:value="0.07917261" calcext:value-type="float">
            <text:p>0.07917261</text:p>
          </table:table-cell>
          <table:table-cell office:value-type="float" office:value="-0.4382403" calcext:value-type="float">
            <text:p>-0.4382403</text:p>
          </table:table-cell>
          <table:table-cell office:value-type="float" office:value="0.01801386" calcext:value-type="float">
            <text:p>0.01801386</text:p>
          </table:table-cell>
          <table:table-cell office:value-type="float" office:value="0.107582" calcext:value-type="float">
            <text:p>0.10758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0.266756" calcext:value-type="float">
            <text:p>-0.266756</text:p>
          </table:table-cell>
          <table:table-cell office:value-type="float" office:value="-0.2946955" calcext:value-type="float">
            <text:p>-0.2946955</text:p>
          </table:table-cell>
          <table:table-cell office:value-type="float" office:value="-0.2067511" calcext:value-type="float">
            <text:p>-0.2067511</text:p>
          </table:table-cell>
          <table:table-cell office:value-type="float" office:value="-0.26294" calcext:value-type="float">
            <text:p>-0.26294</text:p>
          </table:table-cell>
          <table:table-cell office:value-type="float" office:value="-0.2745592" calcext:value-type="float">
            <text:p>-0.2745592</text:p>
          </table:table-cell>
          <table:table-cell office:value-type="float" office:value="-0.2093023" calcext:value-type="float">
            <text:p>-0.2093023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305" calcext:value-type="float">
            <text:p>2305</text:p>
          </table:table-cell>
          <table:table-cell office:value-type="float" office:value="744" calcext:value-type="float">
            <text:p>744</text:p>
          </table:table-cell>
          <table:table-cell office:value-type="float" office:value="2384" calcext:value-type="float">
            <text:p>2384</text:p>
          </table:table-cell>
          <table:table-cell office:value-type="float" office:value="1022" calcext:value-type="float">
            <text:p>102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874" calcext:value-type="float">
            <text:p>874</text:p>
          </table:table-cell>
          <table:table-cell office:value-type="float" office:value="531" calcext:value-type="float">
            <text:p>531</text:p>
          </table:table-cell>
          <table:table-cell office:value-type="float" office:value="343" calcext:value-type="float">
            <text:p>343</text:p>
          </table:table-cell>
          <table:table-cell office:value-type="float" office:value="430" calcext:value-type="float">
            <text:p>430</text:p>
          </table:table-cell>
          <table:table-cell office:value-type="float" office:value="311" calcext:value-type="float">
            <text:p>311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11-30</text:p>
          </table:table-cell>
          <table:table-cell office:value-type="float" office:value="12.2" calcext:value-type="float">
            <text:p>12.2</text:p>
          </table:table-cell>
          <table:table-cell office:value-type="float" office:value="6.933333" calcext:value-type="float">
            <text:p>6.93333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0.1384966" calcext:value-type="float">
            <text:p>-0.1384966</text:p>
          </table:table-cell>
          <table:table-cell office:value-type="float" office:value="-0.1081605" calcext:value-type="float">
            <text:p>-0.1081605</text:p>
          </table:table-cell>
          <table:table-cell office:value-type="float" office:value="-0.01606424" calcext:value-type="float">
            <text:p>-0.01606424</text:p>
          </table:table-cell>
          <table:table-cell office:value-type="float" office:value="1" calcext:value-type="float">
            <text:p>1</text:p>
          </table:table-cell>
          <table:table-cell office:value-type="float" office:value="-0.2382683" calcext:value-type="float">
            <text:p>-0.2382683</text:p>
          </table:table-cell>
          <table:table-cell office:value-type="float" office:value="1.240964" calcext:value-type="float">
            <text:p>1.240964</text:p>
          </table:table-cell>
          <table:table-cell office:value-type="float" office:value="0.08166969" calcext:value-type="float">
            <text:p>0.08166969</text:p>
          </table:table-cell>
          <table:table-cell office:value-type="float" office:value="-0.05457909" calcext:value-type="float">
            <text:p>-0.05457909</text:p>
          </table:table-cell>
          <table:table-cell office:value-type="float" office:value="1.266667" calcext:value-type="float">
            <text:p>1.266667</text:p>
          </table:table-cell>
          <table:table-cell office:value-type="float" office:value="0.7818182" calcext:value-type="float">
            <text:p>0.7818182</text:p>
          </table:table-cell>
          <table:table-cell office:value-type="float" office:value="0.5978062" calcext:value-type="float">
            <text:p>0.5978062</text:p>
          </table:table-cell>
          <table:table-cell office:value-type="float" office:value="0.4791086" calcext:value-type="float">
            <text:p>0.4791086</text:p>
          </table:table-cell>
          <table:table-cell office:value-type="float" office:value="0.8244681" calcext:value-type="float">
            <text:p>0.8244681</text:p>
          </table:table-cell>
          <table:table-cell office:value-type="float" office:value="0.2078652" calcext:value-type="float">
            <text:p>0.2078652</text:p>
          </table:table-cell>
          <table:table-cell office:value-type="float" office:value="0.07986111" calcext:value-type="float">
            <text:p>0.079861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934" calcext:value-type="float">
            <text:p>934</text:p>
          </table:table-cell>
          <table:table-cell office:value-type="float" office:value="330" calcext:value-type="float">
            <text:p>330</text:p>
          </table:table-cell>
          <table:table-cell office:value-type="float" office:value="1767" calcext:value-type="float">
            <text:p>1767</text:p>
          </table:table-cell>
          <table:table-cell office:value-type="float" office:value="1141" calcext:value-type="float">
            <text:p>1141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983" calcext:value-type="float">
            <text:p>983</text:p>
          </table:table-cell>
          <table:table-cell office:value-type="float" office:value="626" calcext:value-type="float">
            <text:p>626</text:p>
          </table:table-cell>
          <table:table-cell office:value-type="float" office:value="357" calcext:value-type="float">
            <text:p>357</text:p>
          </table:table-cell>
          <table:table-cell office:value-type="float" office:value="539" calcext:value-type="float">
            <text:p>539</text:p>
          </table:table-cell>
          <table:table-cell office:value-type="float" office:value="380" calcext:value-type="float">
            <text:p>38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12-31</text:p>
          </table:table-cell>
          <table:table-cell office:value-type="float" office:value="12.19355" calcext:value-type="float">
            <text:p>12.19355</text:p>
          </table:table-cell>
          <table:table-cell office:value-type="float" office:value="7.677419" calcext:value-type="float">
            <text:p>7.677419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-0.0005288202" calcext:value-type="float">
            <text:p>-0.0005288202</text:p>
          </table:table-cell>
          <table:table-cell office:value-type="float" office:value="0.1073201" calcext:value-type="float">
            <text:p>0.1073201</text:p>
          </table:table-cell>
          <table:table-cell office:value-type="float" office:value="0.01632652" calcext:value-type="float">
            <text:p>0.01632652</text:p>
          </table:table-cell>
          <table:table-cell office:value-type="float" office:value="-1" calcext:value-type="float">
            <text:p>-1</text:p>
          </table:table-cell>
          <table:table-cell office:value-type="float" office:value="-0.5947939" calcext:value-type="float">
            <text:p>-0.5947939</text:p>
          </table:table-cell>
          <table:table-cell office:value-type="float" office:value="-0.5564516" calcext:value-type="float">
            <text:p>-0.5564516</text:p>
          </table:table-cell>
          <table:table-cell office:value-type="float" office:value="-0.2588087" calcext:value-type="float">
            <text:p>-0.2588087</text:p>
          </table:table-cell>
          <table:table-cell office:value-type="float" office:value="0.1164384" calcext:value-type="float">
            <text:p>0.1164384</text:p>
          </table:table-cell>
          <table:table-cell office:value-type="float" office:value="-0.2647059" calcext:value-type="float">
            <text:p>-0.264705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124714" calcext:value-type="float">
            <text:p>0.124714</text:p>
          </table:table-cell>
          <table:table-cell office:value-type="float" office:value="0.1789077" calcext:value-type="float">
            <text:p>0.1789077</text:p>
          </table:table-cell>
          <table:table-cell office:value-type="float" office:value="0.04081633" calcext:value-type="float">
            <text:p>0.04081633</text:p>
          </table:table-cell>
          <table:table-cell office:value-type="float" office:value="0.2534884" calcext:value-type="float">
            <text:p>0.2534884</text:p>
          </table:table-cell>
          <table:table-cell office:value-type="float" office:value="0.221865" calcext:value-type="float">
            <text:p>0.221865</text:p>
          </table:table-cell>
          <table:table-cell office:value-type="float" office:value="0.3361345" calcext:value-type="float">
            <text:p>0.3361345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515" calcext:value-type="float">
            <text:p>2515</text:p>
          </table:table-cell>
          <table:table-cell office:value-type="float" office:value="588" calcext:value-type="float">
            <text:p>588</text:p>
          </table:table-cell>
          <table:table-cell office:value-type="float" office:value="2218" calcext:value-type="float">
            <text:p>2218</text:p>
          </table:table-cell>
          <table:table-cell office:value-type="float" office:value="858" calcext:value-type="float">
            <text:p>858</text:p>
          </table:table-cell>
          <table:table-cell office:value-type="float" office:value="47" calcext:value-type="float">
            <text:p>47</text:p>
          </table:table-cell>
          <table:table-cell office:value-type="float" office:value="215" calcext:value-type="float">
            <text:p>215</text:p>
          </table:table-cell>
          <table:table-cell office:value-type="float" office:value="2270" calcext:value-type="float">
            <text:p>2270</text:p>
          </table:table-cell>
          <table:table-cell office:value-type="float" office:value="1741" calcext:value-type="float">
            <text:p>1741</text:p>
          </table:table-cell>
          <table:table-cell office:value-type="float" office:value="529" calcext:value-type="float">
            <text:p>529</text:p>
          </table:table-cell>
          <table:table-cell office:value-type="float" office:value="773" calcext:value-type="float">
            <text:p>773</text:p>
          </table:table-cell>
          <table:table-cell office:value-type="float" office:value="712" calcext:value-type="float">
            <text:p>7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31</text:p>
          </table:table-cell>
          <table:table-cell office:value-type="float" office:value="7.741935" calcext:value-type="float">
            <text:p>7.741935</text:p>
          </table:table-cell>
          <table:table-cell office:value-type="float" office:value="2.548387" calcext:value-type="float">
            <text:p>2.548387</text:p>
          </table:table-cell>
          <table:table-cell office:value-type="float" office:value="4" calcext:value-type="float">
            <text:p>4</text:p>
          </table:table-cell>
          <table:table-cell office:value-type="float" office:value="49.8" calcext:value-type="float">
            <text:p>49.8</text:p>
          </table:table-cell>
          <table:table-cell office:value-type="float" office:value="-0.3650794" calcext:value-type="float">
            <text:p>-0.3650794</text:p>
          </table:table-cell>
          <table:table-cell office:value-type="float" office:value="-0.6680672" calcext:value-type="float">
            <text:p>-0.6680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2719" calcext:value-type="float">
            <text:p>1.692719</text:p>
          </table:table-cell>
          <table:table-cell office:value-type="float" office:value="0.7818182" calcext:value-type="float">
            <text:p>0.7818182</text:p>
          </table:table-cell>
          <table:table-cell office:value-type="float" office:value="0.2552349" calcext:value-type="float">
            <text:p>0.2552349</text:p>
          </table:table-cell>
          <table:table-cell office:value-type="float" office:value="-0.248028" calcext:value-type="float">
            <text:p>-0.248028</text:p>
          </table:table-cell>
          <table:table-cell office:value-type="float" office:value="0.88" calcext:value-type="float">
            <text:p>0.88</text:p>
          </table:table-cell>
          <table:table-cell office:value-type="float" office:value="0.9545455" calcext:value-type="float">
            <text:p>0.9545455</text:p>
          </table:table-cell>
          <table:table-cell office:value-type="float" office:value="1.309257" calcext:value-type="float">
            <text:p>1.309257</text:p>
          </table:table-cell>
          <table:table-cell office:value-type="float" office:value="1.78115" calcext:value-type="float">
            <text:p>1.78115</text:p>
          </table:table-cell>
          <table:table-cell office:value-type="float" office:value="0.4817927" calcext:value-type="float">
            <text:p>0.4817927</text:p>
          </table:table-cell>
          <table:table-cell office:value-type="float" office:value="0.4341373" calcext:value-type="float">
            <text:p>0.4341373</text:p>
          </table:table-cell>
          <table:table-cell office:value-type="float" office:value="0.8736842" calcext:value-type="float">
            <text:p>0.8736842</text:p>
          </table:table-cell>
          <table:table-cell office:value-type="float" office:value="-0.6163522" calcext:value-type="float">
            <text:p>-0.6163522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12" calcext:value-type="float">
            <text:p>1612</text:p>
          </table:table-cell>
          <table:table-cell office:value-type="float" office:value="1169" calcext:value-type="float">
            <text:p>1169</text:p>
          </table:table-cell>
          <table:table-cell office:value-type="float" office:value="1810" calcext:value-type="float">
            <text:p>1810</text:p>
          </table:table-cell>
          <table:table-cell office:value-type="float" office:value="788" calcext:value-type="float">
            <text:p>788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2994" calcext:value-type="float">
            <text:p>2994</text:p>
          </table:table-cell>
          <table:table-cell office:value-type="float" office:value="2314" calcext:value-type="float">
            <text:p>2314</text:p>
          </table:table-cell>
          <table:table-cell office:value-type="float" office:value="680" calcext:value-type="float">
            <text:p>680</text:p>
          </table:table-cell>
          <table:table-cell office:value-type="float" office:value="918" calcext:value-type="float">
            <text:p>918</text:p>
          </table:table-cell>
          <table:table-cell office:value-type="float" office:value="807" calcext:value-type="float">
            <text:p>80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9</text:p>
          </table:table-cell>
          <table:table-cell office:value-type="float" office:value="7.758621" calcext:value-type="float">
            <text:p>7.758621</text:p>
          </table:table-cell>
          <table:table-cell office:value-type="float" office:value="1.965517" calcext:value-type="float">
            <text:p>1.965517</text:p>
          </table:table-cell>
          <table:table-cell office:value-type="float" office:value="6" calcext:value-type="float">
            <text:p>6</text:p>
          </table:table-cell>
          <table:table-cell office:value-type="float" office:value="24.6" calcext:value-type="float">
            <text:p>24.6</text:p>
          </table:table-cell>
          <table:table-cell office:value-type="float" office:value="0.002155209" calcext:value-type="float">
            <text:p>0.002155209</text:p>
          </table:table-cell>
          <table:table-cell office:value-type="float" office:value="-0.2287211" calcext:value-type="float">
            <text:p>-0.2287211</text:p>
          </table:table-cell>
          <table:table-cell office:value-type="float" office:value="-0.5060241" calcext:value-type="float">
            <text:p>-0.5060241</text:p>
          </table:table-cell>
          <table:table-cell office:value-type="float" office:value="0.5" calcext:value-type="float">
            <text:p>0.5</text:p>
          </table:table-cell>
          <table:table-cell office:value-type="float" office:value="-0.3590457" calcext:value-type="float">
            <text:p>-0.3590457</text:p>
          </table:table-cell>
          <table:table-cell office:value-type="float" office:value="0.9880952" calcext:value-type="float">
            <text:p>0.9880952</text:p>
          </table:table-cell>
          <table:table-cell office:value-type="float" office:value="-0.1839495" calcext:value-type="float">
            <text:p>-0.1839495</text:p>
          </table:table-cell>
          <table:table-cell office:value-type="float" office:value="-0.08158508" calcext:value-type="float">
            <text:p>-0.08158508</text:p>
          </table:table-cell>
          <table:table-cell office:value-type="float" office:value="0.04255319" calcext:value-type="float">
            <text:p>0.04255319</text:p>
          </table:table-cell>
          <table:table-cell office:value-type="float" office:value="0.09767442" calcext:value-type="float">
            <text:p>0.09767442</text:p>
          </table:table-cell>
          <table:table-cell office:value-type="float" office:value="0.3189427" calcext:value-type="float">
            <text:p>0.3189427</text:p>
          </table:table-cell>
          <table:table-cell office:value-type="float" office:value="0.3291212" calcext:value-type="float">
            <text:p>0.3291212</text:p>
          </table:table-cell>
          <table:table-cell office:value-type="float" office:value="0.2854442" calcext:value-type="float">
            <text:p>0.2854442</text:p>
          </table:table-cell>
          <table:table-cell office:value-type="float" office:value="0.1875809" calcext:value-type="float">
            <text:p>0.1875809</text:p>
          </table:table-cell>
          <table:table-cell office:value-type="float" office:value="0.133427" calcext:value-type="float">
            <text:p>0.133427</text:p>
          </table:table-cell>
          <table:table-cell office:value-type="float" office:value="0.8196721" calcext:value-type="float">
            <text:p>0.8196721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746" calcext:value-type="float">
            <text:p>1746</text:p>
          </table:table-cell>
          <table:table-cell office:value-type="float" office:value="1542" calcext:value-type="float">
            <text:p>1542</text:p>
          </table:table-cell>
          <table:table-cell office:value-type="float" office:value="2655" calcext:value-type="float">
            <text:p>2655</text:p>
          </table:table-cell>
          <table:table-cell office:value-type="float" office:value="1023" calcext:value-type="float">
            <text:p>1023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office:value-type="float" office:value="2529" calcext:value-type="float">
            <text:p>2529</text:p>
          </table:table-cell>
          <table:table-cell office:value-type="float" office:value="1984" calcext:value-type="float">
            <text:p>1984</text:p>
          </table:table-cell>
          <table:table-cell office:value-type="float" office:value="545" calcext:value-type="float">
            <text:p>545</text:p>
          </table:table-cell>
          <table:table-cell office:value-type="float" office:value="934" calcext:value-type="float">
            <text:p>934</text:p>
          </table:table-cell>
          <table:table-cell office:value-type="float" office:value="802" calcext:value-type="float">
            <text:p>802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31</text:p>
          </table:table-cell>
          <table:table-cell office:value-type="float" office:value="9.193548" calcext:value-type="float">
            <text:p>9.193548</text:p>
          </table:table-cell>
          <table:table-cell office:value-type="float" office:value="2.225806" calcext:value-type="float">
            <text:p>2.225806</text:p>
          </table:table-cell>
          <table:table-cell office:value-type="float" office:value="2" calcext:value-type="float">
            <text:p>2</text:p>
          </table:table-cell>
          <table:table-cell office:value-type="float" office:value="50.4" calcext:value-type="float">
            <text:p>50.4</text:p>
          </table:table-cell>
          <table:table-cell office:value-type="float" office:value="0.1849462" calcext:value-type="float">
            <text:p>0.1849462</text:p>
          </table:table-cell>
          <table:table-cell office:value-type="float" office:value="0.1324278" calcext:value-type="float">
            <text:p>0.1324278</text:p>
          </table:table-cell>
          <table:table-cell office:value-type="float" office:value="1.048781" calcext:value-type="float">
            <text:p>1.048781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0.08312655" calcext:value-type="float">
            <text:p>0.08312655</text:p>
          </table:table-cell>
          <table:table-cell office:value-type="float" office:value="0.3190761" calcext:value-type="float">
            <text:p>0.3190761</text:p>
          </table:table-cell>
          <table:table-cell office:value-type="float" office:value="0.4668508" calcext:value-type="float">
            <text:p>0.4668508</text:p>
          </table:table-cell>
          <table:table-cell office:value-type="float" office:value="0.2982234" calcext:value-type="float">
            <text:p>0.2982234</text:p>
          </table:table-cell>
          <table:table-cell office:value-type="float" office:value="0.3265306" calcext:value-type="float">
            <text:p>0.3265306</text:p>
          </table:table-cell>
          <table:table-cell office:value-type="float" office:value="-0.1694915" calcext:value-type="float">
            <text:p>-0.1694915</text:p>
          </table:table-cell>
          <table:table-cell office:value-type="float" office:value="-0.1553106" calcext:value-type="float">
            <text:p>-0.1553106</text:p>
          </table:table-cell>
          <table:table-cell office:value-type="float" office:value="-0.1426102" calcext:value-type="float">
            <text:p>-0.1426102</text:p>
          </table:table-cell>
          <table:table-cell office:value-type="float" office:value="-0.1985294" calcext:value-type="float">
            <text:p>-0.1985294</text:p>
          </table:table-cell>
          <table:table-cell office:value-type="float" office:value="0.01742919" calcext:value-type="float">
            <text:p>0.01742919</text:p>
          </table:table-cell>
          <table:table-cell office:value-type="float" office:value="-0.006195787" calcext:value-type="float">
            <text:p>-0.006195787</text:p>
          </table:table-cell>
          <table:table-cell office:value-type="float" office:value="0.1891892" calcext:value-type="float">
            <text:p>0.1891892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023" calcext:value-type="float">
            <text:p>2023</text:p>
          </table:table-cell>
          <table:table-cell office:value-type="float" office:value="2103" calcext:value-type="float">
            <text:p>2103</text:p>
          </table:table-cell>
          <table:table-cell office:value-type="float" office:value="2961" calcext:value-type="float">
            <text:p>2961</text:p>
          </table:table-cell>
          <table:table-cell office:value-type="float" office:value="1021" calcext:value-type="float">
            <text:p>1021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2062" calcext:value-type="float">
            <text:p>2062</text:p>
          </table:table-cell>
          <table:table-cell office:value-type="float" office:value="1492" calcext:value-type="float">
            <text:p>1492</text:p>
          </table:table-cell>
          <table:table-cell office:value-type="float" office:value="570" calcext:value-type="float">
            <text:p>570</text:p>
          </table:table-cell>
          <table:table-cell office:value-type="float" office:value="909" calcext:value-type="float">
            <text:p>909</text:p>
          </table:table-cell>
          <table:table-cell office:value-type="float" office:value="782" calcext:value-type="float">
            <text:p>782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30</text:p>
          </table:table-cell>
          <table:table-cell office:value-type="float" office:value="11.83333" calcext:value-type="float">
            <text:p>11.83333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0.2871345" calcext:value-type="float">
            <text:p>0.2871345</text:p>
          </table:table-cell>
          <table:table-cell office:value-type="float" office:value="0.5275363" calcext:value-type="float">
            <text:p>0.5275363</text:p>
          </table:table-cell>
          <table:table-cell office:value-type="float" office:value="0.1666666" calcext:value-type="float">
            <text:p>0.1666666</text:p>
          </table:table-cell>
          <table:table-cell office:value-type="float" office:value="-1" calcext:value-type="float">
            <text:p>-1</text:p>
          </table:table-cell>
          <table:table-cell office:value-type="float" office:value="0.1586483" calcext:value-type="float">
            <text:p>0.1586483</text:p>
          </table:table-cell>
          <table:table-cell office:value-type="float" office:value="0.3638132" calcext:value-type="float">
            <text:p>0.3638132</text:p>
          </table:table-cell>
          <table:table-cell office:value-type="float" office:value="0.1152542" calcext:value-type="float">
            <text:p>0.1152542</text:p>
          </table:table-cell>
          <table:table-cell office:value-type="float" office:value="-0.001955034" calcext:value-type="float">
            <text:p>-0.001955034</text:p>
          </table:table-cell>
          <table:table-cell office:value-type="float" office:value="-0.6615385" calcext:value-type="float">
            <text:p>-0.6615385</text:p>
          </table:table-cell>
          <table:table-cell office:value-type="float" office:value="-0.2602041" calcext:value-type="float">
            <text:p>-0.2602041</text:p>
          </table:table-cell>
          <table:table-cell office:value-type="float" office:value="-0.184658" calcext:value-type="float">
            <text:p>-0.184658</text:p>
          </table:table-cell>
          <table:table-cell office:value-type="float" office:value="-0.2479839" calcext:value-type="float">
            <text:p>-0.2479839</text:p>
          </table:table-cell>
          <table:table-cell office:value-type="float" office:value="0.04587156" calcext:value-type="float">
            <text:p>0.04587156</text:p>
          </table:table-cell>
          <table:table-cell office:value-type="float" office:value="-0.0267666" calcext:value-type="float">
            <text:p>-0.0267666</text:p>
          </table:table-cell>
          <table:table-cell office:value-type="float" office:value="-0.02493766" calcext:value-type="float">
            <text:p>-0.02493766</text:p>
          </table:table-cell>
          <table:table-cell office:value-type="float" office:value="-0.03787879" calcext:value-type="float">
            <text:p>-0.03787879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350" calcext:value-type="float">
            <text:p>1350</text:p>
          </table:table-cell>
          <table:table-cell office:value-type="float" office:value="3233" calcext:value-type="float">
            <text:p>3233</text:p>
          </table:table-cell>
          <table:table-cell office:value-type="float" office:value="1350" calcext:value-type="float">
            <text:p>1350</text:p>
          </table:table-cell>
          <table:table-cell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283" calcext:value-type="float">
            <text:p>1283</text:p>
          </table:table-cell>
          <table:table-cell office:value-type="float" office:value="826" calcext:value-type="float">
            <text:p>826</text:p>
          </table:table-cell>
          <table:table-cell office:value-type="float" office:value="457" calcext:value-type="float">
            <text:p>457</text:p>
          </table:table-cell>
          <table:table-cell office:value-type="float" office:value="910" calcext:value-type="float">
            <text:p>910</text:p>
          </table:table-cell>
          <table:table-cell office:value-type="float" office:value="699" calcext:value-type="float">
            <text:p>699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31</text:p>
          </table:table-cell>
          <table:table-cell office:value-type="float" office:value="17.29032" calcext:value-type="float">
            <text:p>17.29032</text:p>
          </table:table-cell>
          <table:table-cell office:value-type="float" office:value="8.225806" calcext:value-type="float">
            <text:p>8.225806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4611541" calcext:value-type="float">
            <text:p>0.4611541</text:p>
          </table:table-cell>
          <table:table-cell office:value-type="float" office:value="1.419355" calcext:value-type="float">
            <text:p>1.419355</text:p>
          </table:table-cell>
          <table:table-cell office:value-type="float" office:value="-0.3299319" calcext:value-type="float">
            <text:p>-0.3299319</text:p>
          </table:table-cell>
          <table:table-cell office:value-type="float" office:value="0" calcext:value-type="float">
            <text:p>0</text:p>
          </table:table-cell>
          <table:table-cell office:value-type="float" office:value="-0.3326742" calcext:value-type="float">
            <text:p>-0.3326742</text:p>
          </table:table-cell>
          <table:table-cell office:value-type="float" office:value="0.5373276" calcext:value-type="float">
            <text:p>0.5373276</text:p>
          </table:table-cell>
          <table:table-cell office:value-type="float" office:value="-0.5440729" calcext:value-type="float">
            <text:p>-0.5440729</text:p>
          </table:table-cell>
          <table:table-cell office:value-type="float" office:value="-0.1332027" calcext:value-type="float">
            <text:p>-0.1332027</text:p>
          </table:table-cell>
          <table:table-cell office:value-type="float" office:value="-0.3636364" calcext:value-type="float">
            <text:p>-0.3636364</text:p>
          </table:table-cell>
          <table:table-cell office:value-type="float" office:value="-0.262069" calcext:value-type="float">
            <text:p>-0.262069</text:p>
          </table:table-cell>
          <table:table-cell office:value-type="float" office:value="-0.3777886" calcext:value-type="float">
            <text:p>-0.3777886</text:p>
          </table:table-cell>
          <table:table-cell office:value-type="float" office:value="-0.4463807" calcext:value-type="float">
            <text:p>-0.4463807</text:p>
          </table:table-cell>
          <table:table-cell office:value-type="float" office:value="-0.1982456" calcext:value-type="float">
            <text:p>-0.1982456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-0.1061381" calcext:value-type="float">
            <text:p>-0.1061381</text:p>
          </table:table-cell>
          <table:table-cell office:value-type="float" office:value="0.6614173" calcext:value-type="float">
            <text:p>0.6614173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06" calcext:value-type="float">
            <text:p>706</text:p>
          </table:table-cell>
          <table:table-cell office:value-type="float" office:value="4674" calcext:value-type="float">
            <text:p>4674</text:p>
          </table:table-cell>
          <table:table-cell office:value-type="float" office:value="1076" calcext:value-type="float">
            <text:p>1076</text:p>
          </table:table-cell>
          <table:table-cell office:value-type="float" office:value="686" calcext:value-type="float">
            <text:p>68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061" calcext:value-type="float">
            <text:p>1061</text:p>
          </table:table-cell>
          <table:table-cell office:value-type="float" office:value="601" calcext:value-type="float">
            <text:p>601</text:p>
          </table:table-cell>
          <table:table-cell office:value-type="float" office:value="460" calcext:value-type="float">
            <text:p>460</text:p>
          </table:table-cell>
          <table:table-cell office:value-type="float" office:value="525" calcext:value-type="float">
            <text:p>525</text:p>
          </table:table-cell>
          <table:table-cell office:value-type="float" office:value="316" calcext:value-type="float">
            <text:p>316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30</text:p>
          </table:table-cell>
          <table:table-cell office:value-type="float" office:value="19.06667" calcext:value-type="float">
            <text:p>19.06667</text:p>
          </table:table-cell>
          <table:table-cell office:value-type="float" office:value="11.36667" calcext:value-type="float">
            <text:p>11.36667</text:p>
          </table:table-cell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office:value-type="float" office:value="0.1027363" calcext:value-type="float">
            <text:p>0.1027363</text:p>
          </table:table-cell>
          <table:table-cell office:value-type="float" office:value="0.3818301" calcext:value-type="float">
            <text:p>0.3818301</text:p>
          </table:table-cell>
          <table:table-cell office:value-type="float" office:value="0.6852792" calcext:value-type="float">
            <text:p>0.6852792</text:p>
          </table:table-cell>
          <table:table-cell office:value-type="float" office:value="0" calcext:value-type="float">
            <text:p>0</text:p>
          </table:table-cell>
          <table:table-cell office:value-type="float" office:value="-0.477037" calcext:value-type="float">
            <text:p>-0.477037</text:p>
          </table:table-cell>
          <table:table-cell office:value-type="float" office:value="0.4457161" calcext:value-type="float">
            <text:p>0.4457161</text:p>
          </table:table-cell>
          <table:table-cell office:value-type="float" office:value="-0.202963" calcext:value-type="float">
            <text:p>-0.202963</text:p>
          </table:table-cell>
          <table:table-cell office:value-type="float" office:value="-0.2248588" calcext:value-type="float">
            <text:p>-0.2248588</text:p>
          </table:table-cell>
          <table:table-cell office:value-type="float" office:value="0.5" calcext:value-type="float">
            <text:p>0.5</text:p>
          </table:table-cell>
          <table:table-cell office:value-type="float" office:value="0.1028037" calcext:value-type="float">
            <text:p>0.1028037</text:p>
          </table:table-cell>
          <table:table-cell office:value-type="float" office:value="-0.173032" calcext:value-type="float">
            <text:p>-0.173032</text:p>
          </table:table-cell>
          <table:table-cell office:value-type="float" office:value="-0.2723971" calcext:value-type="float">
            <text:p>-0.2723971</text:p>
          </table:table-cell>
          <table:table-cell office:value-type="float" office:value="0.006564551" calcext:value-type="float">
            <text:p>0.006564551</text:p>
          </table:table-cell>
          <table:table-cell office:value-type="float" office:value="-0.4230769" calcext:value-type="float">
            <text:p>-0.4230769</text:p>
          </table:table-cell>
          <table:table-cell office:value-type="float" office:value="-0.5479256" calcext:value-type="float">
            <text:p>-0.5479256</text:p>
          </table:table-cell>
          <table:table-cell office:value-type="float" office:value="-0.009478673" calcext:value-type="float">
            <text:p>-0.009478673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077" calcext:value-type="float">
            <text:p>1077</text:p>
          </table:table-cell>
          <table:table-cell office:value-type="float" office:value="4124" calcext:value-type="float">
            <text:p>4124</text:p>
          </table:table-cell>
          <table:table-cell office:value-type="float" office:value="1225" calcext:value-type="float">
            <text:p>1225</text:p>
          </table:table-cell>
          <table:table-cell office:value-type="float" office:value="1003" calcext:value-type="float">
            <text:p>100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711" calcext:value-type="float">
            <text:p>711</text:p>
          </table:table-cell>
          <table:table-cell office:value-type="float" office:value="313" calcext:value-type="float">
            <text:p>313</text:p>
          </table:table-cell>
          <table:table-cell office:value-type="float" office:value="398" calcext:value-type="float">
            <text:p>398</text:p>
          </table:table-cell>
          <table:table-cell office:value-type="float" office:value="345" calcext:value-type="float">
            <text:p>345</text:p>
          </table:table-cell>
          <table:table-cell office:value-type="float" office:value="224" calcext:value-type="float">
            <text:p>224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31</text:p>
          </table:table-cell>
          <table:table-cell office:value-type="float" office:value="22.29032" calcext:value-type="float">
            <text:p>22.29032</text:p>
          </table:table-cell>
          <table:table-cell office:value-type="float" office:value="12.93548" calcext:value-type="float">
            <text:p>12.93548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690728" calcext:value-type="float">
            <text:p>0.1690728</text:p>
          </table:table-cell>
          <table:table-cell office:value-type="float" office:value="0.1380191" calcext:value-type="float">
            <text:p>0.1380191</text:p>
          </table:table-cell>
          <table:table-cell office:value-type="float" office:value="-0.7259036" calcext:value-type="float">
            <text:p>-0.7259036</text:p>
          </table:table-cell>
          <table:table-cell office:value-type="float" office:value="0" calcext:value-type="float">
            <text:p>0</text:p>
          </table:table-cell>
          <table:table-cell office:value-type="float" office:value="0.5254958" calcext:value-type="float">
            <text:p>0.5254958</text:p>
          </table:table-cell>
          <table:table-cell office:value-type="float" office:value="-0.1176722" calcext:value-type="float">
            <text:p>-0.1176722</text:p>
          </table:table-cell>
          <table:table-cell office:value-type="float" office:value="0.1384758" calcext:value-type="float">
            <text:p>0.1384758</text:p>
          </table:table-cell>
          <table:table-cell office:value-type="float" office:value="0.4620991" calcext:value-type="float">
            <text:p>0.4620991</text:p>
          </table:table-cell>
          <table:table-cell office:value-type="float" office:value="-0.1904762" calcext:value-type="float">
            <text:p>-0.1904762</text:p>
          </table:table-cell>
          <table:table-cell office:value-type="float" office:value="-0.4491525" calcext:value-type="float">
            <text:p>-0.4491525</text:p>
          </table:table-cell>
          <table:table-cell office:value-type="float" office:value="-0.3298775" calcext:value-type="float">
            <text:p>-0.3298775</text:p>
          </table:table-cell>
          <table:table-cell office:value-type="float" office:value="-0.4792013" calcext:value-type="float">
            <text:p>-0.4792013</text:p>
          </table:table-cell>
          <table:table-cell office:value-type="float" office:value="-0.1347826" calcext:value-type="float">
            <text:p>-0.1347826</text:p>
          </table:table-cell>
          <table:table-cell office:value-type="float" office:value="-0.3428571" calcext:value-type="float">
            <text:p>-0.3428571</text:p>
          </table:table-cell>
          <table:table-cell office:value-type="float" office:value="-0.2911392" calcext:value-type="float">
            <text:p>-0.2911392</text:p>
          </table:table-cell>
          <table:table-cell office:value-type="float" office:value="-0.4210526" calcext:value-type="float">
            <text:p>-0.4210526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60" calcext:value-type="float">
            <text:p>160</text:p>
          </table:table-cell>
          <table:table-cell office:value-type="float" office:value="517" calcext:value-type="float">
            <text:p>517</text:p>
          </table:table-cell>
          <table:table-cell office:value-type="float" office:value="981" calcext:value-type="float">
            <text:p>981</text:p>
          </table:table-cell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30" calcext:value-type="float">
            <text:p>530</text:p>
          </table:table-cell>
          <table:table-cell office:value-type="float" office:value="239" calcext:value-type="float">
            <text:p>239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31</text:p>
          </table:table-cell>
          <table:table-cell office:value-type="float" office:value="23.12903" calcext:value-type="float">
            <text:p>23.12903</text:p>
          </table:table-cell>
          <table:table-cell office:value-type="float" office:value="13.25806" calcext:value-type="float">
            <text:p>13.2580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3762659" calcext:value-type="float">
            <text:p>0.03762659</text:p>
          </table:table-cell>
          <table:table-cell office:value-type="float" office:value="0.02493763" calcext:value-type="float">
            <text:p>0.02493763</text:p>
          </table:table-cell>
          <table:table-cell office:value-type="float" office:value="1.417582" calcext:value-type="float">
            <text:p>1.417582</text:p>
          </table:table-cell>
          <table:table-cell office:value-type="float" office:value="0" calcext:value-type="float">
            <text:p>0</text:p>
          </table:table-cell>
          <table:table-cell office:value-type="float" office:value="-0.8514392" calcext:value-type="float">
            <text:p>-0.8514392</text:p>
          </table:table-cell>
          <table:table-cell office:value-type="float" office:value="-0.8746363" calcext:value-type="float">
            <text:p>-0.8746363</text:p>
          </table:table-cell>
          <table:table-cell office:value-type="float" office:value="-0.1991837" calcext:value-type="float">
            <text:p>-0.1991837</text:p>
          </table:table-cell>
          <table:table-cell office:value-type="float" office:value="-0.2003988" calcext:value-type="float">
            <text:p>-0.2003988</text:p>
          </table:table-cell>
          <table:table-cell office:value-type="float" office:value="0.1764706" calcext:value-type="float">
            <text:p>0.1764706</text:p>
          </table:table-cell>
          <table:table-cell office:value-type="float" office:value="-0.3538462" calcext:value-type="float">
            <text:p>-0.3538462</text:p>
          </table:table-cell>
          <table:table-cell office:value-type="float" office:value="-0.254571" calcext:value-type="float">
            <text:p>-0.254571</text:p>
          </table:table-cell>
          <table:table-cell office:value-type="float" office:value="-0.2364217" calcext:value-type="float">
            <text:p>-0.2364217</text:p>
          </table:table-cell>
          <table:table-cell office:value-type="float" office:value="-0.2688442" calcext:value-type="float">
            <text:p>-0.2688442</text:p>
          </table:table-cell>
          <table:table-cell office:value-type="float" office:value="-0.1130435" calcext:value-type="float">
            <text:p>-0.1130435</text:p>
          </table:table-cell>
          <table:table-cell office:value-type="float" office:value="-0.4419643" calcext:value-type="float">
            <text:p>-0.4419643</text:p>
          </table:table-cell>
          <table:table-cell office:value-type="float" office:value="0.4958678" calcext:value-type="float">
            <text:p>0.4958678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941" calcext:value-type="float">
            <text:p>941</text:p>
          </table:table-cell>
          <table:table-cell office:value-type="float" office:value="640" calcext:value-type="float">
            <text:p>64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04" calcext:value-type="float">
            <text:p>604</text:p>
          </table:table-cell>
          <table:table-cell office:value-type="float" office:value="230" calcext:value-type="float">
            <text:p>230</text:p>
          </table:table-cell>
          <table:table-cell office:value-type="float" office:value="374" calcext:value-type="float">
            <text:p>374</text:p>
          </table:table-cell>
          <table:table-cell office:value-type="float" office:value="195" calcext:value-type="float">
            <text:p>195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9-30</text:p>
          </table:table-cell>
          <table:table-cell office:value-type="float" office:value="20.56667" calcext:value-type="float">
            <text:p>20.56667</text:p>
          </table:table-cell>
          <table:table-cell office:value-type="float" office:value="12.53333" calcext:value-type="float">
            <text:p>12.53333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-0.1107856" calcext:value-type="float">
            <text:p>-0.1107856</text:p>
          </table:table-cell>
          <table:table-cell office:value-type="float" office:value="-0.05466337" calcext:value-type="float">
            <text:p>-0.05466337</text:p>
          </table:table-cell>
          <table:table-cell office:value-type="float" office:value="0.02727274" calcext:value-type="float">
            <text:p>0.02727274</text:p>
          </table:table-cell>
          <table:table-cell office:value-type="float" office:value="0" calcext:value-type="float">
            <text:p>0</text:p>
          </table:table-cell>
          <table:table-cell office:value-type="float" office:value="-0.7375" calcext:value-type="float">
            <text:p>-0.7375</text:p>
          </table:table-cell>
          <table:table-cell office:value-type="float" office:value="-0.6615087" calcext:value-type="float">
            <text:p>-0.6615087</text:p>
          </table:table-cell>
          <table:table-cell office:value-type="float" office:value="-0.04077472" calcext:value-type="float">
            <text:p>-0.04077472</text:p>
          </table:table-cell>
          <table:table-cell office:value-type="float" office:value="-0.201995" calcext:value-type="float">
            <text:p>-0.201995</text:p>
          </table:table-cell>
          <table:table-cell office:value-type="float" office:value="0.3" calcext:value-type="float">
            <text:p>0.3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.1396226" calcext:value-type="float">
            <text:p>0.1396226</text:p>
          </table:table-cell>
          <table:table-cell office:value-type="float" office:value="-0.0376569" calcext:value-type="float">
            <text:p>-0.0376569</text:p>
          </table:table-cell>
          <table:table-cell office:value-type="float" office:value="0.2852234" calcext:value-type="float">
            <text:p>0.2852234</text:p>
          </table:table-cell>
          <table:table-cell office:value-type="float" office:value="-0.3627451" calcext:value-type="float">
            <text:p>-0.3627451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3867403" calcext:value-type="float">
            <text:p>-0.3867403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89" calcext:value-type="float">
            <text:p>189</text:p>
          </table:table-cell>
          <table:table-cell office:value-type="float" office:value="470" calcext:value-type="float">
            <text:p>470</text:p>
          </table:table-cell>
          <table:table-cell office:value-type="float" office:value="966" calcext:value-type="float">
            <text:p>966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565" calcext:value-type="float">
            <text:p>565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0-31</text:p>
          </table:table-cell>
          <table:table-cell office:value-type="float" office:value="13.90323" calcext:value-type="float">
            <text:p>13.90323</text:p>
          </table:table-cell>
          <table:table-cell office:value-type="float" office:value="7.451613" calcext:value-type="float">
            <text:p>7.45161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-0.3239923" calcext:value-type="float">
            <text:p>-0.3239923</text:p>
          </table:table-cell>
          <table:table-cell office:value-type="float" office:value="-0.4054564" calcext:value-type="float">
            <text:p>-0.4054564</text:p>
          </table:table-cell>
          <table:table-cell office:value-type="float" office:value="-0.5663717" calcext:value-type="float">
            <text:p>-0.566371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685714" calcext:value-type="float">
            <text:p>1.685714</text:p>
          </table:table-cell>
          <table:table-cell office:value-type="float" office:value="0.02656748" calcext:value-type="float">
            <text:p>0.02656748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-0.04285714" calcext:value-type="float">
            <text:p>-0.04285714</text:p>
          </table:table-cell>
          <table:table-cell office:value-type="float" office:value="-0.06456954" calcext:value-type="float">
            <text:p>-0.06456954</text:p>
          </table:table-cell>
          <table:table-cell office:value-type="float" office:value="0.09130435" calcext:value-type="float">
            <text:p>0.09130435</text:p>
          </table:table-cell>
          <table:table-cell office:value-type="float" office:value="-0.1604278" calcext:value-type="float">
            <text:p>-0.1604278</text:p>
          </table:table-cell>
          <table:table-cell office:value-type="float" office:value="-0.04102564" calcext:value-type="float">
            <text:p>-0.04102564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-0.1801802" calcext:value-type="float">
            <text:p>-0.1801802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1087" calcext:value-type="float">
            <text:p>1087</text:p>
          </table:table-cell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624" calcext:value-type="float">
            <text:p>624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1-30</text:p>
          </table:table-cell>
          <table:table-cell office:value-type="float" office:value="8.266666" calcext:value-type="float">
            <text:p>8.266666</text:p>
          </table:table-cell>
          <table:table-cell office:value-type="float" office:value="2.766667" calcext:value-type="float">
            <text:p>2.766667</text:p>
          </table:table-cell>
          <table:table-cell office:value-type="float" office:value="1" calcext:value-type="float">
            <text:p>1</text:p>
          </table:table-cell>
          <table:table-cell office:value-type="float" office:value="56.8" calcext:value-type="float">
            <text:p>56.8</text:p>
          </table:table-cell>
          <table:table-cell office:value-type="float" office:value="-0.4054138" calcext:value-type="float">
            <text:p>-0.4054138</text:p>
          </table:table-cell>
          <table:table-cell office:value-type="float" office:value="-0.6287157" calcext:value-type="float">
            <text:p>-0.6287157</text:p>
          </table:table-cell>
          <table:table-cell office:value-type="float" office:value="1.897959" calcext:value-type="float">
            <text:p>1.897959</text:p>
          </table:table-cell>
          <table:table-cell office:value-type="float" office:value="1" calcext:value-type="float">
            <text:p>1</text:p>
          </table:table-cell>
          <table:table-cell office:value-type="float" office:value="-0.2063492" calcext:value-type="float">
            <text:p>-0.2063492</text:p>
          </table:table-cell>
          <table:table-cell office:value-type="float" office:value="-0.5914894" calcext:value-type="float">
            <text:p>-0.5914894</text:p>
          </table:table-cell>
          <table:table-cell office:value-type="float" office:value="0.1252588" calcext:value-type="float">
            <text:p>0.1252588</text:p>
          </table:table-cell>
          <table:table-cell office:value-type="float" office:value="0.2276536" calcext:value-type="float">
            <text:p>0.2276536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-0.08955224" calcext:value-type="float">
            <text:p>-0.08955224</text:p>
          </table:table-cell>
          <table:table-cell office:value-type="float" office:value="0.1044248" calcext:value-type="float">
            <text:p>0.1044248</text:p>
          </table:table-cell>
          <table:table-cell office:value-type="float" office:value="0.2948207" calcext:value-type="float">
            <text:p>0.2948207</text:p>
          </table:table-cell>
          <table:table-cell office:value-type="float" office:value="-0.0477707" calcext:value-type="float">
            <text:p>-0.0477707</text:p>
          </table:table-cell>
          <table:table-cell office:value-type="float" office:value="0.1497326" calcext:value-type="float">
            <text:p>0.1497326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2087912" calcext:value-type="float">
            <text:p>0.2087912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57" calcext:value-type="float">
            <text:p>957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4" calcext:value-type="float">
            <text:p>614</text:p>
          </table:table-cell>
          <table:table-cell office:value-type="float" office:value="328" calcext:value-type="float">
            <text:p>328</text:p>
          </table:table-cell>
          <table:table-cell office:value-type="float" office:value="286" calcext:value-type="float">
            <text:p>286</text:p>
          </table:table-cell>
          <table:table-cell office:value-type="float" office:value="246" calcext:value-type="float">
            <text:p>246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31</text:p>
          </table:table-cell>
          <table:table-cell office:value-type="float" office:value="8.419354" calcext:value-type="float">
            <text:p>8.419354</text:p>
          </table:table-cell>
          <table:table-cell office:value-type="float" office:value="3.193548" calcext:value-type="float">
            <text:p>3.193548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0.01847033" calcext:value-type="float">
            <text:p>0.01847033</text:p>
          </table:table-cell>
          <table:table-cell office:value-type="float" office:value="0.1542946" calcext:value-type="float">
            <text:p>0.1542946</text:p>
          </table:table-cell>
          <table:table-cell office:value-type="float" office:value="-0.5528169" calcext:value-type="float">
            <text:p>-0.5528169</text:p>
          </table:table-cell>
          <table:table-cell office:value-type="float" office:value="4" calcext:value-type="float">
            <text:p>4</text:p>
          </table:table-cell>
          <table:table-cell office:value-type="float" office:value="-0.6533333" calcext:value-type="float">
            <text:p>-0.6533333</text:p>
          </table:table-cell>
          <table:table-cell office:value-type="float" office:value="-0.640625" calcext:value-type="float">
            <text:p>-0.640625</text:p>
          </table:table-cell>
          <table:table-cell office:value-type="float" office:value="-0.1195952" calcext:value-type="float">
            <text:p>-0.1195952</text:p>
          </table:table-cell>
          <table:table-cell office:value-type="float" office:value="-0.09101251" calcext:value-type="float">
            <text:p>-0.09101251</text:p>
          </table:table-cell>
          <table:table-cell office:value-type="float" office:value="-0.03846154" calcext:value-type="float">
            <text:p>-0.03846154</text:p>
          </table:table-cell>
          <table:table-cell office:value-type="float" office:value="-0.1803279" calcext:value-type="float">
            <text:p>-0.1803279</text:p>
          </table:table-cell>
          <table:table-cell office:value-type="float" office:value="-0.01602564" calcext:value-type="float">
            <text:p>-0.01602564</text:p>
          </table:table-cell>
          <table:table-cell office:value-type="float" office:value="0.009230769" calcext:value-type="float">
            <text:p>0.009230769</text:p>
          </table:table-cell>
          <table:table-cell office:value-type="float" office:value="-0.04347826" calcext:value-type="float">
            <text:p>-0.04347826</text:p>
          </table:table-cell>
          <table:table-cell office:value-type="float" office:value="0.144186" calcext:value-type="float">
            <text:p>0.144186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1909091" calcext:value-type="float">
            <text:p>0.1909091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383" calcext:value-type="float">
            <text:p>1383</text:p>
          </table:table-cell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1883" calcext:value-type="float">
            <text:p>1883</text:p>
          </table:table-cell>
          <table:table-cell office:value-type="float" office:value="1049" calcext:value-type="float">
            <text:p>1049</text:p>
          </table:table-cell>
          <table:table-cell office:value-type="float" office:value="834" calcext:value-type="float">
            <text:p>834</text:p>
          </table:table-cell>
          <table:table-cell office:value-type="float" office:value="481" calcext:value-type="float">
            <text:p>481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31</text:p>
          </table:table-cell>
          <table:table-cell office:value-type="float" office:value="5.580645" calcext:value-type="float">
            <text:p>5.580645</text:p>
          </table:table-cell>
          <table:table-cell office:value-type="float" office:value="0.06451613" calcext:value-type="float">
            <text:p>0.064516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-0.3371647" calcext:value-type="float">
            <text:p>-0.3371647</text:p>
          </table:table-cell>
          <table:table-cell office:value-type="float" office:value="-0.979798" calcext:value-type="float">
            <text:p>-0.979798</text:p>
          </table:table-cell>
          <table:table-cell office:value-type="float" office:value="0.8897638" calcext:value-type="float">
            <text:p>0.8897638</text:p>
          </table:table-cell>
          <table:table-cell office:value-type="float" office:value="0.6" calcext:value-type="float">
            <text:p>0.6</text:p>
          </table:table-cell>
          <table:table-cell office:value-type="float" office:value="2.576923" calcext:value-type="float">
            <text:p>2.576923</text:p>
          </table:table-cell>
          <table:table-cell office:value-type="float" office:value="1.391304" calcext:value-type="float">
            <text:p>1.391304</text:p>
          </table:table-cell>
          <table:table-cell office:value-type="float" office:value="0.4451411" calcext:value-type="float">
            <text:p>0.4451411</text:p>
          </table:table-cell>
          <table:table-cell office:value-type="float" office:value="0.5269086" calcext:value-type="float">
            <text:p>0.5269086</text:p>
          </table:table-cell>
          <table:table-cell office:value-type="float" office:value="1.56" calcext:value-type="float">
            <text:p>1.56</text:p>
          </table:table-cell>
          <table:table-cell office:value-type="float" office:value="2.76" calcext:value-type="float">
            <text:p>2.76</text:p>
          </table:table-cell>
          <table:table-cell office:value-type="float" office:value="2.066775" calcext:value-type="float">
            <text:p>2.066775</text:p>
          </table:table-cell>
          <table:table-cell office:value-type="float" office:value="2.198171" calcext:value-type="float">
            <text:p>2.198171</text:p>
          </table:table-cell>
          <table:table-cell office:value-type="float" office:value="1.916084" calcext:value-type="float">
            <text:p>1.916084</text:p>
          </table:table-cell>
          <table:table-cell office:value-type="float" office:value="0.9552846" calcext:value-type="float">
            <text:p>0.9552846</text:p>
          </table:table-cell>
          <table:table-cell office:value-type="float" office:value="1.121739" calcext:value-type="float">
            <text:p>1.121739</text:p>
          </table:table-cell>
          <table:table-cell office:value-type="float" office:value="0.8091603" calcext:value-type="float">
            <text:p>0.8091603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695" calcext:value-type="float">
            <text:p>1695</text:p>
          </table:table-cell>
          <table:table-cell office:value-type="float" office:value="1495" calcext:value-type="float">
            <text:p>149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2768" calcext:value-type="float">
            <text:p>2768</text:p>
          </table:table-cell>
          <table:table-cell office:value-type="float" office:value="1537" calcext:value-type="float">
            <text:p>1537</text:p>
          </table:table-cell>
          <table:table-cell office:value-type="float" office:value="1231" calcext:value-type="float">
            <text:p>1231</text:p>
          </table:table-cell>
          <table:table-cell office:value-type="float" office:value="685" calcext:value-type="float">
            <text:p>685</text:p>
          </table:table-cell>
          <table:table-cell office:value-type="float" office:value="355" calcext:value-type="float">
            <text:p>355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2-28</text:p>
          </table:table-cell>
          <table:table-cell office:value-type="float" office:value="8.142858" calcext:value-type="float">
            <text:p>8.142858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3.4" calcext:value-type="float">
            <text:p>43.4</text:p>
          </table:table-cell>
          <table:table-cell office:value-type="float" office:value="0.4591248" calcext:value-type="float">
            <text:p>0.4591248</text:p>
          </table:table-cell>
          <table:table-cell office:value-type="float" office:value="53.25" calcext:value-type="float">
            <text:p>53.25</text:p>
          </table:table-cell>
          <table:table-cell office:value-type="float" office:value="-0.0958333" calcext:value-type="float">
            <text:p>-0.0958333</text:p>
          </table:table-cell>
          <table:table-cell office:value-type="float" office:value="-0.5" calcext:value-type="float">
            <text:p>-0.5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-0.5575758" calcext:value-type="float">
            <text:p>-0.5575758</text:p>
          </table:table-cell>
          <table:table-cell office:value-type="float" office:value="0.2255965" calcext:value-type="float">
            <text:p>0.2255965</text:p>
          </table:table-cell>
          <table:table-cell office:value-type="float" office:value="0.2254098" calcext:value-type="float">
            <text:p>0.2254098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-0.02659574" calcext:value-type="float">
            <text:p>-0.02659574</text:p>
          </table:table-cell>
          <table:table-cell office:value-type="float" office:value="0.4699947" calcext:value-type="float">
            <text:p>0.4699947</text:p>
          </table:table-cell>
          <table:table-cell office:value-type="float" office:value="0.465205" calcext:value-type="float">
            <text:p>0.465205</text:p>
          </table:table-cell>
          <table:table-cell office:value-type="float" office:value="0.4760192" calcext:value-type="float">
            <text:p>0.4760192</text:p>
          </table:table-cell>
          <table:table-cell office:value-type="float" office:value="0.4241164" calcext:value-type="float">
            <text:p>0.4241164</text:p>
          </table:table-cell>
          <table:table-cell office:value-type="float" office:value="0.454918" calcext:value-type="float">
            <text:p>0.454918</text:p>
          </table:table-cell>
          <table:table-cell office:value-type="float" office:value="0.3924051" calcext:value-type="float">
            <text:p>0.3924051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25" calcext:value-type="float">
            <text:p>1825</text:p>
          </table:table-cell>
          <table:table-cell office:value-type="float" office:value="1729" calcext:value-type="float">
            <text:p>1729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2924" calcext:value-type="float">
            <text:p>2924</text:p>
          </table:table-cell>
          <table:table-cell office:value-type="float" office:value="1557" calcext:value-type="float">
            <text:p>1557</text:p>
          </table:table-cell>
          <table:table-cell office:value-type="float" office:value="1367" calcext:value-type="float">
            <text:p>1367</text:p>
          </table:table-cell>
          <table:table-cell office:value-type="float" office:value="889" calcext:value-type="float">
            <text:p>889</text:p>
          </table:table-cell>
          <table:table-cell office:value-type="float" office:value="397" calcext:value-type="float">
            <text:p>397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3-31</text:p>
          </table:table-cell>
          <table:table-cell office:value-type="float" office:value="12.22581" calcext:value-type="float">
            <text:p>12.22581</text:p>
          </table:table-cell>
          <table:table-cell office:value-type="float" office:value="5.064516" calcext:value-type="float">
            <text:p>5.064516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4147" calcext:value-type="float">
            <text:p>0.5014147</text:p>
          </table:table-cell>
          <table:table-cell office:value-type="float" office:value="0.4470046" calcext:value-type="float">
            <text:p>0.4470046</text:p>
          </table:table-cell>
          <table:table-cell office:value-type="float" office:value="-0.3133641" calcext:value-type="float">
            <text:p>-0.3133641</text:p>
          </table:table-cell>
          <table:table-cell office:value-type="float" office:value="-1" calcext:value-type="float">
            <text:p>-1</text:p>
          </table:table-cell>
          <table:table-cell office:value-type="float" office:value="-0.483871" calcext:value-type="float">
            <text:p>-0.483871</text:p>
          </table:table-cell>
          <table:table-cell office:value-type="float" office:value="-0.9452055" calcext:value-type="float">
            <text:p>-0.9452055</text:p>
          </table:table-cell>
          <table:table-cell office:value-type="float" office:value="0.07669617" calcext:value-type="float">
            <text:p>0.07669617</text:p>
          </table:table-cell>
          <table:table-cell office:value-type="float" office:value="0.1565217" calcext:value-type="float">
            <text:p>0.1565217</text:p>
          </table:table-cell>
          <table:table-cell office:value-type="float" office:value="-0.05063291" calcext:value-type="float">
            <text:p>-0.05063291</text:p>
          </table:table-cell>
          <table:table-cell office:value-type="float" office:value="-0.1639344" calcext:value-type="float">
            <text:p>-0.1639344</text:p>
          </table:table-cell>
          <table:table-cell office:value-type="float" office:value="0.05635838" calcext:value-type="float">
            <text:p>0.05635838</text:p>
          </table:table-cell>
          <table:table-cell office:value-type="float" office:value="0.01301236" calcext:value-type="float">
            <text:p>0.01301236</text:p>
          </table:table-cell>
          <table:table-cell office:value-type="float" office:value="0.1104793" calcext:value-type="float">
            <text:p>0.1104793</text:p>
          </table:table-cell>
          <table:table-cell office:value-type="float" office:value="0.2978102" calcext:value-type="float">
            <text:p>0.2978102</text:p>
          </table:table-cell>
          <table:table-cell office:value-type="float" office:value="0.1183099" calcext:value-type="float">
            <text:p>0.1183099</text:p>
          </table:table-cell>
          <table:table-cell office:value-type="float" office:value="0.4909091" calcext:value-type="float">
            <text:p>0.4909091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249</text:p>
          </table:table-cell>
          <table:table-cell office:value-type="float" office:value="1184" calcext:value-type="float">
            <text:p>118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066" calcext:value-type="float">
            <text:p>1066</text:p>
          </table:table-cell>
          <table:table-cell office:value-type="float" office:value="402" calcext:value-type="float">
            <text:p>402</text:p>
          </table:table-cell>
          <table:table-cell office:value-type="float" office:value="664" calcext:value-type="float">
            <text:p>664</text:p>
          </table:table-cell>
          <table:table-cell office:value-type="float" office:value="597" calcext:value-type="float">
            <text:p>597</text:p>
          </table:table-cell>
          <table:table-cell office:value-type="float" office:value="144" calcext:value-type="float">
            <text:p>144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4-30</text:p>
          </table:table-cell>
          <table:table-cell office:value-type="float" office:value="13.53333" calcext:value-type="float">
            <text:p>13.53333</text:p>
          </table:table-cell>
          <table:table-cell office:value-type="float" office:value="4.533333" calcext:value-type="float">
            <text:p>4.5333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069482" calcext:value-type="float">
            <text:p>0.1069482</text:p>
          </table:table-cell>
          <table:table-cell office:value-type="float" office:value="-0.1048832" calcext:value-type="float">
            <text:p>-0.1048832</text:p>
          </table:table-cell>
          <table:table-cell office:value-type="float" office:value="-0.4630872" calcext:value-type="float">
            <text:p>-0.4630872</text:p>
          </table:table-cell>
          <table:table-cell office:value-type="float" office:value="0" calcext:value-type="float">
            <text:p>0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5" calcext:value-type="float">
            <text:p>-0.5</text:p>
          </table:table-cell>
          <table:table-cell office:value-type="float" office:value="-0.3156164" calcext:value-type="float">
            <text:p>-0.3156164</text:p>
          </table:table-cell>
          <table:table-cell office:value-type="float" office:value="-0.3152111" calcext:value-type="float">
            <text:p>-0.3152111</text:p>
          </table:table-cell>
          <table:table-cell office:value-type="float" office:value="-0.68" calcext:value-type="float">
            <text:p>-0.68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-0.6354309" calcext:value-type="float">
            <text:p>-0.6354309</text:p>
          </table:table-cell>
          <table:table-cell office:value-type="float" office:value="-0.7418112" calcext:value-type="float">
            <text:p>-0.7418112</text:p>
          </table:table-cell>
          <table:table-cell office:value-type="float" office:value="-0.5142648" calcext:value-type="float">
            <text:p>-0.5142648</text:p>
          </table:table-cell>
          <table:table-cell office:value-type="float" office:value="-0.3284589" calcext:value-type="float">
            <text:p>-0.3284589</text:p>
          </table:table-cell>
          <table:table-cell office:value-type="float" office:value="-0.6372796" calcext:value-type="float">
            <text:p>-0.6372796</text:p>
          </table:table-cell>
          <table:table-cell office:value-type="float" office:value="-0.07926829" calcext:value-type="float">
            <text:p>-0.07926829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27" calcext:value-type="float">
            <text:p>1427</text:p>
          </table:table-cell>
          <table:table-cell office:value-type="float" office:value="1375" calcext:value-type="float">
            <text:p>137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205" calcext:value-type="float">
            <text:p>1205</text:p>
          </table:table-cell>
          <table:table-cell office:value-type="float" office:value="467" calcext:value-type="float">
            <text:p>467</text:p>
          </table:table-cell>
          <table:table-cell office:value-type="float" office:value="738" calcext:value-type="float">
            <text:p>738</text:p>
          </table:table-cell>
          <table:table-cell office:value-type="float" office:value="356" calcext:value-type="float">
            <text:p>356</text:p>
          </table:table-cell>
          <table:table-cell office:value-type="float" office:value="112" calcext:value-type="float">
            <text:p>112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5-31</text:p>
          </table:table-cell>
          <table:table-cell office:value-type="float" office:value="17.54839" calcext:value-type="float">
            <text:p>17.54839</text:p>
          </table:table-cell>
          <table:table-cell office:value-type="float" office:value="8.580646" calcext:value-type="float">
            <text:p>8.580646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2966788" calcext:value-type="float">
            <text:p>0.2966788</text:p>
          </table:table-cell>
          <table:table-cell office:value-type="float" office:value="0.8927895" calcext:value-type="float">
            <text:p>0.8927895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2514" calcext:value-type="float">
            <text:p>0.142514</text:p>
          </table:table-cell>
          <table:table-cell office:value-type="float" office:value="0.1613176" calcext:value-type="float">
            <text:p>0.1613176</text:p>
          </table:table-cell>
          <table:table-cell office:value-type="float" office:value="0.25" calcext:value-type="float">
            <text:p>0.25</text:p>
          </table:table-cell>
          <table:table-cell office:value-type="float" office:value="0.09803922" calcext:value-type="float">
            <text:p>0.09803922</text:p>
          </table:table-cell>
          <table:table-cell office:value-type="float" office:value="0.130394" calcext:value-type="float">
            <text:p>0.130394</text:p>
          </table:table-cell>
          <table:table-cell office:value-type="float" office:value="0.1616915" calcext:value-type="float">
            <text:p>0.1616915</text:p>
          </table:table-cell>
          <table:table-cell office:value-type="float" office:value="0.1114458" calcext:value-type="float">
            <text:p>0.1114458</text:p>
          </table:table-cell>
          <table:table-cell office:value-type="float" office:value="-0.4036851" calcext:value-type="float">
            <text:p>-0.4036851</text:p>
          </table:table-cell>
          <table:table-cell office:value-type="float" office:value="-0.2222222" calcext:value-type="float">
            <text:p>-0.2222222</text:p>
          </table:table-cell>
          <table:table-cell office:value-type="float" office:value="-0.4613687" calcext:value-type="float">
            <text:p>-0.4613687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075" calcext:value-type="float">
            <text:p>1075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843" calcext:value-type="float">
            <text:p>843</text:p>
          </table:table-cell>
          <table:table-cell office:value-type="float" office:value="384" calcext:value-type="float">
            <text:p>384</text:p>
          </table:table-cell>
          <table:table-cell office:value-type="float" office:value="459" calcext:value-type="float">
            <text:p>459</text:p>
          </table:table-cell>
          <table:table-cell office:value-type="float" office:value="361" calcext:value-type="float">
            <text:p>361</text:p>
          </table:table-cell>
          <table:table-cell office:value-type="float" office:value="118" calcext:value-type="float">
            <text:p>118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6-30</text:p>
          </table:table-cell>
          <table:table-cell office:value-type="float" office:value="21.36667" calcext:value-type="float">
            <text:p>21.36667</text:p>
          </table:table-cell>
          <table:table-cell office:value-type="float" office:value="11.96667" calcext:value-type="float">
            <text:p>11.96667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0.2175858" calcext:value-type="float">
            <text:p>0.2175858</text:p>
          </table:table-cell>
          <table:table-cell office:value-type="float" office:value="0.3946114" calcext:value-type="float">
            <text:p>0.3946114</text:p>
          </table:table-cell>
          <table:table-cell office:value-type="float" office:value="-0.1790124" calcext:value-type="float">
            <text:p>-0.179012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" calcext:value-type="float">
            <text:p>-1</text:p>
          </table:table-cell>
          <table:table-cell office:value-type="float" office:value="-0.2116328" calcext:value-type="float">
            <text:p>-0.2116328</text:p>
          </table:table-cell>
          <table:table-cell office:value-type="float" office:value="-0.2181818" calcext:value-type="float">
            <text:p>-0.2181818</text:p>
          </table:table-cell>
          <table:table-cell office:value-type="float" office:value="0.1333333" calcext:value-type="float">
            <text:p>0.1333333</text:p>
          </table:table-cell>
          <table:table-cell office:value-type="float" office:value="0.1964286" calcext:value-type="float">
            <text:p>0.1964286</text:p>
          </table:table-cell>
          <table:table-cell office:value-type="float" office:value="-0.3004149" calcext:value-type="float">
            <text:p>-0.3004149</text:p>
          </table:table-cell>
          <table:table-cell office:value-type="float" office:value="-0.1777302" calcext:value-type="float">
            <text:p>-0.1777302</text:p>
          </table:table-cell>
          <table:table-cell office:value-type="float" office:value="-0.3780488" calcext:value-type="float">
            <text:p>-0.3780488</text:p>
          </table:table-cell>
          <table:table-cell office:value-type="float" office:value="0.01404494" calcext:value-type="float">
            <text:p>0.01404494</text:p>
          </table:table-cell>
          <table:table-cell office:value-type="float" office:value="0.05357143" calcext:value-type="float">
            <text:p>0.05357143</text:p>
          </table:table-cell>
          <table:table-cell office:value-type="float" office:value="-0.004098361" calcext:value-type="float">
            <text:p>-0.004098361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1112" calcext:value-type="float">
            <text:p>111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8" calcext:value-type="float">
            <text:p>638</text:p>
          </table:table-cell>
          <table:table-cell office:value-type="float" office:value="190" calcext:value-type="float">
            <text:p>190</text:p>
          </table:table-cell>
          <table:table-cell office:value-type="float" office:value="448" calcext:value-type="float">
            <text:p>448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7-31</text:p>
          </table:table-cell>
          <table:table-cell office:value-type="float" office:value="21.70968" calcext:value-type="float">
            <text:p>21.709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0.01605351" calcext:value-type="float">
            <text:p>0.01605351</text:p>
          </table:table-cell>
          <table:table-cell office:value-type="float" office:value="0.08635102" calcext:value-type="float">
            <text:p>0.08635102</text:p>
          </table:table-cell>
          <table:table-cell office:value-type="float" office:value="0.7819549" calcext:value-type="float">
            <text:p>0.7819549</text:p>
          </table:table-cell>
          <table:table-cell office:value-type="float" office:value="0" calcext:value-type="float">
            <text:p>0</text:p>
          </table:table-cell>
          <table:table-cell office:value-type="float" office:value="-0.2173913" calcext:value-type="float">
            <text:p>-0.2173913</text:p>
          </table:table-cell>
          <table:table-cell office:value-type="float" office:value="0" calcext:value-type="float">
            <text:p>0</text:p>
          </table:table-cell>
          <table:table-cell office:value-type="float" office:value="0.03377778" calcext:value-type="float">
            <text:p>0.03377778</text:p>
          </table:table-cell>
          <table:table-cell office:value-type="float" office:value="0.0344186" calcext:value-type="float">
            <text:p>0.0344186</text:p>
          </table:table-cell>
          <table:table-cell office:value-type="float" office:value="-0.4705882" calcext:value-type="float">
            <text:p>-0.4705882</text:p>
          </table:table-cell>
          <table:table-cell office:value-type="float" office:value="-0.3432836" calcext:value-type="float">
            <text:p>-0.3432836</text:p>
          </table:table-cell>
          <table:table-cell office:value-type="float" office:value="-0.2431791" calcext:value-type="float">
            <text:p>-0.2431791</text:p>
          </table:table-cell>
          <table:table-cell office:value-type="float" office:value="-0.5052083" calcext:value-type="float">
            <text:p>-0.5052083</text:p>
          </table:table-cell>
          <table:table-cell office:value-type="float" office:value="-0.02396514" calcext:value-type="float">
            <text:p>-0.02396514</text:p>
          </table:table-cell>
          <table:table-cell office:value-type="float" office:value="-0.2963989" calcext:value-type="float">
            <text:p>-0.2963989</text:p>
          </table:table-cell>
          <table:table-cell office:value-type="float" office:value="-0.4322034" calcext:value-type="float">
            <text:p>-0.4322034</text:p>
          </table:table-cell>
          <table:table-cell office:value-type="float" office:value="-0.2304527" calcext:value-type="float">
            <text:p>-0.2304527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54" calcext:value-type="float">
            <text:p>85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61" calcext:value-type="float">
            <text:p>661</text:p>
          </table:table-cell>
          <table:table-cell office:value-type="float" office:value="165" calcext:value-type="float">
            <text:p>165</text:p>
          </table:table-cell>
          <table:table-cell office:value-type="float" office:value="496" calcext:value-type="float">
            <text:p>496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8-31</text:p>
          </table:table-cell>
          <table:table-cell office:value-type="float" office:value="19.96774" calcext:value-type="float">
            <text:p>19.96774</text:p>
          </table:table-cell>
          <table:table-cell office:value-type="float" office:value="11.80645" calcext:value-type="float">
            <text:p>11.80645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-0.08023776" calcext:value-type="float">
            <text:p>-0.08023776</text:p>
          </table:table-cell>
          <table:table-cell office:value-type="float" office:value="-0.0918114" calcext:value-type="float">
            <text:p>-0.0918114</text:p>
          </table:table-cell>
          <table:table-cell office:value-type="float" office:value="-0.3227849" calcext:value-type="float">
            <text:p>-0.3227849</text:p>
          </table:table-cell>
          <table:table-cell office:value-type="float" office:value="0" calcext:value-type="float">
            <text:p>0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0" calcext:value-type="float">
            <text:p>0</text:p>
          </table:table-cell>
          <table:table-cell office:value-type="float" office:value="-0.2141015" calcext:value-type="float">
            <text:p>-0.2141015</text:p>
          </table:table-cell>
          <table:table-cell office:value-type="float" office:value="-0.2320144" calcext:value-type="float">
            <text:p>-0.2320144</text:p>
          </table:table-cell>
          <table:table-cell office:value-type="float" office:value="0.5555556" calcext:value-type="float">
            <text:p>0.5555556</text:p>
          </table:table-cell>
          <table:table-cell office:value-type="float" office:value="-0.06818182" calcext:value-type="float">
            <text:p>-0.06818182</text:p>
          </table:table-cell>
          <table:table-cell office:value-type="float" office:value="0.03605016" calcext:value-type="float">
            <text:p>0.03605016</text:p>
          </table:table-cell>
          <table:table-cell office:value-type="float" office:value="-0.1315789" calcext:value-type="float">
            <text:p>-0.1315789</text:p>
          </table:table-cell>
          <table:table-cell office:value-type="float" office:value="0.1071429" calcext:value-type="float">
            <text:p>0.1071429</text:p>
          </table:table-cell>
          <table:table-cell office:value-type="float" office:value="-0.05905512" calcext:value-type="float">
            <text:p>-0.05905512</text:p>
          </table:table-cell>
          <table:table-cell office:value-type="float" office:value="-0.238806" calcext:value-type="float">
            <text:p>-0.238806</text:p>
          </table:table-cell>
          <table:table-cell office:value-type="float" office:value="0.005347594" calcext:value-type="float">
            <text:p>0.005347594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office:value-type="float" office:value="115" calcext:value-type="float">
            <text:p>115</text:p>
          </table:table-cell>
          <table:table-cell office:value-type="float" office:value="457" calcext:value-type="float">
            <text:p>457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9-30</text:p>
          </table:table-cell>
          <table:table-cell office:value-type="float" office:value="17.1" calcext:value-type="float">
            <text:p>17.1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-0.1436187" calcext:value-type="float">
            <text:p>-0.1436187</text:p>
          </table:table-cell>
          <table:table-cell office:value-type="float" office:value="-0.1699454" calcext:value-type="float">
            <text:p>-0.1699454</text:p>
          </table:table-cell>
          <table:table-cell office:value-type="float" office:value="-0.08722739" calcext:value-type="float">
            <text:p>-0.08722739</text:p>
          </table:table-cell>
          <table:table-cell office:value-type="float" office:value="0" calcext:value-type="float">
            <text:p>0</text:p>
          </table:table-cell>
          <table:table-cell office:value-type="float" office:value="-0.8636364" calcext:value-type="float">
            <text:p>-0.8636364</text:p>
          </table:table-cell>
          <table:table-cell office:value-type="float" office:value="0" calcext:value-type="float">
            <text:p>0</text:p>
          </table:table-cell>
          <table:table-cell office:value-type="float" office:value="-0.8446389" calcext:value-type="float">
            <text:p>-0.8446389</text:p>
          </table:table-cell>
          <table:table-cell office:value-type="float" office:value="-0.8466042" calcext:value-type="float">
            <text:p>-0.8466042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-0.1463415" calcext:value-type="float">
            <text:p>-0.1463415</text:p>
          </table:table-cell>
          <table:table-cell office:value-type="float" office:value="-0.1346445" calcext:value-type="float">
            <text:p>-0.1346445</text:p>
          </table:table-cell>
          <table:table-cell office:value-type="float" office:value="-0.3030303" calcext:value-type="float">
            <text:p>-0.3030303</text:p>
          </table:table-cell>
          <table:table-cell office:value-type="float" office:value="-0.07862903" calcext:value-type="float">
            <text:p>-0.0786290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-0.03921569" calcext:value-type="float">
            <text:p>-0.03921569</text:p>
          </table:table-cell>
          <table:table-cell office:value-type="float" office:value="0.04255319" calcext:value-type="float">
            <text:p>0.04255319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672" calcext:value-type="float">
            <text:p>672</text:p>
          </table:table-cell>
          <table:table-cell office:value-type="float" office:value="157" calcext:value-type="float">
            <text:p>157</text:p>
          </table:table-cell>
          <table:table-cell office:value-type="float" office:value="515" calcext:value-type="float">
            <text:p>515</text:p>
          </table:table-cell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10-31</text:p>
          </table:table-cell>
          <table:table-cell office:value-type="float" office:value="15.32258" calcext:value-type="float">
            <text:p>15.32258</text:p>
          </table:table-cell>
          <table:table-cell office:value-type="float" office:value="9.096774" calcext:value-type="float">
            <text:p>9.09677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0.1039427" calcext:value-type="float">
            <text:p>-0.1039427</text:p>
          </table:table-cell>
          <table:table-cell office:value-type="float" office:value="-0.07175776" calcext:value-type="float">
            <text:p>-0.07175776</text:p>
          </table:table-cell>
          <table:table-cell office:value-type="float" office:value="-0.6177474" calcext:value-type="float">
            <text:p>-0.6177474</text:p>
          </table:table-cell>
          <table:table-cell office:value-type="float" office:value="0" calcext:value-type="float">
            <text:p>0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0" calcext:value-type="float">
            <text:p>0</text:p>
          </table:table-cell>
          <table:table-cell office:value-type="float" office:value="-0.8732394" calcext:value-type="float">
            <text:p>-0.8732394</text:p>
          </table:table-cell>
          <table:table-cell office:value-type="float" office:value="-0.9236641" calcext:value-type="float">
            <text:p>-0.923664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428571" calcext:value-type="float">
            <text:p>0.7428571</text:p>
          </table:table-cell>
          <table:table-cell office:value-type="float" office:value="0.1748252" calcext:value-type="float">
            <text:p>0.1748252</text:p>
          </table:table-cell>
          <table:table-cell office:value-type="float" office:value="0.3652174" calcext:value-type="float">
            <text:p>0.3652174</text:p>
          </table:table-cell>
          <table:table-cell office:value-type="float" office:value="0.1269147" calcext:value-type="float">
            <text:p>0.1269147</text:p>
          </table:table-cell>
          <table:table-cell office:value-type="float" office:value="0.1387755" calcext:value-type="float">
            <text:p>0.1387755</text:p>
          </table:table-cell>
          <table:table-cell office:value-type="float" office:value="-0.06122449" calcext:value-type="float">
            <text:p>-0.06122449</text:p>
          </table:table-cell>
          <table:table-cell office:value-type="float" office:value="0.1887755" calcext:value-type="float">
            <text:p>0.1887755</text:p>
          </table:table-cell>
        </table:table-row>
      </table:table>
      <table:table table:name="select" table:style-name="ta1">
        <table:table-column table:style-name="co17" table:number-columns-repeated="23" table:default-cell-style-name="Default"/>
        <table:table-row table:style-name="ro1">
          <table:table-cell/>
          <table:table-cell table:formula="of:=COM.MICROSOFT.STDEV.P([.B4:.B61])" office:value-type="float" office:value="737.587720049713" calcext:value-type="float">
            <text:p>737.587720049713</text:p>
          </table:table-cell>
          <table:table-cell table:formula="of:=COM.MICROSOFT.STDEV.P([.C4:.C61])" office:value-type="float" office:value="434.481350914523" calcext:value-type="float">
            <text:p>434.481350914523</text:p>
          </table:table-cell>
          <table:table-cell table:formula="of:=COM.MICROSOFT.STDEV.P([.D4:.D61])" office:value-type="float" office:value="21.2801999154691" calcext:value-type="float">
            <text:p>21.2801999154691</text:p>
          </table:table-cell>
          <table:table-cell table:formula="of:=COM.MICROSOFT.STDEV.P([.E4:.E61])" office:value-type="float" office:value="68.8872745816422" calcext:value-type="float">
            <text:p>68.8872745816422</text:p>
          </table:table-cell>
          <table:table-cell table:formula="of:=COM.MICROSOFT.STDEV.P([.F4:.F61])" office:value-type="float" office:value="1074.99242925189" calcext:value-type="float">
            <text:p>1074.99242925189</text:p>
          </table:table-cell>
          <table:table-cell table:formula="of:=COM.MICROSOFT.STDEV.P([.G4:.G61])" office:value-type="float" office:value="919.098355055839" calcext:value-type="float">
            <text:p>919.098355055839</text:p>
          </table:table-cell>
          <table:table-cell table:formula="of:=COM.MICROSOFT.STDEV.P([.H4:.H61])" office:value-type="float" office:value="264.789861829088" calcext:value-type="float">
            <text:p>264.789861829088</text:p>
          </table:table-cell>
          <table:table-cell table:formula="of:=COM.MICROSOFT.STDEV.P([.I4:.I61])" office:value-type="float" office:value="624.348963418123" calcext:value-type="float">
            <text:p>624.348963418123</text:p>
          </table:table-cell>
          <table:table-cell table:formula="of:=COM.MICROSOFT.STDEV.P([.J4:.J61])" office:value-type="float" office:value="592.295492182283" calcext:value-type="float">
            <text:p>592.295492182283</text:p>
          </table:table-cell>
          <table:table-cell table:formula="of:=COM.MICROSOFT.STDEV.P([.K4:.K61])" office:value-type="float" office:value="101.61106661433" calcext:value-type="float">
            <text:p>101.61106661433</text:p>
          </table:table-cell>
          <table:table-cell table:number-columns-repeated="12"/>
        </table:table-row>
        <table:table-row table:style-name="ro1">
          <table:table-cell/>
          <table:table-cell table:formula="of:=AVERAGE([.B4:.B61])" office:value-type="float" office:value="1980.36206896552" calcext:value-type="float">
            <text:p>1980.36206896552</text:p>
          </table:table-cell>
          <table:table-cell table:formula="of:=AVERAGE([.C4:.C61])" office:value-type="float" office:value="1279.08620689655" calcext:value-type="float">
            <text:p>1279.08620689655</text:p>
          </table:table-cell>
          <table:table-cell table:formula="of:=AVERAGE([.D4:.D61])" office:value-type="float" office:value="31.2586206896552" calcext:value-type="float">
            <text:p>31.2586206896552</text:p>
          </table:table-cell>
          <table:table-cell table:formula="of:=AVERAGE([.E4:.E61])" office:value-type="float" office:value="101.51724137931" calcext:value-type="float">
            <text:p>101.51724137931</text:p>
          </table:table-cell>
          <table:table-cell table:formula="of:=AVERAGE([.F4:.F61])" office:value-type="float" office:value="1396.96551724138" calcext:value-type="float">
            <text:p>1396.96551724138</text:p>
          </table:table-cell>
          <table:table-cell table:formula="of:=AVERAGE([.G4:.G61])" office:value-type="float" office:value="978.155172413793" calcext:value-type="float">
            <text:p>978.155172413793</text:p>
          </table:table-cell>
          <table:table-cell table:formula="of:=AVERAGE([.H4:.H61])" office:value-type="float" office:value="418.810344827586" calcext:value-type="float">
            <text:p>418.810344827586</text:p>
          </table:table-cell>
          <table:table-cell table:formula="of:=AVERAGE([.I4:.I61])" office:value-type="float" office:value="778.465517241379" calcext:value-type="float">
            <text:p>778.465517241379</text:p>
          </table:table-cell>
          <table:table-cell table:formula="of:=AVERAGE([.J4:.J61])" office:value-type="float" office:value="627.655172413793" calcext:value-type="float">
            <text:p>627.655172413793</text:p>
          </table:table-cell>
          <table:table-cell table:formula="of:=AVERAGE([.K4:.K61])" office:value-type="float" office:value="150.810344827586" calcext:value-type="float">
            <text:p>150.810344827586</text:p>
          </table:table-cell>
          <table:table-cell table:number-columns-repeated="12"/>
        </table:table-row>
        <table:table-row table:style-name="ro1">
          <table:table-cell table:formula="of:=[$xncas1.$O$1]" office:value-type="string" office:string-value="dt0" calcext:value-type="string">
            <text:p>dt0</text:p>
          </table:table-cell>
          <table:table-cell table:formula="of:=[$xncas1.$D$1]" office:value-type="string" office:string-value="inspct" calcext:value-type="string">
            <text:p>inspct</text:p>
          </table:table-cell>
          <table:table-cell table:formula="of:=[$xncas1.$E$1]" office:value-type="string" office:string-value="action1" calcext:value-type="string">
            <text:p>action1</text:p>
          </table:table-cell>
          <table:table-cell table:formula="of:=[$xncas1.$F$1]" office:value-type="string" office:string-value="claims" calcext:value-type="string">
            <text:p>claims</text:p>
          </table:table-cell>
          <table:table-cell table:formula="of:=[$xncas1.$G$1]" office:value-type="string" office:string-value="repudns" calcext:value-type="string">
            <text:p>repudns</text:p>
          </table:table-cell>
          <table:table-cell table:formula="of:=[$xncas1.$H$1]" office:value-type="string" office:string-value="enqs" calcext:value-type="string">
            <text:p>enqs</text:p>
          </table:table-cell>
          <table:table-cell table:formula="of:=[$xncas1.$I$1]" office:value-type="string" office:string-value="enq1s" calcext:value-type="string">
            <text:p>enq1s</text:p>
          </table:table-cell>
          <table:table-cell table:formula="of:=[$xncas1.$J$1]" office:value-type="string" office:string-value="enq2s" calcext:value-type="string">
            <text:p>enq2s</text:p>
          </table:table-cell>
          <table:table-cell table:formula="of:=[$xncas1.$K$1]" office:value-type="string" office:string-value="enqrs" calcext:value-type="string">
            <text:p>enqrs</text:p>
          </table:table-cell>
          <table:table-cell table:formula="of:=[$xncas1.$L$1]" office:value-type="string" office:string-value="enqr1s" calcext:value-type="string">
            <text:p>enqr1s</text:p>
          </table:table-cell>
          <table:table-cell table:formula="of:=[$xncas1.$M$1]" office:value-type="string" office:string-value="enqr2s" calcext:value-type="string">
            <text:p>enqr2s</text:p>
          </table:table-cell>
          <table:table-cell/>
          <table:table-cell table:formula="of:=[$xncas1.$O$1]" office:value-type="string" office:string-value="dt0" calcext:value-type="string">
            <text:p>dt0</text:p>
          </table:table-cell>
          <table:table-cell table:formula="of:=[$xncas1.$D$1]" office:value-type="string" office:string-value="inspct" calcext:value-type="string">
            <text:p>inspct</text:p>
          </table:table-cell>
          <table:table-cell table:formula="of:=[$xncas1.$E$1]" office:value-type="string" office:string-value="action1" calcext:value-type="string">
            <text:p>action1</text:p>
          </table:table-cell>
          <table:table-cell table:formula="of:=[$xncas1.$F$1]" office:value-type="string" office:string-value="claims" calcext:value-type="string">
            <text:p>claims</text:p>
          </table:table-cell>
          <table:table-cell table:formula="of:=[$xncas1.$G$1]" office:value-type="string" office:string-value="repudns" calcext:value-type="string">
            <text:p>repudns</text:p>
          </table:table-cell>
          <table:table-cell table:formula="of:=[$xncas1.$H$1]" office:value-type="string" office:string-value="enqs" calcext:value-type="string">
            <text:p>enqs</text:p>
          </table:table-cell>
          <table:table-cell table:formula="of:=[$xncas1.$I$1]" office:value-type="string" office:string-value="enq1s" calcext:value-type="string">
            <text:p>enq1s</text:p>
          </table:table-cell>
          <table:table-cell table:formula="of:=[$xncas1.$J$1]" office:value-type="string" office:string-value="enq2s" calcext:value-type="string">
            <text:p>enq2s</text:p>
          </table:table-cell>
          <table:table-cell table:formula="of:=[$xncas1.$K$1]" office:value-type="string" office:string-value="enqrs" calcext:value-type="string">
            <text:p>enqrs</text:p>
          </table:table-cell>
          <table:table-cell table:formula="of:=[$xncas1.$L$1]" office:value-type="string" office:string-value="enqr1s" calcext:value-type="string">
            <text:p>enqr1s</text:p>
          </table:table-cell>
          <table:table-cell table:formula="of:=[$xncas1.$M$1]" office:value-type="string" office:string-value="enqr2s" calcext:value-type="string">
            <text:p>enqr2s</text:p>
          </table:table-cell>
        </table:table-row>
        <table:table-row table:style-name="ro1">
          <table:table-cell table:formula="of:=[$xncas1.$O$2]" office:value-type="string" office:string-value="2013-01-31" calcext:value-type="string">
            <text:p>2013-01-31</text:p>
          </table:table-cell>
          <table:table-cell table:formula="of:=[$xncas1.$D$2]" office:value-type="float" office:value="1932" calcext:value-type="float">
            <text:p>1932</text:p>
          </table:table-cell>
          <table:table-cell table:formula="of:=[$xncas1.$E$2]" office:value-type="float" office:value="1372" calcext:value-type="float">
            <text:p>1372</text:p>
          </table:table-cell>
          <table:table-cell table:formula="of:=[$xncas1.$F$2]" office:value-type="float" office:value="83" calcext:value-type="float">
            <text:p>83</text:p>
          </table:table-cell>
          <table:table-cell table:formula="of:=[$xncas1.$G$2]" office:value-type="float" office:value="231" calcext:value-type="float">
            <text:p>231</text:p>
          </table:table-cell>
          <table:table-cell table:formula="of:=[$xncas1.$H$2]" office:value-type="float" office:value="5184" calcext:value-type="float">
            <text:p>5184</text:p>
          </table:table-cell>
          <table:table-cell table:formula="of:=[$xncas1.$I$2]" office:value-type="float" office:value="4504" calcext:value-type="float">
            <text:p>4504</text:p>
          </table:table-cell>
          <table:table-cell table:formula="of:=[$xncas1.$J$2]" office:value-type="float" office:value="680" calcext:value-type="float">
            <text:p>680</text:p>
          </table:table-cell>
          <table:table-cell table:formula="of:=[$xncas1.$K$2]" office:value-type="float" office:value="1407" calcext:value-type="float">
            <text:p>1407</text:p>
          </table:table-cell>
          <table:table-cell table:formula="of:=[$xncas1.$L$2]" office:value-type="float" office:value="1375" calcext:value-type="float">
            <text:p>1375</text:p>
          </table:table-cell>
          <table:table-cell table:formula="of:=[$xncas1.$M$2]" office:value-type="float" office:value="32" calcext:value-type="float">
            <text:p>32</text:p>
          </table:table-cell>
          <table:table-cell/>
          <table:table-cell table:formula="of:=[$select.$A$4]" office:value-type="string" office:string-value="2013-01-31" calcext:value-type="string">
            <text:p>2013-01-31</text:p>
          </table:table-cell>
          <table:table-cell table:formula="of:=([.B4]-[.B$2])/[.B$1]" office:value-type="float" office:value="-0.06556788792831" calcext:value-type="float">
            <text:p>-0.06556788792831</text:p>
          </table:table-cell>
          <table:table-cell table:formula="of:=([.C4]-[.C$2])/[.C$1]" office:value-type="float" office:value="0.213849899214035" calcext:value-type="float">
            <text:p>0.213849899214035</text:p>
          </table:table-cell>
          <table:table-cell table:formula="of:=([.D4]-[.D$2])/[.D$1]" office:value-type="float" office:value="2.43143295250402" calcext:value-type="float">
            <text:p>2.43143295250402</text:p>
          </table:table-cell>
          <table:table-cell table:formula="of:=([.E4]-[.E$2])/[.E$1]" office:value-type="float" office:value="1.87963247794384" calcext:value-type="float">
            <text:p>1.87963247794384</text:p>
          </table:table-cell>
          <table:table-cell table:formula="of:=([.F4]-[.F$2])/[.F$1]" office:value-type="float" office:value="3.52284758451193" calcext:value-type="float">
            <text:p>3.52284758451193</text:p>
          </table:table-cell>
          <table:table-cell table:formula="of:=([.G4]-[.G$2])/[.G$1]" office:value-type="float" office:value="3.8361996930916" calcext:value-type="float">
            <text:p>3.8361996930916</text:p>
          </table:table-cell>
          <table:table-cell table:formula="of:=([.H4]-[.H$2])/[.H$1]" office:value-type="float" office:value="0.986403532855054" calcext:value-type="float">
            <text:p>0.986403532855054</text:p>
          </table:table-cell>
          <table:table-cell table:formula="of:=([.I4]-[.I$2])/[.I$1]" office:value-type="float" office:value="1.00670381402987" calcext:value-type="float">
            <text:p>1.00670381402987</text:p>
          </table:table-cell>
          <table:table-cell table:formula="of:=([.J4]-[.J$2])/[.J$1]" office:value-type="float" office:value="1.26177699720903" calcext:value-type="float">
            <text:p>1.26177699720903</text:p>
          </table:table-cell>
          <table:table-cell table:formula="of:=([.K4]-[.K$2])/[.K$1]" office:value-type="float" office:value="-1.16926579738147" calcext:value-type="float">
            <text:p>-1.16926579738147</text:p>
          </table:table-cell>
        </table:table-row>
        <table:table-row table:style-name="ro1">
          <table:table-cell table:formula="of:=[$xncas1.$O$3]" office:value-type="string" office:string-value="2013-02-28" calcext:value-type="string">
            <text:p>2013-02-28</text:p>
          </table:table-cell>
          <table:table-cell table:formula="of:=[$xncas1.$D$3]" office:value-type="float" office:value="2148" calcext:value-type="float">
            <text:p>2148</text:p>
          </table:table-cell>
          <table:table-cell table:formula="of:=[$xncas1.$E$3]" office:value-type="float" office:value="1585" calcext:value-type="float">
            <text:p>1585</text:p>
          </table:table-cell>
          <table:table-cell table:formula="of:=[$xncas1.$F$3]" office:value-type="float" office:value="63" calcext:value-type="float">
            <text:p>63</text:p>
          </table:table-cell>
          <table:table-cell table:formula="of:=[$xncas1.$G$3]" office:value-type="float" office:value="246" calcext:value-type="float">
            <text:p>246</text:p>
          </table:table-cell>
          <table:table-cell table:formula="of:=[$xncas1.$H$3]" office:value-type="float" office:value="3532" calcext:value-type="float">
            <text:p>3532</text:p>
          </table:table-cell>
          <table:table-cell table:formula="of:=[$xncas1.$I$3]" office:value-type="float" office:value="3100" calcext:value-type="float">
            <text:p>3100</text:p>
          </table:table-cell>
          <table:table-cell table:formula="of:=[$xncas1.$J$3]" office:value-type="float" office:value="432" calcext:value-type="float">
            <text:p>432</text:p>
          </table:table-cell>
          <table:table-cell table:formula="of:=[$xncas1.$K$3]" office:value-type="float" office:value="2179" calcext:value-type="float">
            <text:p>2179</text:p>
          </table:table-cell>
          <table:table-cell table:formula="of:=[$xncas1.$L$3]" office:value-type="float" office:value="2002" calcext:value-type="float">
            <text:p>2002</text:p>
          </table:table-cell>
          <table:table-cell table:formula="of:=[$xncas1.$M$3]" office:value-type="float" office:value="177" calcext:value-type="float">
            <text:p>177</text:p>
          </table:table-cell>
          <table:table-cell/>
          <table:table-cell table:formula="of:=[$select.$A$5]" office:value-type="string" office:string-value="2013-02-28" calcext:value-type="string">
            <text:p>2013-02-28</text:p>
          </table:table-cell>
          <table:table-cell table:formula="of:=([.B5]-[.B$2])/[.B$1]" office:value-type="float" office:value="0.227278636123693" calcext:value-type="float">
            <text:p>0.227278636123693</text:p>
          </table:table-cell>
          <table:table-cell table:formula="of:=([.C5]-[.C$2])/[.C$1]" office:value-type="float" office:value="0.704089582808427" calcext:value-type="float">
            <text:p>0.704089582808427</text:p>
          </table:table-cell>
          <table:table-cell table:formula="of:=([.D5]-[.D$2])/[.D$1]" office:value-type="float" office:value="1.4915921578007" calcext:value-type="float">
            <text:p>1.4915921578007</text:p>
          </table:table-cell>
          <table:table-cell table:formula="of:=([.E5]-[.E$2])/[.E$1]" office:value-type="float" office:value="2.09737951600125" calcext:value-type="float">
            <text:p>2.09737951600125</text:p>
          </table:table-cell>
          <table:table-cell table:formula="of:=([.F5]-[.F$2])/[.F$1]" office:value-type="float" office:value="1.98609257578162" calcext:value-type="float">
            <text:p>1.98609257578162</text:p>
          </table:table-cell>
          <table:table-cell table:formula="of:=([.G5]-[.G$2])/[.G$1]" office:value-type="float" office:value="2.30861562956153" calcext:value-type="float">
            <text:p>2.30861562956153</text:p>
          </table:table-cell>
          <table:table-cell table:formula="of:=([.H5]-[.H$2])/[.H$1]" office:value-type="float" office:value="0.0498117831298512" calcext:value-type="float">
            <text:p>0.049811783129851</text:p>
          </table:table-cell>
          <table:table-cell table:formula="of:=([.I5]-[.I$2])/[.I$1]" office:value-type="float" office:value="2.24319181230175" calcext:value-type="float">
            <text:p>2.24319181230175</text:p>
          </table:table-cell>
          <table:table-cell table:formula="of:=([.J5]-[.J$2])/[.J$1]" office:value-type="float" office:value="2.3203702302756" calcext:value-type="float">
            <text:p>2.3203702302756</text:p>
          </table:table-cell>
          <table:table-cell table:formula="of:=([.K5]-[.K$2])/[.K$1]" office:value-type="float" office:value="0.257744122220643" calcext:value-type="float">
            <text:p>0.257744122220643</text:p>
          </table:table-cell>
        </table:table-row>
        <table:table-row table:style-name="ro1">
          <table:table-cell table:formula="of:=[$xncas1.$O$4]" office:value-type="string" office:string-value="2013-03-31" calcext:value-type="string">
            <text:p>2013-03-31</text:p>
          </table:table-cell>
          <table:table-cell table:formula="of:=[$xncas1.$D$4]" office:value-type="float" office:value="2557" calcext:value-type="float">
            <text:p>2557</text:p>
          </table:table-cell>
          <table:table-cell table:formula="of:=[$xncas1.$E$4]" office:value-type="float" office:value="1895" calcext:value-type="float">
            <text:p>1895</text:p>
          </table:table-cell>
          <table:table-cell table:formula="of:=[$xncas1.$F$4]" office:value-type="float" office:value="40" calcext:value-type="float">
            <text:p>40</text:p>
          </table:table-cell>
          <table:table-cell table:formula="of:=[$xncas1.$G$4]" office:value-type="float" office:value="115" calcext:value-type="float">
            <text:p>115</text:p>
          </table:table-cell>
          <table:table-cell table:formula="of:=[$xncas1.$H$4]" office:value-type="float" office:value="3235" calcext:value-type="float">
            <text:p>3235</text:p>
          </table:table-cell>
          <table:table-cell table:formula="of:=[$xncas1.$I$4]" office:value-type="float" office:value="2861" calcext:value-type="float">
            <text:p>2861</text:p>
          </table:table-cell>
          <table:table-cell table:formula="of:=[$xncas1.$J$4]" office:value-type="float" office:value="374" calcext:value-type="float">
            <text:p>374</text:p>
          </table:table-cell>
          <table:table-cell table:formula="of:=[$xncas1.$K$4]" office:value-type="float" office:value="1260" calcext:value-type="float">
            <text:p>1260</text:p>
          </table:table-cell>
          <table:table-cell table:formula="of:=[$xncas1.$L$4]" office:value-type="float" office:value="1154" calcext:value-type="float">
            <text:p>1154</text:p>
          </table:table-cell>
          <table:table-cell table:formula="of:=[$xncas1.$M$4]" office:value-type="float" office:value="106" calcext:value-type="float">
            <text:p>106</text:p>
          </table:table-cell>
          <table:table-cell/>
          <table:table-cell table:formula="of:=[$select.$A$6]" office:value-type="string" office:string-value="2013-03-31" calcext:value-type="string">
            <text:p>2013-03-31</text:p>
          </table:table-cell>
          <table:table-cell table:formula="of:=([.B6]-[.B$2])/[.B$1]" office:value-type="float" office:value="0.781788952499939" calcext:value-type="float">
            <text:p>0.781788952499939</text:p>
          </table:table-cell>
          <table:table-cell table:formula="of:=([.C6]-[.C$2])/[.C$1]" office:value-type="float" office:value="1.41758395799275" calcext:value-type="float">
            <text:p>1.41758395799275</text:p>
          </table:table-cell>
          <table:table-cell table:formula="of:=([.D6]-[.D$2])/[.D$1]" office:value-type="float" office:value="0.410775243891882" calcext:value-type="float">
            <text:p>0.410775243891882</text:p>
          </table:table-cell>
          <table:table-cell table:formula="of:=([.E6]-[.E$2])/[.E$1]" office:value-type="float" office:value="0.195722050299878" calcext:value-type="float">
            <text:p>0.195722050299878</text:p>
          </table:table-cell>
          <table:table-cell table:formula="of:=([.F6]-[.F$2])/[.F$1]" office:value-type="float" office:value="1.70981156028955" calcext:value-type="float">
            <text:p>1.70981156028955</text:p>
          </table:table-cell>
          <table:table-cell table:formula="of:=([.G6]-[.G$2])/[.G$1]" office:value-type="float" office:value="2.0485781714535" calcext:value-type="float">
            <text:p>2.0485781714535</text:p>
          </table:table-cell>
          <table:table-cell table:formula="of:=([.H6]-[.H$2])/[.H$1]" office:value-type="float" office:value="-0.169229835757495" calcext:value-type="float">
            <text:p>-0.169229835757495</text:p>
          </table:table-cell>
          <table:table-cell table:formula="of:=([.I6]-[.I$2])/[.I$1]" office:value-type="float" office:value="0.771258560472919" calcext:value-type="float">
            <text:p>0.771258560472919</text:p>
          </table:table-cell>
          <table:table-cell table:formula="of:=([.J6]-[.J$2])/[.J$1]" office:value-type="float" office:value="0.888652428616189" calcext:value-type="float">
            <text:p>0.888652428616189</text:p>
          </table:table-cell>
          <table:table-cell table:formula="of:=([.K6]-[.K$2])/[.K$1]" office:value-type="float" office:value="-0.440998665998323" calcext:value-type="float">
            <text:p>-0.440998665998323</text:p>
          </table:table-cell>
        </table:table-row>
        <table:table-row table:style-name="ro1">
          <table:table-cell table:formula="of:=[$xncas1.$O$5]" office:value-type="string" office:string-value="2013-04-30" calcext:value-type="string">
            <text:p>2013-04-30</text:p>
          </table:table-cell>
          <table:table-cell table:formula="of:=[$xncas1.$D$5]" office:value-type="float" office:value="2197" calcext:value-type="float">
            <text:p>2197</text:p>
          </table:table-cell>
          <table:table-cell table:formula="of:=[$xncas1.$E$5]" office:value-type="float" office:value="1722" calcext:value-type="float">
            <text:p>1722</text:p>
          </table:table-cell>
          <table:table-cell table:formula="of:=[$xncas1.$F$5]" office:value-type="float" office:value="22" calcext:value-type="float">
            <text:p>22</text:p>
          </table:table-cell>
          <table:table-cell table:formula="of:=[$xncas1.$G$5]" office:value-type="float" office:value="69" calcext:value-type="float">
            <text:p>69</text:p>
          </table:table-cell>
          <table:table-cell table:formula="of:=[$xncas1.$H$5]" office:value-type="float" office:value="2231" calcext:value-type="float">
            <text:p>2231</text:p>
          </table:table-cell>
          <table:table-cell table:formula="of:=[$xncas1.$I$5]" office:value-type="float" office:value="1965" calcext:value-type="float">
            <text:p>1965</text:p>
          </table:table-cell>
          <table:table-cell table:formula="of:=[$xncas1.$J$5]" office:value-type="float" office:value="266" calcext:value-type="float">
            <text:p>266</text:p>
          </table:table-cell>
          <table:table-cell table:formula="of:=[$xncas1.$K$5]" office:value-type="float" office:value="1985" calcext:value-type="float">
            <text:p>1985</text:p>
          </table:table-cell>
          <table:table-cell table:formula="of:=[$xncas1.$L$5]" office:value-type="float" office:value="1787" calcext:value-type="float">
            <text:p>1787</text:p>
          </table:table-cell>
          <table:table-cell table:formula="of:=[$xncas1.$M$5]" office:value-type="float" office:value="198" calcext:value-type="float">
            <text:p>198</text:p>
          </table:table-cell>
          <table:table-cell/>
          <table:table-cell table:formula="of:=[$select.$A$7]" office:value-type="string" office:string-value="2013-04-30" calcext:value-type="string">
            <text:p>2013-04-30</text:p>
          </table:table-cell>
          <table:table-cell table:formula="of:=([.B7]-[.B$2])/[.B$1]" office:value-type="float" office:value="0.293711412413267" calcext:value-type="float">
            <text:p>0.293711412413267</text:p>
          </table:table-cell>
          <table:table-cell table:formula="of:=([.C7]-[.C$2])/[.C$1]" office:value-type="float" office:value="1.01940806474473" calcext:value-type="float">
            <text:p>1.01940806474473</text:p>
          </table:table-cell>
          <table:table-cell table:formula="of:=([.D7]-[.D$2])/[.D$1]" office:value-type="float" office:value="-0.435081471341106" calcext:value-type="float">
            <text:p>-0.435081471341106</text:p>
          </table:table-cell>
          <table:table-cell table:formula="of:=([.E7]-[.E$2])/[.E$1]" office:value-type="float" office:value="-0.472035533076176" calcext:value-type="float">
            <text:p>-0.472035533076176</text:p>
          </table:table-cell>
          <table:table-cell table:formula="of:=([.F7]-[.F$2])/[.F$1]" office:value-type="float" office:value="0.775851494451032" calcext:value-type="float">
            <text:p>0.775851494451032</text:p>
          </table:table-cell>
          <table:table-cell table:formula="of:=([.G7]-[.G$2])/[.G$1]" office:value-type="float" office:value="1.07370970925767" calcext:value-type="float">
            <text:p>1.07370970925767</text:p>
          </table:table-cell>
          <table:table-cell table:formula="of:=([.H7]-[.H$2])/[.H$1]" office:value-type="float" office:value="-0.577100436444277" calcext:value-type="float">
            <text:p>-0.577100436444277</text:p>
          </table:table-cell>
          <table:table-cell table:formula="of:=([.I7]-[.I$2])/[.I$1]" office:value-type="float" office:value="1.93246814434224" calcext:value-type="float">
            <text:p>1.93246814434224</text:p>
          </table:table-cell>
          <table:table-cell table:formula="of:=([.J7]-[.J$2])/[.J$1]" office:value-type="float" office:value="1.95737574046809" calcext:value-type="float">
            <text:p>1.95737574046809</text:p>
          </table:table-cell>
          <table:table-cell table:formula="of:=([.K7]-[.K$2])/[.K$1]" office:value-type="float" office:value="0.464414524369915" calcext:value-type="float">
            <text:p>0.464414524369915</text:p>
          </table:table-cell>
        </table:table-row>
        <table:table-row table:style-name="ro1">
          <table:table-cell table:formula="of:=[$xncas1.$O$6]" office:value-type="string" office:string-value="2013-05-31" calcext:value-type="string">
            <text:p>2013-05-31</text:p>
          </table:table-cell>
          <table:table-cell table:formula="of:=[$xncas1.$D$6]" office:value-type="float" office:value="2184" calcext:value-type="float">
            <text:p>2184</text:p>
          </table:table-cell>
          <table:table-cell table:formula="of:=[$xncas1.$E$6]" office:value-type="float" office:value="1636" calcext:value-type="float">
            <text:p>1636</text:p>
          </table:table-cell>
          <table:table-cell table:formula="of:=[$xncas1.$F$6]" office:value-type="float" office:value="15" calcext:value-type="float">
            <text:p>15</text:p>
          </table:table-cell>
          <table:table-cell table:formula="of:=[$xncas1.$G$6]" office:value-type="float" office:value="66" calcext:value-type="float">
            <text:p>66</text:p>
          </table:table-cell>
          <table:table-cell table:formula="of:=[$xncas1.$H$6]" office:value-type="float" office:value="1194" calcext:value-type="float">
            <text:p>1194</text:p>
          </table:table-cell>
          <table:table-cell table:formula="of:=[$xncas1.$I$6]" office:value-type="float" office:value="1030" calcext:value-type="float">
            <text:p>1030</text:p>
          </table:table-cell>
          <table:table-cell table:formula="of:=[$xncas1.$J$6]" office:value-type="float" office:value="164" calcext:value-type="float">
            <text:p>164</text:p>
          </table:table-cell>
          <table:table-cell table:formula="of:=[$xncas1.$K$6]" office:value-type="float" office:value="1798" calcext:value-type="float">
            <text:p>1798</text:p>
          </table:table-cell>
          <table:table-cell table:formula="of:=[$xncas1.$L$6]" office:value-type="float" office:value="1687" calcext:value-type="float">
            <text:p>1687</text:p>
          </table:table-cell>
          <table:table-cell table:formula="of:=[$xncas1.$M$6]" office:value-type="float" office:value="111" calcext:value-type="float">
            <text:p>111</text:p>
          </table:table-cell>
          <table:table-cell/>
          <table:table-cell table:formula="of:=[$select.$A$8]" office:value-type="string" office:string-value="2013-05-31" calcext:value-type="string">
            <text:p>2013-05-31</text:p>
          </table:table-cell>
          <table:table-cell table:formula="of:=([.B8]-[.B$2])/[.B$1]" office:value-type="float" office:value="0.27608639013236" calcext:value-type="float">
            <text:p>0.27608639013236</text:p>
          </table:table-cell>
          <table:table-cell table:formula="of:=([.C8]-[.C$2])/[.C$1]" office:value-type="float" office:value="0.821470915500042" calcext:value-type="float">
            <text:p>0.821470915500042</text:p>
          </table:table-cell>
          <table:table-cell table:formula="of:=([.D8]-[.D$2])/[.D$1]" office:value-type="float" office:value="-0.764025749487268" calcext:value-type="float">
            <text:p>-0.764025749487268</text:p>
          </table:table-cell>
          <table:table-cell table:formula="of:=([.E8]-[.E$2])/[.E$1]" office:value-type="float" office:value="-0.515584940687657" calcext:value-type="float">
            <text:p>-0.515584940687657</text:p>
          </table:table-cell>
          <table:table-cell table:formula="of:=([.F8]-[.F$2])/[.F$1]" office:value-type="float" office:value="-0.188806461997717" calcext:value-type="float">
            <text:p>-0.188806461997717</text:p>
          </table:table-cell>
          <table:table-cell table:formula="of:=([.G8]-[.G$2])/[.G$1]" office:value-type="float" office:value="0.0564083564082291" calcext:value-type="float">
            <text:p>0.056408356408229</text:p>
          </table:table-cell>
          <table:table-cell table:formula="of:=([.H8]-[.H$2])/[.H$1]" office:value-type="float" office:value="-0.962311559315127" calcext:value-type="float">
            <text:p>-0.962311559315127</text:p>
          </table:table-cell>
          <table:table-cell table:formula="of:=([.I8]-[.I$2])/[.I$1]" office:value-type="float" office:value="1.63295615512353" calcext:value-type="float">
            <text:p>1.63295615512353</text:p>
          </table:table-cell>
          <table:table-cell table:formula="of:=([.J8]-[.J$2])/[.J$1]" office:value-type="float" office:value="1.78854109404599" calcext:value-type="float">
            <text:p>1.78854109404599</text:p>
          </table:table-cell>
          <table:table-cell table:formula="of:=([.K8]-[.K$2])/[.K$1]" office:value-type="float" office:value="-0.391791427391354" calcext:value-type="float">
            <text:p>-0.391791427391354</text:p>
          </table:table-cell>
        </table:table-row>
        <table:table-row table:style-name="ro1">
          <table:table-cell table:formula="of:=[$xncas1.$O$7]" office:value-type="string" office:string-value="2013-06-30" calcext:value-type="string">
            <text:p>2013-06-30</text:p>
          </table:table-cell>
          <table:table-cell table:formula="of:=[$xncas1.$D$7]" office:value-type="float" office:value="2612" calcext:value-type="float">
            <text:p>2612</text:p>
          </table:table-cell>
          <table:table-cell table:formula="of:=[$xncas1.$E$7]" office:value-type="float" office:value="1921" calcext:value-type="float">
            <text:p>1921</text:p>
          </table:table-cell>
          <table:table-cell table:formula="of:=[$xncas1.$F$7]" office:value-type="float" office:value="12" calcext:value-type="float">
            <text:p>12</text:p>
          </table:table-cell>
          <table:table-cell table:formula="of:=[$xncas1.$G$7]" office:value-type="float" office:value="50" calcext:value-type="float">
            <text:p>50</text:p>
          </table:table-cell>
          <table:table-cell table:formula="of:=[$xncas1.$H$7]" office:value-type="float" office:value="983" calcext:value-type="float">
            <text:p>983</text:p>
          </table:table-cell>
          <table:table-cell table:formula="of:=[$xncas1.$I$7]" office:value-type="float" office:value="863" calcext:value-type="float">
            <text:p>863</text:p>
          </table:table-cell>
          <table:table-cell table:formula="of:=[$xncas1.$J$7]" office:value-type="float" office:value="120" calcext:value-type="float">
            <text:p>120</text:p>
          </table:table-cell>
          <table:table-cell table:formula="of:=[$xncas1.$K$7]" office:value-type="float" office:value="2583" calcext:value-type="float">
            <text:p>2583</text:p>
          </table:table-cell>
          <table:table-cell table:formula="of:=[$xncas1.$L$7]" office:value-type="float" office:value="2181" calcext:value-type="float">
            <text:p>2181</text:p>
          </table:table-cell>
          <table:table-cell table:formula="of:=[$xncas1.$M$7]" office:value-type="float" office:value="402" calcext:value-type="float">
            <text:p>402</text:p>
          </table:table-cell>
          <table:table-cell/>
          <table:table-cell table:formula="of:=[$select.$A$9]" office:value-type="string" office:string-value="2013-06-30" calcext:value-type="string">
            <text:p>2013-06-30</text:p>
          </table:table-cell>
          <table:table-cell table:formula="of:=([.B9]-[.B$2])/[.B$1]" office:value-type="float" office:value="0.856356354457624" calcext:value-type="float">
            <text:p>0.856356354457624</text:p>
          </table:table-cell>
          <table:table-cell table:formula="of:=([.C9]-[.C$2])/[.C$1]" office:value-type="float" office:value="1.47742542171789" calcext:value-type="float">
            <text:p>1.47742542171789</text:p>
          </table:table-cell>
          <table:table-cell table:formula="of:=([.D9]-[.D$2])/[.D$1]" office:value-type="float" office:value="-0.905001868692766" calcext:value-type="float">
            <text:p>-0.905001868692766</text:p>
          </table:table-cell>
          <table:table-cell table:formula="of:=([.E9]-[.E$2])/[.E$1]" office:value-type="float" office:value="-0.747848447948894" calcext:value-type="float">
            <text:p>-0.747848447948894</text:p>
          </table:table-cell>
          <table:table-cell table:formula="of:=([.F9]-[.F$2])/[.F$1]" office:value-type="float" office:value="-0.38508691408131" calcext:value-type="float">
            <text:p>-0.38508691408131</text:p>
          </table:table-cell>
          <table:table-cell table:formula="of:=([.G9]-[.G$2])/[.G$1]" office:value-type="float" office:value="-0.125291457416216" calcext:value-type="float">
            <text:p>-0.125291457416216</text:p>
          </table:table-cell>
          <table:table-cell table:formula="of:=([.H9]-[.H$2])/[.H$1]" office:value-type="float" office:value="-1.12848106329863" calcext:value-type="float">
            <text:p>-1.12848106329863</text:p>
          </table:table-cell>
          <table:table-cell table:formula="of:=([.I9]-[.I$2])/[.I$1]" office:value-type="float" office:value="2.89026584248549" calcext:value-type="float">
            <text:p>2.89026584248549</text:p>
          </table:table-cell>
          <table:table-cell table:formula="of:=([.J9]-[.J$2])/[.J$1]" office:value-type="float" office:value="2.62258424737116" calcext:value-type="float">
            <text:p>2.62258424737116</text:p>
          </table:table-cell>
          <table:table-cell table:formula="of:=([.K9]-[.K$2])/[.K$1]" office:value-type="float" office:value="2.47206985953427" calcext:value-type="float">
            <text:p>2.47206985953427</text:p>
          </table:table-cell>
        </table:table-row>
        <table:table-row table:style-name="ro1">
          <table:table-cell table:formula="of:=[$xncas1.$O$8]" office:value-type="string" office:string-value="2013-07-31" calcext:value-type="string">
            <text:p>2013-07-31</text:p>
          </table:table-cell>
          <table:table-cell table:formula="of:=[$xncas1.$D$8]" office:value-type="float" office:value="1809" calcext:value-type="float">
            <text:p>1809</text:p>
          </table:table-cell>
          <table:table-cell table:formula="of:=[$xncas1.$E$8]" office:value-type="float" office:value="1379" calcext:value-type="float">
            <text:p>1379</text:p>
          </table:table-cell>
          <table:table-cell table:formula="of:=[$xncas1.$F$8]" office:value-type="float" office:value="12" calcext:value-type="float">
            <text:p>12</text:p>
          </table:table-cell>
          <table:table-cell table:formula="of:=[$xncas1.$G$8]" office:value-type="float" office:value="47" calcext:value-type="float">
            <text:p>47</text:p>
          </table:table-cell>
          <table:table-cell table:formula="of:=[$xncas1.$H$8]" office:value-type="float" office:value="715" calcext:value-type="float">
            <text:p>715</text:p>
          </table:table-cell>
          <table:table-cell table:formula="of:=[$xncas1.$I$8]" office:value-type="float" office:value="597" calcext:value-type="float">
            <text:p>597</text:p>
          </table:table-cell>
          <table:table-cell table:formula="of:=[$xncas1.$J$8]" office:value-type="float" office:value="118" calcext:value-type="float">
            <text:p>118</text:p>
          </table:table-cell>
          <table:table-cell table:formula="of:=[$xncas1.$K$8]" office:value-type="float" office:value="702" calcext:value-type="float">
            <text:p>702</text:p>
          </table:table-cell>
          <table:table-cell table:formula="of:=[$xncas1.$L$8]" office:value-type="float" office:value="622" calcext:value-type="float">
            <text:p>622</text:p>
          </table:table-cell>
          <table:table-cell table:formula="of:=[$xncas1.$M$8]" office:value-type="float" office:value="80" calcext:value-type="float">
            <text:p>80</text:p>
          </table:table-cell>
          <table:table-cell/>
          <table:table-cell table:formula="of:=[$select.$A$10]" office:value-type="string" office:string-value="2013-07-31" calcext:value-type="string">
            <text:p>2013-07-31</text:p>
          </table:table-cell>
          <table:table-cell table:formula="of:=([.B10]-[.B$2])/[.B$1]" office:value-type="float" office:value="-0.232327714124589" calcext:value-type="float">
            <text:p>-0.232327714124589</text:p>
          </table:table-cell>
          <table:table-cell table:formula="of:=([.C10]-[.C$2])/[.C$1]" office:value-type="float" office:value="0.229961062524648" calcext:value-type="float">
            <text:p>0.229961062524648</text:p>
          </table:table-cell>
          <table:table-cell table:formula="of:=([.D10]-[.D$2])/[.D$1]" office:value-type="float" office:value="-0.905001868692766" calcext:value-type="float">
            <text:p>-0.905001868692766</text:p>
          </table:table-cell>
          <table:table-cell table:formula="of:=([.E10]-[.E$2])/[.E$1]" office:value-type="float" office:value="-0.791397855560375" calcext:value-type="float">
            <text:p>-0.791397855560375</text:p>
          </table:table-cell>
          <table:table-cell table:formula="of:=([.F10]-[.F$2])/[.F$1]" office:value-type="float" office:value="-0.634390995400755" calcext:value-type="float">
            <text:p>-0.634390995400755</text:p>
          </table:table-cell>
          <table:table-cell table:formula="of:=([.G10]-[.G$2])/[.G$1]" office:value-type="float" office:value="-0.414705532130602" calcext:value-type="float">
            <text:p>-0.414705532130602</text:p>
          </table:table-cell>
          <table:table-cell table:formula="of:=([.H10]-[.H$2])/[.H$1]" office:value-type="float" office:value="-1.13603422257061" calcext:value-type="float">
            <text:p>-1.13603422257061</text:p>
          </table:table-cell>
          <table:table-cell table:formula="of:=([.I10]-[.I$2])/[.I$1]" office:value-type="float" office:value="-0.122472402008572" calcext:value-type="float">
            <text:p>-0.122472402008572</text:p>
          </table:table-cell>
          <table:table-cell table:formula="of:=([.J10]-[.J$2])/[.J$1]" office:value-type="float" office:value="-0.00954789034938783" calcext:value-type="float">
            <text:p>-0.009547890349388</text:p>
          </table:table-cell>
          <table:table-cell table:formula="of:=([.K10]-[.K$2])/[.K$1]" office:value-type="float" office:value="-0.696876306754564" calcext:value-type="float">
            <text:p>-0.696876306754564</text:p>
          </table:table-cell>
        </table:table-row>
        <table:table-row table:style-name="ro1">
          <table:table-cell table:formula="of:=[$xncas1.$O$9]" office:value-type="string" office:string-value="2013-08-31" calcext:value-type="string">
            <text:p>2013-08-31</text:p>
          </table:table-cell>
          <table:table-cell table:formula="of:=[$xncas1.$D$9]" office:value-type="float" office:value="2128" calcext:value-type="float">
            <text:p>2128</text:p>
          </table:table-cell>
          <table:table-cell table:formula="of:=[$xncas1.$E$9]" office:value-type="float" office:value="1590" calcext:value-type="float">
            <text:p>1590</text:p>
          </table:table-cell>
          <table:table-cell table:formula="of:=[$xncas1.$F$9]" office:value-type="float" office:value="23" calcext:value-type="float">
            <text:p>23</text:p>
          </table:table-cell>
          <table:table-cell table:formula="of:=[$xncas1.$G$9]" office:value-type="float" office:value="47" calcext:value-type="float">
            <text:p>47</text:p>
          </table:table-cell>
          <table:table-cell table:formula="of:=[$xncas1.$H$9]" office:value-type="float" office:value="608" calcext:value-type="float">
            <text:p>608</text:p>
          </table:table-cell>
          <table:table-cell table:formula="of:=[$xncas1.$I$9]" office:value-type="float" office:value="512" calcext:value-type="float">
            <text:p>512</text:p>
          </table:table-cell>
          <table:table-cell table:formula="of:=[$xncas1.$J$9]" office:value-type="float" office:value="96" calcext:value-type="float">
            <text:p>96</text:p>
          </table:table-cell>
          <table:table-cell table:formula="of:=[$xncas1.$K$9]" office:value-type="float" office:value="446" calcext:value-type="float">
            <text:p>446</text:p>
          </table:table-cell>
          <table:table-cell table:formula="of:=[$xncas1.$L$9]" office:value-type="float" office:value="396" calcext:value-type="float">
            <text:p>396</text:p>
          </table:table-cell>
          <table:table-cell table:formula="of:=[$xncas1.$M$9]" office:value-type="float" office:value="50" calcext:value-type="float">
            <text:p>50</text:p>
          </table:table-cell>
          <table:table-cell/>
          <table:table-cell table:formula="of:=[$select.$A$11]" office:value-type="string" office:string-value="2013-08-31" calcext:value-type="string">
            <text:p>2013-08-31</text:p>
          </table:table-cell>
          <table:table-cell table:formula="of:=([.B11]-[.B$2])/[.B$1]" office:value-type="float" office:value="0.200163217229989" calcext:value-type="float">
            <text:p>0.200163217229989</text:p>
          </table:table-cell>
          <table:table-cell table:formula="of:=([.C11]-[.C$2])/[.C$1]" office:value-type="float" office:value="0.715597556601723" calcext:value-type="float">
            <text:p>0.715597556601723</text:p>
          </table:table-cell>
          <table:table-cell table:formula="of:=([.D11]-[.D$2])/[.D$1]" office:value-type="float" office:value="-0.38808943160594" calcext:value-type="float">
            <text:p>-0.38808943160594</text:p>
          </table:table-cell>
          <table:table-cell table:formula="of:=([.E11]-[.E$2])/[.E$1]" office:value-type="float" office:value="-0.791397855560375" calcext:value-type="float">
            <text:p>-0.791397855560375</text:p>
          </table:table-cell>
          <table:table-cell table:formula="of:=([.F11]-[.F$2])/[.F$1]" office:value-type="float" office:value="-0.733926580106653" calcext:value-type="float">
            <text:p>-0.733926580106653</text:p>
          </table:table-cell>
          <table:table-cell table:formula="of:=([.G11]-[.G$2])/[.G$1]" office:value-type="float" office:value="-0.507187473298733" calcext:value-type="float">
            <text:p>-0.507187473298733</text:p>
          </table:table-cell>
          <table:table-cell table:formula="of:=([.H11]-[.H$2])/[.H$1]" office:value-type="float" office:value="-1.21911897456236" calcext:value-type="float">
            <text:p>-1.21911897456236</text:p>
          </table:table-cell>
          <table:table-cell table:formula="of:=([.I11]-[.I$2])/[.I$1]" office:value-type="float" office:value="-0.532499510243807" calcext:value-type="float">
            <text:p>-0.532499510243807</text:p>
          </table:table-cell>
          <table:table-cell table:formula="of:=([.J11]-[.J$2])/[.J$1]" office:value-type="float" office:value="-0.391114191263336" calcext:value-type="float">
            <text:p>-0.391114191263336</text:p>
          </table:table-cell>
          <table:table-cell table:formula="of:=([.K11]-[.K$2])/[.K$1]" office:value-type="float" office:value="-0.992119738396381" calcext:value-type="float">
            <text:p>-0.992119738396381</text:p>
          </table:table-cell>
        </table:table-row>
        <table:table-row table:style-name="ro1">
          <table:table-cell table:formula="of:=[$xncas1.$O$10]" office:value-type="string" office:string-value="2013-09-30" calcext:value-type="string">
            <text:p>2013-09-30</text:p>
          </table:table-cell>
          <table:table-cell table:formula="of:=[$xncas1.$D$10]" office:value-type="float" office:value="2497" calcext:value-type="float">
            <text:p>2497</text:p>
          </table:table-cell>
          <table:table-cell table:formula="of:=[$xncas1.$E$10]" office:value-type="float" office:value="1688" calcext:value-type="float">
            <text:p>1688</text:p>
          </table:table-cell>
          <table:table-cell table:formula="of:=[$xncas1.$F$10]" office:value-type="float" office:value="12" calcext:value-type="float">
            <text:p>12</text:p>
          </table:table-cell>
          <table:table-cell table:formula="of:=[$xncas1.$G$10]" office:value-type="float" office:value="51" calcext:value-type="float">
            <text:p>51</text:p>
          </table:table-cell>
          <table:table-cell table:formula="of:=[$xncas1.$H$10]" office:value-type="float" office:value="609" calcext:value-type="float">
            <text:p>609</text:p>
          </table:table-cell>
          <table:table-cell table:formula="of:=[$xncas1.$I$10]" office:value-type="float" office:value="513" calcext:value-type="float">
            <text:p>513</text:p>
          </table:table-cell>
          <table:table-cell table:formula="of:=[$xncas1.$J$10]" office:value-type="float" office:value="96" calcext:value-type="float">
            <text:p>96</text:p>
          </table:table-cell>
          <table:table-cell table:formula="of:=[$xncas1.$K$10]" office:value-type="float" office:value="423" calcext:value-type="float">
            <text:p>423</text:p>
          </table:table-cell>
          <table:table-cell table:formula="of:=[$xncas1.$L$10]" office:value-type="float" office:value="373" calcext:value-type="float">
            <text:p>373</text:p>
          </table:table-cell>
          <table:table-cell table:formula="of:=[$xncas1.$M$10]" office:value-type="float" office:value="50" calcext:value-type="float">
            <text:p>50</text:p>
          </table:table-cell>
          <table:table-cell/>
          <table:table-cell table:formula="of:=[$select.$A$12]" office:value-type="string" office:string-value="2013-09-30" calcext:value-type="string">
            <text:p>2013-09-30</text:p>
          </table:table-cell>
          <table:table-cell table:formula="of:=([.B12]-[.B$2])/[.B$1]" office:value-type="float" office:value="0.700442695818827" calcext:value-type="float">
            <text:p>0.700442695818827</text:p>
          </table:table-cell>
          <table:table-cell table:formula="of:=([.C12]-[.C$2])/[.C$1]" office:value-type="float" office:value="0.941153842950316" calcext:value-type="float">
            <text:p>0.941153842950316</text:p>
          </table:table-cell>
          <table:table-cell table:formula="of:=([.D12]-[.D$2])/[.D$1]" office:value-type="float" office:value="-0.905001868692766" calcext:value-type="float">
            <text:p>-0.905001868692766</text:p>
          </table:table-cell>
          <table:table-cell table:formula="of:=([.E12]-[.E$2])/[.E$1]" office:value-type="float" office:value="-0.733331978745066" calcext:value-type="float">
            <text:p>-0.733331978745066</text:p>
          </table:table-cell>
          <table:table-cell table:formula="of:=([.F12]-[.F$2])/[.F$1]" office:value-type="float" office:value="-0.732996340997252" calcext:value-type="float">
            <text:p>-0.732996340997252</text:p>
          </table:table-cell>
          <table:table-cell table:formula="of:=([.G12]-[.G$2])/[.G$1]" office:value-type="float" office:value="-0.506099450461461" calcext:value-type="float">
            <text:p>-0.506099450461461</text:p>
          </table:table-cell>
          <table:table-cell table:formula="of:=([.H12]-[.H$2])/[.H$1]" office:value-type="float" office:value="-1.21911897456236" calcext:value-type="float">
            <text:p>-1.21911897456236</text:p>
          </table:table-cell>
          <table:table-cell table:formula="of:=([.I12]-[.I$2])/[.I$1]" office:value-type="float" office:value="-0.569337883249317" calcext:value-type="float">
            <text:p>-0.569337883249317</text:p>
          </table:table-cell>
          <table:table-cell table:formula="of:=([.J12]-[.J$2])/[.J$1]" office:value-type="float" office:value="-0.429946159940419" calcext:value-type="float">
            <text:p>-0.429946159940419</text:p>
          </table:table-cell>
          <table:table-cell table:formula="of:=([.K12]-[.K$2])/[.K$1]" office:value-type="float" office:value="-0.992119738396381" calcext:value-type="float">
            <text:p>-0.992119738396381</text:p>
          </table:table-cell>
        </table:table-row>
        <table:table-row table:style-name="ro1">
          <table:table-cell table:formula="of:=[$xncas1.$O$11]" office:value-type="string" office:string-value="2013-10-31" calcext:value-type="string">
            <text:p>2013-10-31</text:p>
          </table:table-cell>
          <table:table-cell table:formula="of:=[$xncas1.$D$11]" office:value-type="float" office:value="2401" calcext:value-type="float">
            <text:p>2401</text:p>
          </table:table-cell>
          <table:table-cell table:formula="of:=[$xncas1.$E$11]" office:value-type="float" office:value="1459" calcext:value-type="float">
            <text:p>1459</text:p>
          </table:table-cell>
          <table:table-cell table:formula="of:=[$xncas1.$F$11]" office:value-type="float" office:value="24" calcext:value-type="float">
            <text:p>24</text:p>
          </table:table-cell>
          <table:table-cell table:formula="of:=[$xncas1.$G$11]" office:value-type="float" office:value="69" calcext:value-type="float">
            <text:p>69</text:p>
          </table:table-cell>
          <table:table-cell table:formula="of:=[$xncas1.$H$11]" office:value-type="float" office:value="608" calcext:value-type="float">
            <text:p>608</text:p>
          </table:table-cell>
          <table:table-cell table:formula="of:=[$xncas1.$I$11]" office:value-type="float" office:value="533" calcext:value-type="float">
            <text:p>533</text:p>
          </table:table-cell>
          <table:table-cell table:formula="of:=[$xncas1.$J$11]" office:value-type="float" office:value="75" calcext:value-type="float">
            <text:p>75</text:p>
          </table:table-cell>
          <table:table-cell table:formula="of:=[$xncas1.$K$11]" office:value-type="float" office:value="478" calcext:value-type="float">
            <text:p>478</text:p>
          </table:table-cell>
          <table:table-cell table:formula="of:=[$xncas1.$L$11]" office:value-type="float" office:value="438" calcext:value-type="float">
            <text:p>438</text:p>
          </table:table-cell>
          <table:table-cell table:formula="of:=[$xncas1.$M$11]" office:value-type="float" office:value="40" calcext:value-type="float">
            <text:p>40</text:p>
          </table:table-cell>
          <table:table-cell/>
          <table:table-cell table:formula="of:=[$select.$A$13]" office:value-type="string" office:string-value="2013-10-31" calcext:value-type="string">
            <text:p>2013-10-31</text:p>
          </table:table-cell>
          <table:table-cell table:formula="of:=([.B13]-[.B$2])/[.B$1]" office:value-type="float" office:value="0.570288685129048" calcext:value-type="float">
            <text:p>0.570288685129048</text:p>
          </table:table-cell>
          <table:table-cell table:formula="of:=([.C13]-[.C$2])/[.C$1]" office:value-type="float" office:value="0.414088643217378" calcext:value-type="float">
            <text:p>0.414088643217378</text:p>
          </table:table-cell>
          <table:table-cell table:formula="of:=([.D13]-[.D$2])/[.D$1]" office:value-type="float" office:value="-0.341097391870774" calcext:value-type="float">
            <text:p>-0.341097391870774</text:p>
          </table:table-cell>
          <table:table-cell table:formula="of:=([.E13]-[.E$2])/[.E$1]" office:value-type="float" office:value="-0.472035533076176" calcext:value-type="float">
            <text:p>-0.472035533076176</text:p>
          </table:table-cell>
          <table:table-cell table:formula="of:=([.F13]-[.F$2])/[.F$1]" office:value-type="float" office:value="-0.733926580106653" calcext:value-type="float">
            <text:p>-0.733926580106653</text:p>
          </table:table-cell>
          <table:table-cell table:formula="of:=([.G13]-[.G$2])/[.G$1]" office:value-type="float" office:value="-0.484338993716019" calcext:value-type="float">
            <text:p>-0.484338993716019</text:p>
          </table:table-cell>
          <table:table-cell table:formula="of:=([.H13]-[.H$2])/[.H$1]" office:value-type="float" office:value="-1.29842714691812" calcext:value-type="float">
            <text:p>-1.29842714691812</text:p>
          </table:table-cell>
          <table:table-cell table:formula="of:=([.I13]-[.I$2])/[.I$1]" office:value-type="float" office:value="-0.481246121714403" calcext:value-type="float">
            <text:p>-0.481246121714403</text:p>
          </table:table-cell>
          <table:table-cell table:formula="of:=([.J13]-[.J$2])/[.J$1]" office:value-type="float" office:value="-0.320203639766053" calcext:value-type="float">
            <text:p>-0.320203639766053</text:p>
          </table:table-cell>
          <table:table-cell table:formula="of:=([.K13]-[.K$2])/[.K$1]" office:value-type="float" office:value="-1.09053421561032" calcext:value-type="float">
            <text:p>-1.09053421561032</text:p>
          </table:table-cell>
        </table:table-row>
        <table:table-row table:style-name="ro1">
          <table:table-cell table:formula="of:=[$xncas1.$O$12]" office:value-type="string" office:string-value="2013-11-30" calcext:value-type="string">
            <text:p>2013-11-30</text:p>
          </table:table-cell>
          <table:table-cell table:formula="of:=[$xncas1.$D$12]" office:value-type="float" office:value="2483" calcext:value-type="float">
            <text:p>2483</text:p>
          </table:table-cell>
          <table:table-cell table:formula="of:=[$xncas1.$E$12]" office:value-type="float" office:value="1420" calcext:value-type="float">
            <text:p>1420</text:p>
          </table:table-cell>
          <table:table-cell table:formula="of:=[$xncas1.$F$12]" office:value-type="float" office:value="16" calcext:value-type="float">
            <text:p>16</text:p>
          </table:table-cell>
          <table:table-cell table:formula="of:=[$xncas1.$G$12]" office:value-type="float" office:value="82" calcext:value-type="float">
            <text:p>82</text:p>
          </table:table-cell>
          <table:table-cell table:formula="of:=[$xncas1.$H$12]" office:value-type="float" office:value="987" calcext:value-type="float">
            <text:p>987</text:p>
          </table:table-cell>
          <table:table-cell table:formula="of:=[$xncas1.$I$12]" office:value-type="float" office:value="861" calcext:value-type="float">
            <text:p>861</text:p>
          </table:table-cell>
          <table:table-cell table:formula="of:=[$xncas1.$J$12]" office:value-type="float" office:value="126" calcext:value-type="float">
            <text:p>126</text:p>
          </table:table-cell>
          <table:table-cell table:formula="of:=[$xncas1.$K$12]" office:value-type="float" office:value="762" calcext:value-type="float">
            <text:p>762</text:p>
          </table:table-cell>
          <table:table-cell table:formula="of:=[$xncas1.$L$12]" office:value-type="float" office:value="684" calcext:value-type="float">
            <text:p>684</text:p>
          </table:table-cell>
          <table:table-cell table:formula="of:=[$xncas1.$M$12]" office:value-type="float" office:value="78" calcext:value-type="float">
            <text:p>78</text:p>
          </table:table-cell>
          <table:table-cell/>
          <table:table-cell table:formula="of:=[$select.$A$14]" office:value-type="string" office:string-value="2013-11-30" calcext:value-type="string">
            <text:p>2013-11-30</text:p>
          </table:table-cell>
          <table:table-cell table:formula="of:=([.B14]-[.B$2])/[.B$1]" office:value-type="float" office:value="0.681461902593234" calcext:value-type="float">
            <text:p>0.681461902593234</text:p>
          </table:table-cell>
          <table:table-cell table:formula="of:=([.C14]-[.C$2])/[.C$1]" office:value-type="float" office:value="0.324326447629672" calcext:value-type="float">
            <text:p>0.324326447629672</text:p>
          </table:table-cell>
          <table:table-cell table:formula="of:=([.D14]-[.D$2])/[.D$1]" office:value-type="float" office:value="-0.717033709752102" calcext:value-type="float">
            <text:p>-0.717033709752102</text:p>
          </table:table-cell>
          <table:table-cell table:formula="of:=([.E14]-[.E$2])/[.E$1]" office:value-type="float" office:value="-0.283321433426421" calcext:value-type="float">
            <text:p>-0.283321433426421</text:p>
          </table:table-cell>
          <table:table-cell table:formula="of:=([.F14]-[.F$2])/[.F$1]" office:value-type="float" office:value="-0.381365957643706" calcext:value-type="float">
            <text:p>-0.381365957643706</text:p>
          </table:table-cell>
          <table:table-cell table:formula="of:=([.G14]-[.G$2])/[.G$1]" office:value-type="float" office:value="-0.127467503090761" calcext:value-type="float">
            <text:p>-0.127467503090761</text:p>
          </table:table-cell>
          <table:table-cell table:formula="of:=([.H14]-[.H$2])/[.H$1]" office:value-type="float" office:value="-1.1058215854827" calcext:value-type="float">
            <text:p>-1.1058215854827</text:p>
          </table:table-cell>
          <table:table-cell table:formula="of:=([.I14]-[.I$2])/[.I$1]" office:value-type="float" office:value="-0.0263722985159382" calcext:value-type="float">
            <text:p>-0.026372298515938</text:p>
          </table:table-cell>
          <table:table-cell table:formula="of:=([.J14]-[.J$2])/[.J$1]" office:value-type="float" office:value="0.0951295904323147" calcext:value-type="float">
            <text:p>0.095129590432315</text:p>
          </table:table-cell>
          <table:table-cell table:formula="of:=([.K14]-[.K$2])/[.K$1]" office:value-type="float" office:value="-0.716559202197352" calcext:value-type="float">
            <text:p>-0.716559202197352</text:p>
          </table:table-cell>
        </table:table-row>
        <table:table-row table:style-name="ro1">
          <table:table-cell table:formula="of:=[$xncas1.$O$13]" office:value-type="string" office:string-value="2013-12-31" calcext:value-type="string">
            <text:p>2013-12-31</text:p>
          </table:table-cell>
          <table:table-cell table:formula="of:=[$xncas1.$D$13]" office:value-type="float" office:value="2373" calcext:value-type="float">
            <text:p>2373</text:p>
          </table:table-cell>
          <table:table-cell table:formula="of:=[$xncas1.$E$13]" office:value-type="float" office:value="1595" calcext:value-type="float">
            <text:p>1595</text:p>
          </table:table-cell>
          <table:table-cell table:formula="of:=[$xncas1.$F$13]" office:value-type="float" office:value="29" calcext:value-type="float">
            <text:p>29</text:p>
          </table:table-cell>
          <table:table-cell table:formula="of:=[$xncas1.$G$13]" office:value-type="float" office:value="122" calcext:value-type="float">
            <text:p>122</text:p>
          </table:table-cell>
          <table:table-cell table:formula="of:=[$xncas1.$H$13]" office:value-type="float" office:value="940" calcext:value-type="float">
            <text:p>940</text:p>
          </table:table-cell>
          <table:table-cell table:formula="of:=[$xncas1.$I$13]" office:value-type="float" office:value="779" calcext:value-type="float">
            <text:p>779</text:p>
          </table:table-cell>
          <table:table-cell table:formula="of:=[$xncas1.$J$13]" office:value-type="float" office:value="161" calcext:value-type="float">
            <text:p>161</text:p>
          </table:table-cell>
          <table:table-cell table:formula="of:=[$xncas1.$K$13]" office:value-type="float" office:value="434" calcext:value-type="float">
            <text:p>434</text:p>
          </table:table-cell>
          <table:table-cell table:formula="of:=[$xncas1.$L$13]" office:value-type="float" office:value="395" calcext:value-type="float">
            <text:p>395</text:p>
          </table:table-cell>
          <table:table-cell table:formula="of:=[$xncas1.$M$13]" office:value-type="float" office:value="39" calcext:value-type="float">
            <text:p>39</text:p>
          </table:table-cell>
          <table:table-cell/>
          <table:table-cell table:formula="of:=[$select.$A$15]" office:value-type="string" office:string-value="2013-12-31" calcext:value-type="string">
            <text:p>2013-12-31</text:p>
          </table:table-cell>
          <table:table-cell table:formula="of:=([.B15]-[.B$2])/[.B$1]" office:value-type="float" office:value="0.532327098677862" calcext:value-type="float">
            <text:p>0.532327098677862</text:p>
          </table:table-cell>
          <table:table-cell table:formula="of:=([.C15]-[.C$2])/[.C$1]" office:value-type="float" office:value="0.727105530395018" calcext:value-type="float">
            <text:p>0.727105530395018</text:p>
          </table:table-cell>
          <table:table-cell table:formula="of:=([.D15]-[.D$2])/[.D$1]" office:value-type="float" office:value="-0.106137193194944" calcext:value-type="float">
            <text:p>-0.106137193194944</text:p>
          </table:table-cell>
          <table:table-cell table:formula="of:=([.E15]-[.E$2])/[.E$1]" office:value-type="float" office:value="0.297337334726668" calcext:value-type="float">
            <text:p>0.297337334726668</text:p>
          </table:table-cell>
          <table:table-cell table:formula="of:=([.F15]-[.F$2])/[.F$1]" office:value-type="float" office:value="-0.425087195785549" calcext:value-type="float">
            <text:p>-0.425087195785549</text:p>
          </table:table-cell>
          <table:table-cell table:formula="of:=([.G15]-[.G$2])/[.G$1]" office:value-type="float" office:value="-0.216685375747075" calcext:value-type="float">
            <text:p>-0.216685375747075</text:p>
          </table:table-cell>
          <table:table-cell table:formula="of:=([.H15]-[.H$2])/[.H$1]" office:value-type="float" office:value="-0.973641298223093" calcext:value-type="float">
            <text:p>-0.973641298223093</text:p>
          </table:table-cell>
          <table:table-cell table:formula="of:=([.I15]-[.I$2])/[.I$1]" office:value-type="float" office:value="-0.551719530942334" calcext:value-type="float">
            <text:p>-0.551719530942334</text:p>
          </table:table-cell>
          <table:table-cell table:formula="of:=([.J15]-[.J$2])/[.J$1]" office:value-type="float" office:value="-0.392802537727557" calcext:value-type="float">
            <text:p>-0.392802537727557</text:p>
          </table:table-cell>
          <table:table-cell table:formula="of:=([.K15]-[.K$2])/[.K$1]" office:value-type="float" office:value="-1.10037566333171" calcext:value-type="float">
            <text:p>-1.10037566333171</text:p>
          </table:table-cell>
        </table:table-row>
        <table:table-row table:style-name="ro1">
          <table:table-cell table:formula="of:=[$xncas1.$O$14]" office:value-type="string" office:string-value="2014-01-31" calcext:value-type="string">
            <text:p>2014-01-31</text:p>
          </table:table-cell>
          <table:table-cell table:formula="of:=[$xncas1.$D$14]" office:value-type="float" office:value="2462" calcext:value-type="float">
            <text:p>2462</text:p>
          </table:table-cell>
          <table:table-cell table:formula="of:=[$xncas1.$E$14]" office:value-type="float" office:value="1454" calcext:value-type="float">
            <text:p>1454</text:p>
          </table:table-cell>
          <table:table-cell table:formula="of:=[$xncas1.$F$14]" office:value-type="float" office:value="77" calcext:value-type="float">
            <text:p>77</text:p>
          </table:table-cell>
          <table:table-cell table:formula="of:=[$xncas1.$G$14]" office:value-type="float" office:value="328" calcext:value-type="float">
            <text:p>328</text:p>
          </table:table-cell>
          <table:table-cell table:formula="of:=[$xncas1.$H$14]" office:value-type="float" office:value="3881" calcext:value-type="float">
            <text:p>3881</text:p>
          </table:table-cell>
          <table:table-cell table:formula="of:=[$xncas1.$I$14]" office:value-type="float" office:value="2999" calcext:value-type="float">
            <text:p>2999</text:p>
          </table:table-cell>
          <table:table-cell table:formula="of:=[$xncas1.$J$14]" office:value-type="float" office:value="882" calcext:value-type="float">
            <text:p>882</text:p>
          </table:table-cell>
          <table:table-cell table:formula="of:=[$xncas1.$K$14]" office:value-type="float" office:value="2363" calcext:value-type="float">
            <text:p>2363</text:p>
          </table:table-cell>
          <table:table-cell table:formula="of:=[$xncas1.$L$14]" office:value-type="float" office:value="2138" calcext:value-type="float">
            <text:p>2138</text:p>
          </table:table-cell>
          <table:table-cell table:formula="of:=[$xncas1.$M$14]" office:value-type="float" office:value="225" calcext:value-type="float">
            <text:p>225</text:p>
          </table:table-cell>
          <table:table-cell/>
          <table:table-cell table:formula="of:=[$select.$A$16]" office:value-type="string" office:string-value="2014-01-31" calcext:value-type="string">
            <text:p>2014-01-31</text:p>
          </table:table-cell>
          <table:table-cell table:formula="of:=([.B16]-[.B$2])/[.B$1]" office:value-type="float" office:value="0.652990712754845" calcext:value-type="float">
            <text:p>0.652990712754845</text:p>
          </table:table-cell>
          <table:table-cell table:formula="of:=([.C16]-[.C$2])/[.C$1]" office:value-type="float" office:value="0.402580669424082" calcext:value-type="float">
            <text:p>0.402580669424082</text:p>
          </table:table-cell>
          <table:table-cell table:formula="of:=([.D16]-[.D$2])/[.D$1]" office:value-type="float" office:value="2.14948071409303" calcext:value-type="float">
            <text:p>2.14948071409303</text:p>
          </table:table-cell>
          <table:table-cell table:formula="of:=([.E16]-[.E$2])/[.E$1]" office:value-type="float" office:value="3.28772999071508" calcext:value-type="float">
            <text:p>3.28772999071508</text:p>
          </table:table-cell>
          <table:table-cell table:formula="of:=([.F16]-[.F$2])/[.F$1]" office:value-type="float" office:value="2.31074602496254" calcext:value-type="float">
            <text:p>2.31074602496254</text:p>
          </table:table-cell>
          <table:table-cell table:formula="of:=([.G16]-[.G$2])/[.G$1]" office:value-type="float" office:value="2.19872532299705" calcext:value-type="float">
            <text:p>2.19872532299705</text:p>
          </table:table-cell>
          <table:table-cell table:formula="of:=([.H16]-[.H$2])/[.H$1]" office:value-type="float" office:value="1.74927261932478" calcext:value-type="float">
            <text:p>1.74927261932478</text:p>
          </table:table-cell>
          <table:table-cell table:formula="of:=([.I16]-[.I$2])/[.I$1]" office:value-type="float" office:value="2.53789879634583" calcext:value-type="float">
            <text:p>2.53789879634583</text:p>
          </table:table-cell>
          <table:table-cell table:formula="of:=([.J16]-[.J$2])/[.J$1]" office:value-type="float" office:value="2.54998534940966" calcext:value-type="float">
            <text:p>2.54998534940966</text:p>
          </table:table-cell>
          <table:table-cell table:formula="of:=([.K16]-[.K$2])/[.K$1]" office:value-type="float" office:value="0.73013361284755" calcext:value-type="float">
            <text:p>0.73013361284755</text:p>
          </table:table-cell>
        </table:table-row>
        <table:table-row table:style-name="ro1">
          <table:table-cell table:formula="of:=[$xncas1.$O$15]" office:value-type="string" office:string-value="2014-02-28" calcext:value-type="string">
            <text:p>2014-02-28</text:p>
          </table:table-cell>
          <table:table-cell table:formula="of:=[$xncas1.$D$15]" office:value-type="float" office:value="2785" calcext:value-type="float">
            <text:p>2785</text:p>
          </table:table-cell>
          <table:table-cell table:formula="of:=[$xncas1.$E$15]" office:value-type="float" office:value="1784" calcext:value-type="float">
            <text:p>1784</text:p>
          </table:table-cell>
          <table:table-cell table:formula="of:=[$xncas1.$F$15]" office:value-type="float" office:value="108" calcext:value-type="float">
            <text:p>108</text:p>
          </table:table-cell>
          <table:table-cell table:formula="of:=[$xncas1.$G$15]" office:value-type="float" office:value="308" calcext:value-type="float">
            <text:p>308</text:p>
          </table:table-cell>
          <table:table-cell table:formula="of:=[$xncas1.$H$15]" office:value-type="float" office:value="4265" calcext:value-type="float">
            <text:p>4265</text:p>
          </table:table-cell>
          <table:table-cell table:formula="of:=[$xncas1.$I$15]" office:value-type="float" office:value="3314" calcext:value-type="float">
            <text:p>3314</text:p>
          </table:table-cell>
          <table:table-cell table:formula="of:=[$xncas1.$J$15]" office:value-type="float" office:value="951" calcext:value-type="float">
            <text:p>951</text:p>
          </table:table-cell>
          <table:table-cell table:formula="of:=[$xncas1.$K$15]" office:value-type="float" office:value="2799" calcext:value-type="float">
            <text:p>2799</text:p>
          </table:table-cell>
          <table:table-cell table:formula="of:=[$xncas1.$L$15]" office:value-type="float" office:value="2478" calcext:value-type="float">
            <text:p>2478</text:p>
          </table:table-cell>
          <table:table-cell table:formula="of:=[$xncas1.$M$15]" office:value-type="float" office:value="321" calcext:value-type="float">
            <text:p>321</text:p>
          </table:table-cell>
          <table:table-cell/>
          <table:table-cell table:formula="of:=[$select.$A$17]" office:value-type="string" office:string-value="2014-02-28" calcext:value-type="string">
            <text:p>2014-02-28</text:p>
          </table:table-cell>
          <table:table-cell table:formula="of:=([.B17]-[.B$2])/[.B$1]" office:value-type="float" office:value="1.09090472788816" calcext:value-type="float">
            <text:p>1.09090472788816</text:p>
          </table:table-cell>
          <table:table-cell table:formula="of:=([.C17]-[.C$2])/[.C$1]" office:value-type="float" office:value="1.16210693978159" calcext:value-type="float">
            <text:p>1.16210693978159</text:p>
          </table:table-cell>
          <table:table-cell table:formula="of:=([.D17]-[.D$2])/[.D$1]" office:value-type="float" office:value="3.60623394588317" calcext:value-type="float">
            <text:p>3.60623394588317</text:p>
          </table:table-cell>
          <table:table-cell table:formula="of:=([.E17]-[.E$2])/[.E$1]" office:value-type="float" office:value="2.99740060663854" calcext:value-type="float">
            <text:p>2.99740060663854</text:p>
          </table:table-cell>
          <table:table-cell table:formula="of:=([.F17]-[.F$2])/[.F$1]" office:value-type="float" office:value="2.66795784297249" calcext:value-type="float">
            <text:p>2.66795784297249</text:p>
          </table:table-cell>
          <table:table-cell table:formula="of:=([.G17]-[.G$2])/[.G$1]" office:value-type="float" office:value="2.54145251673777" calcext:value-type="float">
            <text:p>2.54145251673777</text:p>
          </table:table-cell>
          <table:table-cell table:formula="of:=([.H17]-[.H$2])/[.H$1]" office:value-type="float" office:value="2.009856614208" calcext:value-type="float">
            <text:p>2.009856614208</text:p>
          </table:table-cell>
          <table:table-cell table:formula="of:=([.I17]-[.I$2])/[.I$1]" office:value-type="float" office:value="3.23622621505897" calcext:value-type="float">
            <text:p>3.23622621505897</text:p>
          </table:table-cell>
          <table:table-cell table:formula="of:=([.J17]-[.J$2])/[.J$1]" office:value-type="float" office:value="3.1240231472448" calcext:value-type="float">
            <text:p>3.1240231472448</text:p>
          </table:table-cell>
          <table:table-cell table:formula="of:=([.K17]-[.K$2])/[.K$1]" office:value-type="float" office:value="1.67491259410136" calcext:value-type="float">
            <text:p>1.67491259410136</text:p>
          </table:table-cell>
        </table:table-row>
        <table:table-row table:style-name="ro1">
          <table:table-cell table:formula="of:=[$xncas1.$O$16]" office:value-type="string" office:string-value="2014-03-31" calcext:value-type="string">
            <text:p>2014-03-31</text:p>
          </table:table-cell>
          <table:table-cell table:formula="of:=[$xncas1.$D$16]" office:value-type="float" office:value="3502" calcext:value-type="float">
            <text:p>3502</text:p>
          </table:table-cell>
          <table:table-cell table:formula="of:=[$xncas1.$E$16]" office:value-type="float" office:value="2123" calcext:value-type="float">
            <text:p>2123</text:p>
          </table:table-cell>
          <table:table-cell table:formula="of:=[$xncas1.$F$16]" office:value-type="float" office:value="37" calcext:value-type="float">
            <text:p>37</text:p>
          </table:table-cell>
          <table:table-cell table:formula="of:=[$xncas1.$G$16]" office:value-type="float" office:value="158" calcext:value-type="float">
            <text:p>158</text:p>
          </table:table-cell>
          <table:table-cell table:formula="of:=[$xncas1.$H$16]" office:value-type="float" office:value="2792" calcext:value-type="float">
            <text:p>2792</text:p>
          </table:table-cell>
          <table:table-cell table:formula="of:=[$xncas1.$I$16]" office:value-type="float" office:value="2053" calcext:value-type="float">
            <text:p>2053</text:p>
          </table:table-cell>
          <table:table-cell table:formula="of:=[$xncas1.$J$16]" office:value-type="float" office:value="739" calcext:value-type="float">
            <text:p>739</text:p>
          </table:table-cell>
          <table:table-cell table:formula="of:=[$xncas1.$K$16]" office:value-type="float" office:value="1930" calcext:value-type="float">
            <text:p>1930</text:p>
          </table:table-cell>
          <table:table-cell table:formula="of:=[$xncas1.$L$16]" office:value-type="float" office:value="1644" calcext:value-type="float">
            <text:p>1644</text:p>
          </table:table-cell>
          <table:table-cell table:formula="of:=[$xncas1.$M$16]" office:value-type="float" office:value="286" calcext:value-type="float">
            <text:p>286</text:p>
          </table:table-cell>
          <table:table-cell/>
          <table:table-cell table:formula="of:=[$select.$A$18]" office:value-type="string" office:string-value="2014-03-31" calcext:value-type="string">
            <text:p>2014-03-31</text:p>
          </table:table-cell>
          <table:table-cell table:formula="of:=([.B18]-[.B$2])/[.B$1]" office:value-type="float" office:value="2.06299249522745" calcext:value-type="float">
            <text:p>2.06299249522745</text:p>
          </table:table-cell>
          <table:table-cell table:formula="of:=([.C18]-[.C$2])/[.C$1]" office:value-type="float" office:value="1.94234756296703" calcext:value-type="float">
            <text:p>1.94234756296703</text:p>
          </table:table-cell>
          <table:table-cell table:formula="of:=([.D18]-[.D$2])/[.D$1]" office:value-type="float" office:value="0.269799124686384" calcext:value-type="float">
            <text:p>0.269799124686384</text:p>
          </table:table-cell>
          <table:table-cell table:formula="of:=([.E18]-[.E$2])/[.E$1]" office:value-type="float" office:value="0.819930226064449" calcext:value-type="float">
            <text:p>0.819930226064449</text:p>
          </table:table-cell>
          <table:table-cell table:formula="of:=([.F18]-[.F$2])/[.F$1]" office:value-type="float" office:value="1.29771563482495" calcext:value-type="float">
            <text:p>1.29771563482495</text:p>
          </table:table-cell>
          <table:table-cell table:formula="of:=([.G18]-[.G$2])/[.G$1]" office:value-type="float" office:value="1.16945571893762" calcext:value-type="float">
            <text:p>1.16945571893762</text:p>
          </table:table-cell>
          <table:table-cell table:formula="of:=([.H18]-[.H$2])/[.H$1]" office:value-type="float" office:value="1.20922173137839" calcext:value-type="float">
            <text:p>1.20922173137839</text:p>
          </table:table-cell>
          <table:table-cell table:formula="of:=([.I18]-[.I$2])/[.I$1]" office:value-type="float" office:value="1.84437638280733" calcext:value-type="float">
            <text:p>1.84437638280733</text:p>
          </table:table-cell>
          <table:table-cell table:formula="of:=([.J18]-[.J$2])/[.J$1]" office:value-type="float" office:value="1.71594219608448" calcext:value-type="float">
            <text:p>1.71594219608448</text:p>
          </table:table-cell>
          <table:table-cell table:formula="of:=([.K18]-[.K$2])/[.K$1]" office:value-type="float" office:value="1.33046192385258" calcext:value-type="float">
            <text:p>1.33046192385258</text:p>
          </table:table-cell>
        </table:table-row>
        <table:table-row table:style-name="ro1">
          <table:table-cell table:formula="of:=[$xncas1.$O$17]" office:value-type="string" office:string-value="2014-04-30" calcext:value-type="string">
            <text:p>2014-04-30</text:p>
          </table:table-cell>
          <table:table-cell table:formula="of:=[$xncas1.$D$17]" office:value-type="float" office:value="2710" calcext:value-type="float">
            <text:p>2710</text:p>
          </table:table-cell>
          <table:table-cell table:formula="of:=[$xncas1.$E$17]" office:value-type="float" office:value="1711" calcext:value-type="float">
            <text:p>1711</text:p>
          </table:table-cell>
          <table:table-cell table:formula="of:=[$xncas1.$F$17]" office:value-type="float" office:value="21" calcext:value-type="float">
            <text:p>21</text:p>
          </table:table-cell>
          <table:table-cell table:formula="of:=[$xncas1.$G$17]" office:value-type="float" office:value="58" calcext:value-type="float">
            <text:p>58</text:p>
          </table:table-cell>
          <table:table-cell table:formula="of:=[$xncas1.$H$17]" office:value-type="float" office:value="1346" calcext:value-type="float">
            <text:p>1346</text:p>
          </table:table-cell>
          <table:table-cell table:formula="of:=[$xncas1.$I$17]" office:value-type="float" office:value="868" calcext:value-type="float">
            <text:p>868</text:p>
          </table:table-cell>
          <table:table-cell table:formula="of:=[$xncas1.$J$17]" office:value-type="float" office:value="478" calcext:value-type="float">
            <text:p>478</text:p>
          </table:table-cell>
          <table:table-cell table:formula="of:=[$xncas1.$K$17]" office:value-type="float" office:value="1110" calcext:value-type="float">
            <text:p>1110</text:p>
          </table:table-cell>
          <table:table-cell table:formula="of:=[$xncas1.$L$17]" office:value-type="float" office:value="874" calcext:value-type="float">
            <text:p>874</text:p>
          </table:table-cell>
          <table:table-cell table:formula="of:=[$xncas1.$M$17]" office:value-type="float" office:value="236" calcext:value-type="float">
            <text:p>236</text:p>
          </table:table-cell>
          <table:table-cell/>
          <table:table-cell table:formula="of:=[$select.$A$19]" office:value-type="string" office:string-value="2014-04-30" calcext:value-type="string">
            <text:p>2014-04-30</text:p>
          </table:table-cell>
          <table:table-cell table:formula="of:=([.B19]-[.B$2])/[.B$1]" office:value-type="float" office:value="0.989221907036774" calcext:value-type="float">
            <text:p>0.989221907036774</text:p>
          </table:table-cell>
          <table:table-cell table:formula="of:=([.C19]-[.C$2])/[.C$1]" office:value-type="float" office:value="0.994090522399476" calcext:value-type="float">
            <text:p>0.994090522399476</text:p>
          </table:table-cell>
          <table:table-cell table:formula="of:=([.D19]-[.D$2])/[.D$1]" office:value-type="float" office:value="-0.482073511076272" calcext:value-type="float">
            <text:p>-0.482073511076272</text:p>
          </table:table-cell>
          <table:table-cell table:formula="of:=([.E19]-[.E$2])/[.E$1]" office:value-type="float" office:value="-0.631716694318275" calcext:value-type="float">
            <text:p>-0.631716694318275</text:p>
          </table:table-cell>
          <table:table-cell table:formula="of:=([.F19]-[.F$2])/[.F$1]" office:value-type="float" office:value="-0.0474101173687776" calcext:value-type="float">
            <text:p>-0.047410117368778</text:p>
          </table:table-cell>
          <table:table-cell table:formula="of:=([.G19]-[.G$2])/[.G$1]" office:value-type="float" office:value="-0.119851343229856" calcext:value-type="float">
            <text:p>-0.119851343229856</text:p>
          </table:table-cell>
          <table:table-cell table:formula="of:=([.H19]-[.H$2])/[.H$1]" office:value-type="float" office:value="0.223534446385332" calcext:value-type="float">
            <text:p>0.223534446385332</text:p>
          </table:table-cell>
          <table:table-cell table:formula="of:=([.I19]-[.I$2])/[.I$1]" office:value-type="float" office:value="0.531008301741336" calcext:value-type="float">
            <text:p>0.531008301741336</text:p>
          </table:table-cell>
          <table:table-cell table:formula="of:=([.J19]-[.J$2])/[.J$1]" office:value-type="float" office:value="0.415915418634306" calcext:value-type="float">
            <text:p>0.415915418634306</text:p>
          </table:table-cell>
          <table:table-cell table:formula="of:=([.K19]-[.K$2])/[.K$1]" office:value-type="float" office:value="0.838389537782883" calcext:value-type="float">
            <text:p>0.838389537782883</text:p>
          </table:table-cell>
        </table:table-row>
        <table:table-row table:style-name="ro1">
          <table:table-cell table:formula="of:=[$xncas1.$O$18]" office:value-type="string" office:string-value="2014-05-31" calcext:value-type="string">
            <text:p>2014-05-31</text:p>
          </table:table-cell>
          <table:table-cell table:formula="of:=[$xncas1.$D$18]" office:value-type="float" office:value="2714" calcext:value-type="float">
            <text:p>2714</text:p>
          </table:table-cell>
          <table:table-cell table:formula="of:=[$xncas1.$E$18]" office:value-type="float" office:value="1748" calcext:value-type="float">
            <text:p>1748</text:p>
          </table:table-cell>
          <table:table-cell table:formula="of:=[$xncas1.$F$18]" office:value-type="float" office:value="23" calcext:value-type="float">
            <text:p>23</text:p>
          </table:table-cell>
          <table:table-cell table:formula="of:=[$xncas1.$G$18]" office:value-type="float" office:value="54" calcext:value-type="float">
            <text:p>54</text:p>
          </table:table-cell>
          <table:table-cell table:formula="of:=[$xncas1.$H$18]" office:value-type="float" office:value="974" calcext:value-type="float">
            <text:p>974</text:p>
          </table:table-cell>
          <table:table-cell table:formula="of:=[$xncas1.$I$18]" office:value-type="float" office:value="711" calcext:value-type="float">
            <text:p>711</text:p>
          </table:table-cell>
          <table:table-cell table:formula="of:=[$xncas1.$J$18]" office:value-type="float" office:value="263" calcext:value-type="float">
            <text:p>263</text:p>
          </table:table-cell>
          <table:table-cell table:formula="of:=[$xncas1.$K$18]" office:value-type="float" office:value="696" calcext:value-type="float">
            <text:p>696</text:p>
          </table:table-cell>
          <table:table-cell table:formula="of:=[$xncas1.$L$18]" office:value-type="float" office:value="609" calcext:value-type="float">
            <text:p>609</text:p>
          </table:table-cell>
          <table:table-cell table:formula="of:=[$xncas1.$M$18]" office:value-type="float" office:value="87" calcext:value-type="float">
            <text:p>87</text:p>
          </table:table-cell>
          <table:table-cell/>
          <table:table-cell table:formula="of:=[$select.$A$20]" office:value-type="string" office:string-value="2014-05-31" calcext:value-type="string">
            <text:p>2014-05-31</text:p>
          </table:table-cell>
          <table:table-cell table:formula="of:=([.B20]-[.B$2])/[.B$1]" office:value-type="float" office:value="0.994644990815515" calcext:value-type="float">
            <text:p>0.994644990815515</text:p>
          </table:table-cell>
          <table:table-cell table:formula="of:=([.C20]-[.C$2])/[.C$1]" office:value-type="float" office:value="1.07924952846986" calcext:value-type="float">
            <text:p>1.07924952846986</text:p>
          </table:table-cell>
          <table:table-cell table:formula="of:=([.D20]-[.D$2])/[.D$1]" office:value-type="float" office:value="-0.38808943160594" calcext:value-type="float">
            <text:p>-0.38808943160594</text:p>
          </table:table-cell>
          <table:table-cell table:formula="of:=([.E20]-[.E$2])/[.E$1]" office:value-type="float" office:value="-0.689782571133584" calcext:value-type="float">
            <text:p>-0.689782571133584</text:p>
          </table:table-cell>
          <table:table-cell table:formula="of:=([.F20]-[.F$2])/[.F$1]" office:value-type="float" office:value="-0.393459066065918" calcext:value-type="float">
            <text:p>-0.393459066065918</text:p>
          </table:table-cell>
          <table:table-cell table:formula="of:=([.G20]-[.G$2])/[.G$1]" office:value-type="float" office:value="-0.29067092868158" calcext:value-type="float">
            <text:p>-0.29067092868158</text:p>
          </table:table-cell>
          <table:table-cell table:formula="of:=([.H20]-[.H$2])/[.H$1]" office:value-type="float" office:value="-0.588430175352243" calcext:value-type="float">
            <text:p>-0.588430175352243</text:p>
          </table:table-cell>
          <table:table-cell table:formula="of:=([.I20]-[.I$2])/[.I$1]" office:value-type="float" office:value="-0.132082412357835" calcext:value-type="float">
            <text:p>-0.132082412357835</text:p>
          </table:table-cell>
          <table:table-cell table:formula="of:=([.J20]-[.J$2])/[.J$1]" office:value-type="float" office:value="-0.0314963943842609" calcext:value-type="float">
            <text:p>-0.031496394384261</text:p>
          </table:table-cell>
          <table:table-cell table:formula="of:=([.K20]-[.K$2])/[.K$1]" office:value-type="float" office:value="-0.627986172704807" calcext:value-type="float">
            <text:p>-0.627986172704807</text:p>
          </table:table-cell>
        </table:table-row>
        <table:table-row table:style-name="ro1">
          <table:table-cell table:formula="of:=[$xncas1.$O$19]" office:value-type="string" office:string-value="2014-06-30" calcext:value-type="string">
            <text:p>2014-06-30</text:p>
          </table:table-cell>
          <table:table-cell table:formula="of:=[$xncas1.$D$19]" office:value-type="float" office:value="2662" calcext:value-type="float">
            <text:p>2662</text:p>
          </table:table-cell>
          <table:table-cell table:formula="of:=[$xncas1.$E$19]" office:value-type="float" office:value="1826" calcext:value-type="float">
            <text:p>1826</text:p>
          </table:table-cell>
          <table:table-cell table:formula="of:=[$xncas1.$F$19]" office:value-type="float" office:value="21" calcext:value-type="float">
            <text:p>21</text:p>
          </table:table-cell>
          <table:table-cell table:formula="of:=[$xncas1.$G$19]" office:value-type="float" office:value="67" calcext:value-type="float">
            <text:p>67</text:p>
          </table:table-cell>
          <table:table-cell table:formula="of:=[$xncas1.$H$19]" office:value-type="float" office:value="926" calcext:value-type="float">
            <text:p>926</text:p>
          </table:table-cell>
          <table:table-cell table:formula="of:=[$xncas1.$I$19]" office:value-type="float" office:value="584" calcext:value-type="float">
            <text:p>584</text:p>
          </table:table-cell>
          <table:table-cell table:formula="of:=[$xncas1.$J$19]" office:value-type="float" office:value="342" calcext:value-type="float">
            <text:p>342</text:p>
          </table:table-cell>
          <table:table-cell table:formula="of:=[$xncas1.$K$19]" office:value-type="float" office:value="671" calcext:value-type="float">
            <text:p>671</text:p>
          </table:table-cell>
          <table:table-cell table:formula="of:=[$xncas1.$L$19]" office:value-type="float" office:value="590" calcext:value-type="float">
            <text:p>590</text:p>
          </table:table-cell>
          <table:table-cell table:formula="of:=[$xncas1.$M$19]" office:value-type="float" office:value="81" calcext:value-type="float">
            <text:p>81</text:p>
          </table:table-cell>
          <table:table-cell/>
          <table:table-cell table:formula="of:=[$select.$A$21]" office:value-type="string" office:string-value="2014-06-30" calcext:value-type="string">
            <text:p>2014-06-30</text:p>
          </table:table-cell>
          <table:table-cell table:formula="of:=([.B21]-[.B$2])/[.B$1]" office:value-type="float" office:value="0.924144901691884" calcext:value-type="float">
            <text:p>0.924144901691884</text:p>
          </table:table-cell>
          <table:table-cell table:formula="of:=([.C21]-[.C$2])/[.C$1]" office:value-type="float" office:value="1.25877391964528" calcext:value-type="float">
            <text:p>1.25877391964528</text:p>
          </table:table-cell>
          <table:table-cell table:formula="of:=([.D21]-[.D$2])/[.D$1]" office:value-type="float" office:value="-0.482073511076272" calcext:value-type="float">
            <text:p>-0.482073511076272</text:p>
          </table:table-cell>
          <table:table-cell table:formula="of:=([.E21]-[.E$2])/[.E$1]" office:value-type="float" office:value="-0.50106847148383" calcext:value-type="float">
            <text:p>-0.50106847148383</text:p>
          </table:table-cell>
          <table:table-cell table:formula="of:=([.F21]-[.F$2])/[.F$1]" office:value-type="float" office:value="-0.438110543317162" calcext:value-type="float">
            <text:p>-0.438110543317162</text:p>
          </table:table-cell>
          <table:table-cell table:formula="of:=([.G21]-[.G$2])/[.G$1]" office:value-type="float" office:value="-0.42884982901514" calcext:value-type="float">
            <text:p>-0.42884982901514</text:p>
          </table:table-cell>
          <table:table-cell table:formula="of:=([.H21]-[.H$2])/[.H$1]" office:value-type="float" office:value="-0.290080384109134" calcext:value-type="float">
            <text:p>-0.290080384109134</text:p>
          </table:table-cell>
          <table:table-cell table:formula="of:=([.I21]-[.I$2])/[.I$1]" office:value-type="float" office:value="-0.172124122146432" calcext:value-type="float">
            <text:p>-0.172124122146432</text:p>
          </table:table-cell>
          <table:table-cell table:formula="of:=([.J21]-[.J$2])/[.J$1]" office:value-type="float" office:value="-0.0635749772044601" calcext:value-type="float">
            <text:p>-0.06357497720446</text:p>
          </table:table-cell>
          <table:table-cell table:formula="of:=([.K21]-[.K$2])/[.K$1]" office:value-type="float" office:value="-0.68703485903317" calcext:value-type="float">
            <text:p>-0.68703485903317</text:p>
          </table:table-cell>
        </table:table-row>
        <table:table-row table:style-name="ro1">
          <table:table-cell table:formula="of:=[$xncas1.$O$20]" office:value-type="string" office:string-value="2014-07-31" calcext:value-type="string">
            <text:p>2014-07-31</text:p>
          </table:table-cell>
          <table:table-cell table:formula="of:=[$xncas1.$D$20]" office:value-type="float" office:value="2702" calcext:value-type="float">
            <text:p>2702</text:p>
          </table:table-cell>
          <table:table-cell table:formula="of:=[$xncas1.$E$20]" office:value-type="float" office:value="1513" calcext:value-type="float">
            <text:p>1513</text:p>
          </table:table-cell>
          <table:table-cell table:formula="of:=[$xncas1.$F$20]" office:value-type="float" office:value="14" calcext:value-type="float">
            <text:p>14</text:p>
          </table:table-cell>
          <table:table-cell table:formula="of:=[$xncas1.$G$20]" office:value-type="float" office:value="71" calcext:value-type="float">
            <text:p>71</text:p>
          </table:table-cell>
          <table:table-cell table:formula="of:=[$xncas1.$H$20]" office:value-type="float" office:value="710" calcext:value-type="float">
            <text:p>710</text:p>
          </table:table-cell>
          <table:table-cell table:formula="of:=[$xncas1.$I$20]" office:value-type="float" office:value="400" calcext:value-type="float">
            <text:p>400</text:p>
          </table:table-cell>
          <table:table-cell table:formula="of:=[$xncas1.$J$20]" office:value-type="float" office:value="310" calcext:value-type="float">
            <text:p>310</text:p>
          </table:table-cell>
          <table:table-cell table:formula="of:=[$xncas1.$K$20]" office:value-type="float" office:value="424" calcext:value-type="float">
            <text:p>424</text:p>
          </table:table-cell>
          <table:table-cell table:formula="of:=[$xncas1.$L$20]" office:value-type="float" office:value="335" calcext:value-type="float">
            <text:p>335</text:p>
          </table:table-cell>
          <table:table-cell table:formula="of:=[$xncas1.$M$20]" office:value-type="float" office:value="89" calcext:value-type="float">
            <text:p>89</text:p>
          </table:table-cell>
          <table:table-cell/>
          <table:table-cell table:formula="of:=[$select.$A$22]" office:value-type="string" office:string-value="2014-07-31" calcext:value-type="string">
            <text:p>2014-07-31</text:p>
          </table:table-cell>
          <table:table-cell table:formula="of:=([.B22]-[.B$2])/[.B$1]" office:value-type="float" office:value="0.978375739479292" calcext:value-type="float">
            <text:p>0.978375739479292</text:p>
          </table:table-cell>
          <table:table-cell table:formula="of:=([.C22]-[.C$2])/[.C$1]" office:value-type="float" office:value="0.53837476018497" calcext:value-type="float">
            <text:p>0.53837476018497</text:p>
          </table:table-cell>
          <table:table-cell table:formula="of:=([.D22]-[.D$2])/[.D$1]" office:value-type="float" office:value="-0.811017789222434" calcext:value-type="float">
            <text:p>-0.811017789222434</text:p>
          </table:table-cell>
          <table:table-cell table:formula="of:=([.E22]-[.E$2])/[.E$1]" office:value-type="float" office:value="-0.443002594668521" calcext:value-type="float">
            <text:p>-0.443002594668521</text:p>
          </table:table-cell>
          <table:table-cell table:formula="of:=([.F22]-[.F$2])/[.F$1]" office:value-type="float" office:value="-0.639042190947759" calcext:value-type="float">
            <text:p>-0.639042190947759</text:p>
          </table:table-cell>
          <table:table-cell table:formula="of:=([.G22]-[.G$2])/[.G$1]" office:value-type="float" office:value="-0.629046031073212" calcext:value-type="float">
            <text:p>-0.629046031073212</text:p>
          </table:table-cell>
          <table:table-cell table:formula="of:=([.H22]-[.H$2])/[.H$1]" office:value-type="float" office:value="-0.410930932460773" calcext:value-type="float">
            <text:p>-0.410930932460773</text:p>
          </table:table-cell>
          <table:table-cell table:formula="of:=([.I22]-[.I$2])/[.I$1]" office:value-type="float" office:value="-0.567736214857773" calcext:value-type="float">
            <text:p>-0.567736214857773</text:p>
          </table:table-cell>
          <table:table-cell table:formula="of:=([.J22]-[.J$2])/[.J$1]" office:value-type="float" office:value="-0.494103325580817" calcext:value-type="float">
            <text:p>-0.494103325580817</text:p>
          </table:table-cell>
          <table:table-cell table:formula="of:=([.K22]-[.K$2])/[.K$1]" office:value-type="float" office:value="-0.608303277262019" calcext:value-type="float">
            <text:p>-0.608303277262019</text:p>
          </table:table-cell>
        </table:table-row>
        <table:table-row table:style-name="ro1">
          <table:table-cell table:formula="of:=[$xncas1.$O$21]" office:value-type="string" office:string-value="2014-08-31" calcext:value-type="string">
            <text:p>2014-08-31</text:p>
          </table:table-cell>
          <table:table-cell table:formula="of:=[$xncas1.$D$21]" office:value-type="float" office:value="2032" calcext:value-type="float">
            <text:p>2032</text:p>
          </table:table-cell>
          <table:table-cell table:formula="of:=[$xncas1.$E$21]" office:value-type="float" office:value="1390" calcext:value-type="float">
            <text:p>1390</text:p>
          </table:table-cell>
          <table:table-cell table:formula="of:=[$xncas1.$F$21]" office:value-type="float" office:value="14" calcext:value-type="float">
            <text:p>14</text:p>
          </table:table-cell>
          <table:table-cell table:formula="of:=[$xncas1.$G$21]" office:value-type="float" office:value="48" calcext:value-type="float">
            <text:p>48</text:p>
          </table:table-cell>
          <table:table-cell table:formula="of:=[$xncas1.$H$21]" office:value-type="float" office:value="567" calcext:value-type="float">
            <text:p>567</text:p>
          </table:table-cell>
          <table:table-cell table:formula="of:=[$xncas1.$I$21]" office:value-type="float" office:value="356" calcext:value-type="float">
            <text:p>356</text:p>
          </table:table-cell>
          <table:table-cell table:formula="of:=[$xncas1.$J$21]" office:value-type="float" office:value="211" calcext:value-type="float">
            <text:p>211</text:p>
          </table:table-cell>
          <table:table-cell table:formula="of:=[$xncas1.$K$21]" office:value-type="float" office:value="378" calcext:value-type="float">
            <text:p>378</text:p>
          </table:table-cell>
          <table:table-cell table:formula="of:=[$xncas1.$L$21]" office:value-type="float" office:value="319" calcext:value-type="float">
            <text:p>319</text:p>
          </table:table-cell>
          <table:table-cell table:formula="of:=[$xncas1.$M$21]" office:value-type="float" office:value="59" calcext:value-type="float">
            <text:p>59</text:p>
          </table:table-cell>
          <table:table-cell/>
          <table:table-cell table:formula="of:=[$select.$A$23]" office:value-type="string" office:string-value="2014-08-31" calcext:value-type="string">
            <text:p>2014-08-31</text:p>
          </table:table-cell>
          <table:table-cell table:formula="of:=([.B23]-[.B$2])/[.B$1]" office:value-type="float" office:value="0.0700092065402098" calcext:value-type="float">
            <text:p>0.07000920654021</text:p>
          </table:table-cell>
          <table:table-cell table:formula="of:=([.C23]-[.C$2])/[.C$1]" office:value-type="float" office:value="0.255278604869899" calcext:value-type="float">
            <text:p>0.255278604869899</text:p>
          </table:table-cell>
          <table:table-cell table:formula="of:=([.D23]-[.D$2])/[.D$1]" office:value-type="float" office:value="-0.811017789222434" calcext:value-type="float">
            <text:p>-0.811017789222434</text:p>
          </table:table-cell>
          <table:table-cell table:formula="of:=([.E23]-[.E$2])/[.E$1]" office:value-type="float" office:value="-0.776881386356548" calcext:value-type="float">
            <text:p>-0.776881386356548</text:p>
          </table:table-cell>
          <table:table-cell table:formula="of:=([.F23]-[.F$2])/[.F$1]" office:value-type="float" office:value="-0.77206638359209" calcext:value-type="float">
            <text:p>-0.77206638359209</text:p>
          </table:table-cell>
          <table:table-cell table:formula="of:=([.G23]-[.G$2])/[.G$1]" office:value-type="float" office:value="-0.676919035913185" calcext:value-type="float">
            <text:p>-0.676919035913185</text:p>
          </table:table-cell>
          <table:table-cell table:formula="of:=([.H23]-[.H$2])/[.H$1]" office:value-type="float" office:value="-0.784812316423657" calcext:value-type="float">
            <text:p>-0.784812316423657</text:p>
          </table:table-cell>
          <table:table-cell table:formula="of:=([.I23]-[.I$2])/[.I$1]" office:value-type="float" office:value="-0.641412960868792" calcext:value-type="float">
            <text:p>-0.641412960868792</text:p>
          </table:table-cell>
          <table:table-cell table:formula="of:=([.J23]-[.J$2])/[.J$1]" office:value-type="float" office:value="-0.521116869008353" calcext:value-type="float">
            <text:p>-0.521116869008353</text:p>
          </table:table-cell>
          <table:table-cell table:formula="of:=([.K23]-[.K$2])/[.K$1]" office:value-type="float" office:value="-0.903546708903836" calcext:value-type="float">
            <text:p>-0.903546708903836</text:p>
          </table:table-cell>
        </table:table-row>
        <table:table-row table:style-name="ro1">
          <table:table-cell table:formula="of:=[$xncas1.$O$22]" office:value-type="string" office:string-value="2014-09-30" calcext:value-type="string">
            <text:p>2014-09-30</text:p>
          </table:table-cell>
          <table:table-cell table:formula="of:=[$xncas1.$D$22]" office:value-type="float" office:value="2519" calcext:value-type="float">
            <text:p>2519</text:p>
          </table:table-cell>
          <table:table-cell table:formula="of:=[$xncas1.$E$22]" office:value-type="float" office:value="1677" calcext:value-type="float">
            <text:p>1677</text:p>
          </table:table-cell>
          <table:table-cell table:formula="of:=[$xncas1.$F$22]" office:value-type="float" office:value="19" calcext:value-type="float">
            <text:p>19</text:p>
          </table:table-cell>
          <table:table-cell table:formula="of:=[$xncas1.$G$22]" office:value-type="float" office:value="67" calcext:value-type="float">
            <text:p>67</text:p>
          </table:table-cell>
          <table:table-cell table:formula="of:=[$xncas1.$H$22]" office:value-type="float" office:value="547" calcext:value-type="float">
            <text:p>547</text:p>
          </table:table-cell>
          <table:table-cell table:formula="of:=[$xncas1.$I$22]" office:value-type="float" office:value="304" calcext:value-type="float">
            <text:p>304</text:p>
          </table:table-cell>
          <table:table-cell table:formula="of:=[$xncas1.$J$22]" office:value-type="float" office:value="243" calcext:value-type="float">
            <text:p>243</text:p>
          </table:table-cell>
          <table:table-cell table:formula="of:=[$xncas1.$K$22]" office:value-type="float" office:value="297" calcext:value-type="float">
            <text:p>297</text:p>
          </table:table-cell>
          <table:table-cell table:formula="of:=[$xncas1.$L$22]" office:value-type="float" office:value="260" calcext:value-type="float">
            <text:p>260</text:p>
          </table:table-cell>
          <table:table-cell table:formula="of:=[$xncas1.$M$22]" office:value-type="float" office:value="37" calcext:value-type="float">
            <text:p>37</text:p>
          </table:table-cell>
          <table:table-cell/>
          <table:table-cell table:formula="of:=[$select.$A$24]" office:value-type="string" office:string-value="2014-09-30" calcext:value-type="string">
            <text:p>2014-09-30</text:p>
          </table:table-cell>
          <table:table-cell table:formula="of:=([.B24]-[.B$2])/[.B$1]" office:value-type="float" office:value="0.730269656601901" calcext:value-type="float">
            <text:p>0.730269656601901</text:p>
          </table:table-cell>
          <table:table-cell table:formula="of:=([.C24]-[.C$2])/[.C$1]" office:value-type="float" office:value="0.915836300605066" calcext:value-type="float">
            <text:p>0.915836300605066</text:p>
          </table:table-cell>
          <table:table-cell table:formula="of:=([.D24]-[.D$2])/[.D$1]" office:value-type="float" office:value="-0.576057590546604" calcext:value-type="float">
            <text:p>-0.576057590546604</text:p>
          </table:table-cell>
          <table:table-cell table:formula="of:=([.E24]-[.E$2])/[.E$1]" office:value-type="float" office:value="-0.50106847148383" calcext:value-type="float">
            <text:p>-0.50106847148383</text:p>
          </table:table-cell>
          <table:table-cell table:formula="of:=([.F24]-[.F$2])/[.F$1]" office:value-type="float" office:value="-0.790671165780108" calcext:value-type="float">
            <text:p>-0.790671165780108</text:p>
          </table:table-cell>
          <table:table-cell table:formula="of:=([.G24]-[.G$2])/[.G$1]" office:value-type="float" office:value="-0.733496223451336" calcext:value-type="float">
            <text:p>-0.733496223451336</text:p>
          </table:table-cell>
          <table:table-cell table:formula="of:=([.H24]-[.H$2])/[.H$1]" office:value-type="float" office:value="-0.663961768072017" calcext:value-type="float">
            <text:p>-0.663961768072017</text:p>
          </table:table-cell>
          <table:table-cell table:formula="of:=([.I24]-[.I$2])/[.I$1]" office:value-type="float" office:value="-0.771148100583847" calcext:value-type="float">
            <text:p>-0.771148100583847</text:p>
          </table:table-cell>
          <table:table-cell table:formula="of:=([.J24]-[.J$2])/[.J$1]" office:value-type="float" office:value="-0.620729310397393" calcext:value-type="float">
            <text:p>-0.620729310397393</text:p>
          </table:table-cell>
          <table:table-cell table:formula="of:=([.K24]-[.K$2])/[.K$1]" office:value-type="float" office:value="-1.1200585587745" calcext:value-type="float">
            <text:p>-1.1200585587745</text:p>
          </table:table-cell>
        </table:table-row>
        <table:table-row table:style-name="ro1">
          <table:table-cell table:formula="of:=[$xncas1.$O$23]" office:value-type="string" office:string-value="2014-10-31" calcext:value-type="string">
            <text:p>2014-10-31</text:p>
          </table:table-cell>
          <table:table-cell table:formula="of:=[$xncas1.$D$23]" office:value-type="float" office:value="2417" calcext:value-type="float">
            <text:p>2417</text:p>
          </table:table-cell>
          <table:table-cell table:formula="of:=[$xncas1.$E$23]" office:value-type="float" office:value="1272" calcext:value-type="float">
            <text:p>1272</text:p>
          </table:table-cell>
          <table:table-cell table:formula="of:=[$xncas1.$F$23]" office:value-type="float" office:value="11" calcext:value-type="float">
            <text:p>11</text:p>
          </table:table-cell>
          <table:table-cell table:formula="of:=[$xncas1.$G$23]" office:value-type="float" office:value="51" calcext:value-type="float">
            <text:p>51</text:p>
          </table:table-cell>
          <table:table-cell table:formula="of:=[$xncas1.$H$23]" office:value-type="float" office:value="588" calcext:value-type="float">
            <text:p>588</text:p>
          </table:table-cell>
          <table:table-cell table:formula="of:=[$xncas1.$I$23]" office:value-type="float" office:value="355" calcext:value-type="float">
            <text:p>355</text:p>
          </table:table-cell>
          <table:table-cell table:formula="of:=[$xncas1.$J$23]" office:value-type="float" office:value="233" calcext:value-type="float">
            <text:p>233</text:p>
          </table:table-cell>
          <table:table-cell table:formula="of:=[$xncas1.$K$23]" office:value-type="float" office:value="361" calcext:value-type="float">
            <text:p>361</text:p>
          </table:table-cell>
          <table:table-cell table:formula="of:=[$xncas1.$L$23]" office:value-type="float" office:value="303" calcext:value-type="float">
            <text:p>303</text:p>
          </table:table-cell>
          <table:table-cell table:formula="of:=[$xncas1.$M$23]" office:value-type="float" office:value="58" calcext:value-type="float">
            <text:p>58</text:p>
          </table:table-cell>
          <table:table-cell/>
          <table:table-cell table:formula="of:=[$select.$A$25]" office:value-type="string" office:string-value="2014-10-31" calcext:value-type="string">
            <text:p>2014-10-31</text:p>
          </table:table-cell>
          <table:table-cell table:formula="of:=([.B25]-[.B$2])/[.B$1]" office:value-type="float" office:value="0.591981020244011" calcext:value-type="float">
            <text:p>0.591981020244011</text:p>
          </table:table-cell>
          <table:table-cell table:formula="of:=([.C25]-[.C$2])/[.C$1]" office:value-type="float" office:value="-0.0163095766518773" calcext:value-type="float">
            <text:p>-0.016309576651877</text:p>
          </table:table-cell>
          <table:table-cell table:formula="of:=([.D25]-[.D$2])/[.D$1]" office:value-type="float" office:value="-0.951993908427932" calcext:value-type="float">
            <text:p>-0.951993908427932</text:p>
          </table:table-cell>
          <table:table-cell table:formula="of:=([.E25]-[.E$2])/[.E$1]" office:value-type="float" office:value="-0.733331978745066" calcext:value-type="float">
            <text:p>-0.733331978745066</text:p>
          </table:table-cell>
          <table:table-cell table:formula="of:=([.F25]-[.F$2])/[.F$1]" office:value-type="float" office:value="-0.752531362294671" calcext:value-type="float">
            <text:p>-0.752531362294671</text:p>
          </table:table-cell>
          <table:table-cell table:formula="of:=([.G25]-[.G$2])/[.G$1]" office:value-type="float" office:value="-0.678007058750458" calcext:value-type="float">
            <text:p>-0.678007058750458</text:p>
          </table:table-cell>
          <table:table-cell table:formula="of:=([.H25]-[.H$2])/[.H$1]" office:value-type="float" office:value="-0.701727564431905" calcext:value-type="float">
            <text:p>-0.701727564431905</text:p>
          </table:table-cell>
          <table:table-cell table:formula="of:=([.I25]-[.I$2])/[.I$1]" office:value-type="float" office:value="-0.668641323525038" calcext:value-type="float">
            <text:p>-0.668641323525038</text:p>
          </table:table-cell>
          <table:table-cell table:formula="of:=([.J25]-[.J$2])/[.J$1]" office:value-type="float" office:value="-0.54813041243589" calcext:value-type="float">
            <text:p>-0.54813041243589</text:p>
          </table:table-cell>
          <table:table-cell table:formula="of:=([.K25]-[.K$2])/[.K$1]" office:value-type="float" office:value="-0.91338815662523" calcext:value-type="float">
            <text:p>-0.91338815662523</text:p>
          </table:table-cell>
        </table:table-row>
        <table:table-row table:style-name="ro1">
          <table:table-cell table:formula="of:=[$xncas1.$O$24]" office:value-type="string" office:string-value="2014-11-30" calcext:value-type="string">
            <text:p>2014-11-30</text:p>
          </table:table-cell>
          <table:table-cell table:formula="of:=[$xncas1.$D$24]" office:value-type="float" office:value="3100" calcext:value-type="float">
            <text:p>3100</text:p>
          </table:table-cell>
          <table:table-cell table:formula="of:=[$xncas1.$E$24]" office:value-type="float" office:value="1162" calcext:value-type="float">
            <text:p>1162</text:p>
          </table:table-cell>
          <table:table-cell table:formula="of:=[$xncas1.$F$24]" office:value-type="float" office:value="24" calcext:value-type="float">
            <text:p>24</text:p>
          </table:table-cell>
          <table:table-cell table:formula="of:=[$xncas1.$G$24]" office:value-type="float" office:value="74" calcext:value-type="float">
            <text:p>74</text:p>
          </table:table-cell>
          <table:table-cell table:formula="of:=[$xncas1.$H$24]" office:value-type="float" office:value="840" calcext:value-type="float">
            <text:p>840</text:p>
          </table:table-cell>
          <table:table-cell table:formula="of:=[$xncas1.$I$24]" office:value-type="float" office:value="533" calcext:value-type="float">
            <text:p>533</text:p>
          </table:table-cell>
          <table:table-cell table:formula="of:=[$xncas1.$J$24]" office:value-type="float" office:value="307" calcext:value-type="float">
            <text:p>307</text:p>
          </table:table-cell>
          <table:table-cell table:formula="of:=[$xncas1.$K$24]" office:value-type="float" office:value="513" calcext:value-type="float">
            <text:p>513</text:p>
          </table:table-cell>
          <table:table-cell table:formula="of:=[$xncas1.$L$24]" office:value-type="float" office:value="436" calcext:value-type="float">
            <text:p>436</text:p>
          </table:table-cell>
          <table:table-cell table:formula="of:=[$xncas1.$M$24]" office:value-type="float" office:value="77" calcext:value-type="float">
            <text:p>77</text:p>
          </table:table-cell>
          <table:table-cell/>
          <table:table-cell table:formula="of:=[$select.$A$26]" office:value-type="string" office:string-value="2014-11-30" calcext:value-type="string">
            <text:p>2014-11-30</text:p>
          </table:table-cell>
          <table:table-cell table:formula="of:=([.B26]-[.B$2])/[.B$1]" office:value-type="float" office:value="1.517972575464" calcext:value-type="float">
            <text:p>1.517972575464</text:p>
          </table:table-cell>
          <table:table-cell table:formula="of:=([.C26]-[.C$2])/[.C$1]" office:value-type="float" office:value="-0.26948500010438" calcext:value-type="float">
            <text:p>-0.26948500010438</text:p>
          </table:table-cell>
          <table:table-cell table:formula="of:=([.D26]-[.D$2])/[.D$1]" office:value-type="float" office:value="-0.341097391870774" calcext:value-type="float">
            <text:p>-0.341097391870774</text:p>
          </table:table-cell>
          <table:table-cell table:formula="of:=([.E26]-[.E$2])/[.E$1]" office:value-type="float" office:value="-0.39945318705704" calcext:value-type="float">
            <text:p>-0.39945318705704</text:p>
          </table:table-cell>
          <table:table-cell table:formula="of:=([.F26]-[.F$2])/[.F$1]" office:value-type="float" office:value="-0.51811110672564" calcext:value-type="float">
            <text:p>-0.51811110672564</text:p>
          </table:table-cell>
          <table:table-cell table:formula="of:=([.G26]-[.G$2])/[.G$1]" office:value-type="float" office:value="-0.484338993716019" calcext:value-type="float">
            <text:p>-0.484338993716019</text:p>
          </table:table-cell>
          <table:table-cell table:formula="of:=([.H26]-[.H$2])/[.H$1]" office:value-type="float" office:value="-0.422260671368739" calcext:value-type="float">
            <text:p>-0.422260671368739</text:p>
          </table:table-cell>
          <table:table-cell table:formula="of:=([.I26]-[.I$2])/[.I$1]" office:value-type="float" office:value="-0.425187728010367" calcext:value-type="float">
            <text:p>-0.425187728010367</text:p>
          </table:table-cell>
          <table:table-cell table:formula="of:=([.J26]-[.J$2])/[.J$1]" office:value-type="float" office:value="-0.323580332694495" calcext:value-type="float">
            <text:p>-0.323580332694495</text:p>
          </table:table-cell>
          <table:table-cell table:formula="of:=([.K26]-[.K$2])/[.K$1]" office:value-type="float" office:value="-0.726400649918746" calcext:value-type="float">
            <text:p>-0.726400649918746</text:p>
          </table:table-cell>
        </table:table-row>
        <table:table-row table:style-name="ro1">
          <table:table-cell table:formula="of:=[$xncas1.$O$25]" office:value-type="string" office:string-value="2014-12-31" calcext:value-type="string">
            <text:p>2014-12-31</text:p>
          </table:table-cell>
          <table:table-cell table:formula="of:=[$xncas1.$D$25]" office:value-type="float" office:value="3489" calcext:value-type="float">
            <text:p>3489</text:p>
          </table:table-cell>
          <table:table-cell table:formula="of:=[$xncas1.$E$25]" office:value-type="float" office:value="1311" calcext:value-type="float">
            <text:p>1311</text:p>
          </table:table-cell>
          <table:table-cell table:formula="of:=[$xncas1.$F$25]" office:value-type="float" office:value="19" calcext:value-type="float">
            <text:p>19</text:p>
          </table:table-cell>
          <table:table-cell table:formula="of:=[$xncas1.$G$25]" office:value-type="float" office:value="88" calcext:value-type="float">
            <text:p>88</text:p>
          </table:table-cell>
          <table:table-cell table:formula="of:=[$xncas1.$H$25]" office:value-type="float" office:value="717" calcext:value-type="float">
            <text:p>717</text:p>
          </table:table-cell>
          <table:table-cell table:formula="of:=[$xncas1.$I$25]" office:value-type="float" office:value="490" calcext:value-type="float">
            <text:p>490</text:p>
          </table:table-cell>
          <table:table-cell table:formula="of:=[$xncas1.$J$25]" office:value-type="float" office:value="227" calcext:value-type="float">
            <text:p>227</text:p>
          </table:table-cell>
          <table:table-cell table:formula="of:=[$xncas1.$K$25]" office:value-type="float" office:value="453" calcext:value-type="float">
            <text:p>453</text:p>
          </table:table-cell>
          <table:table-cell table:formula="of:=[$xncas1.$L$25]" office:value-type="float" office:value="391" calcext:value-type="float">
            <text:p>391</text:p>
          </table:table-cell>
          <table:table-cell table:formula="of:=[$xncas1.$M$25]" office:value-type="float" office:value="62" calcext:value-type="float">
            <text:p>62</text:p>
          </table:table-cell>
          <table:table-cell/>
          <table:table-cell table:formula="of:=[$select.$A$27]" office:value-type="string" office:string-value="2014-12-31" calcext:value-type="string">
            <text:p>2014-12-31</text:p>
          </table:table-cell>
          <table:table-cell table:formula="of:=([.B27]-[.B$2])/[.B$1]" office:value-type="float" office:value="2.04536747294654" calcext:value-type="float">
            <text:p>2.04536747294654</text:p>
          </table:table-cell>
          <table:table-cell table:formula="of:=([.C27]-[.C$2])/[.C$1]" office:value-type="float" office:value="0.0734526189358283" calcext:value-type="float">
            <text:p>0.073452618935828</text:p>
          </table:table-cell>
          <table:table-cell table:formula="of:=([.D27]-[.D$2])/[.D$1]" office:value-type="float" office:value="-0.576057590546604" calcext:value-type="float">
            <text:p>-0.576057590546604</text:p>
          </table:table-cell>
          <table:table-cell table:formula="of:=([.E27]-[.E$2])/[.E$1]" office:value-type="float" office:value="-0.196222618203458" calcext:value-type="float">
            <text:p>-0.196222618203458</text:p>
          </table:table-cell>
          <table:table-cell table:formula="of:=([.F27]-[.F$2])/[.F$1]" office:value-type="float" office:value="-0.632530517181953" calcext:value-type="float">
            <text:p>-0.632530517181953</text:p>
          </table:table-cell>
          <table:table-cell table:formula="of:=([.G27]-[.G$2])/[.G$1]" office:value-type="float" office:value="-0.53112397571872" calcext:value-type="float">
            <text:p>-0.53112397571872</text:p>
          </table:table-cell>
          <table:table-cell table:formula="of:=([.H27]-[.H$2])/[.H$1]" office:value-type="float" office:value="-0.724387042247837" calcext:value-type="float">
            <text:p>-0.724387042247837</text:p>
          </table:table-cell>
          <table:table-cell table:formula="of:=([.I27]-[.I$2])/[.I$1]" office:value-type="float" office:value="-0.521287831503" calcext:value-type="float">
            <text:p>-0.521287831503</text:p>
          </table:table-cell>
          <table:table-cell table:formula="of:=([.J27]-[.J$2])/[.J$1]" office:value-type="float" office:value="-0.399555923584441" calcext:value-type="float">
            <text:p>-0.399555923584441</text:p>
          </table:table-cell>
          <table:table-cell table:formula="of:=([.K27]-[.K$2])/[.K$1]" office:value-type="float" office:value="-0.874022365739654" calcext:value-type="float">
            <text:p>-0.874022365739654</text:p>
          </table:table-cell>
        </table:table-row>
        <table:table-row table:style-name="ro1">
          <table:table-cell table:formula="of:=[$xncas1.$O$26]" office:value-type="string" office:string-value="2015-01-31" calcext:value-type="string">
            <text:p>2015-01-31</text:p>
          </table:table-cell>
          <table:table-cell table:formula="of:=[$xncas1.$D$26]" office:value-type="float" office:value="2623" calcext:value-type="float">
            <text:p>2623</text:p>
          </table:table-cell>
          <table:table-cell table:formula="of:=[$xncas1.$E$26]" office:value-type="float" office:value="1239" calcext:value-type="float">
            <text:p>1239</text:p>
          </table:table-cell>
          <table:table-cell table:formula="of:=[$xncas1.$F$26]" office:value-type="float" office:value="57" calcext:value-type="float">
            <text:p>57</text:p>
          </table:table-cell>
          <table:table-cell table:formula="of:=[$xncas1.$G$26]" office:value-type="float" office:value="168" calcext:value-type="float">
            <text:p>168</text:p>
          </table:table-cell>
          <table:table-cell table:formula="of:=[$xncas1.$H$26]" office:value-type="float" office:value="1772" calcext:value-type="float">
            <text:p>1772</text:p>
          </table:table-cell>
          <table:table-cell table:formula="of:=[$xncas1.$I$26]" office:value-type="float" office:value="1186" calcext:value-type="float">
            <text:p>1186</text:p>
          </table:table-cell>
          <table:table-cell table:formula="of:=[$xncas1.$J$26]" office:value-type="float" office:value="586" calcext:value-type="float">
            <text:p>586</text:p>
          </table:table-cell>
          <table:table-cell table:formula="of:=[$xncas1.$K$26]" office:value-type="float" office:value="1007" calcext:value-type="float">
            <text:p>1007</text:p>
          </table:table-cell>
          <table:table-cell table:formula="of:=[$xncas1.$L$26]" office:value-type="float" office:value="887" calcext:value-type="float">
            <text:p>887</text:p>
          </table:table-cell>
          <table:table-cell table:formula="of:=[$xncas1.$M$26]" office:value-type="float" office:value="120" calcext:value-type="float">
            <text:p>120</text:p>
          </table:table-cell>
          <table:table-cell/>
          <table:table-cell table:formula="of:=[$select.$A$28]" office:value-type="string" office:string-value="2015-01-31" calcext:value-type="string">
            <text:p>2015-01-31</text:p>
          </table:table-cell>
          <table:table-cell table:formula="of:=([.B28]-[.B$2])/[.B$1]" office:value-type="float" office:value="0.871269834849162" calcext:value-type="float">
            <text:p>0.871269834849162</text:p>
          </table:table-cell>
          <table:table-cell table:formula="of:=([.C28]-[.C$2])/[.C$1]" office:value-type="float" office:value="-0.0922622036876283" calcext:value-type="float">
            <text:p>-0.092262203687628</text:p>
          </table:table-cell>
          <table:table-cell table:formula="of:=([.D28]-[.D$2])/[.D$1]" office:value-type="float" office:value="1.2096399193897" calcext:value-type="float">
            <text:p>1.2096399193897</text:p>
          </table:table-cell>
          <table:table-cell table:formula="of:=([.E28]-[.E$2])/[.E$1]" office:value-type="float" office:value="0.965094918102722" calcext:value-type="float">
            <text:p>0.965094918102722</text:p>
          </table:table-cell>
          <table:table-cell table:formula="of:=([.F28]-[.F$2])/[.F$1]" office:value-type="float" office:value="0.348871743236012" calcext:value-type="float">
            <text:p>0.348871743236012</text:p>
          </table:table-cell>
          <table:table-cell table:formula="of:=([.G28]-[.G$2])/[.G$1]" office:value-type="float" office:value="0.226139919022681" calcext:value-type="float">
            <text:p>0.226139919022681</text:p>
          </table:table-cell>
          <table:table-cell table:formula="of:=([.H28]-[.H$2])/[.H$1]" office:value-type="float" office:value="0.631405047072114" calcext:value-type="float">
            <text:p>0.631405047072114</text:p>
          </table:table-cell>
          <table:table-cell table:formula="of:=([.I28]-[.I$2])/[.I$1]" office:value-type="float" office:value="0.366036457412315" calcext:value-type="float">
            <text:p>0.366036457412315</text:p>
          </table:table-cell>
          <table:table-cell table:formula="of:=([.J28]-[.J$2])/[.J$1]" office:value-type="float" office:value="0.437863922669179" calcext:value-type="float">
            <text:p>0.437863922669179</text:p>
          </table:table-cell>
          <table:table-cell table:formula="of:=([.K28]-[.K$2])/[.K$1]" office:value-type="float" office:value="-0.303218397898809" calcext:value-type="float">
            <text:p>-0.303218397898809</text:p>
          </table:table-cell>
        </table:table-row>
        <table:table-row table:style-name="ro1">
          <table:table-cell table:formula="of:=[$xncas1.$O$27]" office:value-type="string" office:string-value="2015-02-28" calcext:value-type="string">
            <text:p>2015-02-28</text:p>
          </table:table-cell>
          <table:table-cell table:formula="of:=[$xncas1.$D$27]" office:value-type="float" office:value="2045" calcext:value-type="float">
            <text:p>2045</text:p>
          </table:table-cell>
          <table:table-cell table:formula="of:=[$xncas1.$E$27]" office:value-type="float" office:value="1691" calcext:value-type="float">
            <text:p>1691</text:p>
          </table:table-cell>
          <table:table-cell table:formula="of:=[$xncas1.$F$27]" office:value-type="float" office:value="47" calcext:value-type="float">
            <text:p>47</text:p>
          </table:table-cell>
          <table:table-cell table:formula="of:=[$xncas1.$G$27]" office:value-type="float" office:value="174" calcext:value-type="float">
            <text:p>174</text:p>
          </table:table-cell>
          <table:table-cell table:formula="of:=[$xncas1.$H$27]" office:value-type="float" office:value="2195" calcext:value-type="float">
            <text:p>2195</text:p>
          </table:table-cell>
          <table:table-cell table:formula="of:=[$xncas1.$I$27]" office:value-type="float" office:value="1623" calcext:value-type="float">
            <text:p>1623</text:p>
          </table:table-cell>
          <table:table-cell table:formula="of:=[$xncas1.$J$27]" office:value-type="float" office:value="572" calcext:value-type="float">
            <text:p>572</text:p>
          </table:table-cell>
          <table:table-cell table:formula="of:=[$xncas1.$K$27]" office:value-type="float" office:value="1233" calcext:value-type="float">
            <text:p>1233</text:p>
          </table:table-cell>
          <table:table-cell table:formula="of:=[$xncas1.$L$27]" office:value-type="float" office:value="1113" calcext:value-type="float">
            <text:p>1113</text:p>
          </table:table-cell>
          <table:table-cell table:formula="of:=[$xncas1.$M$27]" office:value-type="float" office:value="120" calcext:value-type="float">
            <text:p>120</text:p>
          </table:table-cell>
          <table:table-cell/>
          <table:table-cell table:formula="of:=[$select.$A$29]" office:value-type="string" office:string-value="2015-02-28" calcext:value-type="string">
            <text:p>2015-02-28</text:p>
          </table:table-cell>
          <table:table-cell table:formula="of:=([.B29]-[.B$2])/[.B$1]" office:value-type="float" office:value="0.0876342288211174" calcext:value-type="float">
            <text:p>0.087634228821117</text:p>
          </table:table-cell>
          <table:table-cell table:formula="of:=([.C29]-[.C$2])/[.C$1]" office:value-type="float" office:value="0.948058627226294" calcext:value-type="float">
            <text:p>0.948058627226294</text:p>
          </table:table-cell>
          <table:table-cell table:formula="of:=([.D29]-[.D$2])/[.D$1]" office:value-type="float" office:value="0.739719522038045" calcext:value-type="float">
            <text:p>0.739719522038045</text:p>
          </table:table-cell>
          <table:table-cell table:formula="of:=([.E29]-[.E$2])/[.E$1]" office:value-type="float" office:value="1.05219373332569" calcext:value-type="float">
            <text:p>1.05219373332569</text:p>
          </table:table-cell>
          <table:table-cell table:formula="of:=([.F29]-[.F$2])/[.F$1]" office:value-type="float" office:value="0.742362886512599" calcext:value-type="float">
            <text:p>0.742362886512599</text:p>
          </table:table-cell>
          <table:table-cell table:formula="of:=([.G29]-[.G$2])/[.G$1]" office:value-type="float" office:value="0.701605898910601" calcext:value-type="float">
            <text:p>0.701605898910601</text:p>
          </table:table-cell>
          <table:table-cell table:formula="of:=([.H29]-[.H$2])/[.H$1]" office:value-type="float" office:value="0.578532932168273" calcext:value-type="float">
            <text:p>0.578532932168273</text:p>
          </table:table-cell>
          <table:table-cell table:formula="of:=([.I29]-[.I$2])/[.I$1]" office:value-type="float" office:value="0.728013513901234" calcext:value-type="float">
            <text:p>0.728013513901234</text:p>
          </table:table-cell>
          <table:table-cell table:formula="of:=([.J29]-[.J$2])/[.J$1]" office:value-type="float" office:value="0.819430223583127" calcext:value-type="float">
            <text:p>0.819430223583127</text:p>
          </table:table-cell>
          <table:table-cell table:formula="of:=([.K29]-[.K$2])/[.K$1]" office:value-type="float" office:value="-0.303218397898809" calcext:value-type="float">
            <text:p>-0.303218397898809</text:p>
          </table:table-cell>
        </table:table-row>
        <table:table-row table:style-name="ro1">
          <table:table-cell table:formula="of:=[$xncas1.$O$28]" office:value-type="string" office:string-value="2015-03-31" calcext:value-type="string">
            <text:p>2015-03-31</text:p>
          </table:table-cell>
          <table:table-cell table:formula="of:=[$xncas1.$D$28]" office:value-type="float" office:value="2495" calcext:value-type="float">
            <text:p>2495</text:p>
          </table:table-cell>
          <table:table-cell table:formula="of:=[$xncas1.$E$28]" office:value-type="float" office:value="1986" calcext:value-type="float">
            <text:p>1986</text:p>
          </table:table-cell>
          <table:table-cell table:formula="of:=[$xncas1.$F$28]" office:value-type="float" office:value="26" calcext:value-type="float">
            <text:p>26</text:p>
          </table:table-cell>
          <table:table-cell table:formula="of:=[$xncas1.$G$28]" office:value-type="float" office:value="97" calcext:value-type="float">
            <text:p>97</text:p>
          </table:table-cell>
          <table:table-cell table:formula="of:=[$xncas1.$H$28]" office:value-type="float" office:value="2034" calcext:value-type="float">
            <text:p>2034</text:p>
          </table:table-cell>
          <table:table-cell table:formula="of:=[$xncas1.$I$28]" office:value-type="float" office:value="1487" calcext:value-type="float">
            <text:p>1487</text:p>
          </table:table-cell>
          <table:table-cell table:formula="of:=[$xncas1.$J$28]" office:value-type="float" office:value="547" calcext:value-type="float">
            <text:p>547</text:p>
          </table:table-cell>
          <table:table-cell table:formula="of:=[$xncas1.$K$28]" office:value-type="float" office:value="1325" calcext:value-type="float">
            <text:p>1325</text:p>
          </table:table-cell>
          <table:table-cell table:formula="of:=[$xncas1.$L$28]" office:value-type="float" office:value="1087" calcext:value-type="float">
            <text:p>1087</text:p>
          </table:table-cell>
          <table:table-cell table:formula="of:=[$xncas1.$M$28]" office:value-type="float" office:value="238" calcext:value-type="float">
            <text:p>238</text:p>
          </table:table-cell>
          <table:table-cell/>
          <table:table-cell table:formula="of:=[$select.$A$30]" office:value-type="string" office:string-value="2015-03-31" calcext:value-type="string">
            <text:p>2015-03-31</text:p>
          </table:table-cell>
          <table:table-cell table:formula="of:=([.B30]-[.B$2])/[.B$1]" office:value-type="float" office:value="0.697731153929456" calcext:value-type="float">
            <text:p>0.697731153929456</text:p>
          </table:table-cell>
          <table:table-cell table:formula="of:=([.C30]-[.C$2])/[.C$1]" office:value-type="float" office:value="1.62702908103073" calcext:value-type="float">
            <text:p>1.62702908103073</text:p>
          </table:table-cell>
          <table:table-cell table:formula="of:=([.D30]-[.D$2])/[.D$1]" office:value-type="float" office:value="-0.247113312400442" calcext:value-type="float">
            <text:p>-0.247113312400442</text:p>
          </table:table-cell>
          <table:table-cell table:formula="of:=([.E30]-[.E$2])/[.E$1]" office:value-type="float" office:value="-0.0655743953690128" calcext:value-type="float">
            <text:p>-0.065574395369013</text:p>
          </table:table-cell>
          <table:table-cell table:formula="of:=([.F30]-[.F$2])/[.F$1]" office:value-type="float" office:value="0.592594389899052" calcext:value-type="float">
            <text:p>0.592594389899052</text:p>
          </table:table-cell>
          <table:table-cell table:formula="of:=([.G30]-[.G$2])/[.G$1]" office:value-type="float" office:value="0.553634793041592" calcext:value-type="float">
            <text:p>0.553634793041592</text:p>
          </table:table-cell>
          <table:table-cell table:formula="of:=([.H30]-[.H$2])/[.H$1]" office:value-type="float" office:value="0.484118441268554" calcext:value-type="float">
            <text:p>0.484118441268554</text:p>
          </table:table-cell>
          <table:table-cell table:formula="of:=([.I30]-[.I$2])/[.I$1]" office:value-type="float" office:value="0.875367005923272" calcext:value-type="float">
            <text:p>0.875367005923272</text:p>
          </table:table-cell>
          <table:table-cell table:formula="of:=([.J30]-[.J$2])/[.J$1]" office:value-type="float" office:value="0.775533215513381" calcext:value-type="float">
            <text:p>0.775533215513381</text:p>
          </table:table-cell>
          <table:table-cell table:formula="of:=([.K30]-[.K$2])/[.K$1]" office:value-type="float" office:value="0.858072433225671" calcext:value-type="float">
            <text:p>0.858072433225671</text:p>
          </table:table-cell>
        </table:table-row>
        <table:table-row table:style-name="ro1">
          <table:table-cell table:formula="of:=[$xncas1.$O$29]" office:value-type="string" office:string-value="2015-04-30" calcext:value-type="string">
            <text:p>2015-04-30</text:p>
          </table:table-cell>
          <table:table-cell table:formula="of:=[$xncas1.$D$29]" office:value-type="float" office:value="2231" calcext:value-type="float">
            <text:p>2231</text:p>
          </table:table-cell>
          <table:table-cell table:formula="of:=[$xncas1.$E$29]" office:value-type="float" office:value="1813" calcext:value-type="float">
            <text:p>1813</text:p>
          </table:table-cell>
          <table:table-cell table:formula="of:=[$xncas1.$F$29]" office:value-type="float" office:value="13" calcext:value-type="float">
            <text:p>13</text:p>
          </table:table-cell>
          <table:table-cell table:formula="of:=[$xncas1.$G$29]" office:value-type="float" office:value="63" calcext:value-type="float">
            <text:p>63</text:p>
          </table:table-cell>
          <table:table-cell table:formula="of:=[$xncas1.$H$29]" office:value-type="float" office:value="1086" calcext:value-type="float">
            <text:p>1086</text:p>
          </table:table-cell>
          <table:table-cell table:formula="of:=[$xncas1.$I$29]" office:value-type="float" office:value="777" calcext:value-type="float">
            <text:p>777</text:p>
          </table:table-cell>
          <table:table-cell table:formula="of:=[$xncas1.$J$29]" office:value-type="float" office:value="309" calcext:value-type="float">
            <text:p>309</text:p>
          </table:table-cell>
          <table:table-cell table:formula="of:=[$xncas1.$K$29]" office:value-type="float" office:value="557" calcext:value-type="float">
            <text:p>557</text:p>
          </table:table-cell>
          <table:table-cell table:formula="of:=[$xncas1.$L$29]" office:value-type="float" office:value="445" calcext:value-type="float">
            <text:p>445</text:p>
          </table:table-cell>
          <table:table-cell table:formula="of:=[$xncas1.$M$29]" office:value-type="float" office:value="112" calcext:value-type="float">
            <text:p>112</text:p>
          </table:table-cell>
          <table:table-cell/>
          <table:table-cell table:formula="of:=[$select.$A$31]" office:value-type="string" office:string-value="2015-04-30" calcext:value-type="string">
            <text:p>2015-04-30</text:p>
          </table:table-cell>
          <table:table-cell table:formula="of:=([.B31]-[.B$2])/[.B$1]" office:value-type="float" office:value="0.339807624532564" calcext:value-type="float">
            <text:p>0.339807624532564</text:p>
          </table:table-cell>
          <table:table-cell table:formula="of:=([.C31]-[.C$2])/[.C$1]" office:value-type="float" office:value="1.22885318778271" calcext:value-type="float">
            <text:p>1.22885318778271</text:p>
          </table:table-cell>
          <table:table-cell table:formula="of:=([.D31]-[.D$2])/[.D$1]" office:value-type="float" office:value="-0.8580098289576" calcext:value-type="float">
            <text:p>-0.8580098289576</text:p>
          </table:table-cell>
          <table:table-cell table:formula="of:=([.E31]-[.E$2])/[.E$1]" office:value-type="float" office:value="-0.559134348299139" calcext:value-type="float">
            <text:p>-0.559134348299139</text:p>
          </table:table-cell>
          <table:table-cell table:formula="of:=([.F31]-[.F$2])/[.F$1]" office:value-type="float" office:value="-0.289272285813015" calcext:value-type="float">
            <text:p>-0.289272285813015</text:p>
          </table:table-cell>
          <table:table-cell table:formula="of:=([.G31]-[.G$2])/[.G$1]" office:value-type="float" office:value="-0.218861421421619" calcext:value-type="float">
            <text:p>-0.218861421421619</text:p>
          </table:table-cell>
          <table:table-cell table:formula="of:=([.H31]-[.H$2])/[.H$1]" office:value-type="float" office:value="-0.414707512096762" calcext:value-type="float">
            <text:p>-0.414707512096762</text:p>
          </table:table-cell>
          <table:table-cell table:formula="of:=([.I31]-[.I$2])/[.I$1]" office:value-type="float" office:value="-0.354714318782436" calcext:value-type="float">
            <text:p>-0.354714318782436</text:p>
          </table:table-cell>
          <table:table-cell table:formula="of:=([.J31]-[.J$2])/[.J$1]" office:value-type="float" office:value="-0.308385214516506" calcext:value-type="float">
            <text:p>-0.308385214516506</text:p>
          </table:table-cell>
          <table:table-cell table:formula="of:=([.K31]-[.K$2])/[.K$1]" office:value-type="float" office:value="-0.38194997966996" calcext:value-type="float">
            <text:p>-0.38194997966996</text:p>
          </table:table-cell>
        </table:table-row>
        <table:table-row table:style-name="ro1">
          <table:table-cell table:formula="of:=[$xncas1.$O$30]" office:value-type="string" office:string-value="2015-05-31" calcext:value-type="string">
            <text:p>2015-05-31</text:p>
          </table:table-cell>
          <table:table-cell table:formula="of:=[$xncas1.$D$30]" office:value-type="float" office:value="1920" calcext:value-type="float">
            <text:p>1920</text:p>
          </table:table-cell>
          <table:table-cell table:formula="of:=[$xncas1.$E$30]" office:value-type="float" office:value="1546" calcext:value-type="float">
            <text:p>1546</text:p>
          </table:table-cell>
          <table:table-cell table:formula="of:=[$xncas1.$F$30]" office:value-type="float" office:value="19" calcext:value-type="float">
            <text:p>19</text:p>
          </table:table-cell>
          <table:table-cell table:formula="of:=[$xncas1.$G$30]" office:value-type="float" office:value="68" calcext:value-type="float">
            <text:p>68</text:p>
          </table:table-cell>
          <table:table-cell table:formula="of:=[$xncas1.$H$30]" office:value-type="float" office:value="756" calcext:value-type="float">
            <text:p>756</text:p>
          </table:table-cell>
          <table:table-cell table:formula="of:=[$xncas1.$I$30]" office:value-type="float" office:value="529" calcext:value-type="float">
            <text:p>529</text:p>
          </table:table-cell>
          <table:table-cell table:formula="of:=[$xncas1.$J$30]" office:value-type="float" office:value="227" calcext:value-type="float">
            <text:p>227</text:p>
          </table:table-cell>
          <table:table-cell table:formula="of:=[$xncas1.$K$30]" office:value-type="float" office:value="547" calcext:value-type="float">
            <text:p>547</text:p>
          </table:table-cell>
          <table:table-cell table:formula="of:=[$xncas1.$L$30]" office:value-type="float" office:value="437" calcext:value-type="float">
            <text:p>437</text:p>
          </table:table-cell>
          <table:table-cell table:formula="of:=[$xncas1.$M$30]" office:value-type="float" office:value="110" calcext:value-type="float">
            <text:p>110</text:p>
          </table:table-cell>
          <table:table-cell/>
          <table:table-cell table:formula="of:=[$select.$A$32]" office:value-type="string" office:string-value="2015-05-31" calcext:value-type="string">
            <text:p>2015-05-31</text:p>
          </table:table-cell>
          <table:table-cell table:formula="of:=([.B32]-[.B$2])/[.B$1]" office:value-type="float" office:value="-0.0818371392645323" calcext:value-type="float">
            <text:p>-0.081837139264532</text:p>
          </table:table-cell>
          <table:table-cell table:formula="of:=([.C32]-[.C$2])/[.C$1]" office:value-type="float" office:value="0.614327387220721" calcext:value-type="float">
            <text:p>0.614327387220721</text:p>
          </table:table-cell>
          <table:table-cell table:formula="of:=([.D32]-[.D$2])/[.D$1]" office:value-type="float" office:value="-0.576057590546604" calcext:value-type="float">
            <text:p>-0.576057590546604</text:p>
          </table:table-cell>
          <table:table-cell table:formula="of:=([.E32]-[.E$2])/[.E$1]" office:value-type="float" office:value="-0.486552002280003" calcext:value-type="float">
            <text:p>-0.486552002280003</text:p>
          </table:table-cell>
          <table:table-cell table:formula="of:=([.F32]-[.F$2])/[.F$1]" office:value-type="float" office:value="-0.596251191915317" calcext:value-type="float">
            <text:p>-0.596251191915317</text:p>
          </table:table-cell>
          <table:table-cell table:formula="of:=([.G32]-[.G$2])/[.G$1]" office:value-type="float" office:value="-0.488691085065107" calcext:value-type="float">
            <text:p>-0.488691085065107</text:p>
          </table:table-cell>
          <table:table-cell table:formula="of:=([.H32]-[.H$2])/[.H$1]" office:value-type="float" office:value="-0.724387042247837" calcext:value-type="float">
            <text:p>-0.724387042247837</text:p>
          </table:table-cell>
          <table:table-cell table:formula="of:=([.I32]-[.I$2])/[.I$1]" office:value-type="float" office:value="-0.370731002697875" calcext:value-type="float">
            <text:p>-0.370731002697875</text:p>
          </table:table-cell>
          <table:table-cell table:formula="of:=([.J32]-[.J$2])/[.J$1]" office:value-type="float" office:value="-0.321891986230274" calcext:value-type="float">
            <text:p>-0.321891986230274</text:p>
          </table:table-cell>
          <table:table-cell table:formula="of:=([.K32]-[.K$2])/[.K$1]" office:value-type="float" office:value="-0.401632875112747" calcext:value-type="float">
            <text:p>-0.401632875112747</text:p>
          </table:table-cell>
        </table:table-row>
        <table:table-row table:style-name="ro1">
          <table:table-cell table:formula="of:=[$xncas1.$O$31]" office:value-type="string" office:string-value="2015-06-30" calcext:value-type="string">
            <text:p>2015-06-30</text:p>
          </table:table-cell>
          <table:table-cell table:formula="of:=[$xncas1.$D$31]" office:value-type="float" office:value="1632" calcext:value-type="float">
            <text:p>1632</text:p>
          </table:table-cell>
          <table:table-cell table:formula="of:=[$xncas1.$E$31]" office:value-type="float" office:value="1230" calcext:value-type="float">
            <text:p>1230</text:p>
          </table:table-cell>
          <table:table-cell table:formula="of:=[$xncas1.$F$31]" office:value-type="float" office:value="11" calcext:value-type="float">
            <text:p>11</text:p>
          </table:table-cell>
          <table:table-cell table:formula="of:=[$xncas1.$G$31]" office:value-type="float" office:value="61" calcext:value-type="float">
            <text:p>61</text:p>
          </table:table-cell>
          <table:table-cell table:formula="of:=[$xncas1.$H$31]" office:value-type="float" office:value="736" calcext:value-type="float">
            <text:p>736</text:p>
          </table:table-cell>
          <table:table-cell table:formula="of:=[$xncas1.$I$31]" office:value-type="float" office:value="510" calcext:value-type="float">
            <text:p>510</text:p>
          </table:table-cell>
          <table:table-cell table:formula="of:=[$xncas1.$J$31]" office:value-type="float" office:value="226" calcext:value-type="float">
            <text:p>226</text:p>
          </table:table-cell>
          <table:table-cell table:formula="of:=[$xncas1.$K$31]" office:value-type="float" office:value="636" calcext:value-type="float">
            <text:p>636</text:p>
          </table:table-cell>
          <table:table-cell table:formula="of:=[$xncas1.$L$31]" office:value-type="float" office:value="540" calcext:value-type="float">
            <text:p>540</text:p>
          </table:table-cell>
          <table:table-cell table:formula="of:=[$xncas1.$M$31]" office:value-type="float" office:value="96" calcext:value-type="float">
            <text:p>96</text:p>
          </table:table-cell>
          <table:table-cell/>
          <table:table-cell table:formula="of:=[$select.$A$33]" office:value-type="string" office:string-value="2015-06-30" calcext:value-type="string">
            <text:p>2015-06-30</text:p>
          </table:table-cell>
          <table:table-cell table:formula="of:=([.B33]-[.B$2])/[.B$1]" office:value-type="float" office:value="-0.472299171333869" calcext:value-type="float">
            <text:p>-0.472299171333869</text:p>
          </table:table-cell>
          <table:table-cell table:formula="of:=([.C33]-[.C$2])/[.C$1]" office:value-type="float" office:value="-0.11297655651556" calcext:value-type="float">
            <text:p>-0.11297655651556</text:p>
          </table:table-cell>
          <table:table-cell table:formula="of:=([.D33]-[.D$2])/[.D$1]" office:value-type="float" office:value="-0.951993908427932" calcext:value-type="float">
            <text:p>-0.951993908427932</text:p>
          </table:table-cell>
          <table:table-cell table:formula="of:=([.E33]-[.E$2])/[.E$1]" office:value-type="float" office:value="-0.588167286706794" calcext:value-type="float">
            <text:p>-0.588167286706794</text:p>
          </table:table-cell>
          <table:table-cell table:formula="of:=([.F33]-[.F$2])/[.F$1]" office:value-type="float" office:value="-0.614855974103336" calcext:value-type="float">
            <text:p>-0.614855974103336</text:p>
          </table:table-cell>
          <table:table-cell table:formula="of:=([.G33]-[.G$2])/[.G$1]" office:value-type="float" office:value="-0.509363518973278" calcext:value-type="float">
            <text:p>-0.509363518973278</text:p>
          </table:table-cell>
          <table:table-cell table:formula="of:=([.H33]-[.H$2])/[.H$1]" office:value-type="float" office:value="-0.728163621883826" calcext:value-type="float">
            <text:p>-0.728163621883826</text:p>
          </table:table-cell>
          <table:table-cell table:formula="of:=([.I33]-[.I$2])/[.I$1]" office:value-type="float" office:value="-0.228182515850468" calcext:value-type="float">
            <text:p>-0.228182515850468</text:p>
          </table:table-cell>
          <table:table-cell table:formula="of:=([.J33]-[.J$2])/[.J$1]" office:value-type="float" office:value="-0.147992300415511" calcext:value-type="float">
            <text:p>-0.147992300415511</text:p>
          </table:table-cell>
          <table:table-cell table:formula="of:=([.K33]-[.K$2])/[.K$1]" office:value-type="float" office:value="-0.539413143212262" calcext:value-type="float">
            <text:p>-0.539413143212262</text:p>
          </table:table-cell>
        </table:table-row>
        <table:table-row table:style-name="ro1">
          <table:table-cell table:formula="of:=[$xncas1.$O$32]" office:value-type="string" office:string-value="2015-07-31" calcext:value-type="string">
            <text:p>2015-07-31</text:p>
          </table:table-cell>
          <table:table-cell table:formula="of:=[$xncas1.$D$32]" office:value-type="float" office:value="1744" calcext:value-type="float">
            <text:p>1744</text:p>
          </table:table-cell>
          <table:table-cell table:formula="of:=[$xncas1.$E$32]" office:value-type="float" office:value="988" calcext:value-type="float">
            <text:p>988</text:p>
          </table:table-cell>
          <table:table-cell table:formula="of:=[$xncas1.$F$32]" office:value-type="float" office:value="20" calcext:value-type="float">
            <text:p>20</text:p>
          </table:table-cell>
          <table:table-cell table:formula="of:=[$xncas1.$G$32]" office:value-type="float" office:value="74" calcext:value-type="float">
            <text:p>74</text:p>
          </table:table-cell>
          <table:table-cell table:formula="of:=[$xncas1.$H$32]" office:value-type="float" office:value="661" calcext:value-type="float">
            <text:p>661</text:p>
          </table:table-cell>
          <table:table-cell table:formula="of:=[$xncas1.$I$32]" office:value-type="float" office:value="446" calcext:value-type="float">
            <text:p>446</text:p>
          </table:table-cell>
          <table:table-cell table:formula="of:=[$xncas1.$J$32]" office:value-type="float" office:value="215" calcext:value-type="float">
            <text:p>215</text:p>
          </table:table-cell>
          <table:table-cell table:formula="of:=[$xncas1.$K$32]" office:value-type="float" office:value="368" calcext:value-type="float">
            <text:p>368</text:p>
          </table:table-cell>
          <table:table-cell table:formula="of:=[$xncas1.$L$32]" office:value-type="float" office:value="302" calcext:value-type="float">
            <text:p>302</text:p>
          </table:table-cell>
          <table:table-cell table:formula="of:=[$xncas1.$M$32]" office:value-type="float" office:value="66" calcext:value-type="float">
            <text:p>66</text:p>
          </table:table-cell>
          <table:table-cell/>
          <table:table-cell table:formula="of:=[$select.$A$34]" office:value-type="string" office:string-value="2015-07-31" calcext:value-type="string">
            <text:p>2015-07-31</text:p>
          </table:table-cell>
          <table:table-cell table:formula="of:=([.B34]-[.B$2])/[.B$1]" office:value-type="float" office:value="-0.320452825529127" calcext:value-type="float">
            <text:p>-0.320452825529127</text:p>
          </table:table-cell>
          <table:table-cell table:formula="of:=([.C34]-[.C$2])/[.C$1]" office:value-type="float" office:value="-0.669962488111067" calcext:value-type="float">
            <text:p>-0.669962488111067</text:p>
          </table:table-cell>
          <table:table-cell table:formula="of:=([.D34]-[.D$2])/[.D$1]" office:value-type="float" office:value="-0.529065550811438" calcext:value-type="float">
            <text:p>-0.529065550811438</text:p>
          </table:table-cell>
          <table:table-cell table:formula="of:=([.E34]-[.E$2])/[.E$1]" office:value-type="float" office:value="-0.39945318705704" calcext:value-type="float">
            <text:p>-0.39945318705704</text:p>
          </table:table-cell>
          <table:table-cell table:formula="of:=([.F34]-[.F$2])/[.F$1]" office:value-type="float" office:value="-0.684623907308404" calcext:value-type="float">
            <text:p>-0.684623907308404</text:p>
          </table:table-cell>
          <table:table-cell table:formula="of:=([.G34]-[.G$2])/[.G$1]" office:value-type="float" office:value="-0.578996980558694" calcext:value-type="float">
            <text:p>-0.578996980558694</text:p>
          </table:table-cell>
          <table:table-cell table:formula="of:=([.H34]-[.H$2])/[.H$1]" office:value-type="float" office:value="-0.769705997879702" calcext:value-type="float">
            <text:p>-0.769705997879702</text:p>
          </table:table-cell>
          <table:table-cell table:formula="of:=([.I34]-[.I$2])/[.I$1]" office:value-type="float" office:value="-0.657429644784231" calcext:value-type="float">
            <text:p>-0.657429644784231</text:p>
          </table:table-cell>
          <table:table-cell table:formula="of:=([.J34]-[.J$2])/[.J$1]" office:value-type="float" office:value="-0.549818758900111" calcext:value-type="float">
            <text:p>-0.549818758900111</text:p>
          </table:table-cell>
          <table:table-cell table:formula="of:=([.K34]-[.K$2])/[.K$1]" office:value-type="float" office:value="-0.834656574854079" calcext:value-type="float">
            <text:p>-0.834656574854079</text:p>
          </table:table-cell>
        </table:table-row>
        <table:table-row table:style-name="ro1">
          <table:table-cell table:formula="of:=[$xncas1.$O$33]" office:value-type="string" office:string-value="2015-08-31" calcext:value-type="string">
            <text:p>2015-08-31</text:p>
          </table:table-cell>
          <table:table-cell table:formula="of:=[$xncas1.$D$33]" office:value-type="float" office:value="2068" calcext:value-type="float">
            <text:p>2068</text:p>
          </table:table-cell>
          <table:table-cell table:formula="of:=[$xncas1.$E$33]" office:value-type="float" office:value="956" calcext:value-type="float">
            <text:p>956</text:p>
          </table:table-cell>
          <table:table-cell table:formula="of:=[$xncas1.$F$33]" office:value-type="float" office:value="18" calcext:value-type="float">
            <text:p>18</text:p>
          </table:table-cell>
          <table:table-cell table:formula="of:=[$xncas1.$G$33]" office:value-type="float" office:value="47" calcext:value-type="float">
            <text:p>47</text:p>
          </table:table-cell>
          <table:table-cell table:formula="of:=[$xncas1.$H$33]" office:value-type="float" office:value="576" calcext:value-type="float">
            <text:p>576</text:p>
          </table:table-cell>
          <table:table-cell table:formula="of:=[$xncas1.$I$33]" office:value-type="float" office:value="398" calcext:value-type="float">
            <text:p>398</text:p>
          </table:table-cell>
          <table:table-cell table:formula="of:=[$xncas1.$J$33]" office:value-type="float" office:value="178" calcext:value-type="float">
            <text:p>178</text:p>
          </table:table-cell>
          <table:table-cell table:formula="of:=[$xncas1.$K$33]" office:value-type="float" office:value="369" calcext:value-type="float">
            <text:p>369</text:p>
          </table:table-cell>
          <table:table-cell table:formula="of:=[$xncas1.$L$33]" office:value-type="float" office:value="296" calcext:value-type="float">
            <text:p>296</text:p>
          </table:table-cell>
          <table:table-cell table:formula="of:=[$xncas1.$M$33]" office:value-type="float" office:value="73" calcext:value-type="float">
            <text:p>73</text:p>
          </table:table-cell>
          <table:table-cell/>
          <table:table-cell table:formula="of:=[$select.$A$35]" office:value-type="string" office:string-value="2015-08-31" calcext:value-type="string">
            <text:p>2015-08-31</text:p>
          </table:table-cell>
          <table:table-cell table:formula="of:=([.B35]-[.B$2])/[.B$1]" office:value-type="float" office:value="0.118816960548877" calcext:value-type="float">
            <text:p>0.118816960548877</text:p>
          </table:table-cell>
          <table:table-cell table:formula="of:=([.C35]-[.C$2])/[.C$1]" office:value-type="float" office:value="-0.743613520388159" calcext:value-type="float">
            <text:p>-0.743613520388159</text:p>
          </table:table-cell>
          <table:table-cell table:formula="of:=([.D35]-[.D$2])/[.D$1]" office:value-type="float" office:value="-0.62304963028177" calcext:value-type="float">
            <text:p>-0.62304963028177</text:p>
          </table:table-cell>
          <table:table-cell table:formula="of:=([.E35]-[.E$2])/[.E$1]" office:value-type="float" office:value="-0.791397855560375" calcext:value-type="float">
            <text:p>-0.791397855560375</text:p>
          </table:table-cell>
          <table:table-cell table:formula="of:=([.F35]-[.F$2])/[.F$1]" office:value-type="float" office:value="-0.763694231607482" calcext:value-type="float">
            <text:p>-0.763694231607482</text:p>
          </table:table-cell>
          <table:table-cell table:formula="of:=([.G35]-[.G$2])/[.G$1]" office:value-type="float" office:value="-0.631222076747756" calcext:value-type="float">
            <text:p>-0.631222076747756</text:p>
          </table:table-cell>
          <table:table-cell table:formula="of:=([.H35]-[.H$2])/[.H$1]" office:value-type="float" office:value="-0.909439444411284" calcext:value-type="float">
            <text:p>-0.909439444411284</text:p>
          </table:table-cell>
          <table:table-cell table:formula="of:=([.I35]-[.I$2])/[.I$1]" office:value-type="float" office:value="-0.655827976392687" calcext:value-type="float">
            <text:p>-0.655827976392687</text:p>
          </table:table-cell>
          <table:table-cell table:formula="of:=([.J35]-[.J$2])/[.J$1]" office:value-type="float" office:value="-0.559948837685437" calcext:value-type="float">
            <text:p>-0.559948837685437</text:p>
          </table:table-cell>
          <table:table-cell table:formula="of:=([.K35]-[.K$2])/[.K$1]" office:value-type="float" office:value="-0.765766440804322" calcext:value-type="float">
            <text:p>-0.765766440804322</text:p>
          </table:table-cell>
        </table:table-row>
        <table:table-row table:style-name="ro1">
          <table:table-cell table:formula="of:=[$xncas1.$O$34]" office:value-type="string" office:string-value="2015-09-30" calcext:value-type="string">
            <text:p>2015-09-30</text:p>
          </table:table-cell>
          <table:table-cell table:formula="of:=[$xncas1.$D$34]" office:value-type="float" office:value="2165" calcext:value-type="float">
            <text:p>2165</text:p>
          </table:table-cell>
          <table:table-cell table:formula="of:=[$xncas1.$E$34]" office:value-type="float" office:value="976" calcext:value-type="float">
            <text:p>976</text:p>
          </table:table-cell>
          <table:table-cell table:formula="of:=[$xncas1.$F$34]" office:value-type="float" office:value="12" calcext:value-type="float">
            <text:p>12</text:p>
          </table:table-cell>
          <table:table-cell table:formula="of:=[$xncas1.$G$34]" office:value-type="float" office:value="55" calcext:value-type="float">
            <text:p>55</text:p>
          </table:table-cell>
          <table:table-cell table:formula="of:=[$xncas1.$H$34]" office:value-type="float" office:value="746" calcext:value-type="float">
            <text:p>746</text:p>
          </table:table-cell>
          <table:table-cell table:formula="of:=[$xncas1.$I$34]" office:value-type="float" office:value="509" calcext:value-type="float">
            <text:p>509</text:p>
          </table:table-cell>
          <table:table-cell table:formula="of:=[$xncas1.$J$34]" office:value-type="float" office:value="237" calcext:value-type="float">
            <text:p>237</text:p>
          </table:table-cell>
          <table:table-cell table:formula="of:=[$xncas1.$K$34]" office:value-type="float" office:value="483" calcext:value-type="float">
            <text:p>483</text:p>
          </table:table-cell>
          <table:table-cell table:formula="of:=[$xncas1.$L$34]" office:value-type="float" office:value="397" calcext:value-type="float">
            <text:p>397</text:p>
          </table:table-cell>
          <table:table-cell table:formula="of:=[$xncas1.$M$34]" office:value-type="float" office:value="86" calcext:value-type="float">
            <text:p>86</text:p>
          </table:table-cell>
          <table:table-cell/>
          <table:table-cell table:formula="of:=[$select.$A$36]" office:value-type="string" office:string-value="2015-09-30" calcext:value-type="string">
            <text:p>2015-09-30</text:p>
          </table:table-cell>
          <table:table-cell table:formula="of:=([.B36]-[.B$2])/[.B$1]" office:value-type="float" office:value="0.250326742183341" calcext:value-type="float">
            <text:p>0.250326742183341</text:p>
          </table:table-cell>
          <table:table-cell table:formula="of:=([.C36]-[.C$2])/[.C$1]" office:value-type="float" office:value="-0.697581625214977" calcext:value-type="float">
            <text:p>-0.697581625214977</text:p>
          </table:table-cell>
          <table:table-cell table:formula="of:=([.D36]-[.D$2])/[.D$1]" office:value-type="float" office:value="-0.905001868692766" calcext:value-type="float">
            <text:p>-0.905001868692766</text:p>
          </table:table-cell>
          <table:table-cell table:formula="of:=([.E36]-[.E$2])/[.E$1]" office:value-type="float" office:value="-0.675266101929757" calcext:value-type="float">
            <text:p>-0.675266101929757</text:p>
          </table:table-cell>
          <table:table-cell table:formula="of:=([.F36]-[.F$2])/[.F$1]" office:value-type="float" office:value="-0.605553583009326" calcext:value-type="float">
            <text:p>-0.605553583009326</text:p>
          </table:table-cell>
          <table:table-cell table:formula="of:=([.G36]-[.G$2])/[.G$1]" office:value-type="float" office:value="-0.51045154181055" calcext:value-type="float">
            <text:p>-0.51045154181055</text:p>
          </table:table-cell>
          <table:table-cell table:formula="of:=([.H36]-[.H$2])/[.H$1]" office:value-type="float" office:value="-0.68662124588795" calcext:value-type="float">
            <text:p>-0.68662124588795</text:p>
          </table:table-cell>
          <table:table-cell table:formula="of:=([.I36]-[.I$2])/[.I$1]" office:value-type="float" office:value="-0.473237779756684" calcext:value-type="float">
            <text:p>-0.473237779756684</text:p>
          </table:table-cell>
          <table:table-cell table:formula="of:=([.J36]-[.J$2])/[.J$1]" office:value-type="float" office:value="-0.389425844799115" calcext:value-type="float">
            <text:p>-0.389425844799115</text:p>
          </table:table-cell>
          <table:table-cell table:formula="of:=([.K36]-[.K$2])/[.K$1]" office:value-type="float" office:value="-0.637827620426201" calcext:value-type="float">
            <text:p>-0.637827620426201</text:p>
          </table:table-cell>
        </table:table-row>
        <table:table-row table:style-name="ro1">
          <table:table-cell table:formula="of:=[$xncas1.$O$35]" office:value-type="string" office:string-value="2015-10-31" calcext:value-type="string">
            <text:p>2015-10-31</text:p>
          </table:table-cell>
          <table:table-cell table:formula="of:=[$xncas1.$D$35]" office:value-type="float" office:value="2204" calcext:value-type="float">
            <text:p>2204</text:p>
          </table:table-cell>
          <table:table-cell table:formula="of:=[$xncas1.$E$35]" office:value-type="float" office:value="1081" calcext:value-type="float">
            <text:p>1081</text:p>
          </table:table-cell>
          <table:table-cell table:formula="of:=[$xncas1.$F$35]" office:value-type="float" office:value="15" calcext:value-type="float">
            <text:p>15</text:p>
          </table:table-cell>
          <table:table-cell table:formula="of:=[$xncas1.$G$35]" office:value-type="float" office:value="55" calcext:value-type="float">
            <text:p>55</text:p>
          </table:table-cell>
          <table:table-cell table:formula="of:=[$xncas1.$H$35]" office:value-type="float" office:value="547" calcext:value-type="float">
            <text:p>547</text:p>
          </table:table-cell>
          <table:table-cell table:formula="of:=[$xncas1.$I$35]" office:value-type="float" office:value="359" calcext:value-type="float">
            <text:p>359</text:p>
          </table:table-cell>
          <table:table-cell table:formula="of:=[$xncas1.$J$35]" office:value-type="float" office:value="188" calcext:value-type="float">
            <text:p>188</text:p>
          </table:table-cell>
          <table:table-cell table:formula="of:=[$xncas1.$K$35]" office:value-type="float" office:value="356" calcext:value-type="float">
            <text:p>356</text:p>
          </table:table-cell>
          <table:table-cell table:formula="of:=[$xncas1.$L$35]" office:value-type="float" office:value="288" calcext:value-type="float">
            <text:p>288</text:p>
          </table:table-cell>
          <table:table-cell table:formula="of:=[$xncas1.$M$35]" office:value-type="float" office:value="68" calcext:value-type="float">
            <text:p>68</text:p>
          </table:table-cell>
          <table:table-cell/>
          <table:table-cell table:formula="of:=[$select.$A$37]" office:value-type="string" office:string-value="2015-10-31" calcext:value-type="string">
            <text:p>2015-10-31</text:p>
          </table:table-cell>
          <table:table-cell table:formula="of:=([.B37]-[.B$2])/[.B$1]" office:value-type="float" office:value="0.303201809026064" calcext:value-type="float">
            <text:p>0.303201809026064</text:p>
          </table:table-cell>
          <table:table-cell table:formula="of:=([.C37]-[.C$2])/[.C$1]" office:value-type="float" office:value="-0.455914175555769" calcext:value-type="float">
            <text:p>-0.455914175555769</text:p>
          </table:table-cell>
          <table:table-cell table:formula="of:=([.D37]-[.D$2])/[.D$1]" office:value-type="float" office:value="-0.764025749487268" calcext:value-type="float">
            <text:p>-0.764025749487268</text:p>
          </table:table-cell>
          <table:table-cell table:formula="of:=([.E37]-[.E$2])/[.E$1]" office:value-type="float" office:value="-0.675266101929757" calcext:value-type="float">
            <text:p>-0.675266101929757</text:p>
          </table:table-cell>
          <table:table-cell table:formula="of:=([.F37]-[.F$2])/[.F$1]" office:value-type="float" office:value="-0.790671165780108" calcext:value-type="float">
            <text:p>-0.790671165780108</text:p>
          </table:table-cell>
          <table:table-cell table:formula="of:=([.G37]-[.G$2])/[.G$1]" office:value-type="float" office:value="-0.673654967401369" calcext:value-type="float">
            <text:p>-0.673654967401369</text:p>
          </table:table-cell>
          <table:table-cell table:formula="of:=([.H37]-[.H$2])/[.H$1]" office:value-type="float" office:value="-0.871673648051397" calcext:value-type="float">
            <text:p>-0.871673648051397</text:p>
          </table:table-cell>
          <table:table-cell table:formula="of:=([.I37]-[.I$2])/[.I$1]" office:value-type="float" office:value="-0.676649665482758" calcext:value-type="float">
            <text:p>-0.676649665482758</text:p>
          </table:table-cell>
          <table:table-cell table:formula="of:=([.J37]-[.J$2])/[.J$1]" office:value-type="float" office:value="-0.573455609399205" calcext:value-type="float">
            <text:p>-0.573455609399205</text:p>
          </table:table-cell>
          <table:table-cell table:formula="of:=([.K37]-[.K$2])/[.K$1]" office:value-type="float" office:value="-0.814973679411291" calcext:value-type="float">
            <text:p>-0.814973679411291</text:p>
          </table:table-cell>
        </table:table-row>
        <table:table-row table:style-name="ro1">
          <table:table-cell table:formula="of:=[$xncas1.$O$36]" office:value-type="string" office:string-value="2015-11-30" calcext:value-type="string">
            <text:p>2015-11-30</text:p>
          </table:table-cell>
          <table:table-cell table:formula="of:=[$xncas1.$D$36]" office:value-type="float" office:value="2384" calcext:value-type="float">
            <text:p>2384</text:p>
          </table:table-cell>
          <table:table-cell table:formula="of:=[$xncas1.$E$36]" office:value-type="float" office:value="1022" calcext:value-type="float">
            <text:p>1022</text:p>
          </table:table-cell>
          <table:table-cell table:formula="of:=[$xncas1.$F$36]" office:value-type="float" office:value="34" calcext:value-type="float">
            <text:p>34</text:p>
          </table:table-cell>
          <table:table-cell table:formula="of:=[$xncas1.$G$36]" office:value-type="float" office:value="98" calcext:value-type="float">
            <text:p>98</text:p>
          </table:table-cell>
          <table:table-cell table:formula="of:=[$xncas1.$H$36]" office:value-type="float" office:value="874" calcext:value-type="float">
            <text:p>874</text:p>
          </table:table-cell>
          <table:table-cell table:formula="of:=[$xncas1.$I$36]" office:value-type="float" office:value="531" calcext:value-type="float">
            <text:p>531</text:p>
          </table:table-cell>
          <table:table-cell table:formula="of:=[$xncas1.$J$36]" office:value-type="float" office:value="343" calcext:value-type="float">
            <text:p>343</text:p>
          </table:table-cell>
          <table:table-cell table:formula="of:=[$xncas1.$K$36]" office:value-type="float" office:value="430" calcext:value-type="float">
            <text:p>430</text:p>
          </table:table-cell>
          <table:table-cell table:formula="of:=[$xncas1.$L$36]" office:value-type="float" office:value="311" calcext:value-type="float">
            <text:p>311</text:p>
          </table:table-cell>
          <table:table-cell table:formula="of:=[$xncas1.$M$36]" office:value-type="float" office:value="119" calcext:value-type="float">
            <text:p>119</text:p>
          </table:table-cell>
          <table:table-cell/>
          <table:table-cell table:formula="of:=[$select.$A$38]" office:value-type="string" office:string-value="2015-11-30" calcext:value-type="string">
            <text:p>2015-11-30</text:p>
          </table:table-cell>
          <table:table-cell table:formula="of:=([.B38]-[.B$2])/[.B$1]" office:value-type="float" office:value="0.547240579069399" calcext:value-type="float">
            <text:p>0.547240579069399</text:p>
          </table:table-cell>
          <table:table-cell table:formula="of:=([.C38]-[.C$2])/[.C$1]" office:value-type="float" office:value="-0.591708266316657" calcext:value-type="float">
            <text:p>-0.591708266316657</text:p>
          </table:table-cell>
          <table:table-cell table:formula="of:=([.D38]-[.D$2])/[.D$1]" office:value-type="float" office:value="0.128823005480886" calcext:value-type="float">
            <text:p>0.128823005480886</text:p>
          </table:table-cell>
          <table:table-cell table:formula="of:=([.E38]-[.E$2])/[.E$1]" office:value-type="float" office:value="-0.0510579261651855" calcext:value-type="float">
            <text:p>-0.051057926165186</text:p>
          </table:table-cell>
          <table:table-cell table:formula="of:=([.F38]-[.F$2])/[.F$1]" office:value-type="float" office:value="-0.486482977006009" calcext:value-type="float">
            <text:p>-0.486482977006009</text:p>
          </table:table-cell>
          <table:table-cell table:formula="of:=([.G38]-[.G$2])/[.G$1]" office:value-type="float" office:value="-0.486515039390563" calcext:value-type="float">
            <text:p>-0.486515039390563</text:p>
          </table:table-cell>
          <table:table-cell table:formula="of:=([.H38]-[.H$2])/[.H$1]" office:value-type="float" office:value="-0.286303804473145" calcext:value-type="float">
            <text:p>-0.286303804473145</text:p>
          </table:table-cell>
          <table:table-cell table:formula="of:=([.I38]-[.I$2])/[.I$1]" office:value-type="float" office:value="-0.55812620450851" calcext:value-type="float">
            <text:p>-0.55812620450851</text:p>
          </table:table-cell>
          <table:table-cell table:formula="of:=([.J38]-[.J$2])/[.J$1]" office:value-type="float" office:value="-0.534623640722122" calcext:value-type="float">
            <text:p>-0.534623640722122</text:p>
          </table:table-cell>
          <table:table-cell table:formula="of:=([.K38]-[.K$2])/[.K$1]" office:value-type="float" office:value="-0.313059845620202" calcext:value-type="float">
            <text:p>-0.313059845620202</text:p>
          </table:table-cell>
        </table:table-row>
        <table:table-row table:style-name="ro1">
          <table:table-cell table:formula="of:=[$xncas1.$O$37]" office:value-type="string" office:string-value="2015-12-31" calcext:value-type="string">
            <text:p>2015-12-31</text:p>
          </table:table-cell>
          <table:table-cell table:formula="of:=[$xncas1.$D$37]" office:value-type="float" office:value="1767" calcext:value-type="float">
            <text:p>1767</text:p>
          </table:table-cell>
          <table:table-cell table:formula="of:=[$xncas1.$E$37]" office:value-type="float" office:value="1141" calcext:value-type="float">
            <text:p>1141</text:p>
          </table:table-cell>
          <table:table-cell table:formula="of:=[$xncas1.$F$37]" office:value-type="float" office:value="25" calcext:value-type="float">
            <text:p>25</text:p>
          </table:table-cell>
          <table:table-cell table:formula="of:=[$xncas1.$G$37]" office:value-type="float" office:value="110" calcext:value-type="float">
            <text:p>110</text:p>
          </table:table-cell>
          <table:table-cell table:formula="of:=[$xncas1.$H$37]" office:value-type="float" office:value="983" calcext:value-type="float">
            <text:p>983</text:p>
          </table:table-cell>
          <table:table-cell table:formula="of:=[$xncas1.$I$37]" office:value-type="float" office:value="626" calcext:value-type="float">
            <text:p>626</text:p>
          </table:table-cell>
          <table:table-cell table:formula="of:=[$xncas1.$J$37]" office:value-type="float" office:value="357" calcext:value-type="float">
            <text:p>357</text:p>
          </table:table-cell>
          <table:table-cell table:formula="of:=[$xncas1.$K$37]" office:value-type="float" office:value="539" calcext:value-type="float">
            <text:p>539</text:p>
          </table:table-cell>
          <table:table-cell table:formula="of:=[$xncas1.$L$37]" office:value-type="float" office:value="380" calcext:value-type="float">
            <text:p>380</text:p>
          </table:table-cell>
          <table:table-cell table:formula="of:=[$xncas1.$M$37]" office:value-type="float" office:value="159" calcext:value-type="float">
            <text:p>159</text:p>
          </table:table-cell>
          <table:table-cell/>
          <table:table-cell table:formula="of:=[$select.$A$39]" office:value-type="string" office:string-value="2015-12-31" calcext:value-type="string">
            <text:p>2015-12-31</text:p>
          </table:table-cell>
          <table:table-cell table:formula="of:=([.B39]-[.B$2])/[.B$1]" office:value-type="float" office:value="-0.289270093801368" calcext:value-type="float">
            <text:p>-0.289270093801368</text:p>
          </table:table-cell>
          <table:table-cell table:formula="of:=([.C39]-[.C$2])/[.C$1]" office:value-type="float" office:value="-0.317818490036222" calcext:value-type="float">
            <text:p>-0.317818490036222</text:p>
          </table:table-cell>
          <table:table-cell table:formula="of:=([.D39]-[.D$2])/[.D$1]" office:value-type="float" office:value="-0.294105352135608" calcext:value-type="float">
            <text:p>-0.294105352135608</text:p>
          </table:table-cell>
          <table:table-cell table:formula="of:=([.E39]-[.E$2])/[.E$1]" office:value-type="float" office:value="0.123139704280741" calcext:value-type="float">
            <text:p>0.123139704280741</text:p>
          </table:table-cell>
          <table:table-cell table:formula="of:=([.F39]-[.F$2])/[.F$1]" office:value-type="float" office:value="-0.38508691408131" calcext:value-type="float">
            <text:p>-0.38508691408131</text:p>
          </table:table-cell>
          <table:table-cell table:formula="of:=([.G39]-[.G$2])/[.G$1]" office:value-type="float" office:value="-0.383152869849711" calcext:value-type="float">
            <text:p>-0.383152869849711</text:p>
          </table:table-cell>
          <table:table-cell table:formula="of:=([.H39]-[.H$2])/[.H$1]" office:value-type="float" office:value="-0.233431689569303" calcext:value-type="float">
            <text:p>-0.233431689569303</text:p>
          </table:table-cell>
          <table:table-cell table:formula="of:=([.I39]-[.I$2])/[.I$1]" office:value-type="float" office:value="-0.383544349830226" calcext:value-type="float">
            <text:p>-0.383544349830226</text:p>
          </table:table-cell>
          <table:table-cell table:formula="of:=([.J39]-[.J$2])/[.J$1]" office:value-type="float" office:value="-0.418127734690872" calcext:value-type="float">
            <text:p>-0.418127734690872</text:p>
          </table:table-cell>
          <table:table-cell table:formula="of:=([.K39]-[.K$2])/[.K$1]" office:value-type="float" office:value="0.0805980632355533" calcext:value-type="float">
            <text:p>0.080598063235553</text:p>
          </table:table-cell>
        </table:table-row>
        <table:table-row table:style-name="ro1">
          <table:table-cell table:formula="of:=[$xncas1.$O$38]" office:value-type="string" office:string-value="2016-01-31" calcext:value-type="string">
            <text:p>2016-01-31</text:p>
          </table:table-cell>
          <table:table-cell table:formula="of:=[$xncas1.$D$38]" office:value-type="float" office:value="2218" calcext:value-type="float">
            <text:p>2218</text:p>
          </table:table-cell>
          <table:table-cell table:formula="of:=[$xncas1.$E$38]" office:value-type="float" office:value="858" calcext:value-type="float">
            <text:p>858</text:p>
          </table:table-cell>
          <table:table-cell table:formula="of:=[$xncas1.$F$38]" office:value-type="float" office:value="47" calcext:value-type="float">
            <text:p>47</text:p>
          </table:table-cell>
          <table:table-cell table:formula="of:=[$xncas1.$G$38]" office:value-type="float" office:value="215" calcext:value-type="float">
            <text:p>215</text:p>
          </table:table-cell>
          <table:table-cell table:formula="of:=[$xncas1.$H$38]" office:value-type="float" office:value="2270" calcext:value-type="float">
            <text:p>2270</text:p>
          </table:table-cell>
          <table:table-cell table:formula="of:=[$xncas1.$I$38]" office:value-type="float" office:value="1741" calcext:value-type="float">
            <text:p>1741</text:p>
          </table:table-cell>
          <table:table-cell table:formula="of:=[$xncas1.$J$38]" office:value-type="float" office:value="529" calcext:value-type="float">
            <text:p>529</text:p>
          </table:table-cell>
          <table:table-cell table:formula="of:=[$xncas1.$K$38]" office:value-type="float" office:value="773" calcext:value-type="float">
            <text:p>773</text:p>
          </table:table-cell>
          <table:table-cell table:formula="of:=[$xncas1.$L$38]" office:value-type="float" office:value="712" calcext:value-type="float">
            <text:p>712</text:p>
          </table:table-cell>
          <table:table-cell table:formula="of:=[$xncas1.$M$38]" office:value-type="float" office:value="61" calcext:value-type="float">
            <text:p>61</text:p>
          </table:table-cell>
          <table:table-cell/>
          <table:table-cell table:formula="of:=[$select.$A$40]" office:value-type="string" office:string-value="2016-01-31" calcext:value-type="string">
            <text:p>2016-01-31</text:p>
          </table:table-cell>
          <table:table-cell table:formula="of:=([.B40]-[.B$2])/[.B$1]" office:value-type="float" office:value="0.322182602251657" calcext:value-type="float">
            <text:p>0.322182602251657</text:p>
          </table:table-cell>
          <table:table-cell table:formula="of:=([.C40]-[.C$2])/[.C$1]" office:value-type="float" office:value="-0.969169806736753" calcext:value-type="float">
            <text:p>-0.969169806736753</text:p>
          </table:table-cell>
          <table:table-cell table:formula="of:=([.D40]-[.D$2])/[.D$1]" office:value-type="float" office:value="0.739719522038045" calcext:value-type="float">
            <text:p>0.739719522038045</text:p>
          </table:table-cell>
          <table:table-cell table:formula="of:=([.E40]-[.E$2])/[.E$1]" office:value-type="float" office:value="1.6473689706826" calcext:value-type="float">
            <text:p>1.6473689706826</text:p>
          </table:table-cell>
          <table:table-cell table:formula="of:=([.F40]-[.F$2])/[.F$1]" office:value-type="float" office:value="0.812130819717667" calcext:value-type="float">
            <text:p>0.812130819717667</text:p>
          </table:table-cell>
          <table:table-cell table:formula="of:=([.G40]-[.G$2])/[.G$1]" office:value-type="float" office:value="0.829992593708712" calcext:value-type="float">
            <text:p>0.829992593708712</text:p>
          </table:table-cell>
          <table:table-cell table:formula="of:=([.H40]-[.H$2])/[.H$1]" office:value-type="float" office:value="0.416140007820757" calcext:value-type="float">
            <text:p>0.416140007820757</text:p>
          </table:table-cell>
          <table:table-cell table:formula="of:=([.I40]-[.I$2])/[.I$1]" office:value-type="float" office:value="-0.00875394620895539" calcext:value-type="float">
            <text:p>-0.008753946208955</text:p>
          </table:table-cell>
          <table:table-cell table:formula="of:=([.J40]-[.J$2])/[.J$1]" office:value-type="float" office:value="0.142403291430503" calcext:value-type="float">
            <text:p>0.142403291430503</text:p>
          </table:table-cell>
          <table:table-cell table:formula="of:=([.K40]-[.K$2])/[.K$1]" office:value-type="float" office:value="-0.883863813461048" calcext:value-type="float">
            <text:p>-0.883863813461048</text:p>
          </table:table-cell>
        </table:table-row>
        <table:table-row table:style-name="ro1">
          <table:table-cell table:formula="of:=[$xncas1.$O$39]" office:value-type="string" office:string-value="2016-02-29" calcext:value-type="string">
            <text:p>2016-02-29</text:p>
          </table:table-cell>
          <table:table-cell table:formula="of:=[$xncas1.$D$39]" office:value-type="float" office:value="1810" calcext:value-type="float">
            <text:p>1810</text:p>
          </table:table-cell>
          <table:table-cell table:formula="of:=[$xncas1.$E$39]" office:value-type="float" office:value="788" calcext:value-type="float">
            <text:p>788</text:p>
          </table:table-cell>
          <table:table-cell table:formula="of:=[$xncas1.$F$39]" office:value-type="float" office:value="49" calcext:value-type="float">
            <text:p>49</text:p>
          </table:table-cell>
          <table:table-cell table:formula="of:=[$xncas1.$G$39]" office:value-type="float" office:value="236" calcext:value-type="float">
            <text:p>236</text:p>
          </table:table-cell>
          <table:table-cell table:formula="of:=[$xncas1.$H$39]" office:value-type="float" office:value="2994" calcext:value-type="float">
            <text:p>2994</text:p>
          </table:table-cell>
          <table:table-cell table:formula="of:=[$xncas1.$I$39]" office:value-type="float" office:value="2314" calcext:value-type="float">
            <text:p>2314</text:p>
          </table:table-cell>
          <table:table-cell table:formula="of:=[$xncas1.$J$39]" office:value-type="float" office:value="680" calcext:value-type="float">
            <text:p>680</text:p>
          </table:table-cell>
          <table:table-cell table:formula="of:=[$xncas1.$K$39]" office:value-type="float" office:value="918" calcext:value-type="float">
            <text:p>918</text:p>
          </table:table-cell>
          <table:table-cell table:formula="of:=[$xncas1.$L$39]" office:value-type="float" office:value="807" calcext:value-type="float">
            <text:p>807</text:p>
          </table:table-cell>
          <table:table-cell table:formula="of:=[$xncas1.$M$39]" office:value-type="float" office:value="111" calcext:value-type="float">
            <text:p>111</text:p>
          </table:table-cell>
          <table:table-cell/>
          <table:table-cell table:formula="of:=[$select.$A$41]" office:value-type="string" office:string-value="2016-02-29" calcext:value-type="string">
            <text:p>2016-02-29</text:p>
          </table:table-cell>
          <table:table-cell table:formula="of:=([.B41]-[.B$2])/[.B$1]" office:value-type="float" office:value="-0.230971943179904" calcext:value-type="float">
            <text:p>-0.230971943179904</text:p>
          </table:table-cell>
          <table:table-cell table:formula="of:=([.C41]-[.C$2])/[.C$1]" office:value-type="float" office:value="-1.13028143984289" calcext:value-type="float">
            <text:p>-1.13028143984289</text:p>
          </table:table-cell>
          <table:table-cell table:formula="of:=([.D41]-[.D$2])/[.D$1]" office:value-type="float" office:value="0.833703601508377" calcext:value-type="float">
            <text:p>0.833703601508377</text:p>
          </table:table-cell>
          <table:table-cell table:formula="of:=([.E41]-[.E$2])/[.E$1]" office:value-type="float" office:value="1.95221482396297" calcext:value-type="float">
            <text:p>1.95221482396297</text:p>
          </table:table-cell>
          <table:table-cell table:formula="of:=([.F41]-[.F$2])/[.F$1]" office:value-type="float" office:value="1.48562393492393" calcext:value-type="float">
            <text:p>1.48562393492393</text:p>
          </table:table-cell>
          <table:table-cell table:formula="of:=([.G41]-[.G$2])/[.G$1]" office:value-type="float" office:value="1.45342967946564" calcext:value-type="float">
            <text:p>1.45342967946564</text:p>
          </table:table-cell>
          <table:table-cell table:formula="of:=([.H41]-[.H$2])/[.H$1]" office:value-type="float" office:value="0.986403532855054" calcext:value-type="float">
            <text:p>0.986403532855054</text:p>
          </table:table-cell>
          <table:table-cell table:formula="of:=([.I41]-[.I$2])/[.I$1]" office:value-type="float" office:value="0.223487970564909" calcext:value-type="float">
            <text:p>0.223487970564909</text:p>
          </table:table-cell>
          <table:table-cell table:formula="of:=([.J41]-[.J$2])/[.J$1]" office:value-type="float" office:value="0.302796205531499" calcext:value-type="float">
            <text:p>0.302796205531499</text:p>
          </table:table-cell>
          <table:table-cell table:formula="of:=([.K41]-[.K$2])/[.K$1]" office:value-type="float" office:value="-0.391791427391354" calcext:value-type="float">
            <text:p>-0.391791427391354</text:p>
          </table:table-cell>
        </table:table-row>
        <table:table-row table:style-name="ro1">
          <table:table-cell table:formula="of:=[$xncas1.$O$40]" office:value-type="string" office:string-value="2016-03-31" calcext:value-type="string">
            <text:p>2016-03-31</text:p>
          </table:table-cell>
          <table:table-cell table:formula="of:=[$xncas1.$D$40]" office:value-type="float" office:value="2655" calcext:value-type="float">
            <text:p>2655</text:p>
          </table:table-cell>
          <table:table-cell table:formula="of:=[$xncas1.$E$40]" office:value-type="float" office:value="1023" calcext:value-type="float">
            <text:p>1023</text:p>
          </table:table-cell>
          <table:table-cell table:formula="of:=[$xncas1.$F$40]" office:value-type="float" office:value="65" calcext:value-type="float">
            <text:p>65</text:p>
          </table:table-cell>
          <table:table-cell table:formula="of:=[$xncas1.$G$40]" office:value-type="float" office:value="196" calcext:value-type="float">
            <text:p>196</text:p>
          </table:table-cell>
          <table:table-cell table:formula="of:=[$xncas1.$H$40]" office:value-type="float" office:value="2529" calcext:value-type="float">
            <text:p>2529</text:p>
          </table:table-cell>
          <table:table-cell table:formula="of:=[$xncas1.$I$40]" office:value-type="float" office:value="1984" calcext:value-type="float">
            <text:p>1984</text:p>
          </table:table-cell>
          <table:table-cell table:formula="of:=[$xncas1.$J$40]" office:value-type="float" office:value="545" calcext:value-type="float">
            <text:p>545</text:p>
          </table:table-cell>
          <table:table-cell table:formula="of:=[$xncas1.$K$40]" office:value-type="float" office:value="934" calcext:value-type="float">
            <text:p>934</text:p>
          </table:table-cell>
          <table:table-cell table:formula="of:=[$xncas1.$L$40]" office:value-type="float" office:value="802" calcext:value-type="float">
            <text:p>802</text:p>
          </table:table-cell>
          <table:table-cell table:formula="of:=[$xncas1.$M$40]" office:value-type="float" office:value="132" calcext:value-type="float">
            <text:p>132</text:p>
          </table:table-cell>
          <table:table-cell/>
          <table:table-cell table:formula="of:=[$select.$A$42]" office:value-type="string" office:string-value="2016-03-31" calcext:value-type="string">
            <text:p>2016-03-31</text:p>
          </table:table-cell>
          <table:table-cell table:formula="of:=([.B42]-[.B$2])/[.B$1]" office:value-type="float" office:value="0.914654505079088" calcext:value-type="float">
            <text:p>0.914654505079088</text:p>
          </table:table-cell>
          <table:table-cell table:formula="of:=([.C42]-[.C$2])/[.C$1]" office:value-type="float" office:value="-0.589406671557998" calcext:value-type="float">
            <text:p>-0.589406671557998</text:p>
          </table:table-cell>
          <table:table-cell table:formula="of:=([.D42]-[.D$2])/[.D$1]" office:value-type="float" office:value="1.58557623727103" calcext:value-type="float">
            <text:p>1.58557623727103</text:p>
          </table:table-cell>
          <table:table-cell table:formula="of:=([.E42]-[.E$2])/[.E$1]" office:value-type="float" office:value="1.37155605580988" calcext:value-type="float">
            <text:p>1.37155605580988</text:p>
          </table:table-cell>
          <table:table-cell table:formula="of:=([.F42]-[.F$2])/[.F$1]" office:value-type="float" office:value="1.0530627490525" calcext:value-type="float">
            <text:p>1.0530627490525</text:p>
          </table:table-cell>
          <table:table-cell table:formula="of:=([.G42]-[.G$2])/[.G$1]" office:value-type="float" office:value="1.09438214316584" calcext:value-type="float">
            <text:p>1.09438214316584</text:p>
          </table:table-cell>
          <table:table-cell table:formula="of:=([.H42]-[.H$2])/[.H$1]" office:value-type="float" office:value="0.476565281996577" calcext:value-type="float">
            <text:p>0.476565281996577</text:p>
          </table:table-cell>
          <table:table-cell table:formula="of:=([.I42]-[.I$2])/[.I$1]" office:value-type="float" office:value="0.249114664829611" calcext:value-type="float">
            <text:p>0.249114664829611</text:p>
          </table:table-cell>
          <table:table-cell table:formula="of:=([.J42]-[.J$2])/[.J$1]" office:value-type="float" office:value="0.294354473210394" calcext:value-type="float">
            <text:p>0.294354473210394</text:p>
          </table:table-cell>
          <table:table-cell table:formula="of:=([.K42]-[.K$2])/[.K$1]" office:value-type="float" office:value="-0.185121025242082" calcext:value-type="float">
            <text:p>-0.185121025242082</text:p>
          </table:table-cell>
        </table:table-row>
        <table:table-row table:style-name="ro1">
          <table:table-cell table:formula="of:=[$xncas1.$O$41]" office:value-type="string" office:string-value="2016-04-30" calcext:value-type="string">
            <text:p>2016-04-30</text:p>
          </table:table-cell>
          <table:table-cell table:formula="of:=[$xncas1.$D$41]" office:value-type="float" office:value="2961" calcext:value-type="float">
            <text:p>2961</text:p>
          </table:table-cell>
          <table:table-cell table:formula="of:=[$xncas1.$E$41]" office:value-type="float" office:value="1021" calcext:value-type="float">
            <text:p>1021</text:p>
          </table:table-cell>
          <table:table-cell table:formula="of:=[$xncas1.$F$41]" office:value-type="float" office:value="22" calcext:value-type="float">
            <text:p>22</text:p>
          </table:table-cell>
          <table:table-cell table:formula="of:=[$xncas1.$G$41]" office:value-type="float" office:value="145" calcext:value-type="float">
            <text:p>145</text:p>
          </table:table-cell>
          <table:table-cell table:formula="of:=[$xncas1.$H$41]" office:value-type="float" office:value="2062" calcext:value-type="float">
            <text:p>2062</text:p>
          </table:table-cell>
          <table:table-cell table:formula="of:=[$xncas1.$I$41]" office:value-type="float" office:value="1492" calcext:value-type="float">
            <text:p>1492</text:p>
          </table:table-cell>
          <table:table-cell table:formula="of:=[$xncas1.$J$41]" office:value-type="float" office:value="570" calcext:value-type="float">
            <text:p>570</text:p>
          </table:table-cell>
          <table:table-cell table:formula="of:=[$xncas1.$K$41]" office:value-type="float" office:value="909" calcext:value-type="float">
            <text:p>909</text:p>
          </table:table-cell>
          <table:table-cell table:formula="of:=[$xncas1.$L$41]" office:value-type="float" office:value="782" calcext:value-type="float">
            <text:p>782</text:p>
          </table:table-cell>
          <table:table-cell table:formula="of:=[$xncas1.$M$41]" office:value-type="float" office:value="127" calcext:value-type="float">
            <text:p>127</text:p>
          </table:table-cell>
          <table:table-cell/>
          <table:table-cell table:formula="of:=[$select.$A$43]" office:value-type="string" office:string-value="2016-04-30" calcext:value-type="string">
            <text:p>2016-04-30</text:p>
          </table:table-cell>
          <table:table-cell table:formula="of:=([.B43]-[.B$2])/[.B$1]" office:value-type="float" office:value="1.32952041415276" calcext:value-type="float">
            <text:p>1.32952041415276</text:p>
          </table:table-cell>
          <table:table-cell table:formula="of:=([.C43]-[.C$2])/[.C$1]" office:value-type="float" office:value="-0.594009861075316" calcext:value-type="float">
            <text:p>-0.594009861075316</text:p>
          </table:table-cell>
          <table:table-cell table:formula="of:=([.D43]-[.D$2])/[.D$1]" office:value-type="float" office:value="-0.435081471341106" calcext:value-type="float">
            <text:p>-0.435081471341106</text:p>
          </table:table-cell>
          <table:table-cell table:formula="of:=([.E43]-[.E$2])/[.E$1]" office:value-type="float" office:value="0.631216126414695" calcext:value-type="float">
            <text:p>0.631216126414695</text:p>
          </table:table-cell>
          <table:table-cell table:formula="of:=([.F43]-[.F$2])/[.F$1]" office:value-type="float" office:value="0.618641084962277" calcext:value-type="float">
            <text:p>0.618641084962277</text:p>
          </table:table-cell>
          <table:table-cell table:formula="of:=([.G43]-[.G$2])/[.G$1]" office:value-type="float" office:value="0.559074907227952" calcext:value-type="float">
            <text:p>0.559074907227952</text:p>
          </table:table-cell>
          <table:table-cell table:formula="of:=([.H43]-[.H$2])/[.H$1]" office:value-type="float" office:value="0.570979772896295" calcext:value-type="float">
            <text:p>0.570979772896295</text:p>
          </table:table-cell>
          <table:table-cell table:formula="of:=([.I43]-[.I$2])/[.I$1]" office:value-type="float" office:value="0.209072955041014" calcext:value-type="float">
            <text:p>0.209072955041014</text:p>
          </table:table-cell>
          <table:table-cell table:formula="of:=([.J43]-[.J$2])/[.J$1]" office:value-type="float" office:value="0.260587543925974" calcext:value-type="float">
            <text:p>0.260587543925974</text:p>
          </table:table-cell>
          <table:table-cell table:formula="of:=([.K43]-[.K$2])/[.K$1]" office:value-type="float" office:value="-0.234328263849051" calcext:value-type="float">
            <text:p>-0.234328263849051</text:p>
          </table:table-cell>
        </table:table-row>
        <table:table-row table:style-name="ro1">
          <table:table-cell table:formula="of:=[$xncas1.$O$42]" office:value-type="string" office:string-value="2016-05-31" calcext:value-type="string">
            <text:p>2016-05-31</text:p>
          </table:table-cell>
          <table:table-cell table:formula="of:=[$xncas1.$D$42]" office:value-type="float" office:value="1350" calcext:value-type="float">
            <text:p>1350</text:p>
          </table:table-cell>
          <table:table-cell table:formula="of:=[$xncas1.$E$42]" office:value-type="float" office:value="885" calcext:value-type="float">
            <text:p>885</text:p>
          </table:table-cell>
          <table:table-cell table:formula="of:=[$xncas1.$F$42]" office:value-type="float" office:value="14" calcext:value-type="float">
            <text:p>14</text:p>
          </table:table-cell>
          <table:table-cell table:formula="of:=[$xncas1.$G$42]" office:value-type="float" office:value="107" calcext:value-type="float">
            <text:p>107</text:p>
          </table:table-cell>
          <table:table-cell table:formula="of:=[$xncas1.$H$42]" office:value-type="float" office:value="1283" calcext:value-type="float">
            <text:p>1283</text:p>
          </table:table-cell>
          <table:table-cell table:formula="of:=[$xncas1.$I$42]" office:value-type="float" office:value="826" calcext:value-type="float">
            <text:p>826</text:p>
          </table:table-cell>
          <table:table-cell table:formula="of:=[$xncas1.$J$42]" office:value-type="float" office:value="457" calcext:value-type="float">
            <text:p>457</text:p>
          </table:table-cell>
          <table:table-cell table:formula="of:=[$xncas1.$K$42]" office:value-type="float" office:value="910" calcext:value-type="float">
            <text:p>910</text:p>
          </table:table-cell>
          <table:table-cell table:formula="of:=[$xncas1.$L$42]" office:value-type="float" office:value="699" calcext:value-type="float">
            <text:p>699</text:p>
          </table:table-cell>
          <table:table-cell table:formula="of:=[$xncas1.$M$42]" office:value-type="float" office:value="211" calcext:value-type="float">
            <text:p>211</text:p>
          </table:table-cell>
          <table:table-cell/>
          <table:table-cell table:formula="of:=[$select.$A$44]" office:value-type="string" office:string-value="2016-05-31" calcext:value-type="string">
            <text:p>2016-05-31</text:p>
          </table:table-cell>
          <table:table-cell table:formula="of:=([.B44]-[.B$2])/[.B$1]" office:value-type="float" office:value="-0.854626577735095" calcext:value-type="float">
            <text:p>-0.854626577735095</text:p>
          </table:table-cell>
          <table:table-cell table:formula="of:=([.C44]-[.C$2])/[.C$1]" office:value-type="float" office:value="-0.907026748252957" calcext:value-type="float">
            <text:p>-0.907026748252957</text:p>
          </table:table-cell>
          <table:table-cell table:formula="of:=([.D44]-[.D$2])/[.D$1]" office:value-type="float" office:value="-0.811017789222434" calcext:value-type="float">
            <text:p>-0.811017789222434</text:p>
          </table:table-cell>
          <table:table-cell table:formula="of:=([.E44]-[.E$2])/[.E$1]" office:value-type="float" office:value="0.0795902966692597" calcext:value-type="float">
            <text:p>0.07959029666926</text:p>
          </table:table-cell>
          <table:table-cell table:formula="of:=([.F44]-[.F$2])/[.F$1]" office:value-type="float" office:value="-0.106015181261035" calcext:value-type="float">
            <text:p>-0.106015181261035</text:p>
          </table:table-cell>
          <table:table-cell table:formula="of:=([.G44]-[.G$2])/[.G$1]" office:value-type="float" office:value="-0.165548302395285" calcext:value-type="float">
            <text:p>-0.165548302395285</text:p>
          </table:table-cell>
          <table:table-cell table:formula="of:=([.H44]-[.H$2])/[.H$1]" office:value-type="float" office:value="0.144226274029569" calcext:value-type="float">
            <text:p>0.144226274029569</text:p>
          </table:table-cell>
          <table:table-cell table:formula="of:=([.I44]-[.I$2])/[.I$1]" office:value-type="float" office:value="0.210674623432558" calcext:value-type="float">
            <text:p>0.210674623432558</text:p>
          </table:table-cell>
          <table:table-cell table:formula="of:=([.J44]-[.J$2])/[.J$1]" office:value-type="float" office:value="0.12045478739563" calcext:value-type="float">
            <text:p>0.12045478739563</text:p>
          </table:table-cell>
          <table:table-cell table:formula="of:=([.K44]-[.K$2])/[.K$1]" office:value-type="float" office:value="0.592353344748036" calcext:value-type="float">
            <text:p>0.592353344748036</text:p>
          </table:table-cell>
        </table:table-row>
        <table:table-row table:style-name="ro1">
          <table:table-cell table:formula="of:=[$xncas1.$O$43]" office:value-type="string" office:string-value="2016-06-30" calcext:value-type="string">
            <text:p>2016-06-30</text:p>
          </table:table-cell>
          <table:table-cell table:formula="of:=[$xncas1.$D$43]" office:value-type="float" office:value="1076" calcext:value-type="float">
            <text:p>1076</text:p>
          </table:table-cell>
          <table:table-cell table:formula="of:=[$xncas1.$E$43]" office:value-type="float" office:value="686" calcext:value-type="float">
            <text:p>686</text:p>
          </table:table-cell>
          <table:table-cell table:formula="of:=[$xncas1.$F$43]" office:value-type="float" office:value="21" calcext:value-type="float">
            <text:p>21</text:p>
          </table:table-cell>
          <table:table-cell table:formula="of:=[$xncas1.$G$43]" office:value-type="float" office:value="118" calcext:value-type="float">
            <text:p>118</text:p>
          </table:table-cell>
          <table:table-cell table:formula="of:=[$xncas1.$H$43]" office:value-type="float" office:value="1061" calcext:value-type="float">
            <text:p>1061</text:p>
          </table:table-cell>
          <table:table-cell table:formula="of:=[$xncas1.$I$43]" office:value-type="float" office:value="601" calcext:value-type="float">
            <text:p>601</text:p>
          </table:table-cell>
          <table:table-cell table:formula="of:=[$xncas1.$J$43]" office:value-type="float" office:value="460" calcext:value-type="float">
            <text:p>460</text:p>
          </table:table-cell>
          <table:table-cell table:formula="of:=[$xncas1.$K$43]" office:value-type="float" office:value="525" calcext:value-type="float">
            <text:p>525</text:p>
          </table:table-cell>
          <table:table-cell table:formula="of:=[$xncas1.$L$43]" office:value-type="float" office:value="316" calcext:value-type="float">
            <text:p>316</text:p>
          </table:table-cell>
          <table:table-cell table:formula="of:=[$xncas1.$M$43]" office:value-type="float" office:value="209" calcext:value-type="float">
            <text:p>209</text:p>
          </table:table-cell>
          <table:table-cell/>
          <table:table-cell table:formula="of:=[$select.$A$45]" office:value-type="string" office:string-value="2016-06-30" calcext:value-type="string">
            <text:p>2016-06-30</text:p>
          </table:table-cell>
          <table:table-cell table:formula="of:=([.B45]-[.B$2])/[.B$1]" office:value-type="float" office:value="-1.22610781657884" calcext:value-type="float">
            <text:p>-1.22610781657884</text:p>
          </table:table-cell>
          <table:table-cell table:formula="of:=([.C45]-[.C$2])/[.C$1]" office:value-type="float" office:value="-1.36504410522612" calcext:value-type="float">
            <text:p>-1.36504410522612</text:p>
          </table:table-cell>
          <table:table-cell table:formula="of:=([.D45]-[.D$2])/[.D$1]" office:value-type="float" office:value="-0.482073511076272" calcext:value-type="float">
            <text:p>-0.482073511076272</text:p>
          </table:table-cell>
          <table:table-cell table:formula="of:=([.E45]-[.E$2])/[.E$1]" office:value-type="float" office:value="0.239271457911359" calcext:value-type="float">
            <text:p>0.239271457911359</text:p>
          </table:table-cell>
          <table:table-cell table:formula="of:=([.F45]-[.F$2])/[.F$1]" office:value-type="float" office:value="-0.312528263548038" calcext:value-type="float">
            <text:p>-0.312528263548038</text:p>
          </table:table-cell>
          <table:table-cell table:formula="of:=([.G45]-[.G$2])/[.G$1]" office:value-type="float" office:value="-0.410353440781514" calcext:value-type="float">
            <text:p>-0.410353440781514</text:p>
          </table:table-cell>
          <table:table-cell table:formula="of:=([.H45]-[.H$2])/[.H$1]" office:value-type="float" office:value="0.155556012937535" calcext:value-type="float">
            <text:p>0.155556012937535</text:p>
          </table:table-cell>
          <table:table-cell table:formula="of:=([.I45]-[.I$2])/[.I$1]" office:value-type="float" office:value="-0.40596770731184" calcext:value-type="float">
            <text:p>-0.40596770731184</text:p>
          </table:table-cell>
          <table:table-cell table:formula="of:=([.J45]-[.J$2])/[.J$1]" office:value-type="float" office:value="-0.526181908401016" calcext:value-type="float">
            <text:p>-0.526181908401016</text:p>
          </table:table-cell>
          <table:table-cell table:formula="of:=([.K45]-[.K$2])/[.K$1]" office:value-type="float" office:value="0.572670449305248" calcext:value-type="float">
            <text:p>0.572670449305248</text:p>
          </table:table-cell>
        </table:table-row>
        <table:table-row table:style-name="ro1">
          <table:table-cell table:formula="of:=[$xncas1.$O$44]" office:value-type="string" office:string-value="2016-07-31" calcext:value-type="string">
            <text:p>2016-07-31</text:p>
          </table:table-cell>
          <table:table-cell table:formula="of:=[$xncas1.$D$44]" office:value-type="float" office:value="1225" calcext:value-type="float">
            <text:p>1225</text:p>
          </table:table-cell>
          <table:table-cell table:formula="of:=[$xncas1.$E$44]" office:value-type="float" office:value="1003" calcext:value-type="float">
            <text:p>1003</text:p>
          </table:table-cell>
          <table:table-cell table:formula="of:=[$xncas1.$F$44]" office:value-type="float" office:value="17" calcext:value-type="float">
            <text:p>17</text:p>
          </table:table-cell>
          <table:table-cell table:formula="of:=[$xncas1.$G$44]" office:value-type="float" office:value="65" calcext:value-type="float">
            <text:p>65</text:p>
          </table:table-cell>
          <table:table-cell table:formula="of:=[$xncas1.$H$44]" office:value-type="float" office:value="711" calcext:value-type="float">
            <text:p>711</text:p>
          </table:table-cell>
          <table:table-cell table:formula="of:=[$xncas1.$I$44]" office:value-type="float" office:value="313" calcext:value-type="float">
            <text:p>313</text:p>
          </table:table-cell>
          <table:table-cell table:formula="of:=[$xncas1.$J$44]" office:value-type="float" office:value="398" calcext:value-type="float">
            <text:p>398</text:p>
          </table:table-cell>
          <table:table-cell table:formula="of:=[$xncas1.$K$44]" office:value-type="float" office:value="345" calcext:value-type="float">
            <text:p>345</text:p>
          </table:table-cell>
          <table:table-cell table:formula="of:=[$xncas1.$L$44]" office:value-type="float" office:value="224" calcext:value-type="float">
            <text:p>224</text:p>
          </table:table-cell>
          <table:table-cell table:formula="of:=[$xncas1.$M$44]" office:value-type="float" office:value="121" calcext:value-type="float">
            <text:p>121</text:p>
          </table:table-cell>
          <table:table-cell/>
          <table:table-cell table:formula="of:=[$select.$A$46]" office:value-type="string" office:string-value="2016-07-31" calcext:value-type="string">
            <text:p>2016-07-31</text:p>
          </table:table-cell>
          <table:table-cell table:formula="of:=([.B46]-[.B$2])/[.B$1]" office:value-type="float" office:value="-1.02409794582074" calcext:value-type="float">
            <text:p>-1.02409794582074</text:p>
          </table:table-cell>
          <table:table-cell table:formula="of:=([.C46]-[.C$2])/[.C$1]" office:value-type="float" office:value="-0.63543856673118" calcext:value-type="float">
            <text:p>-0.63543856673118</text:p>
          </table:table-cell>
          <table:table-cell table:formula="of:=([.D46]-[.D$2])/[.D$1]" office:value-type="float" office:value="-0.670041670016936" calcext:value-type="float">
            <text:p>-0.670041670016936</text:p>
          </table:table-cell>
          <table:table-cell table:formula="of:=([.E46]-[.E$2])/[.E$1]" office:value-type="float" office:value="-0.530101409891485" calcext:value-type="float">
            <text:p>-0.530101409891485</text:p>
          </table:table-cell>
          <table:table-cell table:formula="of:=([.F46]-[.F$2])/[.F$1]" office:value-type="float" office:value="-0.638111951838358" calcext:value-type="float">
            <text:p>-0.638111951838358</text:p>
          </table:table-cell>
          <table:table-cell table:formula="of:=([.G46]-[.G$2])/[.G$1]" office:value-type="float" office:value="-0.723704017915887" calcext:value-type="float">
            <text:p>-0.723704017915887</text:p>
          </table:table-cell>
          <table:table-cell table:formula="of:=([.H46]-[.H$2])/[.H$1]" office:value-type="float" office:value="-0.0785919244937654" calcext:value-type="float">
            <text:p>-0.078591924493765</text:p>
          </table:table-cell>
          <table:table-cell table:formula="of:=([.I46]-[.I$2])/[.I$1]" office:value-type="float" office:value="-0.69426801778974" calcext:value-type="float">
            <text:p>-0.69426801778974</text:p>
          </table:table-cell>
          <table:table-cell table:formula="of:=([.J46]-[.J$2])/[.J$1]" office:value-type="float" office:value="-0.681509783109349" calcext:value-type="float">
            <text:p>-0.681509783109349</text:p>
          </table:table-cell>
          <table:table-cell table:formula="of:=([.K46]-[.K$2])/[.K$1]" office:value-type="float" office:value="-0.293376950177415" calcext:value-type="float">
            <text:p>-0.293376950177415</text:p>
          </table:table-cell>
        </table:table-row>
        <table:table-row table:style-name="ro1">
          <table:table-cell table:formula="of:=[$xncas1.$O$45]" office:value-type="string" office:string-value="2016-08-31" calcext:value-type="string">
            <text:p>2016-08-31</text:p>
          </table:table-cell>
          <table:table-cell table:formula="of:=[$xncas1.$D$45]" office:value-type="float" office:value="981" calcext:value-type="float">
            <text:p>981</text:p>
          </table:table-cell>
          <table:table-cell table:formula="of:=[$xncas1.$E$45]" office:value-type="float" office:value="802" calcext:value-type="float">
            <text:p>802</text:p>
          </table:table-cell>
          <table:table-cell table:formula="of:=[$xncas1.$F$45]" office:value-type="float" office:value="20" calcext:value-type="float">
            <text:p>20</text:p>
          </table:table-cell>
          <table:table-cell table:formula="of:=[$xncas1.$G$45]" office:value-type="float" office:value="42" calcext:value-type="float">
            <text:p>42</text:p>
          </table:table-cell>
          <table:table-cell table:formula="of:=[$xncas1.$H$45]" office:value-type="float" office:value="530" calcext:value-type="float">
            <text:p>530</text:p>
          </table:table-cell>
          <table:table-cell table:formula="of:=[$xncas1.$I$45]" office:value-type="float" office:value="239" calcext:value-type="float">
            <text:p>239</text:p>
          </table:table-cell>
          <table:table-cell table:formula="of:=[$xncas1.$J$45]" office:value-type="float" office:value="291" calcext:value-type="float">
            <text:p>291</text:p>
          </table:table-cell>
          <table:table-cell table:formula="of:=[$xncas1.$K$45]" office:value-type="float" office:value="306" calcext:value-type="float">
            <text:p>306</text:p>
          </table:table-cell>
          <table:table-cell table:formula="of:=[$xncas1.$L$45]" office:value-type="float" office:value="125" calcext:value-type="float">
            <text:p>125</text:p>
          </table:table-cell>
          <table:table-cell table:formula="of:=[$xncas1.$M$45]" office:value-type="float" office:value="181" calcext:value-type="float">
            <text:p>181</text:p>
          </table:table-cell>
          <table:table-cell/>
          <table:table-cell table:formula="of:=[$select.$A$47]" office:value-type="string" office:string-value="2016-08-31" calcext:value-type="string">
            <text:p>2016-08-31</text:p>
          </table:table-cell>
          <table:table-cell table:formula="of:=([.B47]-[.B$2])/[.B$1]" office:value-type="float" office:value="-1.35490605632393" calcext:value-type="float">
            <text:p>-1.35490605632393</text:p>
          </table:table-cell>
          <table:table-cell table:formula="of:=([.C47]-[.C$2])/[.C$1]" office:value-type="float" office:value="-1.09805911322166" calcext:value-type="float">
            <text:p>-1.09805911322166</text:p>
          </table:table-cell>
          <table:table-cell table:formula="of:=([.D47]-[.D$2])/[.D$1]" office:value-type="float" office:value="-0.529065550811438" calcext:value-type="float">
            <text:p>-0.529065550811438</text:p>
          </table:table-cell>
          <table:table-cell table:formula="of:=([.E47]-[.E$2])/[.E$1]" office:value-type="float" office:value="-0.863980201579511" calcext:value-type="float">
            <text:p>-0.863980201579511</text:p>
          </table:table-cell>
          <table:table-cell table:formula="of:=([.F47]-[.F$2])/[.F$1]" office:value-type="float" office:value="-0.806485230639924" calcext:value-type="float">
            <text:p>-0.806485230639924</text:p>
          </table:table-cell>
          <table:table-cell table:formula="of:=([.G47]-[.G$2])/[.G$1]" office:value-type="float" office:value="-0.804217707874024" calcext:value-type="float">
            <text:p>-0.804217707874024</text:p>
          </table:table-cell>
          <table:table-cell table:formula="of:=([.H47]-[.H$2])/[.H$1]" office:value-type="float" office:value="-0.482685945544559" calcext:value-type="float">
            <text:p>-0.482685945544559</text:p>
          </table:table-cell>
          <table:table-cell table:formula="of:=([.I47]-[.I$2])/[.I$1]" office:value-type="float" office:value="-0.756733085059952" calcext:value-type="float">
            <text:p>-0.756733085059952</text:p>
          </table:table-cell>
          <table:table-cell table:formula="of:=([.J47]-[.J$2])/[.J$1]" office:value-type="float" office:value="-0.848656083067229" calcext:value-type="float">
            <text:p>-0.848656083067229</text:p>
          </table:table-cell>
          <table:table-cell table:formula="of:=([.K47]-[.K$2])/[.K$1]" office:value-type="float" office:value="0.297109913106219" calcext:value-type="float">
            <text:p>0.297109913106219</text:p>
          </table:table-cell>
        </table:table-row>
        <table:table-row table:style-name="ro1">
          <table:table-cell table:formula="of:=[$xncas1.$O$46]" office:value-type="string" office:string-value="2016-09-30" calcext:value-type="string">
            <text:p>2016-09-30</text:p>
          </table:table-cell>
          <table:table-cell table:formula="of:=[$xncas1.$D$46]" office:value-type="float" office:value="941" calcext:value-type="float">
            <text:p>941</text:p>
          </table:table-cell>
          <table:table-cell table:formula="of:=[$xncas1.$E$46]" office:value-type="float" office:value="640" calcext:value-type="float">
            <text:p>640</text:p>
          </table:table-cell>
          <table:table-cell table:formula="of:=[$xncas1.$F$46]" office:value-type="float" office:value="26" calcext:value-type="float">
            <text:p>26</text:p>
          </table:table-cell>
          <table:table-cell table:formula="of:=[$xncas1.$G$46]" office:value-type="float" office:value="70" calcext:value-type="float">
            <text:p>70</text:p>
          </table:table-cell>
          <table:table-cell table:formula="of:=[$xncas1.$H$46]" office:value-type="float" office:value="604" calcext:value-type="float">
            <text:p>604</text:p>
          </table:table-cell>
          <table:table-cell table:formula="of:=[$xncas1.$I$46]" office:value-type="float" office:value="230" calcext:value-type="float">
            <text:p>230</text:p>
          </table:table-cell>
          <table:table-cell table:formula="of:=[$xncas1.$J$46]" office:value-type="float" office:value="374" calcext:value-type="float">
            <text:p>374</text:p>
          </table:table-cell>
          <table:table-cell table:formula="of:=[$xncas1.$K$46]" office:value-type="float" office:value="195" calcext:value-type="float">
            <text:p>195</text:p>
          </table:table-cell>
          <table:table-cell table:formula="of:=[$xncas1.$L$46]" office:value-type="float" office:value="84" calcext:value-type="float">
            <text:p>84</text:p>
          </table:table-cell>
          <table:table-cell table:formula="of:=[$xncas1.$M$46]" office:value-type="float" office:value="111" calcext:value-type="float">
            <text:p>111</text:p>
          </table:table-cell>
          <table:table-cell/>
          <table:table-cell table:formula="of:=[$select.$A$48]" office:value-type="string" office:string-value="2016-09-30" calcext:value-type="string">
            <text:p>2016-09-30</text:p>
          </table:table-cell>
          <table:table-cell table:formula="of:=([.B48]-[.B$2])/[.B$1]" office:value-type="float" office:value="-1.40913689411134" calcext:value-type="float">
            <text:p>-1.40913689411134</text:p>
          </table:table-cell>
          <table:table-cell table:formula="of:=([.C48]-[.C$2])/[.C$1]" office:value-type="float" office:value="-1.47091746412444" calcext:value-type="float">
            <text:p>-1.47091746412444</text:p>
          </table:table-cell>
          <table:table-cell table:formula="of:=([.D48]-[.D$2])/[.D$1]" office:value-type="float" office:value="-0.247113312400442" calcext:value-type="float">
            <text:p>-0.247113312400442</text:p>
          </table:table-cell>
          <table:table-cell table:formula="of:=([.E48]-[.E$2])/[.E$1]" office:value-type="float" office:value="-0.457519063872349" calcext:value-type="float">
            <text:p>-0.457519063872349</text:p>
          </table:table-cell>
          <table:table-cell table:formula="of:=([.F48]-[.F$2])/[.F$1]" office:value-type="float" office:value="-0.737647536544256" calcext:value-type="float">
            <text:p>-0.737647536544256</text:p>
          </table:table-cell>
          <table:table-cell table:formula="of:=([.G48]-[.G$2])/[.G$1]" office:value-type="float" office:value="-0.814009913409473" calcext:value-type="float">
            <text:p>-0.814009913409473</text:p>
          </table:table-cell>
          <table:table-cell table:formula="of:=([.H48]-[.H$2])/[.H$1]" office:value-type="float" office:value="-0.169229835757495" calcext:value-type="float">
            <text:p>-0.169229835757495</text:p>
          </table:table-cell>
          <table:table-cell table:formula="of:=([.I48]-[.I$2])/[.I$1]" office:value-type="float" office:value="-0.934518276521324" calcext:value-type="float">
            <text:p>-0.934518276521324</text:p>
          </table:table-cell>
          <table:table-cell table:formula="of:=([.J48]-[.J$2])/[.J$1]" office:value-type="float" office:value="-0.91787828810029" calcext:value-type="float">
            <text:p>-0.91787828810029</text:p>
          </table:table-cell>
          <table:table-cell table:formula="of:=([.K48]-[.K$2])/[.K$1]" office:value-type="float" office:value="-0.391791427391354" calcext:value-type="float">
            <text:p>-0.391791427391354</text:p>
          </table:table-cell>
        </table:table-row>
        <table:table-row table:style-name="ro1">
          <table:table-cell table:formula="of:=[$xncas1.$O$47]" office:value-type="string" office:string-value="2016-10-31" calcext:value-type="string">
            <text:p>2016-10-31</text:p>
          </table:table-cell>
          <table:table-cell table:formula="of:=[$xncas1.$D$47]" office:value-type="float" office:value="966" calcext:value-type="float">
            <text:p>966</text:p>
          </table:table-cell>
          <table:table-cell table:formula="of:=[$xncas1.$E$47]" office:value-type="float" office:value="716" calcext:value-type="float">
            <text:p>716</text:p>
          </table:table-cell>
          <table:table-cell table:formula="of:=[$xncas1.$F$47]" office:value-type="float" office:value="24" calcext:value-type="float">
            <text:p>24</text:p>
          </table:table-cell>
          <table:table-cell table:formula="of:=[$xncas1.$G$47]" office:value-type="float" office:value="67" calcext:value-type="float">
            <text:p>67</text:p>
          </table:table-cell>
          <table:table-cell table:formula="of:=[$xncas1.$H$47]" office:value-type="float" office:value="565" calcext:value-type="float">
            <text:p>565</text:p>
          </table:table-cell>
          <table:table-cell table:formula="of:=[$xncas1.$I$47]" office:value-type="float" office:value="251" calcext:value-type="float">
            <text:p>251</text:p>
          </table:table-cell>
          <table:table-cell table:formula="of:=[$xncas1.$J$47]" office:value-type="float" office:value="314" calcext:value-type="float">
            <text:p>314</text:p>
          </table:table-cell>
          <table:table-cell table:formula="of:=[$xncas1.$K$47]" office:value-type="float" office:value="187" calcext:value-type="float">
            <text:p>187</text:p>
          </table:table-cell>
          <table:table-cell table:formula="of:=[$xncas1.$L$47]" office:value-type="float" office:value="96" calcext:value-type="float">
            <text:p>96</text:p>
          </table:table-cell>
          <table:table-cell table:formula="of:=[$xncas1.$M$47]" office:value-type="float" office:value="91" calcext:value-type="float">
            <text:p>91</text:p>
          </table:table-cell>
          <table:table-cell/>
          <table:table-cell table:formula="of:=[$select.$A$49]" office:value-type="string" office:string-value="2016-10-31" calcext:value-type="string">
            <text:p>2016-10-31</text:p>
          </table:table-cell>
          <table:table-cell table:formula="of:=([.B49]-[.B$2])/[.B$1]" office:value-type="float" office:value="-1.37524262049421" calcext:value-type="float">
            <text:p>-1.37524262049421</text:p>
          </table:table-cell>
          <table:table-cell table:formula="of:=([.C49]-[.C$2])/[.C$1]" office:value-type="float" office:value="-1.29599626246635" calcext:value-type="float">
            <text:p>-1.29599626246635</text:p>
          </table:table-cell>
          <table:table-cell table:formula="of:=([.D49]-[.D$2])/[.D$1]" office:value-type="float" office:value="-0.341097391870774" calcext:value-type="float">
            <text:p>-0.341097391870774</text:p>
          </table:table-cell>
          <table:table-cell table:formula="of:=([.E49]-[.E$2])/[.E$1]" office:value-type="float" office:value="-0.50106847148383" calcext:value-type="float">
            <text:p>-0.50106847148383</text:p>
          </table:table-cell>
          <table:table-cell table:formula="of:=([.F49]-[.F$2])/[.F$1]" office:value-type="float" office:value="-0.773926861810892" calcext:value-type="float">
            <text:p>-0.773926861810892</text:p>
          </table:table-cell>
          <table:table-cell table:formula="of:=([.G49]-[.G$2])/[.G$1]" office:value-type="float" office:value="-0.791161433826759" calcext:value-type="float">
            <text:p>-0.791161433826759</text:p>
          </table:table-cell>
          <table:table-cell table:formula="of:=([.H49]-[.H$2])/[.H$1]" office:value-type="float" office:value="-0.395824613916818" calcext:value-type="float">
            <text:p>-0.395824613916818</text:p>
          </table:table-cell>
          <table:table-cell table:formula="of:=([.I49]-[.I$2])/[.I$1]" office:value-type="float" office:value="-0.947331623653675" calcext:value-type="float">
            <text:p>-0.947331623653675</text:p>
          </table:table-cell>
          <table:table-cell table:formula="of:=([.J49]-[.J$2])/[.J$1]" office:value-type="float" office:value="-0.897618130529638" calcext:value-type="float">
            <text:p>-0.897618130529638</text:p>
          </table:table-cell>
          <table:table-cell table:formula="of:=([.K49]-[.K$2])/[.K$1]" office:value-type="float" office:value="-0.588620381819232" calcext:value-type="float">
            <text:p>-0.588620381819232</text:p>
          </table:table-cell>
        </table:table-row>
        <table:table-row table:style-name="ro1">
          <table:table-cell table:formula="of:=[$xncas1.$O$48]" office:value-type="string" office:string-value="2016-11-30" calcext:value-type="string">
            <text:p>2016-11-30</text:p>
          </table:table-cell>
          <table:table-cell table:formula="of:=[$xncas1.$D$48]" office:value-type="float" office:value="1087" calcext:value-type="float">
            <text:p>1087</text:p>
          </table:table-cell>
          <table:table-cell table:formula="of:=[$xncas1.$E$48]" office:value-type="float" office:value="879" calcext:value-type="float">
            <text:p>879</text:p>
          </table:table-cell>
          <table:table-cell table:formula="of:=[$xncas1.$F$48]" office:value-type="float" office:value="26" calcext:value-type="float">
            <text:p>26</text:p>
          </table:table-cell>
          <table:table-cell table:formula="of:=[$xncas1.$G$48]" office:value-type="float" office:value="61" calcext:value-type="float">
            <text:p>61</text:p>
          </table:table-cell>
          <table:table-cell table:formula="of:=[$xncas1.$H$48]" office:value-type="float" office:value="624" calcext:value-type="float">
            <text:p>624</text:p>
          </table:table-cell>
          <table:table-cell table:formula="of:=[$xncas1.$I$48]" office:value-type="float" office:value="325" calcext:value-type="float">
            <text:p>325</text:p>
          </table:table-cell>
          <table:table-cell table:formula="of:=[$xncas1.$J$48]" office:value-type="float" office:value="299" calcext:value-type="float">
            <text:p>299</text:p>
          </table:table-cell>
          <table:table-cell table:formula="of:=[$xncas1.$K$48]" office:value-type="float" office:value="215" calcext:value-type="float">
            <text:p>215</text:p>
          </table:table-cell>
          <table:table-cell table:formula="of:=[$xncas1.$L$48]" office:value-type="float" office:value="105" calcext:value-type="float">
            <text:p>105</text:p>
          </table:table-cell>
          <table:table-cell table:formula="of:=[$xncas1.$M$48]" office:value-type="float" office:value="110" calcext:value-type="float">
            <text:p>110</text:p>
          </table:table-cell>
          <table:table-cell/>
          <table:table-cell table:formula="of:=[$select.$A$50]" office:value-type="string" office:string-value="2016-11-30" calcext:value-type="string">
            <text:p>2016-11-30</text:p>
          </table:table-cell>
          <table:table-cell table:formula="of:=([.B50]-[.B$2])/[.B$1]" office:value-type="float" office:value="-1.2111943361873" calcext:value-type="float">
            <text:p>-1.2111943361873</text:p>
          </table:table-cell>
          <table:table-cell table:formula="of:=([.C50]-[.C$2])/[.C$1]" office:value-type="float" office:value="-0.920836316804911" calcext:value-type="float">
            <text:p>-0.920836316804911</text:p>
          </table:table-cell>
          <table:table-cell table:formula="of:=([.D50]-[.D$2])/[.D$1]" office:value-type="float" office:value="-0.247113312400442" calcext:value-type="float">
            <text:p>-0.247113312400442</text:p>
          </table:table-cell>
          <table:table-cell table:formula="of:=([.E50]-[.E$2])/[.E$1]" office:value-type="float" office:value="-0.588167286706794" calcext:value-type="float">
            <text:p>-0.588167286706794</text:p>
          </table:table-cell>
          <table:table-cell table:formula="of:=([.F50]-[.F$2])/[.F$1]" office:value-type="float" office:value="-0.719042754356238" calcext:value-type="float">
            <text:p>-0.719042754356238</text:p>
          </table:table-cell>
          <table:table-cell table:formula="of:=([.G50]-[.G$2])/[.G$1]" office:value-type="float" office:value="-0.710647743868621" calcext:value-type="float">
            <text:p>-0.710647743868621</text:p>
          </table:table-cell>
          <table:table-cell table:formula="of:=([.H50]-[.H$2])/[.H$1]" office:value-type="float" office:value="-0.452473308456649" calcext:value-type="float">
            <text:p>-0.452473308456649</text:p>
          </table:table-cell>
          <table:table-cell table:formula="of:=([.I50]-[.I$2])/[.I$1]" office:value-type="float" office:value="-0.902484908690446" calcext:value-type="float">
            <text:p>-0.902484908690446</text:p>
          </table:table-cell>
          <table:table-cell table:formula="of:=([.J50]-[.J$2])/[.J$1]" office:value-type="float" office:value="-0.882423012351649" calcext:value-type="float">
            <text:p>-0.882423012351649</text:p>
          </table:table-cell>
          <table:table-cell table:formula="of:=([.K50]-[.K$2])/[.K$1]" office:value-type="float" office:value="-0.401632875112747" calcext:value-type="float">
            <text:p>-0.401632875112747</text:p>
          </table:table-cell>
        </table:table-row>
        <table:table-row table:style-name="ro1">
          <table:table-cell table:formula="of:=[$xncas1.$O$49]" office:value-type="string" office:string-value="2016-12-31" calcext:value-type="string">
            <text:p>2016-12-31</text:p>
          </table:table-cell>
          <table:table-cell table:formula="of:=[$xncas1.$D$49]" office:value-type="float" office:value="957" calcext:value-type="float">
            <text:p>957</text:p>
          </table:table-cell>
          <table:table-cell table:formula="of:=[$xncas1.$E$49]" office:value-type="float" office:value="799" calcext:value-type="float">
            <text:p>799</text:p>
          </table:table-cell>
          <table:table-cell table:formula="of:=[$xncas1.$F$49]" office:value-type="float" office:value="25" calcext:value-type="float">
            <text:p>25</text:p>
          </table:table-cell>
          <table:table-cell table:formula="of:=[$xncas1.$G$49]" office:value-type="float" office:value="50" calcext:value-type="float">
            <text:p>50</text:p>
          </table:table-cell>
          <table:table-cell table:formula="of:=[$xncas1.$H$49]" office:value-type="float" office:value="614" calcext:value-type="float">
            <text:p>614</text:p>
          </table:table-cell>
          <table:table-cell table:formula="of:=[$xncas1.$I$49]" office:value-type="float" office:value="328" calcext:value-type="float">
            <text:p>328</text:p>
          </table:table-cell>
          <table:table-cell table:formula="of:=[$xncas1.$J$49]" office:value-type="float" office:value="286" calcext:value-type="float">
            <text:p>286</text:p>
          </table:table-cell>
          <table:table-cell table:formula="of:=[$xncas1.$K$49]" office:value-type="float" office:value="246" calcext:value-type="float">
            <text:p>246</text:p>
          </table:table-cell>
          <table:table-cell table:formula="of:=[$xncas1.$L$49]" office:value-type="float" office:value="115" calcext:value-type="float">
            <text:p>115</text:p>
          </table:table-cell>
          <table:table-cell table:formula="of:=[$xncas1.$M$49]" office:value-type="float" office:value="131" calcext:value-type="float">
            <text:p>131</text:p>
          </table:table-cell>
          <table:table-cell/>
          <table:table-cell table:formula="of:=[$select.$A$51]" office:value-type="string" office:string-value="2016-12-31" calcext:value-type="string">
            <text:p>2016-12-31</text:p>
          </table:table-cell>
          <table:table-cell table:formula="of:=([.B51]-[.B$2])/[.B$1]" office:value-type="float" office:value="-1.38744455899638" calcext:value-type="float">
            <text:p>-1.38744455899638</text:p>
          </table:table-cell>
          <table:table-cell table:formula="of:=([.C51]-[.C$2])/[.C$1]" office:value-type="float" office:value="-1.10496389749764" calcext:value-type="float">
            <text:p>-1.10496389749764</text:p>
          </table:table-cell>
          <table:table-cell table:formula="of:=([.D51]-[.D$2])/[.D$1]" office:value-type="float" office:value="-0.294105352135608" calcext:value-type="float">
            <text:p>-0.294105352135608</text:p>
          </table:table-cell>
          <table:table-cell table:formula="of:=([.E51]-[.E$2])/[.E$1]" office:value-type="float" office:value="-0.747848447948894" calcext:value-type="float">
            <text:p>-0.747848447948894</text:p>
          </table:table-cell>
          <table:table-cell table:formula="of:=([.F51]-[.F$2])/[.F$1]" office:value-type="float" office:value="-0.728345145450247" calcext:value-type="float">
            <text:p>-0.728345145450247</text:p>
          </table:table-cell>
          <table:table-cell table:formula="of:=([.G51]-[.G$2])/[.G$1]" office:value-type="float" office:value="-0.707383675356805" calcext:value-type="float">
            <text:p>-0.707383675356805</text:p>
          </table:table-cell>
          <table:table-cell table:formula="of:=([.H51]-[.H$2])/[.H$1]" office:value-type="float" office:value="-0.501568843724502" calcext:value-type="float">
            <text:p>-0.501568843724502</text:p>
          </table:table-cell>
          <table:table-cell table:formula="of:=([.I51]-[.I$2])/[.I$1]" office:value-type="float" office:value="-0.852833188552586" calcext:value-type="float">
            <text:p>-0.852833188552586</text:p>
          </table:table-cell>
          <table:table-cell table:formula="of:=([.J51]-[.J$2])/[.J$1]" office:value-type="float" office:value="-0.865539547709439" calcext:value-type="float">
            <text:p>-0.865539547709439</text:p>
          </table:table-cell>
          <table:table-cell table:formula="of:=([.K51]-[.K$2])/[.K$1]" office:value-type="float" office:value="-0.194962472963476" calcext:value-type="float">
            <text:p>-0.194962472963476</text:p>
          </table:table-cell>
        </table:table-row>
        <table:table-row table:style-name="ro1">
          <table:table-cell table:formula="of:=[$xncas1.$O$50]" office:value-type="string" office:string-value="2017-01-31" calcext:value-type="string">
            <text:p>2017-01-31</text:p>
          </table:table-cell>
          <table:table-cell table:formula="of:=[$xncas1.$D$50]" office:value-type="float" office:value="1383" calcext:value-type="float">
            <text:p>1383</text:p>
          </table:table-cell>
          <table:table-cell table:formula="of:=[$xncas1.$E$50]" office:value-type="float" office:value="1220" calcext:value-type="float">
            <text:p>1220</text:p>
          </table:table-cell>
          <table:table-cell table:formula="of:=[$xncas1.$F$50]" office:value-type="float" office:value="64" calcext:value-type="float">
            <text:p>64</text:p>
          </table:table-cell>
          <table:table-cell table:formula="of:=[$xncas1.$G$50]" office:value-type="float" office:value="188" calcext:value-type="float">
            <text:p>188</text:p>
          </table:table-cell>
          <table:table-cell table:formula="of:=[$xncas1.$H$50]" office:value-type="float" office:value="1883" calcext:value-type="float">
            <text:p>1883</text:p>
          </table:table-cell>
          <table:table-cell table:formula="of:=[$xncas1.$I$50]" office:value-type="float" office:value="1049" calcext:value-type="float">
            <text:p>1049</text:p>
          </table:table-cell>
          <table:table-cell table:formula="of:=[$xncas1.$J$50]" office:value-type="float" office:value="834" calcext:value-type="float">
            <text:p>834</text:p>
          </table:table-cell>
          <table:table-cell table:formula="of:=[$xncas1.$K$50]" office:value-type="float" office:value="481" calcext:value-type="float">
            <text:p>481</text:p>
          </table:table-cell>
          <table:table-cell table:formula="of:=[$xncas1.$L$50]" office:value-type="float" office:value="244" calcext:value-type="float">
            <text:p>244</text:p>
          </table:table-cell>
          <table:table-cell table:formula="of:=[$xncas1.$M$50]" office:value-type="float" office:value="237" calcext:value-type="float">
            <text:p>237</text:p>
          </table:table-cell>
          <table:table-cell/>
          <table:table-cell table:formula="of:=[$select.$A$52]" office:value-type="string" office:string-value="2017-01-31" calcext:value-type="string">
            <text:p>2017-01-31</text:p>
          </table:table-cell>
          <table:table-cell table:formula="of:=([.B52]-[.B$2])/[.B$1]" office:value-type="float" office:value="-0.809886136560484" calcext:value-type="float">
            <text:p>-0.809886136560484</text:p>
          </table:table-cell>
          <table:table-cell table:formula="of:=([.C52]-[.C$2])/[.C$1]" office:value-type="float" office:value="-0.135992504102152" calcext:value-type="float">
            <text:p>-0.135992504102152</text:p>
          </table:table-cell>
          <table:table-cell table:formula="of:=([.D52]-[.D$2])/[.D$1]" office:value-type="float" office:value="1.53858419753587" calcext:value-type="float">
            <text:p>1.53858419753587</text:p>
          </table:table-cell>
          <table:table-cell table:formula="of:=([.E52]-[.E$2])/[.E$1]" office:value-type="float" office:value="1.25542430217927" calcext:value-type="float">
            <text:p>1.25542430217927</text:p>
          </table:table-cell>
          <table:table-cell table:formula="of:=([.F52]-[.F$2])/[.F$1]" office:value-type="float" office:value="0.452128284379514" calcext:value-type="float">
            <text:p>0.452128284379514</text:p>
          </table:table-cell>
          <table:table-cell table:formula="of:=([.G52]-[.G$2])/[.G$1]" office:value-type="float" office:value="0.0770807903163995" calcext:value-type="float">
            <text:p>0.0770807903164</text:p>
          </table:table-cell>
          <table:table-cell table:formula="of:=([.H52]-[.H$2])/[.H$1]" office:value-type="float" office:value="1.56799679679732" calcext:value-type="float">
            <text:p>1.56799679679732</text:p>
          </table:table-cell>
          <table:table-cell table:formula="of:=([.I52]-[.I$2])/[.I$1]" office:value-type="float" office:value="-0.476441116539771" calcext:value-type="float">
            <text:p>-0.476441116539771</text:p>
          </table:table-cell>
          <table:table-cell table:formula="of:=([.J52]-[.J$2])/[.J$1]" office:value-type="float" office:value="-0.647742853824929" calcext:value-type="float">
            <text:p>-0.647742853824929</text:p>
          </table:table-cell>
          <table:table-cell table:formula="of:=([.K52]-[.K$2])/[.K$1]" office:value-type="float" office:value="0.848230985504277" calcext:value-type="float">
            <text:p>0.848230985504277</text:p>
          </table:table-cell>
        </table:table-row>
        <table:table-row table:style-name="ro1">
          <table:table-cell table:formula="of:=[$xncas1.$O$51]" office:value-type="string" office:string-value="2017-02-28" calcext:value-type="string">
            <text:p>2017-02-28</text:p>
          </table:table-cell>
          <table:table-cell table:formula="of:=[$xncas1.$D$51]" office:value-type="float" office:value="1695" calcext:value-type="float">
            <text:p>1695</text:p>
          </table:table-cell>
          <table:table-cell table:formula="of:=[$xncas1.$E$51]" office:value-type="float" office:value="1495" calcext:value-type="float">
            <text:p>1495</text:p>
          </table:table-cell>
          <table:table-cell table:formula="of:=[$xncas1.$F$51]" office:value-type="float" office:value="79" calcext:value-type="float">
            <text:p>79</text:p>
          </table:table-cell>
          <table:table-cell table:formula="of:=[$xncas1.$G$51]" office:value-type="float" office:value="183" calcext:value-type="float">
            <text:p>183</text:p>
          </table:table-cell>
          <table:table-cell table:formula="of:=[$xncas1.$H$51]" office:value-type="float" office:value="2768" calcext:value-type="float">
            <text:p>2768</text:p>
          </table:table-cell>
          <table:table-cell table:formula="of:=[$xncas1.$I$51]" office:value-type="float" office:value="1537" calcext:value-type="float">
            <text:p>1537</text:p>
          </table:table-cell>
          <table:table-cell table:formula="of:=[$xncas1.$J$51]" office:value-type="float" office:value="1231" calcext:value-type="float">
            <text:p>1231</text:p>
          </table:table-cell>
          <table:table-cell table:formula="of:=[$xncas1.$K$51]" office:value-type="float" office:value="685" calcext:value-type="float">
            <text:p>685</text:p>
          </table:table-cell>
          <table:table-cell table:formula="of:=[$xncas1.$L$51]" office:value-type="float" office:value="355" calcext:value-type="float">
            <text:p>355</text:p>
          </table:table-cell>
          <table:table-cell table:formula="of:=[$xncas1.$M$51]" office:value-type="float" office:value="330" calcext:value-type="float">
            <text:p>330</text:p>
          </table:table-cell>
          <table:table-cell/>
          <table:table-cell table:formula="of:=[$select.$A$53]" office:value-type="string" office:string-value="2017-02-28" calcext:value-type="string">
            <text:p>2017-02-28</text:p>
          </table:table-cell>
          <table:table-cell table:formula="of:=([.B53]-[.B$2])/[.B$1]" office:value-type="float" office:value="-0.386885601818702" calcext:value-type="float">
            <text:p>-0.386885601818702</text:p>
          </table:table-cell>
          <table:table-cell table:formula="of:=([.C53]-[.C$2])/[.C$1]" office:value-type="float" office:value="0.496946054529106" calcext:value-type="float">
            <text:p>0.496946054529106</text:p>
          </table:table-cell>
          <table:table-cell table:formula="of:=([.D53]-[.D$2])/[.D$1]" office:value-type="float" office:value="2.24346479356336" calcext:value-type="float">
            <text:p>2.24346479356336</text:p>
          </table:table-cell>
          <table:table-cell table:formula="of:=([.E53]-[.E$2])/[.E$1]" office:value-type="float" office:value="1.18284195616013" calcext:value-type="float">
            <text:p>1.18284195616013</text:p>
          </table:table-cell>
          <table:table-cell table:formula="of:=([.F53]-[.F$2])/[.F$1]" office:value-type="float" office:value="1.27538989619932" calcext:value-type="float">
            <text:p>1.27538989619932</text:p>
          </table:table-cell>
          <table:table-cell table:formula="of:=([.G53]-[.G$2])/[.G$1]" office:value-type="float" office:value="0.608035934905198" calcext:value-type="float">
            <text:p>0.608035934905198</text:p>
          </table:table-cell>
          <table:table-cell table:formula="of:=([.H53]-[.H$2])/[.H$1]" office:value-type="float" office:value="3.06729891228484" calcext:value-type="float">
            <text:p>3.06729891228484</text:p>
          </table:table-cell>
          <table:table-cell table:formula="of:=([.I53]-[.I$2])/[.I$1]" office:value-type="float" office:value="-0.149700764664818" calcext:value-type="float">
            <text:p>-0.149700764664818</text:p>
          </table:table-cell>
          <table:table-cell table:formula="of:=([.J53]-[.J$2])/[.J$1]" office:value-type="float" office:value="-0.460336396296397" calcext:value-type="float">
            <text:p>-0.460336396296397</text:p>
          </table:table-cell>
          <table:table-cell table:formula="of:=([.K53]-[.K$2])/[.K$1]" office:value-type="float" office:value="1.76348562359391" calcext:value-type="float">
            <text:p>1.76348562359391</text:p>
          </table:table-cell>
        </table:table-row>
        <table:table-row table:style-name="ro1">
          <table:table-cell table:formula="of:=[$xncas1.$O$52]" office:value-type="string" office:string-value="2017-03-31" calcext:value-type="string">
            <text:p>2017-03-31</text:p>
          </table:table-cell>
          <table:table-cell table:formula="of:=[$xncas1.$D$52]" office:value-type="float" office:value="1825" calcext:value-type="float">
            <text:p>1825</text:p>
          </table:table-cell>
          <table:table-cell table:formula="of:=[$xncas1.$E$52]" office:value-type="float" office:value="1729" calcext:value-type="float">
            <text:p>1729</text:p>
          </table:table-cell>
          <table:table-cell table:formula="of:=[$xncas1.$F$52]" office:value-type="float" office:value="75" calcext:value-type="float">
            <text:p>75</text:p>
          </table:table-cell>
          <table:table-cell table:formula="of:=[$xncas1.$G$52]" office:value-type="float" office:value="153" calcext:value-type="float">
            <text:p>153</text:p>
          </table:table-cell>
          <table:table-cell table:formula="of:=[$xncas1.$H$52]" office:value-type="float" office:value="2924" calcext:value-type="float">
            <text:p>2924</text:p>
          </table:table-cell>
          <table:table-cell table:formula="of:=[$xncas1.$I$52]" office:value-type="float" office:value="1557" calcext:value-type="float">
            <text:p>1557</text:p>
          </table:table-cell>
          <table:table-cell table:formula="of:=[$xncas1.$J$52]" office:value-type="float" office:value="1367" calcext:value-type="float">
            <text:p>1367</text:p>
          </table:table-cell>
          <table:table-cell table:formula="of:=[$xncas1.$K$52]" office:value-type="float" office:value="889" calcext:value-type="float">
            <text:p>889</text:p>
          </table:table-cell>
          <table:table-cell table:formula="of:=[$xncas1.$L$52]" office:value-type="float" office:value="397" calcext:value-type="float">
            <text:p>397</text:p>
          </table:table-cell>
          <table:table-cell table:formula="of:=[$xncas1.$M$52]" office:value-type="float" office:value="492" calcext:value-type="float">
            <text:p>492</text:p>
          </table:table-cell>
          <table:table-cell/>
          <table:table-cell table:formula="of:=[$select.$A$54]" office:value-type="string" office:string-value="2017-03-31" calcext:value-type="string">
            <text:p>2017-03-31</text:p>
          </table:table-cell>
          <table:table-cell table:formula="of:=([.B54]-[.B$2])/[.B$1]" office:value-type="float" office:value="-0.210635379009626" calcext:value-type="float">
            <text:p>-0.210635379009626</text:p>
          </table:table-cell>
          <table:table-cell table:formula="of:=([.C54]-[.C$2])/[.C$1]" office:value-type="float" office:value="1.03551922805534" calcext:value-type="float">
            <text:p>1.03551922805534</text:p>
          </table:table-cell>
          <table:table-cell table:formula="of:=([.D54]-[.D$2])/[.D$1]" office:value-type="float" office:value="2.05549663462269" calcext:value-type="float">
            <text:p>2.05549663462269</text:p>
          </table:table-cell>
          <table:table-cell table:formula="of:=([.E54]-[.E$2])/[.E$1]" office:value-type="float" office:value="0.747347880045313" calcext:value-type="float">
            <text:p>0.747347880045313</text:p>
          </table:table-cell>
          <table:table-cell table:formula="of:=([.F54]-[.F$2])/[.F$1]" office:value-type="float" office:value="1.42050719726587" calcext:value-type="float">
            <text:p>1.42050719726587</text:p>
          </table:table-cell>
          <table:table-cell table:formula="of:=([.G54]-[.G$2])/[.G$1]" office:value-type="float" office:value="0.629796391650641" calcext:value-type="float">
            <text:p>0.629796391650641</text:p>
          </table:table-cell>
          <table:table-cell table:formula="of:=([.H54]-[.H$2])/[.H$1]" office:value-type="float" office:value="3.58091374277931" calcext:value-type="float">
            <text:p>3.58091374277931</text:p>
          </table:table-cell>
          <table:table-cell table:formula="of:=([.I54]-[.I$2])/[.I$1]" office:value-type="float" office:value="0.177039587210136" calcext:value-type="float">
            <text:p>0.177039587210136</text:p>
          </table:table-cell>
          <table:table-cell table:formula="of:=([.J54]-[.J$2])/[.J$1]" office:value-type="float" office:value="-0.389425844799115" calcext:value-type="float">
            <text:p>-0.389425844799115</text:p>
          </table:table-cell>
          <table:table-cell table:formula="of:=([.K54]-[.K$2])/[.K$1]" office:value-type="float" office:value="3.35780015445972" calcext:value-type="float">
            <text:p>3.35780015445972</text:p>
          </table:table-cell>
        </table:table-row>
        <table:table-row table:style-name="ro1">
          <table:table-cell table:formula="of:=[$xncas1.$O$53]" office:value-type="string" office:string-value="2017-04-30" calcext:value-type="string">
            <text:p>2017-04-30</text:p>
          </table:table-cell>
          <table:table-cell table:formula="of:=[$xncas1.$D$53]" office:value-type="float" office:value="1249" calcext:value-type="float">
            <text:p>1249</text:p>
          </table:table-cell>
          <table:table-cell table:formula="of:=[$xncas1.$E$53]" office:value-type="float" office:value="1184" calcext:value-type="float">
            <text:p>1184</text:p>
          </table:table-cell>
          <table:table-cell table:formula="of:=[$xncas1.$F$53]" office:value-type="float" office:value="24" calcext:value-type="float">
            <text:p>24</text:p>
          </table:table-cell>
          <table:table-cell table:formula="of:=[$xncas1.$G$53]" office:value-type="float" office:value="51" calcext:value-type="float">
            <text:p>51</text:p>
          </table:table-cell>
          <table:table-cell table:formula="of:=[$xncas1.$H$53]" office:value-type="float" office:value="1066" calcext:value-type="float">
            <text:p>1066</text:p>
          </table:table-cell>
          <table:table-cell table:formula="of:=[$xncas1.$I$53]" office:value-type="float" office:value="402" calcext:value-type="float">
            <text:p>402</text:p>
          </table:table-cell>
          <table:table-cell table:formula="of:=[$xncas1.$J$53]" office:value-type="float" office:value="664" calcext:value-type="float">
            <text:p>664</text:p>
          </table:table-cell>
          <table:table-cell table:formula="of:=[$xncas1.$K$53]" office:value-type="float" office:value="597" calcext:value-type="float">
            <text:p>597</text:p>
          </table:table-cell>
          <table:table-cell table:formula="of:=[$xncas1.$L$53]" office:value-type="float" office:value="144" calcext:value-type="float">
            <text:p>144</text:p>
          </table:table-cell>
          <table:table-cell table:formula="of:=[$xncas1.$M$53]" office:value-type="float" office:value="453" calcext:value-type="float">
            <text:p>453</text:p>
          </table:table-cell>
          <table:table-cell/>
          <table:table-cell table:formula="of:=[$select.$A$55]" office:value-type="string" office:string-value="2017-04-30" calcext:value-type="string">
            <text:p>2017-04-30</text:p>
          </table:table-cell>
          <table:table-cell table:formula="of:=([.B55]-[.B$2])/[.B$1]" office:value-type="float" office:value="-0.9915594431483" calcext:value-type="float">
            <text:p>-0.9915594431483</text:p>
          </table:table-cell>
          <table:table-cell table:formula="of:=([.C55]-[.C$2])/[.C$1]" office:value-type="float" office:value="-0.21884991541388" calcext:value-type="float">
            <text:p>-0.21884991541388</text:p>
          </table:table-cell>
          <table:table-cell table:formula="of:=([.D55]-[.D$2])/[.D$1]" office:value-type="float" office:value="-0.341097391870774" calcext:value-type="float">
            <text:p>-0.341097391870774</text:p>
          </table:table-cell>
          <table:table-cell table:formula="of:=([.E55]-[.E$2])/[.E$1]" office:value-type="float" office:value="-0.733331978745066" calcext:value-type="float">
            <text:p>-0.733331978745066</text:p>
          </table:table-cell>
          <table:table-cell table:formula="of:=([.F55]-[.F$2])/[.F$1]" office:value-type="float" office:value="-0.307877068001034" calcext:value-type="float">
            <text:p>-0.307877068001034</text:p>
          </table:table-cell>
          <table:table-cell table:formula="of:=([.G55]-[.G$2])/[.G$1]" office:value-type="float" office:value="-0.626869985398667" calcext:value-type="float">
            <text:p>-0.626869985398667</text:p>
          </table:table-cell>
          <table:table-cell table:formula="of:=([.H55]-[.H$2])/[.H$1]" office:value-type="float" office:value="0.925978258679235" calcext:value-type="float">
            <text:p>0.925978258679235</text:p>
          </table:table-cell>
          <table:table-cell table:formula="of:=([.I55]-[.I$2])/[.I$1]" office:value-type="float" office:value="-0.29064758312068" calcext:value-type="float">
            <text:p>-0.29064758312068</text:p>
          </table:table-cell>
          <table:table-cell table:formula="of:=([.J55]-[.J$2])/[.J$1]" office:value-type="float" office:value="-0.81657750024703" calcext:value-type="float">
            <text:p>-0.81657750024703</text:p>
          </table:table-cell>
          <table:table-cell table:formula="of:=([.K55]-[.K$2])/[.K$1]" office:value-type="float" office:value="2.97398369332536" calcext:value-type="float">
            <text:p>2.97398369332536</text:p>
          </table:table-cell>
        </table:table-row>
        <table:table-row table:style-name="ro1">
          <table:table-cell table:formula="of:=[$xncas1.$O$54]" office:value-type="string" office:string-value="2017-05-31" calcext:value-type="string">
            <text:p>2017-05-31</text:p>
          </table:table-cell>
          <table:table-cell table:formula="of:=[$xncas1.$D$54]" office:value-type="float" office:value="1427" calcext:value-type="float">
            <text:p>1427</text:p>
          </table:table-cell>
          <table:table-cell table:formula="of:=[$xncas1.$E$54]" office:value-type="float" office:value="1375" calcext:value-type="float">
            <text:p>1375</text:p>
          </table:table-cell>
          <table:table-cell table:formula="of:=[$xncas1.$F$54]" office:value-type="float" office:value="30" calcext:value-type="float">
            <text:p>30</text:p>
          </table:table-cell>
          <table:table-cell table:formula="of:=[$xncas1.$G$54]" office:value-type="float" office:value="56" calcext:value-type="float">
            <text:p>56</text:p>
          </table:table-cell>
          <table:table-cell table:formula="of:=[$xncas1.$H$54]" office:value-type="float" office:value="1205" calcext:value-type="float">
            <text:p>1205</text:p>
          </table:table-cell>
          <table:table-cell table:formula="of:=[$xncas1.$I$54]" office:value-type="float" office:value="467" calcext:value-type="float">
            <text:p>467</text:p>
          </table:table-cell>
          <table:table-cell table:formula="of:=[$xncas1.$J$54]" office:value-type="float" office:value="738" calcext:value-type="float">
            <text:p>738</text:p>
          </table:table-cell>
          <table:table-cell table:formula="of:=[$xncas1.$K$54]" office:value-type="float" office:value="356" calcext:value-type="float">
            <text:p>356</text:p>
          </table:table-cell>
          <table:table-cell table:formula="of:=[$xncas1.$L$54]" office:value-type="float" office:value="112" calcext:value-type="float">
            <text:p>112</text:p>
          </table:table-cell>
          <table:table-cell table:formula="of:=[$xncas1.$M$54]" office:value-type="float" office:value="244" calcext:value-type="float">
            <text:p>244</text:p>
          </table:table-cell>
          <table:table-cell/>
          <table:table-cell table:formula="of:=[$select.$A$56]" office:value-type="string" office:string-value="2017-05-31" calcext:value-type="string">
            <text:p>2017-05-31</text:p>
          </table:table-cell>
          <table:table-cell table:formula="of:=([.B56]-[.B$2])/[.B$1]" office:value-type="float" office:value="-0.750232214994335" calcext:value-type="float">
            <text:p>-0.750232214994335</text:p>
          </table:table-cell>
          <table:table-cell table:formula="of:=([.C56]-[.C$2])/[.C$1]" office:value-type="float" office:value="0.220754683490012" calcext:value-type="float">
            <text:p>0.220754683490012</text:p>
          </table:table-cell>
          <table:table-cell table:formula="of:=([.D56]-[.D$2])/[.D$1]" office:value-type="float" office:value="-0.0591451534597779" calcext:value-type="float">
            <text:p>-0.059145153459778</text:p>
          </table:table-cell>
          <table:table-cell table:formula="of:=([.E56]-[.E$2])/[.E$1]" office:value-type="float" office:value="-0.66074963272593" calcext:value-type="float">
            <text:p>-0.66074963272593</text:p>
          </table:table-cell>
          <table:table-cell table:formula="of:=([.F56]-[.F$2])/[.F$1]" office:value-type="float" office:value="-0.178573831794307" calcext:value-type="float">
            <text:p>-0.178573831794307</text:p>
          </table:table-cell>
          <table:table-cell table:formula="of:=([.G56]-[.G$2])/[.G$1]" office:value-type="float" office:value="-0.556148500975979" calcext:value-type="float">
            <text:p>-0.556148500975979</text:p>
          </table:table-cell>
          <table:table-cell table:formula="of:=([.H56]-[.H$2])/[.H$1]" office:value-type="float" office:value="1.2054451517424" calcext:value-type="float">
            <text:p>1.2054451517424</text:p>
          </table:table-cell>
          <table:table-cell table:formula="of:=([.I56]-[.I$2])/[.I$1]" office:value-type="float" office:value="-0.676649665482758" calcext:value-type="float">
            <text:p>-0.676649665482758</text:p>
          </table:table-cell>
          <table:table-cell table:formula="of:=([.J56]-[.J$2])/[.J$1]" office:value-type="float" office:value="-0.870604587102102" calcext:value-type="float">
            <text:p>-0.870604587102102</text:p>
          </table:table-cell>
          <table:table-cell table:formula="of:=([.K56]-[.K$2])/[.K$1]" office:value-type="float" office:value="0.917121119554034" calcext:value-type="float">
            <text:p>0.917121119554034</text:p>
          </table:table-cell>
        </table:table-row>
        <table:table-row table:style-name="ro1">
          <table:table-cell table:formula="of:=[$xncas1.$O$55]" office:value-type="string" office:string-value="2017-06-30" calcext:value-type="string">
            <text:p>2017-06-30</text:p>
          </table:table-cell>
          <table:table-cell table:formula="of:=[$xncas1.$D$55]" office:value-type="float" office:value="1125" calcext:value-type="float">
            <text:p>1125</text:p>
          </table:table-cell>
          <table:table-cell table:formula="of:=[$xncas1.$E$55]" office:value-type="float" office:value="1075" calcext:value-type="float">
            <text:p>1075</text:p>
          </table:table-cell>
          <table:table-cell table:formula="of:=[$xncas1.$F$55]" office:value-type="float" office:value="34" calcext:value-type="float">
            <text:p>34</text:p>
          </table:table-cell>
          <table:table-cell table:formula="of:=[$xncas1.$G$55]" office:value-type="float" office:value="67" calcext:value-type="float">
            <text:p>67</text:p>
          </table:table-cell>
          <table:table-cell table:formula="of:=[$xncas1.$H$55]" office:value-type="float" office:value="843" calcext:value-type="float">
            <text:p>843</text:p>
          </table:table-cell>
          <table:table-cell table:formula="of:=[$xncas1.$I$55]" office:value-type="float" office:value="384" calcext:value-type="float">
            <text:p>384</text:p>
          </table:table-cell>
          <table:table-cell table:formula="of:=[$xncas1.$J$55]" office:value-type="float" office:value="459" calcext:value-type="float">
            <text:p>459</text:p>
          </table:table-cell>
          <table:table-cell table:formula="of:=[$xncas1.$K$55]" office:value-type="float" office:value="361" calcext:value-type="float">
            <text:p>361</text:p>
          </table:table-cell>
          <table:table-cell table:formula="of:=[$xncas1.$L$55]" office:value-type="float" office:value="118" calcext:value-type="float">
            <text:p>118</text:p>
          </table:table-cell>
          <table:table-cell table:formula="of:=[$xncas1.$M$55]" office:value-type="float" office:value="243" calcext:value-type="float">
            <text:p>243</text:p>
          </table:table-cell>
          <table:table-cell/>
          <table:table-cell table:formula="of:=[$select.$A$57]" office:value-type="string" office:string-value="2017-06-30" calcext:value-type="string">
            <text:p>2017-06-30</text:p>
          </table:table-cell>
          <table:table-cell table:formula="of:=([.B57]-[.B$2])/[.B$1]" office:value-type="float" office:value="-1.15967504028926" calcext:value-type="float">
            <text:p>-1.15967504028926</text:p>
          </table:table-cell>
          <table:table-cell table:formula="of:=([.C57]-[.C$2])/[.C$1]" office:value-type="float" office:value="-0.469723744107724" calcext:value-type="float">
            <text:p>-0.469723744107724</text:p>
          </table:table-cell>
          <table:table-cell table:formula="of:=([.D57]-[.D$2])/[.D$1]" office:value-type="float" office:value="0.128823005480886" calcext:value-type="float">
            <text:p>0.128823005480886</text:p>
          </table:table-cell>
          <table:table-cell table:formula="of:=([.E57]-[.E$2])/[.E$1]" office:value-type="float" office:value="-0.50106847148383" calcext:value-type="float">
            <text:p>-0.50106847148383</text:p>
          </table:table-cell>
          <table:table-cell table:formula="of:=([.F57]-[.F$2])/[.F$1]" office:value-type="float" office:value="-0.515320389397438" calcext:value-type="float">
            <text:p>-0.515320389397438</text:p>
          </table:table-cell>
          <table:table-cell table:formula="of:=([.G57]-[.G$2])/[.G$1]" office:value-type="float" office:value="-0.646454396469566" calcext:value-type="float">
            <text:p>-0.646454396469566</text:p>
          </table:table-cell>
          <table:table-cell table:formula="of:=([.H57]-[.H$2])/[.H$1]" office:value-type="float" office:value="0.151779433301547" calcext:value-type="float">
            <text:p>0.151779433301547</text:p>
          </table:table-cell>
          <table:table-cell table:formula="of:=([.I57]-[.I$2])/[.I$1]" office:value-type="float" office:value="-0.668641323525038" calcext:value-type="float">
            <text:p>-0.668641323525038</text:p>
          </table:table-cell>
          <table:table-cell table:formula="of:=([.J57]-[.J$2])/[.J$1]" office:value-type="float" office:value="-0.860474508316776" calcext:value-type="float">
            <text:p>-0.860474508316776</text:p>
          </table:table-cell>
          <table:table-cell table:formula="of:=([.K57]-[.K$2])/[.K$1]" office:value-type="float" office:value="0.90727967183264" calcext:value-type="float">
            <text:p>0.90727967183264</text:p>
          </table:table-cell>
        </table:table-row>
        <table:table-row table:style-name="ro1">
          <table:table-cell table:formula="of:=[$xncas1.$O$56]" office:value-type="string" office:string-value="2017-07-31" calcext:value-type="string">
            <text:p>2017-07-31</text:p>
          </table:table-cell>
          <table:table-cell table:formula="of:=[$xncas1.$D$56]" office:value-type="float" office:value="1163" calcext:value-type="float">
            <text:p>1163</text:p>
          </table:table-cell>
          <table:table-cell table:formula="of:=[$xncas1.$E$56]" office:value-type="float" office:value="1112" calcext:value-type="float">
            <text:p>1112</text:p>
          </table:table-cell>
          <table:table-cell table:formula="of:=[$xncas1.$F$56]" office:value-type="float" office:value="18" calcext:value-type="float">
            <text:p>18</text:p>
          </table:table-cell>
          <table:table-cell table:formula="of:=[$xncas1.$G$56]" office:value-type="float" office:value="44" calcext:value-type="float">
            <text:p>44</text:p>
          </table:table-cell>
          <table:table-cell table:formula="of:=[$xncas1.$H$56]" office:value-type="float" office:value="638" calcext:value-type="float">
            <text:p>638</text:p>
          </table:table-cell>
          <table:table-cell table:formula="of:=[$xncas1.$I$56]" office:value-type="float" office:value="190" calcext:value-type="float">
            <text:p>190</text:p>
          </table:table-cell>
          <table:table-cell table:formula="of:=[$xncas1.$J$56]" office:value-type="float" office:value="448" calcext:value-type="float">
            <text:p>448</text:p>
          </table:table-cell>
          <table:table-cell table:formula="of:=[$xncas1.$K$56]" office:value-type="float" office:value="254" calcext:value-type="float">
            <text:p>254</text:p>
          </table:table-cell>
          <table:table-cell table:formula="of:=[$xncas1.$L$56]" office:value-type="float" office:value="67" calcext:value-type="float">
            <text:p>67</text:p>
          </table:table-cell>
          <table:table-cell table:formula="of:=[$xncas1.$M$56]" office:value-type="float" office:value="187" calcext:value-type="float">
            <text:p>187</text:p>
          </table:table-cell>
          <table:table-cell/>
          <table:table-cell table:formula="of:=[$select.$A$58]" office:value-type="string" office:string-value="2017-07-31" calcext:value-type="string">
            <text:p>2017-07-31</text:p>
          </table:table-cell>
          <table:table-cell table:formula="of:=([.B58]-[.B$2])/[.B$1]" office:value-type="float" office:value="-1.10815574439123" calcext:value-type="float">
            <text:p>-1.10815574439123</text:p>
          </table:table-cell>
          <table:table-cell table:formula="of:=([.C58]-[.C$2])/[.C$1]" office:value-type="float" office:value="-0.384564738037336" calcext:value-type="float">
            <text:p>-0.384564738037336</text:p>
          </table:table-cell>
          <table:table-cell table:formula="of:=([.D58]-[.D$2])/[.D$1]" office:value-type="float" office:value="-0.62304963028177" calcext:value-type="float">
            <text:p>-0.62304963028177</text:p>
          </table:table-cell>
          <table:table-cell table:formula="of:=([.E58]-[.E$2])/[.E$1]" office:value-type="float" office:value="-0.834947263171857" calcext:value-type="float">
            <text:p>-0.834947263171857</text:p>
          </table:table-cell>
          <table:table-cell table:formula="of:=([.F58]-[.F$2])/[.F$1]" office:value-type="float" office:value="-0.706019406824625" calcext:value-type="float">
            <text:p>-0.706019406824625</text:p>
          </table:table-cell>
          <table:table-cell table:formula="of:=([.G58]-[.G$2])/[.G$1]" office:value-type="float" office:value="-0.857530826900359" calcext:value-type="float">
            <text:p>-0.857530826900359</text:p>
          </table:table-cell>
          <table:table-cell table:formula="of:=([.H58]-[.H$2])/[.H$1]" office:value-type="float" office:value="0.110237057305671" calcext:value-type="float">
            <text:p>0.110237057305671</text:p>
          </table:table-cell>
          <table:table-cell table:formula="of:=([.I58]-[.I$2])/[.I$1]" office:value-type="float" office:value="-0.840019841420234" calcext:value-type="float">
            <text:p>-0.840019841420234</text:p>
          </table:table-cell>
          <table:table-cell table:formula="of:=([.J58]-[.J$2])/[.J$1]" office:value-type="float" office:value="-0.946580177992048" calcext:value-type="float">
            <text:p>-0.946580177992048</text:p>
          </table:table-cell>
          <table:table-cell table:formula="of:=([.K58]-[.K$2])/[.K$1]" office:value-type="float" office:value="0.356158599434582" calcext:value-type="float">
            <text:p>0.356158599434582</text:p>
          </table:table-cell>
        </table:table-row>
        <table:table-row table:style-name="ro1">
          <table:table-cell table:formula="of:=[$xncas1.$O$57]" office:value-type="string" office:string-value="2017-08-31" calcext:value-type="string">
            <text:p>2017-08-31</text:p>
          </table:table-cell>
          <table:table-cell table:formula="of:=[$xncas1.$D$57]" office:value-type="float" office:value="914" calcext:value-type="float">
            <text:p>914</text:p>
          </table:table-cell>
          <table:table-cell table:formula="of:=[$xncas1.$E$57]" office:value-type="float" office:value="854" calcext:value-type="float">
            <text:p>854</text:p>
          </table:table-cell>
          <table:table-cell table:formula="of:=[$xncas1.$F$57]" office:value-type="float" office:value="28" calcext:value-type="float">
            <text:p>28</text:p>
          </table:table-cell>
          <table:table-cell table:formula="of:=[$xncas1.$G$57]" office:value-type="float" office:value="41" calcext:value-type="float">
            <text:p>41</text:p>
          </table:table-cell>
          <table:table-cell table:formula="of:=[$xncas1.$H$57]" office:value-type="float" office:value="661" calcext:value-type="float">
            <text:p>661</text:p>
          </table:table-cell>
          <table:table-cell table:formula="of:=[$xncas1.$I$57]" office:value-type="float" office:value="165" calcext:value-type="float">
            <text:p>165</text:p>
          </table:table-cell>
          <table:table-cell table:formula="of:=[$xncas1.$J$57]" office:value-type="float" office:value="496" calcext:value-type="float">
            <text:p>496</text:p>
          </table:table-cell>
          <table:table-cell table:formula="of:=[$xncas1.$K$57]" office:value-type="float" office:value="239" calcext:value-type="float">
            <text:p>239</text:p>
          </table:table-cell>
          <table:table-cell table:formula="of:=[$xncas1.$L$57]" office:value-type="float" office:value="51" calcext:value-type="float">
            <text:p>51</text:p>
          </table:table-cell>
          <table:table-cell table:formula="of:=[$xncas1.$M$57]" office:value-type="float" office:value="188" calcext:value-type="float">
            <text:p>188</text:p>
          </table:table-cell>
          <table:table-cell/>
          <table:table-cell table:formula="of:=[$select.$A$59]" office:value-type="string" office:string-value="2017-08-31" calcext:value-type="string">
            <text:p>2017-08-31</text:p>
          </table:table-cell>
          <table:table-cell table:formula="of:=([.B59]-[.B$2])/[.B$1]" office:value-type="float" office:value="-1.44574270961784" calcext:value-type="float">
            <text:p>-1.44574270961784</text:p>
          </table:table-cell>
          <table:table-cell table:formula="of:=([.C59]-[.C$2])/[.C$1]" office:value-type="float" office:value="-0.978376185771389" calcext:value-type="float">
            <text:p>-0.978376185771389</text:p>
          </table:table-cell>
          <table:table-cell table:formula="of:=([.D59]-[.D$2])/[.D$1]" office:value-type="float" office:value="-0.15312923293011" calcext:value-type="float">
            <text:p>-0.15312923293011</text:p>
          </table:table-cell>
          <table:table-cell table:formula="of:=([.E59]-[.E$2])/[.E$1]" office:value-type="float" office:value="-0.878496670783339" calcext:value-type="float">
            <text:p>-0.878496670783339</text:p>
          </table:table-cell>
          <table:table-cell table:formula="of:=([.F59]-[.F$2])/[.F$1]" office:value-type="float" office:value="-0.684623907308404" calcext:value-type="float">
            <text:p>-0.684623907308404</text:p>
          </table:table-cell>
          <table:table-cell table:formula="of:=([.G59]-[.G$2])/[.G$1]" office:value-type="float" office:value="-0.884731397832162" calcext:value-type="float">
            <text:p>-0.884731397832162</text:p>
          </table:table-cell>
          <table:table-cell table:formula="of:=([.H59]-[.H$2])/[.H$1]" office:value-type="float" office:value="0.291512879833129" calcext:value-type="float">
            <text:p>0.291512879833129</text:p>
          </table:table-cell>
          <table:table-cell table:formula="of:=([.I59]-[.I$2])/[.I$1]" office:value-type="float" office:value="-0.864044867293393" calcext:value-type="float">
            <text:p>-0.864044867293393</text:p>
          </table:table-cell>
          <table:table-cell table:formula="of:=([.J59]-[.J$2])/[.J$1]" office:value-type="float" office:value="-0.973593721419584" calcext:value-type="float">
            <text:p>-0.973593721419584</text:p>
          </table:table-cell>
          <table:table-cell table:formula="of:=([.K59]-[.K$2])/[.K$1]" office:value-type="float" office:value="0.366000047155976" calcext:value-type="float">
            <text:p>0.366000047155976</text:p>
          </table:table-cell>
        </table:table-row>
        <table:table-row table:style-name="ro1">
          <table:table-cell table:formula="of:=[$xncas1.$O$58]" office:value-type="string" office:string-value="2017-09-30" calcext:value-type="string">
            <text:p>2017-09-30</text:p>
          </table:table-cell>
          <table:table-cell table:formula="of:=[$xncas1.$D$58]" office:value-type="float" office:value="142" calcext:value-type="float">
            <text:p>142</text:p>
          </table:table-cell>
          <table:table-cell table:formula="of:=[$xncas1.$E$58]" office:value-type="float" office:value="131" calcext:value-type="float">
            <text:p>131</text:p>
          </table:table-cell>
          <table:table-cell table:formula="of:=[$xncas1.$F$58]" office:value-type="float" office:value="32" calcext:value-type="float">
            <text:p>32</text:p>
          </table:table-cell>
          <table:table-cell table:formula="of:=[$xncas1.$G$58]" office:value-type="float" office:value="35" calcext:value-type="float">
            <text:p>35</text:p>
          </table:table-cell>
          <table:table-cell table:formula="of:=[$xncas1.$H$58]" office:value-type="float" office:value="572" calcext:value-type="float">
            <text:p>572</text:p>
          </table:table-cell>
          <table:table-cell table:formula="of:=[$xncas1.$I$58]" office:value-type="float" office:value="115" calcext:value-type="float">
            <text:p>115</text:p>
          </table:table-cell>
          <table:table-cell table:formula="of:=[$xncas1.$J$58]" office:value-type="float" office:value="457" calcext:value-type="float">
            <text:p>457</text:p>
          </table:table-cell>
          <table:table-cell table:formula="of:=[$xncas1.$K$58]" office:value-type="float" office:value="245" calcext:value-type="float">
            <text:p>245</text:p>
          </table:table-cell>
          <table:table-cell table:formula="of:=[$xncas1.$L$58]" office:value-type="float" office:value="49" calcext:value-type="float">
            <text:p>49</text:p>
          </table:table-cell>
          <table:table-cell table:formula="of:=[$xncas1.$M$58]" office:value-type="float" office:value="196" calcext:value-type="float">
            <text:p>196</text:p>
          </table:table-cell>
          <table:table-cell/>
          <table:table-cell table:formula="of:=[$select.$A$60]" office:value-type="string" office:string-value="2017-09-30" calcext:value-type="string">
            <text:p>2017-09-30</text:p>
          </table:table-cell>
          <table:table-cell table:formula="of:=([.B60]-[.B$2])/[.B$1]" office:value-type="float" office:value="-2.49239787891481" calcext:value-type="float">
            <text:p>-2.49239787891481</text:p>
          </table:table-cell>
          <table:table-cell table:formula="of:=([.C60]-[.C$2])/[.C$1]" office:value-type="float" office:value="-2.64242919628193" calcext:value-type="float">
            <text:p>-2.64242919628193</text:p>
          </table:table-cell>
          <table:table-cell table:formula="of:=([.D60]-[.D$2])/[.D$1]" office:value-type="float" office:value="0.0348389260105542" calcext:value-type="float">
            <text:p>0.034838926010554</text:p>
          </table:table-cell>
          <table:table-cell table:formula="of:=([.E60]-[.E$2])/[.E$1]" office:value-type="float" office:value="-0.965595486006302" calcext:value-type="float">
            <text:p>-0.965595486006302</text:p>
          </table:table-cell>
          <table:table-cell table:formula="of:=([.F60]-[.F$2])/[.F$1]" office:value-type="float" office:value="-0.767415188045086" calcext:value-type="float">
            <text:p>-0.767415188045086</text:p>
          </table:table-cell>
          <table:table-cell table:formula="of:=([.G60]-[.G$2])/[.G$1]" office:value-type="float" office:value="-0.939132539695768" calcext:value-type="float">
            <text:p>-0.939132539695768</text:p>
          </table:table-cell>
          <table:table-cell table:formula="of:=([.H60]-[.H$2])/[.H$1]" office:value-type="float" office:value="0.144226274029569" calcext:value-type="float">
            <text:p>0.144226274029569</text:p>
          </table:table-cell>
          <table:table-cell table:formula="of:=([.I60]-[.I$2])/[.I$1]" office:value-type="float" office:value="-0.854434856944129" calcext:value-type="float">
            <text:p>-0.854434856944129</text:p>
          </table:table-cell>
          <table:table-cell table:formula="of:=([.J60]-[.J$2])/[.J$1]" office:value-type="float" office:value="-0.976970414348026" calcext:value-type="float">
            <text:p>-0.976970414348026</text:p>
          </table:table-cell>
          <table:table-cell table:formula="of:=([.K60]-[.K$2])/[.K$1]" office:value-type="float" office:value="0.444731628927127" calcext:value-type="float">
            <text:p>0.444731628927127</text:p>
          </table:table-cell>
        </table:table-row>
        <table:table-row table:style-name="ro1">
          <table:table-cell table:formula="of:=[$xncas1.$O$59]" office:value-type="string" office:string-value="2017-10-31" calcext:value-type="string">
            <text:p>2017-10-31</text:p>
          </table:table-cell>
          <table:table-cell table:formula="of:=[$xncas1.$D$59]" office:value-type="float" office:value="18" calcext:value-type="float">
            <text:p>18</text:p>
          </table:table-cell>
          <table:table-cell table:formula="of:=[$xncas1.$E$59]" office:value-type="float" office:value="10" calcext:value-type="float">
            <text:p>10</text:p>
          </table:table-cell>
          <table:table-cell table:formula="of:=[$xncas1.$F$59]" office:value-type="float" office:value="37" calcext:value-type="float">
            <text:p>37</text:p>
          </table:table-cell>
          <table:table-cell table:formula="of:=[$xncas1.$G$59]" office:value-type="float" office:value="61" calcext:value-type="float">
            <text:p>61</text:p>
          </table:table-cell>
          <table:table-cell table:formula="of:=[$xncas1.$H$59]" office:value-type="float" office:value="672" calcext:value-type="float">
            <text:p>672</text:p>
          </table:table-cell>
          <table:table-cell table:formula="of:=[$xncas1.$I$59]" office:value-type="float" office:value="157" calcext:value-type="float">
            <text:p>157</text:p>
          </table:table-cell>
          <table:table-cell table:formula="of:=[$xncas1.$J$59]" office:value-type="float" office:value="515" calcext:value-type="float">
            <text:p>515</text:p>
          </table:table-cell>
          <table:table-cell table:formula="of:=[$xncas1.$K$59]" office:value-type="float" office:value="279" calcext:value-type="float">
            <text:p>279</text:p>
          </table:table-cell>
          <table:table-cell table:formula="of:=[$xncas1.$L$59]" office:value-type="float" office:value="46" calcext:value-type="float">
            <text:p>46</text:p>
          </table:table-cell>
          <table:table-cell table:formula="of:=[$xncas1.$M$59]" office:value-type="float" office:value="233" calcext:value-type="float">
            <text:p>233</text:p>
          </table:table-cell>
          <table:table-cell/>
          <table:table-cell table:formula="of:=[$select.$A$61]" office:value-type="string" office:string-value="2017-10-31" calcext:value-type="string">
            <text:p>2017-10-31</text:p>
          </table:table-cell>
          <table:table-cell table:formula="of:=([.B61]-[.B$2])/[.B$1]" office:value-type="float" office:value="-2.66051347605578" calcext:value-type="float">
            <text:p>-2.66051347605578</text:p>
          </table:table-cell>
          <table:table-cell table:formula="of:=([.C61]-[.C$2])/[.C$1]" office:value-type="float" office:value="-2.92092216207969" calcext:value-type="float">
            <text:p>-2.92092216207969</text:p>
          </table:table-cell>
          <table:table-cell table:formula="of:=([.D61]-[.D$2])/[.D$1]" office:value-type="float" office:value="0.269799124686384" calcext:value-type="float">
            <text:p>0.269799124686384</text:p>
          </table:table-cell>
          <table:table-cell table:formula="of:=([.E61]-[.E$2])/[.E$1]" office:value-type="float" office:value="-0.588167286706794" calcext:value-type="float">
            <text:p>-0.588167286706794</text:p>
          </table:table-cell>
          <table:table-cell table:formula="of:=([.F61]-[.F$2])/[.F$1]" office:value-type="float" office:value="-0.674391277104994" calcext:value-type="float">
            <text:p>-0.674391277104994</text:p>
          </table:table-cell>
          <table:table-cell table:formula="of:=([.G61]-[.G$2])/[.G$1]" office:value-type="float" office:value="-0.893435580530339" calcext:value-type="float">
            <text:p>-0.893435580530339</text:p>
          </table:table-cell>
          <table:table-cell table:formula="of:=([.H61]-[.H$2])/[.H$1]" office:value-type="float" office:value="0.363267892916915" calcext:value-type="float">
            <text:p>0.363267892916915</text:p>
          </table:table-cell>
          <table:table-cell table:formula="of:=([.I61]-[.I$2])/[.I$1]" office:value-type="float" office:value="-0.799978131631637" calcext:value-type="float">
            <text:p>-0.799978131631637</text:p>
          </table:table-cell>
          <table:table-cell table:formula="of:=([.J61]-[.J$2])/[.J$1]" office:value-type="float" office:value="-0.982035453740689" calcext:value-type="float">
            <text:p>-0.982035453740689</text:p>
          </table:table-cell>
          <table:table-cell table:formula="of:=([.K61]-[.K$2])/[.K$1]" office:value-type="float" office:value="0.808865194618701" calcext:value-type="float">
            <text:p>0.808865194618701</text:p>
          </table:table-cell>
        </table:table-row>
      </table:table>
      <table:table table:name="enqs" table:style-name="ta1">
        <table:shapes>
          <draw:frame draw:z-index="0" draw:style-name="gr1" draw:text-style-name="P1" svg:width="619.85pt" svg:height="348.63pt" svg:x="70.27pt" svg:y="14.31pt">
            <loext:p draw:notify-on-update-of-ranges="xncas1.A2:xncas1.A59 xncas1.D1:xncas1.D1 xncas1.D2:xncas1.D59 xncas1.E1:xncas1.E1 xncas1.E2:xncas1.E59 xncas1.F1:xncas1.F1 xncas1.F2:xncas1.F59 xncas1.G1:xncas1.G1 xncas1.G2:xncas1.G59 xncas1.I1:xncas1.I1 xncas1.I2:xncas1.I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wthrs" table:style-name="ta1">
        <table:shapes>
          <draw:frame draw:z-index="0" draw:style-name="gr1" draw:text-style-name="P1" svg:width="655.91pt" svg:height="368.93pt" svg:x="23.44pt" svg:y="12.81pt">
            <loext:p draw:notify-on-update-of-ranges="xncas1.A2:xncas1.A59 xncas1.A1:xncas1.A59 xncas1.L1:xncas1.L1 xncas1.L2:xncas1.L59 xncas1.A1:xncas1.A59 xncas1.M1:xncas1.M1 xncas1.M2:xncas1.M59 xncas1.A1:xncas1.A59 xncas1.N1:xncas1.N1 xncas1.N2:xncas1.N59 xncas1.A1:xncas1.A59 xncas1.O1:xncas1.O1 xncas1.O2:xncas1.O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kpis" table:style-name="ta1">
        <table:shapes>
          <draw:frame draw:z-index="0" draw:style-name="gr1" draw:text-style-name="P1" svg:width="819.21pt" svg:height="460.8pt" svg:x="17.94pt" svg:y="0pt">
            <loext:p draw:notify-on-update-of-ranges="select.A4:select.A61 select.B3:select.B3 select.B4:select.B61 select.C3:select.C3 select.C4:select.C61 select.D3:select.D3 select.D4:select.D61 select.E3:select.E3 select.E4:select.E61 select.F3:select.F3 select.F4:select.F61 select.G3:select.G3 select.G4:select.G61 select.H3:select.H3 select.H4:select.H61 select.I3:select.I3 select.I4:select.I61 select.J3:select.J3 select.J4:select.J61 select.K3:select.K3 select.K4:select.K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kpis_enq1s" table:style-name="ta1">
        <table:shapes>
          <draw:frame draw:z-index="0" draw:style-name="gr1" draw:text-style-name="P1" svg:width="819.21pt" svg:height="460.8pt" svg:x="17.94pt" svg:y="0pt">
            <loext:p draw:notify-on-update-of-ranges="select.A4:select.A61 select.C3:select.C3 select.C4:select.C61 select.G3:select.G3 select.G4:select.G61 select.J3:select.J3 select.J4:select.J6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kpis_enq2s" table:style-name="ta1">
        <table:shapes>
          <draw:frame draw:z-index="0" draw:style-name="gr1" draw:text-style-name="P1" svg:width="819.21pt" svg:height="460.8pt" svg:x="17.94pt" svg:y="0pt">
            <loext:p draw:notify-on-update-of-ranges="select.A4:select.A61 select.C3:select.C3 select.C4:select.C61 select.H3:select.H3 select.H4:select.H61 select.K3:select.K3 select.K4:select.K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enq1s" table:style-name="ta1">
        <table:shapes>
          <draw:frame draw:z-index="0" draw:style-name="gr1" draw:text-style-name="P1" svg:width="750.98pt" svg:height="422.39pt" svg:x="35.6pt" svg:y="12.05pt">
            <loext:p draw:notify-on-update-of-ranges="select.Q4:select.Q4 select.O3:select.O3 select.O4:select.O61 select.Q3:select.Q3 select.Q4:select.Q61 select.S3:select.S3 select.S4:select.S61 select.V3:select.V3 select.V4:select.V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enq2s" table:style-name="ta1">
        <table:shapes>
          <draw:frame draw:z-index="0" draw:style-name="gr1" draw:text-style-name="P1" svg:width="750.98pt" svg:height="422.39pt" svg:x="35.6pt" svg:y="12.05pt">
            <loext:p draw:notify-on-update-of-ranges="select.M4:select.M61 select.O3:select.O3 select.O4:select.O61 select.Q3:select.Q3 select.Q4:select.Q61 select.T3:select.T3 select.T4:select.T61 select.W3:select.W3 select.W4:select.W6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3:48:46.847276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4:15:44.801105485</dc:date>
    <meta:editing-duration>PT30M32S</meta:editing-duration>
    <meta:editing-cycles>6</meta:editing-cycles>
    <meta:generator>LibreOffice/5.2.7.2$Linux_X86_64 LibreOffice_project/20m0$Build-2</meta:generator>
    <meta:document-statistic meta:table-count="9" meta:cell-count="33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68cm" svg:height="12.3cm" xlink:href=".." xlink:type="simple" chart:class="chart:line" chart:style-name="ch1">
        <chart:legend chart:legend-position="end" svg:x="19.307cm" svg:y="4.855cm" style:legend-expansion="high" chart:style-name="ch2"/>
        <chart:plot-area chart:style-name="ch3" table:cell-range-address="xncas1.A2:xncas1.A59 xncas1.D1:xncas1.G59 xncas1.I1:xncas1.I59" chart:data-source-has-labels="both" svg:x="0.437cm" svg:y="0.246cm" svg:width="18.433cm" svg:height="11.808cm">
          <chartooo:coordinate-region svg:x="1.614cm" svg:y="0.246cm" svg:width="17.256cm" svg:height="10.218cm"/>
          <chart:axis chart:dimension="x" chart:name="primary-x" chart:style-name="ch4" chartooo:axis-type="auto">
            <chartooo:date-scale/>
            <chart:categories table:cell-range-address="xncas1.A2:xncas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ncas1.D2:xncas1.D59" chart:label-cell-address="xncas1.D1:xncas1.D1" chart:class="chart:line">
            <chart:data-point chart:repeated="58"/>
          </chart:series>
          <chart:series chart:style-name="ch8" chart:values-cell-range-address="xncas1.E2:xncas1.E59" chart:label-cell-address="xncas1.E1:xncas1.E1" chart:class="chart:line">
            <chart:data-point chart:repeated="58"/>
          </chart:series>
          <chart:series chart:style-name="ch9" chart:values-cell-range-address="xncas1.F2:xncas1.F59" chart:label-cell-address="xncas1.F1:xncas1.F1" chart:class="chart:line">
            <chart:data-point chart:repeated="58"/>
          </chart:series>
          <chart:series chart:style-name="ch10" chart:values-cell-range-address="xncas1.G2:xncas1.G59" chart:label-cell-address="xncas1.G1:xncas1.G1" chart:class="chart:line">
            <chart:data-point chart:repeated="58"/>
          </chart:series>
          <chart:series chart:style-name="ch11" chart:values-cell-range-address="xncas1.I2:xncas1.I59" chart:label-cell-address="xncas1.I1:xncas1.I1" chart:class="chart:line">
            <chart:data-point chart:repeated="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pct</text:p>
                <draw:g>
                  <svg:desc>xncas1.D1:xncas1.D1</svg:desc>
                </draw:g>
              </table:table-cell>
              <table:table-cell office:value-type="string">
                <text:p>action1</text:p>
                <draw:g>
                  <svg:desc>xncas1.E1:xncas1.E1</svg:desc>
                </draw:g>
              </table:table-cell>
              <table:table-cell office:value-type="string">
                <text:p>claims</text:p>
                <draw:g>
                  <svg:desc>xncas1.F1:xncas1.F1</svg:desc>
                </draw:g>
              </table:table-cell>
              <table:table-cell office:value-type="string">
                <text:p>repudns</text:p>
                <draw:g>
                  <svg:desc>xncas1.G1:xncas1.G1</svg:desc>
                </draw:g>
              </table:table-cell>
              <table:table-cell office:value-type="string">
                <text:p>enq1s</text:p>
                <draw:g>
                  <svg:desc>xncas1.I1:xncas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xncas1.A2:xncas1.A59</svg:desc>
                </draw:g>
              </table:table-cell>
              <table:table-cell office:value-type="float" office:value="1932">
                <text:p>1932</text:p>
                <draw:g>
                  <svg:desc>xncas1.D2:xncas1.D59</svg:desc>
                </draw:g>
              </table:table-cell>
              <table:table-cell office:value-type="float" office:value="1372">
                <text:p>1372</text:p>
                <draw:g>
                  <svg:desc>xncas1.E2:xncas1.E59</svg:desc>
                </draw:g>
              </table:table-cell>
              <table:table-cell office:value-type="float" office:value="83">
                <text:p>83</text:p>
                <draw:g>
                  <svg:desc>xncas1.F2:xncas1.F59</svg:desc>
                </draw:g>
              </table:table-cell>
              <table:table-cell office:value-type="float" office:value="231">
                <text:p>231</text:p>
                <draw:g>
                  <svg:desc>xncas1.G2:xncas1.G59</svg:desc>
                </draw:g>
              </table:table-cell>
              <table:table-cell office:value-type="float" office:value="4504">
                <text:p>4504</text:p>
                <draw:g>
                  <svg:desc>xncas1.I2:xncas1.I59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2148">
                <text:p>2148</text:p>
              </table:table-cell>
              <table:table-cell office:value-type="float" office:value="1585">
                <text:p>1585</text:p>
              </table:table-cell>
              <table:table-cell office:value-type="float" office:value="63">
                <text:p>63</text:p>
              </table:table-cell>
              <table:table-cell office:value-type="float" office:value="246">
                <text:p>24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2557">
                <text:p>2557</text:p>
              </table:table-cell>
              <table:table-cell office:value-type="float" office:value="1895">
                <text:p>189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2197">
                <text:p>2197</text:p>
              </table:table-cell>
              <table:table-cell office:value-type="float" office:value="1722">
                <text:p>1722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2184">
                <text:p>2184</text:p>
              </table:table-cell>
              <table:table-cell office:value-type="float" office:value="1636">
                <text:p>1636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2612">
                <text:p>2612</text:p>
              </table:table-cell>
              <table:table-cell office:value-type="float" office:value="1921">
                <text:p>1921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809">
                <text:p>1809</text:p>
              </table:table-cell>
              <table:table-cell office:value-type="float" office:value="1379">
                <text:p>1379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128">
                <text:p>2128</text:p>
              </table:table-cell>
              <table:table-cell office:value-type="float" office:value="1590">
                <text:p>1590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2497">
                <text:p>2497</text:p>
              </table:table-cell>
              <table:table-cell office:value-type="float" office:value="1688">
                <text:p>1688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2401">
                <text:p>2401</text:p>
              </table:table-cell>
              <table:table-cell office:value-type="float" office:value="1459">
                <text:p>1459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2483">
                <text:p>2483</text:p>
              </table:table-cell>
              <table:table-cell office:value-type="float" office:value="1420">
                <text:p>1420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2373">
                <text:p>2373</text:p>
              </table:table-cell>
              <table:table-cell office:value-type="float" office:value="1595">
                <text:p>1595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2462">
                <text:p>2462</text:p>
              </table:table-cell>
              <table:table-cell office:value-type="float" office:value="1454">
                <text:p>1454</text:p>
              </table:table-cell>
              <table:table-cell office:value-type="float" office:value="77">
                <text:p>77</text:p>
              </table:table-cell>
              <table:table-cell office:value-type="float" office:value="328">
                <text:p>328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2785">
                <text:p>2785</text:p>
              </table:table-cell>
              <table:table-cell office:value-type="float" office:value="1784">
                <text:p>1784</text:p>
              </table:table-cell>
              <table:table-cell office:value-type="float" office:value="108">
                <text:p>108</text:p>
              </table:table-cell>
              <table:table-cell office:value-type="float" office:value="308">
                <text:p>308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3502">
                <text:p>3502</text:p>
              </table:table-cell>
              <table:table-cell office:value-type="float" office:value="2123">
                <text:p>2123</text:p>
              </table:table-cell>
              <table:table-cell office:value-type="float" office:value="37">
                <text:p>37</text:p>
              </table:table-cell>
              <table:table-cell office:value-type="float" office:value="158">
                <text:p>15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710">
                <text:p>2710</text:p>
              </table:table-cell>
              <table:table-cell office:value-type="float" office:value="1711">
                <text:p>1711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2714">
                <text:p>2714</text:p>
              </table:table-cell>
              <table:table-cell office:value-type="float" office:value="1748">
                <text:p>1748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2662">
                <text:p>2662</text:p>
              </table:table-cell>
              <table:table-cell office:value-type="float" office:value="1826">
                <text:p>1826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2702">
                <text:p>2702</text:p>
              </table:table-cell>
              <table:table-cell office:value-type="float" office:value="1513">
                <text:p>151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032">
                <text:p>2032</text:p>
              </table:table-cell>
              <table:table-cell office:value-type="float" office:value="1390">
                <text:p>1390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519">
                <text:p>2519</text:p>
              </table:table-cell>
              <table:table-cell office:value-type="float" office:value="1677">
                <text:p>1677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2417">
                <text:p>2417</text:p>
              </table:table-cell>
              <table:table-cell office:value-type="float" office:value="1272">
                <text:p>127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3100">
                <text:p>3100</text:p>
              </table:table-cell>
              <table:table-cell office:value-type="float" office:value="1162">
                <text:p>1162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3489">
                <text:p>3489</text:p>
              </table:table-cell>
              <table:table-cell office:value-type="float" office:value="1311">
                <text:p>1311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2623">
                <text:p>2623</text:p>
              </table:table-cell>
              <table:table-cell office:value-type="float" office:value="1239">
                <text:p>1239</text:p>
              </table:table-cell>
              <table:table-cell office:value-type="float" office:value="57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2045">
                <text:p>2045</text:p>
              </table:table-cell>
              <table:table-cell office:value-type="float" office:value="1691">
                <text:p>1691</text:p>
              </table:table-cell>
              <table:table-cell office:value-type="float" office:value="47">
                <text:p>47</text:p>
              </table:table-cell>
              <table:table-cell office:value-type="float" office:value="174">
                <text:p>17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2495">
                <text:p>2495</text:p>
              </table:table-cell>
              <table:table-cell office:value-type="float" office:value="1986">
                <text:p>1986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2231">
                <text:p>2231</text:p>
              </table:table-cell>
              <table:table-cell office:value-type="float" office:value="1813">
                <text:p>1813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920">
                <text:p>1920</text:p>
              </table:table-cell>
              <table:table-cell office:value-type="float" office:value="1546">
                <text:p>1546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632">
                <text:p>1632</text:p>
              </table:table-cell>
              <table:table-cell office:value-type="float" office:value="1230">
                <text:p>1230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744">
                <text:p>1744</text:p>
              </table:table-cell>
              <table:table-cell office:value-type="float" office:value="988">
                <text:p>9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2068">
                <text:p>2068</text:p>
              </table:table-cell>
              <table:table-cell office:value-type="float" office:value="956">
                <text:p>956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2165">
                <text:p>2165</text:p>
              </table:table-cell>
              <table:table-cell office:value-type="float" office:value="976">
                <text:p>976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2204">
                <text:p>2204</text:p>
              </table:table-cell>
              <table:table-cell office:value-type="float" office:value="1081">
                <text:p>1081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2384">
                <text:p>2384</text:p>
              </table:table-cell>
              <table:table-cell office:value-type="float" office:value="1022">
                <text:p>1022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767">
                <text:p>1767</text:p>
              </table:table-cell>
              <table:table-cell office:value-type="float" office:value="1141">
                <text:p>1141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2218">
                <text:p>2218</text:p>
              </table:table-cell>
              <table:table-cell office:value-type="float" office:value="858">
                <text:p>858</text:p>
              </table:table-cell>
              <table:table-cell office:value-type="float" office:value="47">
                <text:p>47</text:p>
              </table:table-cell>
              <table:table-cell office:value-type="float" office:value="215">
                <text:p>215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810">
                <text:p>1810</text:p>
              </table:table-cell>
              <table:table-cell office:value-type="float" office:value="788">
                <text:p>788</text:p>
              </table:table-cell>
              <table:table-cell office:value-type="float" office:value="49">
                <text:p>49</text:p>
              </table:table-cell>
              <table:table-cell office:value-type="float" office:value="236">
                <text:p>236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2655">
                <text:p>2655</text:p>
              </table:table-cell>
              <table:table-cell office:value-type="float" office:value="1023">
                <text:p>1023</text:p>
              </table:table-cell>
              <table:table-cell office:value-type="float" office:value="65">
                <text:p>65</text:p>
              </table:table-cell>
              <table:table-cell office:value-type="float" office:value="196">
                <text:p>19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2961">
                <text:p>2961</text:p>
              </table:table-cell>
              <table:table-cell office:value-type="float" office:value="1021">
                <text:p>1021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1350">
                <text:p>1350</text:p>
              </table:table-cell>
              <table:table-cell office:value-type="float" office:value="885">
                <text:p>885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076">
                <text:p>1076</text:p>
              </table:table-cell>
              <table:table-cell office:value-type="float" office:value="686">
                <text:p>686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225">
                <text:p>1225</text:p>
              </table:table-cell>
              <table:table-cell office:value-type="float" office:value="1003">
                <text:p>1003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81">
                <text:p>981</text:p>
              </table:table-cell>
              <table:table-cell office:value-type="float" office:value="802">
                <text:p>802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41">
                <text:p>941</text:p>
              </table:table-cell>
              <table:table-cell office:value-type="float" office:value="640">
                <text:p>64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66">
                <text:p>966</text:p>
              </table:table-cell>
              <table:table-cell office:value-type="float" office:value="716">
                <text:p>716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087">
                <text:p>1087</text:p>
              </table:table-cell>
              <table:table-cell office:value-type="float" office:value="879">
                <text:p>87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57">
                <text:p>957</text:p>
              </table:table-cell>
              <table:table-cell office:value-type="float" office:value="799">
                <text:p>79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383">
                <text:p>1383</text:p>
              </table:table-cell>
              <table:table-cell office:value-type="float" office:value="1220">
                <text:p>1220</text:p>
              </table:table-cell>
              <table:table-cell office:value-type="float" office:value="64">
                <text:p>64</text:p>
              </table:table-cell>
              <table:table-cell office:value-type="float" office:value="188">
                <text:p>18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695">
                <text:p>1695</text:p>
              </table:table-cell>
              <table:table-cell office:value-type="float" office:value="1495">
                <text:p>1495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825">
                <text:p>1825</text:p>
              </table:table-cell>
              <table:table-cell office:value-type="float" office:value="1729">
                <text:p>1729</text:p>
              </table:table-cell>
              <table:table-cell office:value-type="float" office:value="75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249">
                <text:p>1249</text:p>
              </table:table-cell>
              <table:table-cell office:value-type="float" office:value="1184">
                <text:p>118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427">
                <text:p>1427</text:p>
              </table:table-cell>
              <table:table-cell office:value-type="float" office:value="1375">
                <text:p>1375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125">
                <text:p>1125</text:p>
              </table:table-cell>
              <table:table-cell office:value-type="float" office:value="1075">
                <text:p>1075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163">
                <text:p>1163</text:p>
              </table:table-cell>
              <table:table-cell office:value-type="float" office:value="1112">
                <text:p>1112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14">
                <text:p>914</text:p>
              </table:table-cell>
              <table:table-cell office:value-type="float" office:value="854">
                <text:p>854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cm" svg:height="13.016cm" xlink:href=".." xlink:type="simple" chart:class="chart:scatter" chart:column-mapping="0 1 2 3" chart:style-name="ch1">
        <chart:legend chart:legend-position="end" svg:x="20.764cm" svg:y="5.462cm" style:legend-expansion="high" chart:style-name="ch2"/>
        <chart:plot-area chart:style-name="ch3" table:cell-range-address="xncas1.A1:xncas1.A59 xncas1.L1:xncas1.O59" chart:data-source-has-labels="both" svg:x="0.462cm" svg:y="0.26cm" svg:width="19.84cm" svg:height="12.496cm">
          <chartooo:coordinate-region svg:x="1.269cm" svg:y="0.459cm" svg:width="18.476cm" svg:height="11.65cm"/>
          <chart:axis chart:dimension="x" chart:name="primary-x" chart:style-name="ch4" chartooo:axis-type="auto">
            <chart:categories table:cell-range-address="xncas1.A2:xncas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ncas1.L2:xncas1.L59" chart:label-cell-address="xncas1.L1:xncas1.L1" chart:class="chart:scatter">
            <chart:domain table:cell-range-address="xncas1.A1:xncas1.A59"/>
            <chart:data-point chart:repeated="59"/>
          </chart:series>
          <chart:series chart:style-name="ch8" chart:values-cell-range-address="xncas1.M2:xncas1.M59" chart:label-cell-address="xncas1.M1:xncas1.M1" chart:class="chart:scatter">
            <chart:data-point chart:repeated="59"/>
          </chart:series>
          <chart:series chart:style-name="ch9" chart:values-cell-range-address="xncas1.N2:xncas1.N59" chart:label-cell-address="xncas1.N1:xncas1.N1" chart:class="chart:scatter">
            <chart:data-point chart:repeated="59"/>
          </chart:series>
          <chart:series chart:style-name="ch10" chart:values-cell-range-address="xncas1.O2:xncas1.O59" chart:label-cell-address="xncas1.O1:xncas1.O1" chart:class="chart:scatter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qr1s</text:p>
                <draw:g>
                  <svg:desc>xncas1.L1:xncas1.L1</svg:desc>
                </draw:g>
              </table:table-cell>
              <table:table-cell office:value-type="string">
                <text:p>enqr2s</text:p>
                <draw:g>
                  <svg:desc>xncas1.M1:xncas1.M1</svg:desc>
                </draw:g>
              </table:table-cell>
              <table:table-cell office:value-type="string">
                <text:p>mm1</text:p>
                <draw:g>
                  <svg:desc>xncas1.N1:xncas1.N1</svg:desc>
                </draw:g>
              </table:table-cell>
              <table:table-cell office:value-type="string">
                <text:p>dt0</text:p>
                <draw:g>
                  <svg:desc>xncas1.O1:xncas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xncas1.A2:xncas1.A59</svg:desc>
                </draw:g>
              </table:table-cell>
              <table:table-cell office:value-type="float" office:value="1">
                <text:p>1</text:p>
                <draw:g>
                  <svg:desc>xncas1.A1:xncas1.A59</svg:desc>
                </draw:g>
              </table:table-cell>
              <table:table-cell office:value-type="float" office:value="1375">
                <text:p>1375</text:p>
                <draw:g>
                  <svg:desc>xncas1.L2:xncas1.L59</svg:desc>
                </draw:g>
              </table:table-cell>
              <table:table-cell office:value-type="float" office:value="32">
                <text:p>32</text:p>
                <draw:g>
                  <svg:desc>xncas1.M2:xncas1.M59</svg:desc>
                </draw:g>
              </table:table-cell>
              <table:table-cell office:value-type="float" office:value="1">
                <text:p>1</text:p>
                <draw:g>
                  <svg:desc>xncas1.N2:xncas1.N59</svg:desc>
                </draw:g>
              </table:table-cell>
              <table:table-cell office:value-type="float" office:value="NaN">
                <text:p>NaN</text:p>
                <draw:g>
                  <svg:desc>xncas1.O2:xncas1.O59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2">
                <text:p>2</text:p>
              </table:table-cell>
              <table:table-cell office:value-type="float" office:value="2002">
                <text:p>2002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3">
                <text:p>3</text:p>
              </table:table-cell>
              <table:table-cell office:value-type="float" office:value="1154">
                <text:p>1154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4">
                <text:p>4</text:p>
              </table:table-cell>
              <table:table-cell office:value-type="float" office:value="1787">
                <text:p>1787</text:p>
              </table:table-cell>
              <table:table-cell office:value-type="float" office:value="198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5">
                <text:p>5</text:p>
              </table:table-cell>
              <table:table-cell office:value-type="float" office:value="1687">
                <text:p>1687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6">
                <text:p>6</text:p>
              </table:table-cell>
              <table:table-cell office:value-type="float" office:value="2181">
                <text:p>2181</text:p>
              </table:table-cell>
              <table:table-cell office:value-type="float" office:value="402">
                <text:p>40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7">
                <text:p>7</text:p>
              </table:table-cell>
              <table:table-cell office:value-type="float" office:value="622">
                <text:p>622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8">
                <text:p>8</text:p>
              </table:table-cell>
              <table:table-cell office:value-type="float" office:value="396">
                <text:p>396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9">
                <text:p>9</text:p>
              </table:table-cell>
              <table:table-cell office:value-type="float" office:value="373">
                <text:p>373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">
                <text:p>10</text:p>
              </table:table-cell>
              <table:table-cell office:value-type="float" office:value="438">
                <text:p>4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1">
                <text:p>11</text:p>
              </table:table-cell>
              <table:table-cell office:value-type="float" office:value="684">
                <text:p>684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2">
                <text:p>12</text:p>
              </table:table-cell>
              <table:table-cell office:value-type="float" office:value="395">
                <text:p>395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3">
                <text:p>13</text:p>
              </table:table-cell>
              <table:table-cell office:value-type="float" office:value="2138">
                <text:p>2138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4">
                <text:p>14</text:p>
              </table:table-cell>
              <table:table-cell office:value-type="float" office:value="2478">
                <text:p>2478</text:p>
              </table:table-cell>
              <table:table-cell office:value-type="float" office:value="321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5">
                <text:p>15</text:p>
              </table:table-cell>
              <table:table-cell office:value-type="float" office:value="1644">
                <text:p>1644</text:p>
              </table:table-cell>
              <table:table-cell office:value-type="float" office:value="286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6">
                <text:p>16</text:p>
              </table:table-cell>
              <table:table-cell office:value-type="float" office:value="874">
                <text:p>874</text:p>
              </table:table-cell>
              <table:table-cell office:value-type="float" office:value="236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7">
                <text:p>17</text:p>
              </table:table-cell>
              <table:table-cell office:value-type="float" office:value="609">
                <text:p>609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8">
                <text:p>18</text:p>
              </table:table-cell>
              <table:table-cell office:value-type="float" office:value="590">
                <text:p>590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9">
                <text:p>19</text:p>
              </table:table-cell>
              <table:table-cell office:value-type="float" office:value="335">
                <text:p>335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0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1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22">
                <text:p>22</text:p>
              </table:table-cell>
              <table:table-cell office:value-type="float" office:value="303">
                <text:p>303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23">
                <text:p>23</text:p>
              </table:table-cell>
              <table:table-cell office:value-type="float" office:value="436">
                <text:p>436</text:p>
              </table:table-cell>
              <table:table-cell office:value-type="float" office:value="77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24">
                <text:p>24</text:p>
              </table:table-cell>
              <table:table-cell office:value-type="float" office:value="391">
                <text:p>391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25">
                <text:p>25</text:p>
              </table:table-cell>
              <table:table-cell office:value-type="float" office:value="887">
                <text:p>887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26">
                <text:p>26</text:p>
              </table:table-cell>
              <table:table-cell office:value-type="float" office:value="1113">
                <text:p>1113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27">
                <text:p>27</text:p>
              </table:table-cell>
              <table:table-cell office:value-type="float" office:value="1087">
                <text:p>1087</text:p>
              </table:table-cell>
              <table:table-cell office:value-type="float" office:value="238">
                <text:p>2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28">
                <text:p>28</text:p>
              </table:table-cell>
              <table:table-cell office:value-type="float" office:value="445">
                <text:p>445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29">
                <text:p>29</text:p>
              </table:table-cell>
              <table:table-cell office:value-type="float" office:value="437">
                <text:p>43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30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31">
                <text:p>31</text:p>
              </table:table-cell>
              <table:table-cell office:value-type="float" office:value="302">
                <text:p>302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32">
                <text:p>32</text:p>
              </table:table-cell>
              <table:table-cell office:value-type="float" office:value="296">
                <text:p>296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33">
                <text:p>33</text:p>
              </table:table-cell>
              <table:table-cell office:value-type="float" office:value="397">
                <text:p>39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34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35">
                <text:p>35</text:p>
              </table:table-cell>
              <table:table-cell office:value-type="float" office:value="311">
                <text:p>311</text:p>
              </table:table-cell>
              <table:table-cell office:value-type="float" office:value="119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36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159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37">
                <text:p>37</text:p>
              </table:table-cell>
              <table:table-cell office:value-type="float" office:value="712">
                <text:p>71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38">
                <text:p>38</text:p>
              </table:table-cell>
              <table:table-cell office:value-type="float" office:value="807">
                <text:p>807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39">
                <text:p>39</text:p>
              </table:table-cell>
              <table:table-cell office:value-type="float" office:value="802">
                <text:p>802</text:p>
              </table:table-cell>
              <table:table-cell office:value-type="float" office:value="132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41">
                <text:p>41</text:p>
              </table:table-cell>
              <table:table-cell office:value-type="float" office:value="699">
                <text:p>699</text:p>
              </table:table-cell>
              <table:table-cell office:value-type="float" office:value="211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42">
                <text:p>42</text:p>
              </table:table-cell>
              <table:table-cell office:value-type="float" office:value="316">
                <text:p>316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43">
                <text:p>43</text:p>
              </table:table-cell>
              <table:table-cell office:value-type="float" office:value="224">
                <text:p>224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44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81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47">
                <text:p>47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48">
                <text:p>48</text:p>
              </table:table-cell>
              <table:table-cell office:value-type="float" office:value="115">
                <text:p>115</text:p>
              </table:table-cell>
              <table:table-cell office:value-type="float" office:value="131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49">
                <text:p>49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50">
                <text:p>50</text:p>
              </table:table-cell>
              <table:table-cell office:value-type="float" office:value="355">
                <text:p>355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51">
                <text:p>51</text:p>
              </table:table-cell>
              <table:table-cell office:value-type="float" office:value="397">
                <text:p>397</text:p>
              </table:table-cell>
              <table:table-cell office:value-type="float" office:value="492">
                <text:p>49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52">
                <text:p>52</text:p>
              </table:table-cell>
              <table:table-cell office:value-type="float" office:value="144">
                <text:p>144</text:p>
              </table:table-cell>
              <table:table-cell office:value-type="float" office:value="453">
                <text:p>4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53">
                <text:p>53</text:p>
              </table:table-cell>
              <table:table-cell office:value-type="float" office:value="112">
                <text:p>112</text:p>
              </table:table-cell>
              <table:table-cell office:value-type="float" office:value="244">
                <text:p>24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54">
                <text:p>54</text:p>
              </table:table-cell>
              <table:table-cell office:value-type="float" office:value="118">
                <text:p>118</text:p>
              </table:table-cell>
              <table:table-cell office:value-type="float" office:value="243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187">
                <text:p>18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188">
                <text:p>18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196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901cm" svg:height="16.257cm" xlink:href=".." xlink:type="simple" chart:class="chart:line" chart:style-name="ch1">
        <chart:legend chart:legend-position="end" svg:x="26.34cm" svg:y="5.588cm" style:legend-expansion="high" chart:style-name="ch2"/>
        <chart:plot-area chart:style-name="ch3" table:cell-range-address="select.A3:select.K61" chart:data-source-has-labels="both" svg:x="0.578cm" svg:y="0.325cm" svg:width="25.184cm" svg:height="15.607cm">
          <chartooo:coordinate-region svg:x="1.917cm" svg:y="0.325cm" svg:width="23.845cm" svg:height="13.68cm"/>
          <chart:axis chart:dimension="x" chart:name="primary-x" chart:style-name="ch4" chartooo:axis-type="auto">
            <chartooo:date-scale/>
            <chart:categories table:cell-range-address="select.A4:selec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.B4:select.B61" chart:label-cell-address="select.B3:select.B3" chart:class="chart:line">
            <chart:data-point chart:repeated="58"/>
          </chart:series>
          <chart:series chart:style-name="ch8" chart:values-cell-range-address="select.C4:select.C61" chart:label-cell-address="select.C3:select.C3" chart:class="chart:line">
            <chart:data-point chart:repeated="58"/>
          </chart:series>
          <chart:series chart:style-name="ch9" chart:values-cell-range-address="select.D4:select.D61" chart:label-cell-address="select.D3:select.D3" chart:class="chart:line">
            <chart:data-point chart:repeated="58"/>
          </chart:series>
          <chart:series chart:style-name="ch10" chart:values-cell-range-address="select.E4:select.E61" chart:label-cell-address="select.E3:select.E3" chart:class="chart:line">
            <chart:data-point chart:repeated="58"/>
          </chart:series>
          <chart:series chart:style-name="ch11" chart:values-cell-range-address="select.F4:select.F61" chart:label-cell-address="select.F3:select.F3" chart:class="chart:line">
            <chart:data-point chart:repeated="58"/>
          </chart:series>
          <chart:series chart:style-name="ch12" chart:values-cell-range-address="select.G4:select.G61" chart:label-cell-address="select.G3:select.G3" chart:class="chart:line">
            <chart:data-point chart:repeated="58"/>
          </chart:series>
          <chart:series chart:style-name="ch13" chart:values-cell-range-address="select.H4:select.H61" chart:label-cell-address="select.H3:select.H3" chart:class="chart:line">
            <chart:data-point chart:repeated="58"/>
          </chart:series>
          <chart:series chart:style-name="ch14" chart:values-cell-range-address="select.I4:select.I61" chart:label-cell-address="select.I3:select.I3" chart:class="chart:line">
            <chart:data-point chart:repeated="58"/>
          </chart:series>
          <chart:series chart:style-name="ch15" chart:values-cell-range-address="select.J4:select.J61" chart:label-cell-address="select.J3:select.J3" chart:class="chart:line">
            <chart:data-point chart:repeated="58"/>
          </chart:series>
          <chart:series chart:style-name="ch16" chart:values-cell-range-address="select.K4:select.K61" chart:label-cell-address="select.K3:select.K3" chart:class="chart:line">
            <chart:data-point chart:repeated="5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pct</text:p>
                <draw:g>
                  <svg:desc>select.B3:select.B3</svg:desc>
                </draw:g>
              </table:table-cell>
              <table:table-cell office:value-type="string">
                <text:p>action1</text:p>
                <draw:g>
                  <svg:desc>select.C3:select.C3</svg:desc>
                </draw:g>
              </table:table-cell>
              <table:table-cell office:value-type="string">
                <text:p>claims</text:p>
                <draw:g>
                  <svg:desc>select.D3:select.D3</svg:desc>
                </draw:g>
              </table:table-cell>
              <table:table-cell office:value-type="string">
                <text:p>repudns</text:p>
                <draw:g>
                  <svg:desc>select.E3:select.E3</svg:desc>
                </draw:g>
              </table:table-cell>
              <table:table-cell office:value-type="string">
                <text:p>enqs</text:p>
                <draw:g>
                  <svg:desc>select.F3:select.F3</svg:desc>
                </draw:g>
              </table:table-cell>
              <table:table-cell office:value-type="string">
                <text:p>enq1s</text:p>
                <draw:g>
                  <svg:desc>select.G3:select.G3</svg:desc>
                </draw:g>
              </table:table-cell>
              <table:table-cell office:value-type="string">
                <text:p>enq2s</text:p>
                <draw:g>
                  <svg:desc>select.H3:select.H3</svg:desc>
                </draw:g>
              </table:table-cell>
              <table:table-cell office:value-type="string">
                <text:p>enqrs</text:p>
                <draw:g>
                  <svg:desc>select.I3:select.I3</svg:desc>
                </draw:g>
              </table:table-cell>
              <table:table-cell office:value-type="string">
                <text:p>enqr1s</text:p>
                <draw:g>
                  <svg:desc>select.J3:select.J3</svg:desc>
                </draw:g>
              </table:table-cell>
              <table:table-cell office:value-type="string">
                <text:p>enqr2s</text:p>
                <draw:g>
                  <svg:desc>select.K3:select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31</text:p>
                <draw:g>
                  <svg:desc>select.A4:select.A61</svg:desc>
                </draw:g>
              </table:table-cell>
              <table:table-cell office:value-type="float" office:value="1932">
                <text:p>1932</text:p>
                <draw:g>
                  <svg:desc>select.B4:select.B61</svg:desc>
                </draw:g>
              </table:table-cell>
              <table:table-cell office:value-type="float" office:value="1372">
                <text:p>1372</text:p>
                <draw:g>
                  <svg:desc>select.C4:select.C61</svg:desc>
                </draw:g>
              </table:table-cell>
              <table:table-cell office:value-type="float" office:value="83">
                <text:p>83</text:p>
                <draw:g>
                  <svg:desc>select.D4:select.D61</svg:desc>
                </draw:g>
              </table:table-cell>
              <table:table-cell office:value-type="float" office:value="231">
                <text:p>231</text:p>
                <draw:g>
                  <svg:desc>select.E4:select.E61</svg:desc>
                </draw:g>
              </table:table-cell>
              <table:table-cell office:value-type="float" office:value="5184">
                <text:p>5184</text:p>
                <draw:g>
                  <svg:desc>select.F4:select.F61</svg:desc>
                </draw:g>
              </table:table-cell>
              <table:table-cell office:value-type="float" office:value="4504">
                <text:p>4504</text:p>
                <draw:g>
                  <svg:desc>select.G4:select.G61</svg:desc>
                </draw:g>
              </table:table-cell>
              <table:table-cell office:value-type="float" office:value="680">
                <text:p>680</text:p>
                <draw:g>
                  <svg:desc>select.H4:select.H61</svg:desc>
                </draw:g>
              </table:table-cell>
              <table:table-cell office:value-type="float" office:value="1407">
                <text:p>1407</text:p>
                <draw:g>
                  <svg:desc>select.I4:select.I61</svg:desc>
                </draw:g>
              </table:table-cell>
              <table:table-cell office:value-type="float" office:value="1375">
                <text:p>1375</text:p>
                <draw:g>
                  <svg:desc>select.J4:select.J61</svg:desc>
                </draw:g>
              </table:table-cell>
              <table:table-cell office:value-type="float" office:value="32">
                <text:p>32</text:p>
                <draw:g>
                  <svg:desc>select.K4:select.K61</svg:desc>
                </draw:g>
              </table:table-cell>
            </table:table-row>
            <table:table-row>
              <table:table-cell office:value-type="string">
                <text:p>2013-02-28</text:p>
              </table:table-cell>
              <table:table-cell office:value-type="float" office:value="2148">
                <text:p>2148</text:p>
              </table:table-cell>
              <table:table-cell office:value-type="float" office:value="1585">
                <text:p>1585</text:p>
              </table:table-cell>
              <table:table-cell office:value-type="float" office:value="63">
                <text:p>63</text:p>
              </table:table-cell>
              <table:table-cell office:value-type="float" office:value="246">
                <text:p>246</text:p>
              </table:table-cell>
              <table:table-cell office:value-type="float" office:value="3532">
                <text:p>3532</text:p>
              </table:table-cell>
              <table:table-cell office:value-type="float" office:value="3100">
                <text:p>3100</text:p>
              </table:table-cell>
              <table:table-cell office:value-type="float" office:value="432">
                <text:p>432</text:p>
              </table:table-cell>
              <table:table-cell office:value-type="float" office:value="2179">
                <text:p>2179</text:p>
              </table:table-cell>
              <table:table-cell office:value-type="float" office:value="2002">
                <text:p>200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13-03-31</text:p>
              </table:table-cell>
              <table:table-cell office:value-type="float" office:value="2557">
                <text:p>2557</text:p>
              </table:table-cell>
              <table:table-cell office:value-type="float" office:value="1895">
                <text:p>189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3235">
                <text:p>3235</text:p>
              </table:table-cell>
              <table:table-cell office:value-type="float" office:value="2861">
                <text:p>2861</text:p>
              </table:table-cell>
              <table:table-cell office:value-type="float" office:value="374">
                <text:p>374</text:p>
              </table:table-cell>
              <table:table-cell office:value-type="float" office:value="1260">
                <text:p>1260</text:p>
              </table:table-cell>
              <table:table-cell office:value-type="float" office:value="1154">
                <text:p>11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3-04-30</text:p>
              </table:table-cell>
              <table:table-cell office:value-type="float" office:value="2197">
                <text:p>2197</text:p>
              </table:table-cell>
              <table:table-cell office:value-type="float" office:value="1722">
                <text:p>1722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231">
                <text:p>2231</text:p>
              </table:table-cell>
              <table:table-cell office:value-type="float" office:value="1965">
                <text:p>1965</text:p>
              </table:table-cell>
              <table:table-cell office:value-type="float" office:value="266">
                <text:p>266</text:p>
              </table:table-cell>
              <table:table-cell office:value-type="float" office:value="1985">
                <text:p>1985</text:p>
              </table:table-cell>
              <table:table-cell office:value-type="float" office:value="1787">
                <text:p>17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3-05-31</text:p>
              </table:table-cell>
              <table:table-cell office:value-type="float" office:value="2184">
                <text:p>2184</text:p>
              </table:table-cell>
              <table:table-cell office:value-type="float" office:value="1636">
                <text:p>1636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194">
                <text:p>1194</text:p>
              </table:table-cell>
              <table:table-cell office:value-type="float" office:value="1030">
                <text:p>1030</text:p>
              </table:table-cell>
              <table:table-cell office:value-type="float" office:value="164">
                <text:p>164</text:p>
              </table:table-cell>
              <table:table-cell office:value-type="float" office:value="1798">
                <text:p>1798</text:p>
              </table:table-cell>
              <table:table-cell office:value-type="float" office:value="1687">
                <text:p>16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3-06-30</text:p>
              </table:table-cell>
              <table:table-cell office:value-type="float" office:value="2612">
                <text:p>2612</text:p>
              </table:table-cell>
              <table:table-cell office:value-type="float" office:value="1921">
                <text:p>1921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863">
                <text:p>863</text:p>
              </table:table-cell>
              <table:table-cell office:value-type="float" office:value="120">
                <text:p>120</text:p>
              </table:table-cell>
              <table:table-cell office:value-type="float" office:value="2583">
                <text:p>2583</text:p>
              </table:table-cell>
              <table:table-cell office:value-type="float" office:value="2181">
                <text:p>218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13-07-31</text:p>
              </table:table-cell>
              <table:table-cell office:value-type="float" office:value="1809">
                <text:p>1809</text:p>
              </table:table-cell>
              <table:table-cell office:value-type="float" office:value="1379">
                <text:p>1379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715">
                <text:p>715</text:p>
              </table:table-cell>
              <table:table-cell office:value-type="float" office:value="597">
                <text:p>597</text:p>
              </table:table-cell>
              <table:table-cell office:value-type="float" office:value="118">
                <text:p>118</text:p>
              </table:table-cell>
              <table:table-cell office:value-type="float" office:value="702">
                <text:p>702</text:p>
              </table:table-cell>
              <table:table-cell office:value-type="float" office:value="622">
                <text:p>6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3-08-31</text:p>
              </table:table-cell>
              <table:table-cell office:value-type="float" office:value="2128">
                <text:p>2128</text:p>
              </table:table-cell>
              <table:table-cell office:value-type="float" office:value="1590">
                <text:p>1590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608">
                <text:p>608</text:p>
              </table:table-cell>
              <table:table-cell office:value-type="float" office:value="512">
                <text:p>512</text:p>
              </table:table-cell>
              <table:table-cell office:value-type="float" office:value="96">
                <text:p>96</text:p>
              </table:table-cell>
              <table:table-cell office:value-type="float" office:value="446">
                <text:p>446</text:p>
              </table:table-cell>
              <table:table-cell office:value-type="float" office:value="396">
                <text:p>3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-09-30</text:p>
              </table:table-cell>
              <table:table-cell office:value-type="float" office:value="2497">
                <text:p>2497</text:p>
              </table:table-cell>
              <table:table-cell office:value-type="float" office:value="1688">
                <text:p>1688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609">
                <text:p>609</text:p>
              </table:table-cell>
              <table:table-cell office:value-type="float" office:value="513">
                <text:p>513</text:p>
              </table:table-cell>
              <table:table-cell office:value-type="float" office:value="96">
                <text:p>96</text:p>
              </table:table-cell>
              <table:table-cell office:value-type="float" office:value="423">
                <text:p>423</text:p>
              </table:table-cell>
              <table:table-cell office:value-type="float" office:value="373">
                <text:p>3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-10-31</text:p>
              </table:table-cell>
              <table:table-cell office:value-type="float" office:value="2401">
                <text:p>2401</text:p>
              </table:table-cell>
              <table:table-cell office:value-type="float" office:value="1459">
                <text:p>1459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608">
                <text:p>608</text:p>
              </table:table-cell>
              <table:table-cell office:value-type="float" office:value="533">
                <text:p>533</text:p>
              </table:table-cell>
              <table:table-cell office:value-type="float" office:value="75">
                <text:p>75</text:p>
              </table:table-cell>
              <table:table-cell office:value-type="float" office:value="478">
                <text:p>478</text:p>
              </table:table-cell>
              <table:table-cell office:value-type="float" office:value="438">
                <text:p>4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3-11-30</text:p>
              </table:table-cell>
              <table:table-cell office:value-type="float" office:value="2483">
                <text:p>2483</text:p>
              </table:table-cell>
              <table:table-cell office:value-type="float" office:value="1420">
                <text:p>1420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987">
                <text:p>987</text:p>
              </table:table-cell>
              <table:table-cell office:value-type="float" office:value="861">
                <text:p>861</text:p>
              </table:table-cell>
              <table:table-cell office:value-type="float" office:value="126">
                <text:p>126</text:p>
              </table:table-cell>
              <table:table-cell office:value-type="float" office:value="762">
                <text:p>762</text:p>
              </table:table-cell>
              <table:table-cell office:value-type="float" office:value="684">
                <text:p>6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3-12-31</text:p>
              </table:table-cell>
              <table:table-cell office:value-type="float" office:value="2373">
                <text:p>2373</text:p>
              </table:table-cell>
              <table:table-cell office:value-type="float" office:value="1595">
                <text:p>1595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940">
                <text:p>940</text:p>
              </table:table-cell>
              <table:table-cell office:value-type="float" office:value="779">
                <text:p>779</text:p>
              </table:table-cell>
              <table:table-cell office:value-type="float" office:value="161">
                <text:p>161</text:p>
              </table:table-cell>
              <table:table-cell office:value-type="float" office:value="434">
                <text:p>434</text:p>
              </table:table-cell>
              <table:table-cell office:value-type="float" office:value="395">
                <text:p>3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2462">
                <text:p>2462</text:p>
              </table:table-cell>
              <table:table-cell office:value-type="float" office:value="1454">
                <text:p>1454</text:p>
              </table:table-cell>
              <table:table-cell office:value-type="float" office:value="77">
                <text:p>77</text:p>
              </table:table-cell>
              <table:table-cell office:value-type="float" office:value="328">
                <text:p>328</text:p>
              </table:table-cell>
              <table:table-cell office:value-type="float" office:value="3881">
                <text:p>3881</text:p>
              </table:table-cell>
              <table:table-cell office:value-type="float" office:value="2999">
                <text:p>2999</text:p>
              </table:table-cell>
              <table:table-cell office:value-type="float" office:value="882">
                <text:p>882</text:p>
              </table:table-cell>
              <table:table-cell office:value-type="float" office:value="2363">
                <text:p>2363</text:p>
              </table:table-cell>
              <table:table-cell office:value-type="float" office:value="2138">
                <text:p>213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2785">
                <text:p>2785</text:p>
              </table:table-cell>
              <table:table-cell office:value-type="float" office:value="1784">
                <text:p>1784</text:p>
              </table:table-cell>
              <table:table-cell office:value-type="float" office:value="108">
                <text:p>108</text:p>
              </table:table-cell>
              <table:table-cell office:value-type="float" office:value="308">
                <text:p>308</text:p>
              </table:table-cell>
              <table:table-cell office:value-type="float" office:value="4265">
                <text:p>4265</text:p>
              </table:table-cell>
              <table:table-cell office:value-type="float" office:value="3314">
                <text:p>3314</text:p>
              </table:table-cell>
              <table:table-cell office:value-type="float" office:value="951">
                <text:p>951</text:p>
              </table:table-cell>
              <table:table-cell office:value-type="float" office:value="2799">
                <text:p>2799</text:p>
              </table:table-cell>
              <table:table-cell office:value-type="float" office:value="2478">
                <text:p>247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4-03-31</text:p>
              </table:table-cell>
              <table:table-cell office:value-type="float" office:value="3502">
                <text:p>3502</text:p>
              </table:table-cell>
              <table:table-cell office:value-type="float" office:value="2123">
                <text:p>2123</text:p>
              </table:table-cell>
              <table:table-cell office:value-type="float" office:value="37">
                <text:p>37</text:p>
              </table:table-cell>
              <table:table-cell office:value-type="float" office:value="158">
                <text:p>158</text:p>
              </table:table-cell>
              <table:table-cell office:value-type="float" office:value="2792">
                <text:p>2792</text:p>
              </table:table-cell>
              <table:table-cell office:value-type="float" office:value="2053">
                <text:p>2053</text:p>
              </table:table-cell>
              <table:table-cell office:value-type="float" office:value="739">
                <text:p>739</text:p>
              </table:table-cell>
              <table:table-cell office:value-type="float" office:value="1930">
                <text:p>1930</text:p>
              </table:table-cell>
              <table:table-cell office:value-type="float" office:value="1644">
                <text:p>164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4-04-30</text:p>
              </table:table-cell>
              <table:table-cell office:value-type="float" office:value="2710">
                <text:p>2710</text:p>
              </table:table-cell>
              <table:table-cell office:value-type="float" office:value="1711">
                <text:p>1711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1346">
                <text:p>1346</text:p>
              </table:table-cell>
              <table:table-cell office:value-type="float" office:value="868">
                <text:p>868</text:p>
              </table:table-cell>
              <table:table-cell office:value-type="float" office:value="478">
                <text:p>478</text:p>
              </table:table-cell>
              <table:table-cell office:value-type="float" office:value="1110">
                <text:p>1110</text:p>
              </table:table-cell>
              <table:table-cell office:value-type="float" office:value="874">
                <text:p>87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14-05-31</text:p>
              </table:table-cell>
              <table:table-cell office:value-type="float" office:value="2714">
                <text:p>2714</text:p>
              </table:table-cell>
              <table:table-cell office:value-type="float" office:value="1748">
                <text:p>1748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974">
                <text:p>974</text:p>
              </table:table-cell>
              <table:table-cell office:value-type="float" office:value="711">
                <text:p>711</text:p>
              </table:table-cell>
              <table:table-cell office:value-type="float" office:value="263">
                <text:p>263</text:p>
              </table:table-cell>
              <table:table-cell office:value-type="float" office:value="696">
                <text:p>696</text:p>
              </table:table-cell>
              <table:table-cell office:value-type="float" office:value="609">
                <text:p>6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4-06-30</text:p>
              </table:table-cell>
              <table:table-cell office:value-type="float" office:value="2662">
                <text:p>2662</text:p>
              </table:table-cell>
              <table:table-cell office:value-type="float" office:value="1826">
                <text:p>1826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926">
                <text:p>926</text:p>
              </table:table-cell>
              <table:table-cell office:value-type="float" office:value="584">
                <text:p>584</text:p>
              </table:table-cell>
              <table:table-cell office:value-type="float" office:value="342">
                <text:p>342</text:p>
              </table:table-cell>
              <table:table-cell office:value-type="float" office:value="671">
                <text:p>671</text:p>
              </table:table-cell>
              <table:table-cell office:value-type="float" office:value="590">
                <text:p>5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07-31</text:p>
              </table:table-cell>
              <table:table-cell office:value-type="float" office:value="2702">
                <text:p>2702</text:p>
              </table:table-cell>
              <table:table-cell office:value-type="float" office:value="1513">
                <text:p>151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400">
                <text:p>400</text:p>
              </table:table-cell>
              <table:table-cell office:value-type="float" office:value="310">
                <text:p>310</text:p>
              </table:table-cell>
              <table:table-cell office:value-type="float" office:value="424">
                <text:p>424</text:p>
              </table:table-cell>
              <table:table-cell office:value-type="float" office:value="335">
                <text:p>3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4-08-31</text:p>
              </table:table-cell>
              <table:table-cell office:value-type="float" office:value="2032">
                <text:p>2032</text:p>
              </table:table-cell>
              <table:table-cell office:value-type="float" office:value="1390">
                <text:p>1390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567">
                <text:p>567</text:p>
              </table:table-cell>
              <table:table-cell office:value-type="float" office:value="356">
                <text:p>356</text:p>
              </table:table-cell>
              <table:table-cell office:value-type="float" office:value="211">
                <text:p>211</text:p>
              </table:table-cell>
              <table:table-cell office:value-type="float" office:value="378">
                <text:p>378</text:p>
              </table:table-cell>
              <table:table-cell office:value-type="float" office:value="319">
                <text:p>3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-09-30</text:p>
              </table:table-cell>
              <table:table-cell office:value-type="float" office:value="2519">
                <text:p>2519</text:p>
              </table:table-cell>
              <table:table-cell office:value-type="float" office:value="1677">
                <text:p>1677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547">
                <text:p>547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297">
                <text:p>297</text:p>
              </table:table-cell>
              <table:table-cell office:value-type="float" office:value="260">
                <text:p>2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2417">
                <text:p>2417</text:p>
              </table:table-cell>
              <table:table-cell office:value-type="float" office:value="1272">
                <text:p>127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588">
                <text:p>588</text:p>
              </table:table-cell>
              <table:table-cell office:value-type="float" office:value="355">
                <text:p>355</text:p>
              </table:table-cell>
              <table:table-cell office:value-type="float" office:value="233">
                <text:p>233</text:p>
              </table:table-cell>
              <table:table-cell office:value-type="float" office:value="361">
                <text:p>361</text:p>
              </table:table-cell>
              <table:table-cell office:value-type="float" office:value="303">
                <text:p>3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1-30</text:p>
              </table:table-cell>
              <table:table-cell office:value-type="float" office:value="3100">
                <text:p>3100</text:p>
              </table:table-cell>
              <table:table-cell office:value-type="float" office:value="1162">
                <text:p>1162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840">
                <text:p>840</text:p>
              </table:table-cell>
              <table:table-cell office:value-type="float" office:value="533">
                <text:p>533</text:p>
              </table:table-cell>
              <table:table-cell office:value-type="float" office:value="307">
                <text:p>307</text:p>
              </table:table-cell>
              <table:table-cell office:value-type="float" office:value="513">
                <text:p>513</text:p>
              </table:table-cell>
              <table:table-cell office:value-type="float" office:value="436">
                <text:p>4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3489">
                <text:p>3489</text:p>
              </table:table-cell>
              <table:table-cell office:value-type="float" office:value="1311">
                <text:p>1311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717">
                <text:p>717</text:p>
              </table:table-cell>
              <table:table-cell office:value-type="float" office:value="490">
                <text:p>490</text:p>
              </table:table-cell>
              <table:table-cell office:value-type="float" office:value="227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391">
                <text:p>3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2623">
                <text:p>2623</text:p>
              </table:table-cell>
              <table:table-cell office:value-type="float" office:value="1239">
                <text:p>1239</text:p>
              </table:table-cell>
              <table:table-cell office:value-type="float" office:value="57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1772">
                <text:p>1772</text:p>
              </table:table-cell>
              <table:table-cell office:value-type="float" office:value="1186">
                <text:p>1186</text:p>
              </table:table-cell>
              <table:table-cell office:value-type="float" office:value="586">
                <text:p>586</text:p>
              </table:table-cell>
              <table:table-cell office:value-type="float" office:value="1007">
                <text:p>1007</text:p>
              </table:table-cell>
              <table:table-cell office:value-type="float" office:value="887">
                <text:p>8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5-02-28</text:p>
              </table:table-cell>
              <table:table-cell office:value-type="float" office:value="2045">
                <text:p>2045</text:p>
              </table:table-cell>
              <table:table-cell office:value-type="float" office:value="1691">
                <text:p>1691</text:p>
              </table:table-cell>
              <table:table-cell office:value-type="float" office:value="47">
                <text:p>47</text:p>
              </table:table-cell>
              <table:table-cell office:value-type="float" office:value="174">
                <text:p>174</text:p>
              </table:table-cell>
              <table:table-cell office:value-type="float" office:value="2195">
                <text:p>2195</text:p>
              </table:table-cell>
              <table:table-cell office:value-type="float" office:value="1623">
                <text:p>1623</text:p>
              </table:table-cell>
              <table:table-cell office:value-type="float" office:value="572">
                <text:p>572</text:p>
              </table:table-cell>
              <table:table-cell office:value-type="float" office:value="1233">
                <text:p>1233</text:p>
              </table:table-cell>
              <table:table-cell office:value-type="float" office:value="1113">
                <text:p>1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2495">
                <text:p>2495</text:p>
              </table:table-cell>
              <table:table-cell office:value-type="float" office:value="1986">
                <text:p>1986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2034">
                <text:p>2034</text:p>
              </table:table-cell>
              <table:table-cell office:value-type="float" office:value="1487">
                <text:p>1487</text:p>
              </table:table-cell>
              <table:table-cell office:value-type="float" office:value="547">
                <text:p>547</text:p>
              </table:table-cell>
              <table:table-cell office:value-type="float" office:value="1325">
                <text:p>1325</text:p>
              </table:table-cell>
              <table:table-cell office:value-type="float" office:value="1087">
                <text:p>108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2231">
                <text:p>2231</text:p>
              </table:table-cell>
              <table:table-cell office:value-type="float" office:value="1813">
                <text:p>1813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1086">
                <text:p>1086</text:p>
              </table:table-cell>
              <table:table-cell office:value-type="float" office:value="777">
                <text:p>777</text:p>
              </table:table-cell>
              <table:table-cell office:value-type="float" office:value="309">
                <text:p>309</text:p>
              </table:table-cell>
              <table:table-cell office:value-type="float" office:value="557">
                <text:p>557</text:p>
              </table:table-cell>
              <table:table-cell office:value-type="float" office:value="445">
                <text:p>4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5-05-31</text:p>
              </table:table-cell>
              <table:table-cell office:value-type="float" office:value="1920">
                <text:p>1920</text:p>
              </table:table-cell>
              <table:table-cell office:value-type="float" office:value="1546">
                <text:p>1546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756">
                <text:p>756</text:p>
              </table:table-cell>
              <table:table-cell office:value-type="float" office:value="529">
                <text:p>529</text:p>
              </table:table-cell>
              <table:table-cell office:value-type="float" office:value="227">
                <text:p>227</text:p>
              </table:table-cell>
              <table:table-cell office:value-type="float" office:value="547">
                <text:p>547</text:p>
              </table:table-cell>
              <table:table-cell office:value-type="float" office:value="437">
                <text:p>4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5-06-30</text:p>
              </table:table-cell>
              <table:table-cell office:value-type="float" office:value="1632">
                <text:p>1632</text:p>
              </table:table-cell>
              <table:table-cell office:value-type="float" office:value="1230">
                <text:p>1230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36">
                <text:p>736</text:p>
              </table:table-cell>
              <table:table-cell office:value-type="float" office:value="510">
                <text:p>510</text:p>
              </table:table-cell>
              <table:table-cell office:value-type="float" office:value="226">
                <text:p>226</text:p>
              </table:table-cell>
              <table:table-cell office:value-type="float" office:value="636">
                <text:p>636</text:p>
              </table:table-cell>
              <table:table-cell office:value-type="float" office:value="540">
                <text:p>5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5-07-31</text:p>
              </table:table-cell>
              <table:table-cell office:value-type="float" office:value="1744">
                <text:p>1744</text:p>
              </table:table-cell>
              <table:table-cell office:value-type="float" office:value="988">
                <text:p>9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661">
                <text:p>661</text:p>
              </table:table-cell>
              <table:table-cell office:value-type="float" office:value="446">
                <text:p>446</text:p>
              </table:table-cell>
              <table:table-cell office:value-type="float" office:value="215">
                <text:p>215</text:p>
              </table:table-cell>
              <table:table-cell office:value-type="float" office:value="368">
                <text:p>368</text:p>
              </table:table-cell>
              <table:table-cell office:value-type="float" office:value="302">
                <text:p>3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5-08-31</text:p>
              </table:table-cell>
              <table:table-cell office:value-type="float" office:value="2068">
                <text:p>2068</text:p>
              </table:table-cell>
              <table:table-cell office:value-type="float" office:value="956">
                <text:p>956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576">
                <text:p>576</text:p>
              </table:table-cell>
              <table:table-cell office:value-type="float" office:value="398">
                <text:p>398</text:p>
              </table:table-cell>
              <table:table-cell office:value-type="float" office:value="178">
                <text:p>178</text:p>
              </table:table-cell>
              <table:table-cell office:value-type="float" office:value="369">
                <text:p>369</text:p>
              </table:table-cell>
              <table:table-cell office:value-type="float" office:value="296">
                <text:p>2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09-30</text:p>
              </table:table-cell>
              <table:table-cell office:value-type="float" office:value="2165">
                <text:p>2165</text:p>
              </table:table-cell>
              <table:table-cell office:value-type="float" office:value="976">
                <text:p>976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46">
                <text:p>746</text:p>
              </table:table-cell>
              <table:table-cell office:value-type="float" office:value="509">
                <text:p>509</text:p>
              </table:table-cell>
              <table:table-cell office:value-type="float" office:value="237">
                <text:p>237</text:p>
              </table:table-cell>
              <table:table-cell office:value-type="float" office:value="483">
                <text:p>483</text:p>
              </table:table-cell>
              <table:table-cell office:value-type="float" office:value="397">
                <text:p>3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5-10-31</text:p>
              </table:table-cell>
              <table:table-cell office:value-type="float" office:value="2204">
                <text:p>2204</text:p>
              </table:table-cell>
              <table:table-cell office:value-type="float" office:value="1081">
                <text:p>1081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47">
                <text:p>547</text:p>
              </table:table-cell>
              <table:table-cell office:value-type="float" office:value="359">
                <text:p>359</text:p>
              </table:table-cell>
              <table:table-cell office:value-type="float" office:value="188">
                <text:p>188</text:p>
              </table:table-cell>
              <table:table-cell office:value-type="float" office:value="356">
                <text:p>356</text:p>
              </table:table-cell>
              <table:table-cell office:value-type="float" office:value="288">
                <text:p>2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5-11-30</text:p>
              </table:table-cell>
              <table:table-cell office:value-type="float" office:value="2384">
                <text:p>2384</text:p>
              </table:table-cell>
              <table:table-cell office:value-type="float" office:value="1022">
                <text:p>1022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874">
                <text:p>874</text:p>
              </table:table-cell>
              <table:table-cell office:value-type="float" office:value="531">
                <text:p>531</text:p>
              </table:table-cell>
              <table:table-cell office:value-type="float" office:value="343">
                <text:p>343</text:p>
              </table:table-cell>
              <table:table-cell office:value-type="float" office:value="430">
                <text:p>430</text:p>
              </table:table-cell>
              <table:table-cell office:value-type="float" office:value="311">
                <text:p>3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5-12-31</text:p>
              </table:table-cell>
              <table:table-cell office:value-type="float" office:value="1767">
                <text:p>1767</text:p>
              </table:table-cell>
              <table:table-cell office:value-type="float" office:value="1141">
                <text:p>1141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983">
                <text:p>983</text:p>
              </table:table-cell>
              <table:table-cell office:value-type="float" office:value="626">
                <text:p>626</text:p>
              </table:table-cell>
              <table:table-cell office:value-type="float" office:value="357">
                <text:p>357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6-01-31</text:p>
              </table:table-cell>
              <table:table-cell office:value-type="float" office:value="2218">
                <text:p>2218</text:p>
              </table:table-cell>
              <table:table-cell office:value-type="float" office:value="858">
                <text:p>858</text:p>
              </table:table-cell>
              <table:table-cell office:value-type="float" office:value="47">
                <text:p>47</text:p>
              </table:table-cell>
              <table:table-cell office:value-type="float" office:value="215">
                <text:p>215</text:p>
              </table:table-cell>
              <table:table-cell office:value-type="float" office:value="2270">
                <text:p>2270</text:p>
              </table:table-cell>
              <table:table-cell office:value-type="float" office:value="1741">
                <text:p>1741</text:p>
              </table:table-cell>
              <table:table-cell office:value-type="float" office:value="529">
                <text:p>529</text:p>
              </table:table-cell>
              <table:table-cell office:value-type="float" office:value="773">
                <text:p>773</text:p>
              </table:table-cell>
              <table:table-cell office:value-type="float" office:value="712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6-02-29</text:p>
              </table:table-cell>
              <table:table-cell office:value-type="float" office:value="1810">
                <text:p>1810</text:p>
              </table:table-cell>
              <table:table-cell office:value-type="float" office:value="788">
                <text:p>788</text:p>
              </table:table-cell>
              <table:table-cell office:value-type="float" office:value="49">
                <text:p>49</text:p>
              </table:table-cell>
              <table:table-cell office:value-type="float" office:value="236">
                <text:p>236</text:p>
              </table:table-cell>
              <table:table-cell office:value-type="float" office:value="2994">
                <text:p>2994</text:p>
              </table:table-cell>
              <table:table-cell office:value-type="float" office:value="2314">
                <text:p>2314</text:p>
              </table:table-cell>
              <table:table-cell office:value-type="float" office:value="680">
                <text:p>680</text:p>
              </table:table-cell>
              <table:table-cell office:value-type="float" office:value="918">
                <text:p>918</text:p>
              </table:table-cell>
              <table:table-cell office:value-type="float" office:value="807">
                <text:p>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6-03-31</text:p>
              </table:table-cell>
              <table:table-cell office:value-type="float" office:value="2655">
                <text:p>2655</text:p>
              </table:table-cell>
              <table:table-cell office:value-type="float" office:value="1023">
                <text:p>1023</text:p>
              </table:table-cell>
              <table:table-cell office:value-type="float" office:value="65">
                <text:p>65</text:p>
              </table:table-cell>
              <table:table-cell office:value-type="float" office:value="196">
                <text:p>196</text:p>
              </table:table-cell>
              <table:table-cell office:value-type="float" office:value="2529">
                <text:p>2529</text:p>
              </table:table-cell>
              <table:table-cell office:value-type="float" office:value="1984">
                <text:p>1984</text:p>
              </table:table-cell>
              <table:table-cell office:value-type="float" office:value="545">
                <text:p>545</text:p>
              </table:table-cell>
              <table:table-cell office:value-type="float" office:value="934">
                <text:p>934</text:p>
              </table:table-cell>
              <table:table-cell office:value-type="float" office:value="802">
                <text:p>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6-04-30</text:p>
              </table:table-cell>
              <table:table-cell office:value-type="float" office:value="2961">
                <text:p>2961</text:p>
              </table:table-cell>
              <table:table-cell office:value-type="float" office:value="1021">
                <text:p>1021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2062">
                <text:p>2062</text:p>
              </table:table-cell>
              <table:table-cell office:value-type="float" office:value="1492">
                <text:p>1492</text:p>
              </table:table-cell>
              <table:table-cell office:value-type="float" office:value="570">
                <text:p>570</text:p>
              </table:table-cell>
              <table:table-cell office:value-type="float" office:value="909">
                <text:p>909</text:p>
              </table:table-cell>
              <table:table-cell office:value-type="float" office:value="782">
                <text:p>7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350">
                <text:p>1350</text:p>
              </table:table-cell>
              <table:table-cell office:value-type="float" office:value="885">
                <text:p>885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1283">
                <text:p>1283</text:p>
              </table:table-cell>
              <table:table-cell office:value-type="float" office:value="826">
                <text:p>826</text:p>
              </table:table-cell>
              <table:table-cell office:value-type="float" office:value="457">
                <text:p>457</text:p>
              </table:table-cell>
              <table:table-cell office:value-type="float" office:value="910">
                <text:p>910</text:p>
              </table:table-cell>
              <table:table-cell office:value-type="float" office:value="699">
                <text:p>6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6-06-30</text:p>
              </table:table-cell>
              <table:table-cell office:value-type="float" office:value="1076">
                <text:p>1076</text:p>
              </table:table-cell>
              <table:table-cell office:value-type="float" office:value="686">
                <text:p>686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1061">
                <text:p>1061</text:p>
              </table:table-cell>
              <table:table-cell office:value-type="float" office:value="601">
                <text:p>601</text:p>
              </table:table-cell>
              <table:table-cell office:value-type="float" office:value="460">
                <text:p>460</text:p>
              </table:table-cell>
              <table:table-cell office:value-type="float" office:value="525">
                <text:p>525</text:p>
              </table:table-cell>
              <table:table-cell office:value-type="float" office:value="316">
                <text:p>31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16-07-31</text:p>
              </table:table-cell>
              <table:table-cell office:value-type="float" office:value="1225">
                <text:p>1225</text:p>
              </table:table-cell>
              <table:table-cell office:value-type="float" office:value="1003">
                <text:p>1003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11">
                <text:p>711</text:p>
              </table:table-cell>
              <table:table-cell office:value-type="float" office:value="313">
                <text:p>313</text:p>
              </table:table-cell>
              <table:table-cell office:value-type="float" office:value="398">
                <text:p>398</text:p>
              </table:table-cell>
              <table:table-cell office:value-type="float" office:value="345">
                <text:p>345</text:p>
              </table:table-cell>
              <table:table-cell office:value-type="float" office:value="224">
                <text:p>2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6-08-31</text:p>
              </table:table-cell>
              <table:table-cell office:value-type="float" office:value="981">
                <text:p>981</text:p>
              </table:table-cell>
              <table:table-cell office:value-type="float" office:value="802">
                <text:p>802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530">
                <text:p>530</text:p>
              </table:table-cell>
              <table:table-cell office:value-type="float" office:value="239">
                <text:p>239</text:p>
              </table:table-cell>
              <table:table-cell office:value-type="float" office:value="291">
                <text:p>291</text:p>
              </table:table-cell>
              <table:table-cell office:value-type="float" office:value="306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6-09-30</text:p>
              </table:table-cell>
              <table:table-cell office:value-type="float" office:value="941">
                <text:p>941</text:p>
              </table:table-cell>
              <table:table-cell office:value-type="float" office:value="640">
                <text:p>64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604">
                <text:p>604</text:p>
              </table:table-cell>
              <table:table-cell office:value-type="float" office:value="230">
                <text:p>230</text:p>
              </table:table-cell>
              <table:table-cell office:value-type="float" office:value="374">
                <text:p>374</text:p>
              </table:table-cell>
              <table:table-cell office:value-type="float" office:value="195">
                <text:p>195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966">
                <text:p>966</text:p>
              </table:table-cell>
              <table:table-cell office:value-type="float" office:value="716">
                <text:p>716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565">
                <text:p>565</text:p>
              </table:table-cell>
              <table:table-cell office:value-type="float" office:value="251">
                <text:p>251</text:p>
              </table:table-cell>
              <table:table-cell office:value-type="float" office:value="314">
                <text:p>314</text:p>
              </table:table-cell>
              <table:table-cell office:value-type="float" office:value="187">
                <text:p>187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6-11-30</text:p>
              </table:table-cell>
              <table:table-cell office:value-type="float" office:value="1087">
                <text:p>1087</text:p>
              </table:table-cell>
              <table:table-cell office:value-type="float" office:value="879">
                <text:p>87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624">
                <text:p>624</text:p>
              </table:table-cell>
              <table:table-cell office:value-type="float" office:value="325">
                <text:p>325</text:p>
              </table:table-cell>
              <table:table-cell office:value-type="float" office:value="299">
                <text:p>299</text:p>
              </table:table-cell>
              <table:table-cell office:value-type="float" office:value="215">
                <text:p>215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6-12-31</text:p>
              </table:table-cell>
              <table:table-cell office:value-type="float" office:value="957">
                <text:p>957</text:p>
              </table:table-cell>
              <table:table-cell office:value-type="float" office:value="799">
                <text:p>79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614">
                <text:p>614</text:p>
              </table:table-cell>
              <table:table-cell office:value-type="float" office:value="328">
                <text:p>328</text:p>
              </table:table-cell>
              <table:table-cell office:value-type="float" office:value="286">
                <text:p>286</text:p>
              </table:table-cell>
              <table:table-cell office:value-type="float" office:value="246">
                <text:p>246</text:p>
              </table:table-cell>
              <table:table-cell office:value-type="float" office:value="115">
                <text:p>11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7-01-31</text:p>
              </table:table-cell>
              <table:table-cell office:value-type="float" office:value="1383">
                <text:p>1383</text:p>
              </table:table-cell>
              <table:table-cell office:value-type="float" office:value="1220">
                <text:p>1220</text:p>
              </table:table-cell>
              <table:table-cell office:value-type="float" office:value="64">
                <text:p>64</text:p>
              </table:table-cell>
              <table:table-cell office:value-type="float" office:value="188">
                <text:p>188</text:p>
              </table:table-cell>
              <table:table-cell office:value-type="float" office:value="1883">
                <text:p>1883</text:p>
              </table:table-cell>
              <table:table-cell office:value-type="float" office:value="1049">
                <text:p>1049</text:p>
              </table:table-cell>
              <table:table-cell office:value-type="float" office:value="834">
                <text:p>834</text:p>
              </table:table-cell>
              <table:table-cell office:value-type="float" office:value="481">
                <text:p>481</text:p>
              </table:table-cell>
              <table:table-cell office:value-type="float" office:value="244">
                <text:p>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17-02-28</text:p>
              </table:table-cell>
              <table:table-cell office:value-type="float" office:value="1695">
                <text:p>1695</text:p>
              </table:table-cell>
              <table:table-cell office:value-type="float" office:value="1495">
                <text:p>1495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  <table:table-cell office:value-type="float" office:value="2768">
                <text:p>2768</text:p>
              </table:table-cell>
              <table:table-cell office:value-type="float" office:value="1537">
                <text:p>1537</text:p>
              </table:table-cell>
              <table:table-cell office:value-type="float" office:value="1231">
                <text:p>1231</text:p>
              </table:table-cell>
              <table:table-cell office:value-type="float" office:value="685">
                <text:p>685</text:p>
              </table:table-cell>
              <table:table-cell office:value-type="float" office:value="355">
                <text:p>35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17-03-31</text:p>
              </table:table-cell>
              <table:table-cell office:value-type="float" office:value="1825">
                <text:p>1825</text:p>
              </table:table-cell>
              <table:table-cell office:value-type="float" office:value="1729">
                <text:p>1729</text:p>
              </table:table-cell>
              <table:table-cell office:value-type="float" office:value="75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2924">
                <text:p>2924</text:p>
              </table:table-cell>
              <table:table-cell office:value-type="float" office:value="1557">
                <text:p>1557</text:p>
              </table:table-cell>
              <table:table-cell office:value-type="float" office:value="1367">
                <text:p>1367</text:p>
              </table:table-cell>
              <table:table-cell office:value-type="float" office:value="889">
                <text:p>889</text:p>
              </table:table-cell>
              <table:table-cell office:value-type="float" office:value="397">
                <text:p>39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17-04-30</text:p>
              </table:table-cell>
              <table:table-cell office:value-type="float" office:value="1249">
                <text:p>1249</text:p>
              </table:table-cell>
              <table:table-cell office:value-type="float" office:value="1184">
                <text:p>118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1066">
                <text:p>1066</text:p>
              </table:table-cell>
              <table:table-cell office:value-type="float" office:value="402">
                <text:p>402</text:p>
              </table:table-cell>
              <table:table-cell office:value-type="float" office:value="664">
                <text:p>664</text:p>
              </table:table-cell>
              <table:table-cell office:value-type="float" office:value="597">
                <text:p>597</text:p>
              </table:table-cell>
              <table:table-cell office:value-type="float" office:value="144">
                <text:p>14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17-05-31</text:p>
              </table:table-cell>
              <table:table-cell office:value-type="float" office:value="1427">
                <text:p>1427</text:p>
              </table:table-cell>
              <table:table-cell office:value-type="float" office:value="1375">
                <text:p>1375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1205">
                <text:p>1205</text:p>
              </table:table-cell>
              <table:table-cell office:value-type="float" office:value="467">
                <text:p>467</text:p>
              </table:table-cell>
              <table:table-cell office:value-type="float" office:value="738">
                <text:p>738</text:p>
              </table:table-cell>
              <table:table-cell office:value-type="float" office:value="356">
                <text:p>356</text:p>
              </table:table-cell>
              <table:table-cell office:value-type="float" office:value="112">
                <text:p>1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1125">
                <text:p>1125</text:p>
              </table:table-cell>
              <table:table-cell office:value-type="float" office:value="1075">
                <text:p>1075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843">
                <text:p>843</text:p>
              </table:table-cell>
              <table:table-cell office:value-type="float" office:value="384">
                <text:p>384</text:p>
              </table:table-cell>
              <table:table-cell office:value-type="float" office:value="459">
                <text:p>459</text:p>
              </table:table-cell>
              <table:table-cell office:value-type="float" office:value="361">
                <text:p>361</text:p>
              </table:table-cell>
              <table:table-cell office:value-type="float" office:value="118">
                <text:p>11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1163">
                <text:p>1163</text:p>
              </table:table-cell>
              <table:table-cell office:value-type="float" office:value="1112">
                <text:p>1112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638">
                <text:p>638</text:p>
              </table:table-cell>
              <table:table-cell office:value-type="float" office:value="190">
                <text:p>190</text:p>
              </table:table-cell>
              <table:table-cell office:value-type="float" office:value="448">
                <text:p>448</text:p>
              </table:table-cell>
              <table:table-cell office:value-type="float" office:value="254">
                <text:p>254</text:p>
              </table:table-cell>
              <table:table-cell office:value-type="float" office:value="67">
                <text:p>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914">
                <text:p>914</text:p>
              </table:table-cell>
              <table:table-cell office:value-type="float" office:value="854">
                <text:p>854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661">
                <text:p>661</text:p>
              </table:table-cell>
              <table:table-cell office:value-type="float" office:value="165">
                <text:p>165</text:p>
              </table:table-cell>
              <table:table-cell office:value-type="float" office:value="496">
                <text:p>496</text:p>
              </table:table-cell>
              <table:table-cell office:value-type="float" office:value="239">
                <text:p>239</text:p>
              </table:table-cell>
              <table:table-cell office:value-type="float" office:value="51">
                <text:p>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572">
                <text:p>572</text:p>
              </table:table-cell>
              <table:table-cell office:value-type="float" office:value="115">
                <text:p>115</text:p>
              </table:table-cell>
              <table:table-cell office:value-type="float" office:value="457">
                <text:p>457</text:p>
              </table:table-cell>
              <table:table-cell office:value-type="float" office:value="245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672">
                <text:p>672</text:p>
              </table:table-cell>
              <table:table-cell office:value-type="float" office:value="157">
                <text:p>157</text:p>
              </table:table-cell>
              <table:table-cell office:value-type="float" office:value="515">
                <text:p>515</text:p>
              </table:table-cell>
              <table:table-cell office:value-type="float" office:value="279">
                <text:p>279</text:p>
              </table:table-cell>
              <table:table-cell office:value-type="float" office:value="46">
                <text:p>46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94cm" svg:height="14.902cm" xlink:href=".." xlink:type="simple" chart:class="chart:line" chart:column-mapping="0 1 2" chart:style-name="ch1">
        <chart:legend chart:legend-position="end" svg:x="23.933cm" svg:y="6.405cm" style:legend-expansion="high" chart:style-name="ch2"/>
        <chart:plot-area chart:style-name="ch3" table:cell-range-address="select.Q3:select.Q61 select.O3:select.O61 select.S3:select.S61 select.V3:select.V61" chart:data-source-has-labels="both" svg:x="0.529cm" svg:y="0.298cm" svg:width="22.875cm" svg:height="14.306cm">
          <chartooo:coordinate-region svg:x="1.971cm" svg:y="0.497cm" svg:width="21.433cm" svg:height="13.908cm"/>
          <chart:axis chart:dimension="x" chart:name="primary-x" chart:style-name="ch4" chartooo:axis-type="auto">
            <chartooo:date-scale/>
            <chart:categories table:cell-range-address="select.Q4:select.Q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lect.O4:select.O61" chart:label-cell-address="select.O3:select.O3" chart:class="chart:line">
            <chart:data-point chart:repeated="58"/>
          </chart:series>
          <chart:series chart:style-name="ch7" chart:values-cell-range-address="select.Q4:select.Q61" chart:label-cell-address="select.Q3:select.Q3" chart:class="chart:line">
            <chart:data-point chart:repeated="58"/>
          </chart:series>
          <chart:series chart:style-name="ch8" chart:values-cell-range-address="select.S4:select.S61" chart:label-cell-address="select.S3:select.S3" chart:class="chart:line">
            <chart:data-point chart:repeated="58"/>
          </chart:series>
          <chart:series chart:style-name="ch9" chart:values-cell-range-address="select.V4:select.V61" chart:label-cell-address="select.V3:select.V3" chart:class="chart:line"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on1</text:p>
                <draw:g>
                  <svg:desc>select.O3:select.O3</svg:desc>
                </draw:g>
              </table:table-cell>
              <table:table-cell office:value-type="string">
                <text:p>repudns</text:p>
                <draw:g>
                  <svg:desc>select.Q3:select.Q3</svg:desc>
                </draw:g>
              </table:table-cell>
              <table:table-cell office:value-type="string">
                <text:p>enq1s</text:p>
                <draw:g>
                  <svg:desc>select.S3:select.S3</svg:desc>
                </draw:g>
              </table:table-cell>
              <table:table-cell office:value-type="string">
                <text:p>enqr1s</text:p>
                <draw:g>
                  <svg:desc>select.V3:select.V3</svg:desc>
                </draw:g>
              </table:table-cell>
            </table:table-row>
          </table:table-header-rows>
          <table:table-rows>
            <table:table-row>
              <table:table-cell office:value-type="float" office:value="1.87963247794384">
                <text:p>1.87963247794384</text:p>
                <draw:g>
                  <svg:desc>select.Q4:select.Q4</svg:desc>
                </draw:g>
              </table:table-cell>
              <table:table-cell office:value-type="float" office:value="0.213849899214035">
                <text:p>0.213849899214035</text:p>
                <draw:g>
                  <svg:desc>select.O4:select.O61</svg:desc>
                </draw:g>
              </table:table-cell>
              <table:table-cell office:value-type="float" office:value="1.87963247794384">
                <text:p>1.87963247794384</text:p>
                <draw:g>
                  <svg:desc>select.Q4:select.Q61</svg:desc>
                </draw:g>
              </table:table-cell>
              <table:table-cell office:value-type="float" office:value="3.8361996930916">
                <text:p>3.8361996930916</text:p>
                <draw:g>
                  <svg:desc>select.S4:select.S61</svg:desc>
                </draw:g>
              </table:table-cell>
              <table:table-cell office:value-type="float" office:value="1.26177699720903">
                <text:p>1.26177699720903</text:p>
                <draw:g>
                  <svg:desc>select.V4:select.V61</svg:desc>
                </draw:g>
              </table:table-cell>
            </table:table-row>
            <table:table-row>
              <table:table-cell office:value-type="string"/>
              <table:table-cell office:value-type="float" office:value="0.704089582808427">
                <text:p>0.704089582808427</text:p>
              </table:table-cell>
              <table:table-cell office:value-type="float" office:value="2.09737951600125">
                <text:p>2.09737951600125</text:p>
              </table:table-cell>
              <table:table-cell office:value-type="float" office:value="2.30861562956153">
                <text:p>2.30861562956153</text:p>
              </table:table-cell>
              <table:table-cell office:value-type="float" office:value="2.3203702302756">
                <text:p>2.3203702302756</text:p>
              </table:table-cell>
            </table:table-row>
            <table:table-row>
              <table:table-cell office:value-type="string"/>
              <table:table-cell office:value-type="float" office:value="1.41758395799275">
                <text:p>1.41758395799275</text:p>
              </table:table-cell>
              <table:table-cell office:value-type="float" office:value="0.195722050299878">
                <text:p>0.195722050299878</text:p>
              </table:table-cell>
              <table:table-cell office:value-type="float" office:value="2.0485781714535">
                <text:p>2.0485781714535</text:p>
              </table:table-cell>
              <table:table-cell office:value-type="float" office:value="0.888652428616189">
                <text:p>0.888652428616189</text:p>
              </table:table-cell>
            </table:table-row>
            <table:table-row>
              <table:table-cell office:value-type="string"/>
              <table:table-cell office:value-type="float" office:value="1.01940806474473">
                <text:p>1.01940806474473</text:p>
              </table:table-cell>
              <table:table-cell office:value-type="float" office:value="-0.472035533076176">
                <text:p>-0.472035533076176</text:p>
              </table:table-cell>
              <table:table-cell office:value-type="float" office:value="1.07370970925767">
                <text:p>1.07370970925767</text:p>
              </table:table-cell>
              <table:table-cell office:value-type="float" office:value="1.95737574046809">
                <text:p>1.95737574046809</text:p>
              </table:table-cell>
            </table:table-row>
            <table:table-row>
              <table:table-cell office:value-type="string"/>
              <table:table-cell office:value-type="float" office:value="0.821470915500042">
                <text:p>0.821470915500042</text:p>
              </table:table-cell>
              <table:table-cell office:value-type="float" office:value="-0.515584940687657">
                <text:p>-0.515584940687657</text:p>
              </table:table-cell>
              <table:table-cell office:value-type="float" office:value="0.0564083564082291">
                <text:p>0.0564083564082291</text:p>
              </table:table-cell>
              <table:table-cell office:value-type="float" office:value="1.78854109404599">
                <text:p>1.78854109404599</text:p>
              </table:table-cell>
            </table:table-row>
            <table:table-row>
              <table:table-cell office:value-type="string"/>
              <table:table-cell office:value-type="float" office:value="1.47742542171789">
                <text:p>1.47742542171789</text:p>
              </table:table-cell>
              <table:table-cell office:value-type="float" office:value="-0.747848447948894">
                <text:p>-0.747848447948894</text:p>
              </table:table-cell>
              <table:table-cell office:value-type="float" office:value="-0.125291457416216">
                <text:p>-0.125291457416216</text:p>
              </table:table-cell>
              <table:table-cell office:value-type="float" office:value="2.62258424737116">
                <text:p>2.62258424737116</text:p>
              </table:table-cell>
            </table:table-row>
            <table:table-row>
              <table:table-cell office:value-type="string"/>
              <table:table-cell office:value-type="float" office:value="0.229961062524648">
                <text:p>0.229961062524648</text:p>
              </table:table-cell>
              <table:table-cell office:value-type="float" office:value="-0.791397855560375">
                <text:p>-0.791397855560375</text:p>
              </table:table-cell>
              <table:table-cell office:value-type="float" office:value="-0.414705532130602">
                <text:p>-0.414705532130602</text:p>
              </table:table-cell>
              <table:table-cell office:value-type="float" office:value="-0.00954789034938783">
                <text:p>-0.00954789034938783</text:p>
              </table:table-cell>
            </table:table-row>
            <table:table-row>
              <table:table-cell office:value-type="string"/>
              <table:table-cell office:value-type="float" office:value="0.715597556601723">
                <text:p>0.715597556601723</text:p>
              </table:table-cell>
              <table:table-cell office:value-type="float" office:value="-0.791397855560375">
                <text:p>-0.791397855560375</text:p>
              </table:table-cell>
              <table:table-cell office:value-type="float" office:value="-0.507187473298733">
                <text:p>-0.507187473298733</text:p>
              </table:table-cell>
              <table:table-cell office:value-type="float" office:value="-0.391114191263336">
                <text:p>-0.391114191263336</text:p>
              </table:table-cell>
            </table:table-row>
            <table:table-row>
              <table:table-cell office:value-type="string"/>
              <table:table-cell office:value-type="float" office:value="0.941153842950316">
                <text:p>0.941153842950316</text:p>
              </table:table-cell>
              <table:table-cell office:value-type="float" office:value="-0.733331978745066">
                <text:p>-0.733331978745066</text:p>
              </table:table-cell>
              <table:table-cell office:value-type="float" office:value="-0.506099450461461">
                <text:p>-0.506099450461461</text:p>
              </table:table-cell>
              <table:table-cell office:value-type="float" office:value="-0.429946159940419">
                <text:p>-0.429946159940419</text:p>
              </table:table-cell>
            </table:table-row>
            <table:table-row>
              <table:table-cell office:value-type="string"/>
              <table:table-cell office:value-type="float" office:value="0.414088643217378">
                <text:p>0.414088643217378</text:p>
              </table:table-cell>
              <table:table-cell office:value-type="float" office:value="-0.472035533076176">
                <text:p>-0.472035533076176</text:p>
              </table:table-cell>
              <table:table-cell office:value-type="float" office:value="-0.484338993716019">
                <text:p>-0.484338993716019</text:p>
              </table:table-cell>
              <table:table-cell office:value-type="float" office:value="-0.320203639766053">
                <text:p>-0.320203639766053</text:p>
              </table:table-cell>
            </table:table-row>
            <table:table-row>
              <table:table-cell office:value-type="string"/>
              <table:table-cell office:value-type="float" office:value="0.324326447629672">
                <text:p>0.324326447629672</text:p>
              </table:table-cell>
              <table:table-cell office:value-type="float" office:value="-0.283321433426421">
                <text:p>-0.283321433426421</text:p>
              </table:table-cell>
              <table:table-cell office:value-type="float" office:value="-0.127467503090761">
                <text:p>-0.127467503090761</text:p>
              </table:table-cell>
              <table:table-cell office:value-type="float" office:value="0.0951295904323147">
                <text:p>0.0951295904323147</text:p>
              </table:table-cell>
            </table:table-row>
            <table:table-row>
              <table:table-cell office:value-type="string"/>
              <table:table-cell office:value-type="float" office:value="0.727105530395018">
                <text:p>0.727105530395018</text:p>
              </table:table-cell>
              <table:table-cell office:value-type="float" office:value="0.297337334726668">
                <text:p>0.297337334726668</text:p>
              </table:table-cell>
              <table:table-cell office:value-type="float" office:value="-0.216685375747075">
                <text:p>-0.216685375747075</text:p>
              </table:table-cell>
              <table:table-cell office:value-type="float" office:value="-0.392802537727557">
                <text:p>-0.392802537727557</text:p>
              </table:table-cell>
            </table:table-row>
            <table:table-row>
              <table:table-cell office:value-type="string"/>
              <table:table-cell office:value-type="float" office:value="0.402580669424082">
                <text:p>0.402580669424082</text:p>
              </table:table-cell>
              <table:table-cell office:value-type="float" office:value="3.28772999071508">
                <text:p>3.28772999071508</text:p>
              </table:table-cell>
              <table:table-cell office:value-type="float" office:value="2.19872532299705">
                <text:p>2.19872532299705</text:p>
              </table:table-cell>
              <table:table-cell office:value-type="float" office:value="2.54998534940966">
                <text:p>2.54998534940966</text:p>
              </table:table-cell>
            </table:table-row>
            <table:table-row>
              <table:table-cell office:value-type="string"/>
              <table:table-cell office:value-type="float" office:value="1.16210693978159">
                <text:p>1.16210693978159</text:p>
              </table:table-cell>
              <table:table-cell office:value-type="float" office:value="2.99740060663854">
                <text:p>2.99740060663854</text:p>
              </table:table-cell>
              <table:table-cell office:value-type="float" office:value="2.54145251673777">
                <text:p>2.54145251673777</text:p>
              </table:table-cell>
              <table:table-cell office:value-type="float" office:value="3.1240231472448">
                <text:p>3.1240231472448</text:p>
              </table:table-cell>
            </table:table-row>
            <table:table-row>
              <table:table-cell office:value-type="string"/>
              <table:table-cell office:value-type="float" office:value="1.94234756296703">
                <text:p>1.94234756296703</text:p>
              </table:table-cell>
              <table:table-cell office:value-type="float" office:value="0.819930226064449">
                <text:p>0.819930226064449</text:p>
              </table:table-cell>
              <table:table-cell office:value-type="float" office:value="1.16945571893762">
                <text:p>1.16945571893762</text:p>
              </table:table-cell>
              <table:table-cell office:value-type="float" office:value="1.71594219608448">
                <text:p>1.71594219608448</text:p>
              </table:table-cell>
            </table:table-row>
            <table:table-row>
              <table:table-cell office:value-type="string"/>
              <table:table-cell office:value-type="float" office:value="0.994090522399476">
                <text:p>0.994090522399476</text:p>
              </table:table-cell>
              <table:table-cell office:value-type="float" office:value="-0.631716694318275">
                <text:p>-0.631716694318275</text:p>
              </table:table-cell>
              <table:table-cell office:value-type="float" office:value="-0.119851343229856">
                <text:p>-0.119851343229856</text:p>
              </table:table-cell>
              <table:table-cell office:value-type="float" office:value="0.415915418634306">
                <text:p>0.415915418634306</text:p>
              </table:table-cell>
            </table:table-row>
            <table:table-row>
              <table:table-cell office:value-type="string"/>
              <table:table-cell office:value-type="float" office:value="1.07924952846986">
                <text:p>1.07924952846986</text:p>
              </table:table-cell>
              <table:table-cell office:value-type="float" office:value="-0.689782571133584">
                <text:p>-0.689782571133584</text:p>
              </table:table-cell>
              <table:table-cell office:value-type="float" office:value="-0.29067092868158">
                <text:p>-0.29067092868158</text:p>
              </table:table-cell>
              <table:table-cell office:value-type="float" office:value="-0.0314963943842609">
                <text:p>-0.0314963943842609</text:p>
              </table:table-cell>
            </table:table-row>
            <table:table-row>
              <table:table-cell office:value-type="string"/>
              <table:table-cell office:value-type="float" office:value="1.25877391964528">
                <text:p>1.25877391964528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42884982901514">
                <text:p>-0.42884982901514</text:p>
              </table:table-cell>
              <table:table-cell office:value-type="float" office:value="-0.0635749772044601">
                <text:p>-0.0635749772044601</text:p>
              </table:table-cell>
            </table:table-row>
            <table:table-row>
              <table:table-cell office:value-type="string"/>
              <table:table-cell office:value-type="float" office:value="0.53837476018497">
                <text:p>0.53837476018497</text:p>
              </table:table-cell>
              <table:table-cell office:value-type="float" office:value="-0.443002594668521">
                <text:p>-0.443002594668521</text:p>
              </table:table-cell>
              <table:table-cell office:value-type="float" office:value="-0.629046031073212">
                <text:p>-0.629046031073212</text:p>
              </table:table-cell>
              <table:table-cell office:value-type="float" office:value="-0.494103325580817">
                <text:p>-0.494103325580817</text:p>
              </table:table-cell>
            </table:table-row>
            <table:table-row>
              <table:table-cell office:value-type="string"/>
              <table:table-cell office:value-type="float" office:value="0.255278604869899">
                <text:p>0.255278604869899</text:p>
              </table:table-cell>
              <table:table-cell office:value-type="float" office:value="-0.776881386356548">
                <text:p>-0.776881386356548</text:p>
              </table:table-cell>
              <table:table-cell office:value-type="float" office:value="-0.676919035913185">
                <text:p>-0.676919035913185</text:p>
              </table:table-cell>
              <table:table-cell office:value-type="float" office:value="-0.521116869008353">
                <text:p>-0.521116869008353</text:p>
              </table:table-cell>
            </table:table-row>
            <table:table-row>
              <table:table-cell office:value-type="string"/>
              <table:table-cell office:value-type="float" office:value="0.915836300605066">
                <text:p>0.915836300605066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733496223451336">
                <text:p>-0.733496223451336</text:p>
              </table:table-cell>
              <table:table-cell office:value-type="float" office:value="-0.620729310397393">
                <text:p>-0.620729310397393</text:p>
              </table:table-cell>
            </table:table-row>
            <table:table-row>
              <table:table-cell office:value-type="string"/>
              <table:table-cell office:value-type="float" office:value="-0.0163095766518773">
                <text:p>-0.0163095766518773</text:p>
              </table:table-cell>
              <table:table-cell office:value-type="float" office:value="-0.733331978745066">
                <text:p>-0.733331978745066</text:p>
              </table:table-cell>
              <table:table-cell office:value-type="float" office:value="-0.678007058750458">
                <text:p>-0.678007058750458</text:p>
              </table:table-cell>
              <table:table-cell office:value-type="float" office:value="-0.54813041243589">
                <text:p>-0.54813041243589</text:p>
              </table:table-cell>
            </table:table-row>
            <table:table-row>
              <table:table-cell office:value-type="string"/>
              <table:table-cell office:value-type="float" office:value="-0.26948500010438">
                <text:p>-0.26948500010438</text:p>
              </table:table-cell>
              <table:table-cell office:value-type="float" office:value="-0.39945318705704">
                <text:p>-0.39945318705704</text:p>
              </table:table-cell>
              <table:table-cell office:value-type="float" office:value="-0.484338993716019">
                <text:p>-0.484338993716019</text:p>
              </table:table-cell>
              <table:table-cell office:value-type="float" office:value="-0.323580332694495">
                <text:p>-0.323580332694495</text:p>
              </table:table-cell>
            </table:table-row>
            <table:table-row>
              <table:table-cell office:value-type="string"/>
              <table:table-cell office:value-type="float" office:value="0.0734526189358283">
                <text:p>0.0734526189358283</text:p>
              </table:table-cell>
              <table:table-cell office:value-type="float" office:value="-0.196222618203458">
                <text:p>-0.196222618203458</text:p>
              </table:table-cell>
              <table:table-cell office:value-type="float" office:value="-0.53112397571872">
                <text:p>-0.53112397571872</text:p>
              </table:table-cell>
              <table:table-cell office:value-type="float" office:value="-0.399555923584441">
                <text:p>-0.399555923584441</text:p>
              </table:table-cell>
            </table:table-row>
            <table:table-row>
              <table:table-cell office:value-type="string"/>
              <table:table-cell office:value-type="float" office:value="-0.0922622036876283">
                <text:p>-0.0922622036876283</text:p>
              </table:table-cell>
              <table:table-cell office:value-type="float" office:value="0.965094918102722">
                <text:p>0.965094918102722</text:p>
              </table:table-cell>
              <table:table-cell office:value-type="float" office:value="0.226139919022681">
                <text:p>0.226139919022681</text:p>
              </table:table-cell>
              <table:table-cell office:value-type="float" office:value="0.437863922669179">
                <text:p>0.437863922669179</text:p>
              </table:table-cell>
            </table:table-row>
            <table:table-row>
              <table:table-cell office:value-type="string"/>
              <table:table-cell office:value-type="float" office:value="0.948058627226294">
                <text:p>0.948058627226294</text:p>
              </table:table-cell>
              <table:table-cell office:value-type="float" office:value="1.05219373332569">
                <text:p>1.05219373332569</text:p>
              </table:table-cell>
              <table:table-cell office:value-type="float" office:value="0.701605898910601">
                <text:p>0.701605898910601</text:p>
              </table:table-cell>
              <table:table-cell office:value-type="float" office:value="0.819430223583127">
                <text:p>0.819430223583127</text:p>
              </table:table-cell>
            </table:table-row>
            <table:table-row>
              <table:table-cell office:value-type="string"/>
              <table:table-cell office:value-type="float" office:value="1.62702908103073">
                <text:p>1.62702908103073</text:p>
              </table:table-cell>
              <table:table-cell office:value-type="float" office:value="-0.0655743953690128">
                <text:p>-0.0655743953690128</text:p>
              </table:table-cell>
              <table:table-cell office:value-type="float" office:value="0.553634793041592">
                <text:p>0.553634793041592</text:p>
              </table:table-cell>
              <table:table-cell office:value-type="float" office:value="0.775533215513381">
                <text:p>0.775533215513381</text:p>
              </table:table-cell>
            </table:table-row>
            <table:table-row>
              <table:table-cell office:value-type="string"/>
              <table:table-cell office:value-type="float" office:value="1.22885318778271">
                <text:p>1.22885318778271</text:p>
              </table:table-cell>
              <table:table-cell office:value-type="float" office:value="-0.559134348299139">
                <text:p>-0.559134348299139</text:p>
              </table:table-cell>
              <table:table-cell office:value-type="float" office:value="-0.218861421421619">
                <text:p>-0.218861421421619</text:p>
              </table:table-cell>
              <table:table-cell office:value-type="float" office:value="-0.308385214516506">
                <text:p>-0.308385214516506</text:p>
              </table:table-cell>
            </table:table-row>
            <table:table-row>
              <table:table-cell office:value-type="string"/>
              <table:table-cell office:value-type="float" office:value="0.614327387220721">
                <text:p>0.614327387220721</text:p>
              </table:table-cell>
              <table:table-cell office:value-type="float" office:value="-0.486552002280003">
                <text:p>-0.486552002280003</text:p>
              </table:table-cell>
              <table:table-cell office:value-type="float" office:value="-0.488691085065107">
                <text:p>-0.488691085065107</text:p>
              </table:table-cell>
              <table:table-cell office:value-type="float" office:value="-0.321891986230274">
                <text:p>-0.321891986230274</text:p>
              </table:table-cell>
            </table:table-row>
            <table:table-row>
              <table:table-cell office:value-type="string"/>
              <table:table-cell office:value-type="float" office:value="-0.11297655651556">
                <text:p>-0.11297655651556</text:p>
              </table:table-cell>
              <table:table-cell office:value-type="float" office:value="-0.588167286706794">
                <text:p>-0.588167286706794</text:p>
              </table:table-cell>
              <table:table-cell office:value-type="float" office:value="-0.509363518973278">
                <text:p>-0.509363518973278</text:p>
              </table:table-cell>
              <table:table-cell office:value-type="float" office:value="-0.147992300415511">
                <text:p>-0.147992300415511</text:p>
              </table:table-cell>
            </table:table-row>
            <table:table-row>
              <table:table-cell office:value-type="string"/>
              <table:table-cell office:value-type="float" office:value="-0.669962488111067">
                <text:p>-0.669962488111067</text:p>
              </table:table-cell>
              <table:table-cell office:value-type="float" office:value="-0.39945318705704">
                <text:p>-0.39945318705704</text:p>
              </table:table-cell>
              <table:table-cell office:value-type="float" office:value="-0.578996980558694">
                <text:p>-0.578996980558694</text:p>
              </table:table-cell>
              <table:table-cell office:value-type="float" office:value="-0.549818758900111">
                <text:p>-0.549818758900111</text:p>
              </table:table-cell>
            </table:table-row>
            <table:table-row>
              <table:table-cell office:value-type="string"/>
              <table:table-cell office:value-type="float" office:value="-0.743613520388159">
                <text:p>-0.743613520388159</text:p>
              </table:table-cell>
              <table:table-cell office:value-type="float" office:value="-0.791397855560375">
                <text:p>-0.791397855560375</text:p>
              </table:table-cell>
              <table:table-cell office:value-type="float" office:value="-0.631222076747756">
                <text:p>-0.631222076747756</text:p>
              </table:table-cell>
              <table:table-cell office:value-type="float" office:value="-0.559948837685437">
                <text:p>-0.559948837685437</text:p>
              </table:table-cell>
            </table:table-row>
            <table:table-row>
              <table:table-cell office:value-type="string"/>
              <table:table-cell office:value-type="float" office:value="-0.697581625214977">
                <text:p>-0.697581625214977</text:p>
              </table:table-cell>
              <table:table-cell office:value-type="float" office:value="-0.675266101929757">
                <text:p>-0.675266101929757</text:p>
              </table:table-cell>
              <table:table-cell office:value-type="float" office:value="-0.51045154181055">
                <text:p>-0.51045154181055</text:p>
              </table:table-cell>
              <table:table-cell office:value-type="float" office:value="-0.389425844799115">
                <text:p>-0.389425844799115</text:p>
              </table:table-cell>
            </table:table-row>
            <table:table-row>
              <table:table-cell office:value-type="string"/>
              <table:table-cell office:value-type="float" office:value="-0.455914175555769">
                <text:p>-0.455914175555769</text:p>
              </table:table-cell>
              <table:table-cell office:value-type="float" office:value="-0.675266101929757">
                <text:p>-0.675266101929757</text:p>
              </table:table-cell>
              <table:table-cell office:value-type="float" office:value="-0.673654967401369">
                <text:p>-0.673654967401369</text:p>
              </table:table-cell>
              <table:table-cell office:value-type="float" office:value="-0.573455609399205">
                <text:p>-0.573455609399205</text:p>
              </table:table-cell>
            </table:table-row>
            <table:table-row>
              <table:table-cell office:value-type="string"/>
              <table:table-cell office:value-type="float" office:value="-0.591708266316657">
                <text:p>-0.591708266316657</text:p>
              </table:table-cell>
              <table:table-cell office:value-type="float" office:value="-0.0510579261651855">
                <text:p>-0.0510579261651855</text:p>
              </table:table-cell>
              <table:table-cell office:value-type="float" office:value="-0.486515039390563">
                <text:p>-0.486515039390563</text:p>
              </table:table-cell>
              <table:table-cell office:value-type="float" office:value="-0.534623640722122">
                <text:p>-0.534623640722122</text:p>
              </table:table-cell>
            </table:table-row>
            <table:table-row>
              <table:table-cell office:value-type="string"/>
              <table:table-cell office:value-type="float" office:value="-0.317818490036222">
                <text:p>-0.317818490036222</text:p>
              </table:table-cell>
              <table:table-cell office:value-type="float" office:value="0.123139704280741">
                <text:p>0.123139704280741</text:p>
              </table:table-cell>
              <table:table-cell office:value-type="float" office:value="-0.383152869849711">
                <text:p>-0.383152869849711</text:p>
              </table:table-cell>
              <table:table-cell office:value-type="float" office:value="-0.418127734690872">
                <text:p>-0.418127734690872</text:p>
              </table:table-cell>
            </table:table-row>
            <table:table-row>
              <table:table-cell office:value-type="string"/>
              <table:table-cell office:value-type="float" office:value="-0.969169806736753">
                <text:p>-0.969169806736753</text:p>
              </table:table-cell>
              <table:table-cell office:value-type="float" office:value="1.6473689706826">
                <text:p>1.6473689706826</text:p>
              </table:table-cell>
              <table:table-cell office:value-type="float" office:value="0.829992593708712">
                <text:p>0.829992593708712</text:p>
              </table:table-cell>
              <table:table-cell office:value-type="float" office:value="0.142403291430503">
                <text:p>0.142403291430503</text:p>
              </table:table-cell>
            </table:table-row>
            <table:table-row>
              <table:table-cell office:value-type="string"/>
              <table:table-cell office:value-type="float" office:value="-1.13028143984289">
                <text:p>-1.13028143984289</text:p>
              </table:table-cell>
              <table:table-cell office:value-type="float" office:value="1.95221482396297">
                <text:p>1.95221482396297</text:p>
              </table:table-cell>
              <table:table-cell office:value-type="float" office:value="1.45342967946564">
                <text:p>1.45342967946564</text:p>
              </table:table-cell>
              <table:table-cell office:value-type="float" office:value="0.302796205531499">
                <text:p>0.302796205531499</text:p>
              </table:table-cell>
            </table:table-row>
            <table:table-row>
              <table:table-cell office:value-type="string"/>
              <table:table-cell office:value-type="float" office:value="-0.589406671557998">
                <text:p>-0.589406671557998</text:p>
              </table:table-cell>
              <table:table-cell office:value-type="float" office:value="1.37155605580988">
                <text:p>1.37155605580988</text:p>
              </table:table-cell>
              <table:table-cell office:value-type="float" office:value="1.09438214316584">
                <text:p>1.09438214316584</text:p>
              </table:table-cell>
              <table:table-cell office:value-type="float" office:value="0.294354473210394">
                <text:p>0.294354473210394</text:p>
              </table:table-cell>
            </table:table-row>
            <table:table-row>
              <table:table-cell office:value-type="string"/>
              <table:table-cell office:value-type="float" office:value="-0.594009861075316">
                <text:p>-0.594009861075316</text:p>
              </table:table-cell>
              <table:table-cell office:value-type="float" office:value="0.631216126414695">
                <text:p>0.631216126414695</text:p>
              </table:table-cell>
              <table:table-cell office:value-type="float" office:value="0.559074907227952">
                <text:p>0.559074907227952</text:p>
              </table:table-cell>
              <table:table-cell office:value-type="float" office:value="0.260587543925974">
                <text:p>0.260587543925974</text:p>
              </table:table-cell>
            </table:table-row>
            <table:table-row>
              <table:table-cell office:value-type="string"/>
              <table:table-cell office:value-type="float" office:value="-0.907026748252957">
                <text:p>-0.907026748252957</text:p>
              </table:table-cell>
              <table:table-cell office:value-type="float" office:value="0.0795902966692597">
                <text:p>0.0795902966692597</text:p>
              </table:table-cell>
              <table:table-cell office:value-type="float" office:value="-0.165548302395285">
                <text:p>-0.165548302395285</text:p>
              </table:table-cell>
              <table:table-cell office:value-type="float" office:value="0.12045478739563">
                <text:p>0.12045478739563</text:p>
              </table:table-cell>
            </table:table-row>
            <table:table-row>
              <table:table-cell office:value-type="string"/>
              <table:table-cell office:value-type="float" office:value="-1.36504410522612">
                <text:p>-1.36504410522612</text:p>
              </table:table-cell>
              <table:table-cell office:value-type="float" office:value="0.239271457911359">
                <text:p>0.239271457911359</text:p>
              </table:table-cell>
              <table:table-cell office:value-type="float" office:value="-0.410353440781514">
                <text:p>-0.410353440781514</text:p>
              </table:table-cell>
              <table:table-cell office:value-type="float" office:value="-0.526181908401016">
                <text:p>-0.526181908401016</text:p>
              </table:table-cell>
            </table:table-row>
            <table:table-row>
              <table:table-cell office:value-type="string"/>
              <table:table-cell office:value-type="float" office:value="-0.63543856673118">
                <text:p>-0.63543856673118</text:p>
              </table:table-cell>
              <table:table-cell office:value-type="float" office:value="-0.530101409891485">
                <text:p>-0.530101409891485</text:p>
              </table:table-cell>
              <table:table-cell office:value-type="float" office:value="-0.723704017915887">
                <text:p>-0.723704017915887</text:p>
              </table:table-cell>
              <table:table-cell office:value-type="float" office:value="-0.681509783109349">
                <text:p>-0.681509783109349</text:p>
              </table:table-cell>
            </table:table-row>
            <table:table-row>
              <table:table-cell office:value-type="string"/>
              <table:table-cell office:value-type="float" office:value="-1.09805911322166">
                <text:p>-1.09805911322166</text:p>
              </table:table-cell>
              <table:table-cell office:value-type="float" office:value="-0.863980201579511">
                <text:p>-0.863980201579511</text:p>
              </table:table-cell>
              <table:table-cell office:value-type="float" office:value="-0.804217707874024">
                <text:p>-0.804217707874024</text:p>
              </table:table-cell>
              <table:table-cell office:value-type="float" office:value="-0.848656083067229">
                <text:p>-0.848656083067229</text:p>
              </table:table-cell>
            </table:table-row>
            <table:table-row>
              <table:table-cell office:value-type="string"/>
              <table:table-cell office:value-type="float" office:value="-1.47091746412444">
                <text:p>-1.47091746412444</text:p>
              </table:table-cell>
              <table:table-cell office:value-type="float" office:value="-0.457519063872349">
                <text:p>-0.457519063872349</text:p>
              </table:table-cell>
              <table:table-cell office:value-type="float" office:value="-0.814009913409473">
                <text:p>-0.814009913409473</text:p>
              </table:table-cell>
              <table:table-cell office:value-type="float" office:value="-0.91787828810029">
                <text:p>-0.91787828810029</text:p>
              </table:table-cell>
            </table:table-row>
            <table:table-row>
              <table:table-cell office:value-type="string"/>
              <table:table-cell office:value-type="float" office:value="-1.29599626246635">
                <text:p>-1.29599626246635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791161433826759">
                <text:p>-0.791161433826759</text:p>
              </table:table-cell>
              <table:table-cell office:value-type="float" office:value="-0.897618130529638">
                <text:p>-0.897618130529638</text:p>
              </table:table-cell>
            </table:table-row>
            <table:table-row>
              <table:table-cell office:value-type="string"/>
              <table:table-cell office:value-type="float" office:value="-0.920836316804911">
                <text:p>-0.920836316804911</text:p>
              </table:table-cell>
              <table:table-cell office:value-type="float" office:value="-0.588167286706794">
                <text:p>-0.588167286706794</text:p>
              </table:table-cell>
              <table:table-cell office:value-type="float" office:value="-0.710647743868621">
                <text:p>-0.710647743868621</text:p>
              </table:table-cell>
              <table:table-cell office:value-type="float" office:value="-0.882423012351649">
                <text:p>-0.882423012351649</text:p>
              </table:table-cell>
            </table:table-row>
            <table:table-row>
              <table:table-cell office:value-type="string"/>
              <table:table-cell office:value-type="float" office:value="-1.10496389749764">
                <text:p>-1.10496389749764</text:p>
              </table:table-cell>
              <table:table-cell office:value-type="float" office:value="-0.747848447948894">
                <text:p>-0.747848447948894</text:p>
              </table:table-cell>
              <table:table-cell office:value-type="float" office:value="-0.707383675356805">
                <text:p>-0.707383675356805</text:p>
              </table:table-cell>
              <table:table-cell office:value-type="float" office:value="-0.865539547709439">
                <text:p>-0.865539547709439</text:p>
              </table:table-cell>
            </table:table-row>
            <table:table-row>
              <table:table-cell office:value-type="string"/>
              <table:table-cell office:value-type="float" office:value="-0.135992504102152">
                <text:p>-0.135992504102152</text:p>
              </table:table-cell>
              <table:table-cell office:value-type="float" office:value="1.25542430217927">
                <text:p>1.25542430217927</text:p>
              </table:table-cell>
              <table:table-cell office:value-type="float" office:value="0.0770807903163995">
                <text:p>0.0770807903163995</text:p>
              </table:table-cell>
              <table:table-cell office:value-type="float" office:value="-0.647742853824929">
                <text:p>-0.647742853824929</text:p>
              </table:table-cell>
            </table:table-row>
            <table:table-row>
              <table:table-cell office:value-type="string"/>
              <table:table-cell office:value-type="float" office:value="0.496946054529106">
                <text:p>0.496946054529106</text:p>
              </table:table-cell>
              <table:table-cell office:value-type="float" office:value="1.18284195616013">
                <text:p>1.18284195616013</text:p>
              </table:table-cell>
              <table:table-cell office:value-type="float" office:value="0.608035934905198">
                <text:p>0.608035934905198</text:p>
              </table:table-cell>
              <table:table-cell office:value-type="float" office:value="-0.460336396296397">
                <text:p>-0.460336396296397</text:p>
              </table:table-cell>
            </table:table-row>
            <table:table-row>
              <table:table-cell office:value-type="string"/>
              <table:table-cell office:value-type="float" office:value="1.03551922805534">
                <text:p>1.03551922805534</text:p>
              </table:table-cell>
              <table:table-cell office:value-type="float" office:value="0.747347880045313">
                <text:p>0.747347880045313</text:p>
              </table:table-cell>
              <table:table-cell office:value-type="float" office:value="0.629796391650641">
                <text:p>0.629796391650641</text:p>
              </table:table-cell>
              <table:table-cell office:value-type="float" office:value="-0.389425844799115">
                <text:p>-0.389425844799115</text:p>
              </table:table-cell>
            </table:table-row>
            <table:table-row>
              <table:table-cell office:value-type="string"/>
              <table:table-cell office:value-type="float" office:value="-0.21884991541388">
                <text:p>-0.21884991541388</text:p>
              </table:table-cell>
              <table:table-cell office:value-type="float" office:value="-0.733331978745066">
                <text:p>-0.733331978745066</text:p>
              </table:table-cell>
              <table:table-cell office:value-type="float" office:value="-0.626869985398667">
                <text:p>-0.626869985398667</text:p>
              </table:table-cell>
              <table:table-cell office:value-type="float" office:value="-0.81657750024703">
                <text:p>-0.81657750024703</text:p>
              </table:table-cell>
            </table:table-row>
            <table:table-row>
              <table:table-cell office:value-type="string"/>
              <table:table-cell office:value-type="float" office:value="0.220754683490012">
                <text:p>0.220754683490012</text:p>
              </table:table-cell>
              <table:table-cell office:value-type="float" office:value="-0.66074963272593">
                <text:p>-0.66074963272593</text:p>
              </table:table-cell>
              <table:table-cell office:value-type="float" office:value="-0.556148500975979">
                <text:p>-0.556148500975979</text:p>
              </table:table-cell>
              <table:table-cell office:value-type="float" office:value="-0.870604587102102">
                <text:p>-0.870604587102102</text:p>
              </table:table-cell>
            </table:table-row>
            <table:table-row>
              <table:table-cell office:value-type="string"/>
              <table:table-cell office:value-type="float" office:value="-0.469723744107724">
                <text:p>-0.469723744107724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646454396469566">
                <text:p>-0.646454396469566</text:p>
              </table:table-cell>
              <table:table-cell office:value-type="float" office:value="-0.860474508316776">
                <text:p>-0.860474508316776</text:p>
              </table:table-cell>
            </table:table-row>
            <table:table-row>
              <table:table-cell office:value-type="string"/>
              <table:table-cell office:value-type="float" office:value="-0.384564738037336">
                <text:p>-0.384564738037336</text:p>
              </table:table-cell>
              <table:table-cell office:value-type="float" office:value="-0.834947263171857">
                <text:p>-0.834947263171857</text:p>
              </table:table-cell>
              <table:table-cell office:value-type="float" office:value="-0.857530826900359">
                <text:p>-0.857530826900359</text:p>
              </table:table-cell>
              <table:table-cell office:value-type="float" office:value="-0.946580177992048">
                <text:p>-0.946580177992048</text:p>
              </table:table-cell>
            </table:table-row>
            <table:table-row>
              <table:table-cell office:value-type="string"/>
              <table:table-cell office:value-type="float" office:value="-0.978376185771389">
                <text:p>-0.978376185771389</text:p>
              </table:table-cell>
              <table:table-cell office:value-type="float" office:value="-0.878496670783339">
                <text:p>-0.878496670783339</text:p>
              </table:table-cell>
              <table:table-cell office:value-type="float" office:value="-0.884731397832162">
                <text:p>-0.884731397832162</text:p>
              </table:table-cell>
              <table:table-cell office:value-type="float" office:value="-0.973593721419584">
                <text:p>-0.973593721419584</text:p>
              </table:table-cell>
            </table:table-row>
            <table:table-row>
              <table:table-cell office:value-type="string"/>
              <table:table-cell office:value-type="float" office:value="-2.64242919628193">
                <text:p>-2.64242919628193</text:p>
              </table:table-cell>
              <table:table-cell office:value-type="float" office:value="-0.965595486006302">
                <text:p>-0.965595486006302</text:p>
              </table:table-cell>
              <table:table-cell office:value-type="float" office:value="-0.939132539695768">
                <text:p>-0.939132539695768</text:p>
              </table:table-cell>
              <table:table-cell office:value-type="float" office:value="-0.976970414348026">
                <text:p>-0.976970414348026</text:p>
              </table:table-cell>
            </table:table-row>
            <table:table-row>
              <table:table-cell office:value-type="string"/>
              <table:table-cell office:value-type="float" office:value="-2.92092216207969">
                <text:p>-2.92092216207969</text:p>
              </table:table-cell>
              <table:table-cell office:value-type="float" office:value="-0.588167286706794">
                <text:p>-0.588167286706794</text:p>
              </table:table-cell>
              <table:table-cell office:value-type="float" office:value="-0.893435580530339">
                <text:p>-0.893435580530339</text:p>
              </table:table-cell>
              <table:table-cell office:value-type="float" office:value="-0.982035453740689">
                <text:p>-0.982035453740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94cm" svg:height="14.902cm" xlink:href=".." xlink:type="simple" chart:class="chart:line" chart:style-name="ch1">
        <chart:legend chart:legend-position="end" svg:x="23.933cm" svg:y="6.405cm" style:legend-expansion="high" chart:style-name="ch2"/>
        <chart:plot-area chart:style-name="ch3" table:cell-range-address="select.M4:select.M61 select.O3:select.O61 select.Q3:select.Q61 select.T3:select.T61 select.W3:select.W61" chart:data-source-has-labels="both" svg:x="0.529cm" svg:y="0.298cm" svg:width="22.875cm" svg:height="14.306cm">
          <chartooo:coordinate-region svg:x="1.868cm" svg:y="0.497cm" svg:width="21.536cm" svg:height="13.908cm"/>
          <chart:axis chart:dimension="x" chart:name="primary-x" chart:style-name="ch4" chartooo:axis-type="auto">
            <chartooo:date-scale/>
            <chart:categories table:cell-range-address="select.M4:select.M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lect.O4:select.O61" chart:label-cell-address="select.O3:select.O3" chart:class="chart:line">
            <chart:data-point chart:repeated="58"/>
          </chart:series>
          <chart:series chart:style-name="ch7" chart:values-cell-range-address="select.Q4:select.Q61" chart:label-cell-address="select.Q3:select.Q3" chart:class="chart:line">
            <chart:data-point chart:repeated="58"/>
          </chart:series>
          <chart:series chart:style-name="ch8" chart:values-cell-range-address="select.T4:select.T61" chart:label-cell-address="select.T3:select.T3" chart:class="chart:line">
            <chart:data-point chart:repeated="58"/>
          </chart:series>
          <chart:series chart:style-name="ch9" chart:values-cell-range-address="select.W4:select.W61" chart:label-cell-address="select.W3:select.W3" chart:class="chart:line"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on1</text:p>
                <draw:g>
                  <svg:desc>select.O3:select.O3</svg:desc>
                </draw:g>
              </table:table-cell>
              <table:table-cell office:value-type="string">
                <text:p>repudns</text:p>
                <draw:g>
                  <svg:desc>select.Q3:select.Q3</svg:desc>
                </draw:g>
              </table:table-cell>
              <table:table-cell office:value-type="string">
                <text:p>enq2s</text:p>
                <draw:g>
                  <svg:desc>select.T3:select.T3</svg:desc>
                </draw:g>
              </table:table-cell>
              <table:table-cell office:value-type="string">
                <text:p>enqr2s</text:p>
                <draw:g>
                  <svg:desc>select.W3:select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31</text:p>
                <draw:g>
                  <svg:desc>select.M4:select.M61</svg:desc>
                </draw:g>
              </table:table-cell>
              <table:table-cell office:value-type="float" office:value="0.213849899214035">
                <text:p>0.213849899214035</text:p>
                <draw:g>
                  <svg:desc>select.O4:select.O61</svg:desc>
                </draw:g>
              </table:table-cell>
              <table:table-cell office:value-type="float" office:value="1.87963247794384">
                <text:p>1.87963247794384</text:p>
                <draw:g>
                  <svg:desc>select.Q4:select.Q61</svg:desc>
                </draw:g>
              </table:table-cell>
              <table:table-cell office:value-type="float" office:value="0.986403532855054">
                <text:p>0.986403532855054</text:p>
                <draw:g>
                  <svg:desc>select.T4:select.T61</svg:desc>
                </draw:g>
              </table:table-cell>
              <table:table-cell office:value-type="float" office:value="-1.16926579738147">
                <text:p>-1.16926579738147</text:p>
                <draw:g>
                  <svg:desc>select.W4:select.W61</svg:desc>
                </draw:g>
              </table:table-cell>
            </table:table-row>
            <table:table-row>
              <table:table-cell office:value-type="string">
                <text:p>2013-02-28</text:p>
              </table:table-cell>
              <table:table-cell office:value-type="float" office:value="0.704089582808427">
                <text:p>0.704089582808427</text:p>
              </table:table-cell>
              <table:table-cell office:value-type="float" office:value="2.09737951600125">
                <text:p>2.09737951600125</text:p>
              </table:table-cell>
              <table:table-cell office:value-type="float" office:value="0.0498117831298512">
                <text:p>0.0498117831298512</text:p>
              </table:table-cell>
              <table:table-cell office:value-type="float" office:value="0.257744122220643">
                <text:p>0.257744122220643</text:p>
              </table:table-cell>
            </table:table-row>
            <table:table-row>
              <table:table-cell office:value-type="string">
                <text:p>2013-03-31</text:p>
              </table:table-cell>
              <table:table-cell office:value-type="float" office:value="1.41758395799275">
                <text:p>1.41758395799275</text:p>
              </table:table-cell>
              <table:table-cell office:value-type="float" office:value="0.195722050299878">
                <text:p>0.195722050299878</text:p>
              </table:table-cell>
              <table:table-cell office:value-type="float" office:value="-0.169229835757495">
                <text:p>-0.169229835757495</text:p>
              </table:table-cell>
              <table:table-cell office:value-type="float" office:value="-0.440998665998323">
                <text:p>-0.440998665998323</text:p>
              </table:table-cell>
            </table:table-row>
            <table:table-row>
              <table:table-cell office:value-type="string">
                <text:p>2013-04-30</text:p>
              </table:table-cell>
              <table:table-cell office:value-type="float" office:value="1.01940806474473">
                <text:p>1.01940806474473</text:p>
              </table:table-cell>
              <table:table-cell office:value-type="float" office:value="-0.472035533076176">
                <text:p>-0.472035533076176</text:p>
              </table:table-cell>
              <table:table-cell office:value-type="float" office:value="-0.577100436444277">
                <text:p>-0.577100436444277</text:p>
              </table:table-cell>
              <table:table-cell office:value-type="float" office:value="0.464414524369915">
                <text:p>0.464414524369915</text:p>
              </table:table-cell>
            </table:table-row>
            <table:table-row>
              <table:table-cell office:value-type="string">
                <text:p>2013-05-31</text:p>
              </table:table-cell>
              <table:table-cell office:value-type="float" office:value="0.821470915500042">
                <text:p>0.821470915500042</text:p>
              </table:table-cell>
              <table:table-cell office:value-type="float" office:value="-0.515584940687657">
                <text:p>-0.515584940687657</text:p>
              </table:table-cell>
              <table:table-cell office:value-type="float" office:value="-0.962311559315127">
                <text:p>-0.962311559315127</text:p>
              </table:table-cell>
              <table:table-cell office:value-type="float" office:value="-0.391791427391354">
                <text:p>-0.391791427391354</text:p>
              </table:table-cell>
            </table:table-row>
            <table:table-row>
              <table:table-cell office:value-type="string">
                <text:p>2013-06-30</text:p>
              </table:table-cell>
              <table:table-cell office:value-type="float" office:value="1.47742542171789">
                <text:p>1.47742542171789</text:p>
              </table:table-cell>
              <table:table-cell office:value-type="float" office:value="-0.747848447948894">
                <text:p>-0.747848447948894</text:p>
              </table:table-cell>
              <table:table-cell office:value-type="float" office:value="-1.12848106329863">
                <text:p>-1.12848106329863</text:p>
              </table:table-cell>
              <table:table-cell office:value-type="float" office:value="2.47206985953427">
                <text:p>2.47206985953427</text:p>
              </table:table-cell>
            </table:table-row>
            <table:table-row>
              <table:table-cell office:value-type="string">
                <text:p>2013-07-31</text:p>
              </table:table-cell>
              <table:table-cell office:value-type="float" office:value="0.229961062524648">
                <text:p>0.229961062524648</text:p>
              </table:table-cell>
              <table:table-cell office:value-type="float" office:value="-0.791397855560375">
                <text:p>-0.791397855560375</text:p>
              </table:table-cell>
              <table:table-cell office:value-type="float" office:value="-1.13603422257061">
                <text:p>-1.13603422257061</text:p>
              </table:table-cell>
              <table:table-cell office:value-type="float" office:value="-0.696876306754564">
                <text:p>-0.696876306754564</text:p>
              </table:table-cell>
            </table:table-row>
            <table:table-row>
              <table:table-cell office:value-type="string">
                <text:p>2013-08-31</text:p>
              </table:table-cell>
              <table:table-cell office:value-type="float" office:value="0.715597556601723">
                <text:p>0.715597556601723</text:p>
              </table:table-cell>
              <table:table-cell office:value-type="float" office:value="-0.791397855560375">
                <text:p>-0.791397855560375</text:p>
              </table:table-cell>
              <table:table-cell office:value-type="float" office:value="-1.21911897456236">
                <text:p>-1.21911897456236</text:p>
              </table:table-cell>
              <table:table-cell office:value-type="float" office:value="-0.992119738396381">
                <text:p>-0.992119738396381</text:p>
              </table:table-cell>
            </table:table-row>
            <table:table-row>
              <table:table-cell office:value-type="string">
                <text:p>2013-09-30</text:p>
              </table:table-cell>
              <table:table-cell office:value-type="float" office:value="0.941153842950316">
                <text:p>0.941153842950316</text:p>
              </table:table-cell>
              <table:table-cell office:value-type="float" office:value="-0.733331978745066">
                <text:p>-0.733331978745066</text:p>
              </table:table-cell>
              <table:table-cell office:value-type="float" office:value="-1.21911897456236">
                <text:p>-1.21911897456236</text:p>
              </table:table-cell>
              <table:table-cell office:value-type="float" office:value="-0.992119738396381">
                <text:p>-0.992119738396381</text:p>
              </table:table-cell>
            </table:table-row>
            <table:table-row>
              <table:table-cell office:value-type="string">
                <text:p>2013-10-31</text:p>
              </table:table-cell>
              <table:table-cell office:value-type="float" office:value="0.414088643217378">
                <text:p>0.414088643217378</text:p>
              </table:table-cell>
              <table:table-cell office:value-type="float" office:value="-0.472035533076176">
                <text:p>-0.472035533076176</text:p>
              </table:table-cell>
              <table:table-cell office:value-type="float" office:value="-1.29842714691812">
                <text:p>-1.29842714691812</text:p>
              </table:table-cell>
              <table:table-cell office:value-type="float" office:value="-1.09053421561032">
                <text:p>-1.09053421561032</text:p>
              </table:table-cell>
            </table:table-row>
            <table:table-row>
              <table:table-cell office:value-type="string">
                <text:p>2013-11-30</text:p>
              </table:table-cell>
              <table:table-cell office:value-type="float" office:value="0.324326447629672">
                <text:p>0.324326447629672</text:p>
              </table:table-cell>
              <table:table-cell office:value-type="float" office:value="-0.283321433426421">
                <text:p>-0.283321433426421</text:p>
              </table:table-cell>
              <table:table-cell office:value-type="float" office:value="-1.1058215854827">
                <text:p>-1.1058215854827</text:p>
              </table:table-cell>
              <table:table-cell office:value-type="float" office:value="-0.716559202197352">
                <text:p>-0.716559202197352</text:p>
              </table:table-cell>
            </table:table-row>
            <table:table-row>
              <table:table-cell office:value-type="string">
                <text:p>2013-12-31</text:p>
              </table:table-cell>
              <table:table-cell office:value-type="float" office:value="0.727105530395018">
                <text:p>0.727105530395018</text:p>
              </table:table-cell>
              <table:table-cell office:value-type="float" office:value="0.297337334726668">
                <text:p>0.297337334726668</text:p>
              </table:table-cell>
              <table:table-cell office:value-type="float" office:value="-0.973641298223093">
                <text:p>-0.973641298223093</text:p>
              </table:table-cell>
              <table:table-cell office:value-type="float" office:value="-1.10037566333171">
                <text:p>-1.10037566333171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0.402580669424082">
                <text:p>0.402580669424082</text:p>
              </table:table-cell>
              <table:table-cell office:value-type="float" office:value="3.28772999071508">
                <text:p>3.28772999071508</text:p>
              </table:table-cell>
              <table:table-cell office:value-type="float" office:value="1.74927261932478">
                <text:p>1.74927261932478</text:p>
              </table:table-cell>
              <table:table-cell office:value-type="float" office:value="0.73013361284755">
                <text:p>0.73013361284755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.16210693978159">
                <text:p>1.16210693978159</text:p>
              </table:table-cell>
              <table:table-cell office:value-type="float" office:value="2.99740060663854">
                <text:p>2.99740060663854</text:p>
              </table:table-cell>
              <table:table-cell office:value-type="float" office:value="2.009856614208">
                <text:p>2.009856614208</text:p>
              </table:table-cell>
              <table:table-cell office:value-type="float" office:value="1.67491259410136">
                <text:p>1.67491259410136</text:p>
              </table:table-cell>
            </table:table-row>
            <table:table-row>
              <table:table-cell office:value-type="string">
                <text:p>2014-03-31</text:p>
              </table:table-cell>
              <table:table-cell office:value-type="float" office:value="1.94234756296703">
                <text:p>1.94234756296703</text:p>
              </table:table-cell>
              <table:table-cell office:value-type="float" office:value="0.819930226064449">
                <text:p>0.819930226064449</text:p>
              </table:table-cell>
              <table:table-cell office:value-type="float" office:value="1.20922173137839">
                <text:p>1.20922173137839</text:p>
              </table:table-cell>
              <table:table-cell office:value-type="float" office:value="1.33046192385258">
                <text:p>1.33046192385258</text:p>
              </table:table-cell>
            </table:table-row>
            <table:table-row>
              <table:table-cell office:value-type="string">
                <text:p>2014-04-30</text:p>
              </table:table-cell>
              <table:table-cell office:value-type="float" office:value="0.994090522399476">
                <text:p>0.994090522399476</text:p>
              </table:table-cell>
              <table:table-cell office:value-type="float" office:value="-0.631716694318275">
                <text:p>-0.631716694318275</text:p>
              </table:table-cell>
              <table:table-cell office:value-type="float" office:value="0.223534446385332">
                <text:p>0.223534446385332</text:p>
              </table:table-cell>
              <table:table-cell office:value-type="float" office:value="0.838389537782883">
                <text:p>0.838389537782883</text:p>
              </table:table-cell>
            </table:table-row>
            <table:table-row>
              <table:table-cell office:value-type="string">
                <text:p>2014-05-31</text:p>
              </table:table-cell>
              <table:table-cell office:value-type="float" office:value="1.07924952846986">
                <text:p>1.07924952846986</text:p>
              </table:table-cell>
              <table:table-cell office:value-type="float" office:value="-0.689782571133584">
                <text:p>-0.689782571133584</text:p>
              </table:table-cell>
              <table:table-cell office:value-type="float" office:value="-0.588430175352243">
                <text:p>-0.588430175352243</text:p>
              </table:table-cell>
              <table:table-cell office:value-type="float" office:value="-0.627986172704807">
                <text:p>-0.627986172704807</text:p>
              </table:table-cell>
            </table:table-row>
            <table:table-row>
              <table:table-cell office:value-type="string">
                <text:p>2014-06-30</text:p>
              </table:table-cell>
              <table:table-cell office:value-type="float" office:value="1.25877391964528">
                <text:p>1.25877391964528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290080384109134">
                <text:p>-0.290080384109134</text:p>
              </table:table-cell>
              <table:table-cell office:value-type="float" office:value="-0.68703485903317">
                <text:p>-0.68703485903317</text:p>
              </table:table-cell>
            </table:table-row>
            <table:table-row>
              <table:table-cell office:value-type="string">
                <text:p>2014-07-31</text:p>
              </table:table-cell>
              <table:table-cell office:value-type="float" office:value="0.53837476018497">
                <text:p>0.53837476018497</text:p>
              </table:table-cell>
              <table:table-cell office:value-type="float" office:value="-0.443002594668521">
                <text:p>-0.443002594668521</text:p>
              </table:table-cell>
              <table:table-cell office:value-type="float" office:value="-0.410930932460773">
                <text:p>-0.410930932460773</text:p>
              </table:table-cell>
              <table:table-cell office:value-type="float" office:value="-0.608303277262019">
                <text:p>-0.608303277262019</text:p>
              </table:table-cell>
            </table:table-row>
            <table:table-row>
              <table:table-cell office:value-type="string">
                <text:p>2014-08-31</text:p>
              </table:table-cell>
              <table:table-cell office:value-type="float" office:value="0.255278604869899">
                <text:p>0.255278604869899</text:p>
              </table:table-cell>
              <table:table-cell office:value-type="float" office:value="-0.776881386356548">
                <text:p>-0.776881386356548</text:p>
              </table:table-cell>
              <table:table-cell office:value-type="float" office:value="-0.784812316423657">
                <text:p>-0.784812316423657</text:p>
              </table:table-cell>
              <table:table-cell office:value-type="float" office:value="-0.903546708903836">
                <text:p>-0.903546708903836</text:p>
              </table:table-cell>
            </table:table-row>
            <table:table-row>
              <table:table-cell office:value-type="string">
                <text:p>2014-09-30</text:p>
              </table:table-cell>
              <table:table-cell office:value-type="float" office:value="0.915836300605066">
                <text:p>0.915836300605066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663961768072017">
                <text:p>-0.663961768072017</text:p>
              </table:table-cell>
              <table:table-cell office:value-type="float" office:value="-1.1200585587745">
                <text:p>-1.1200585587745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-0.0163095766518773">
                <text:p>-0.0163095766518773</text:p>
              </table:table-cell>
              <table:table-cell office:value-type="float" office:value="-0.733331978745066">
                <text:p>-0.733331978745066</text:p>
              </table:table-cell>
              <table:table-cell office:value-type="float" office:value="-0.701727564431905">
                <text:p>-0.701727564431905</text:p>
              </table:table-cell>
              <table:table-cell office:value-type="float" office:value="-0.91338815662523">
                <text:p>-0.91338815662523</text:p>
              </table:table-cell>
            </table:table-row>
            <table:table-row>
              <table:table-cell office:value-type="string">
                <text:p>2014-11-30</text:p>
              </table:table-cell>
              <table:table-cell office:value-type="float" office:value="-0.26948500010438">
                <text:p>-0.26948500010438</text:p>
              </table:table-cell>
              <table:table-cell office:value-type="float" office:value="-0.39945318705704">
                <text:p>-0.39945318705704</text:p>
              </table:table-cell>
              <table:table-cell office:value-type="float" office:value="-0.422260671368739">
                <text:p>-0.422260671368739</text:p>
              </table:table-cell>
              <table:table-cell office:value-type="float" office:value="-0.726400649918746">
                <text:p>-0.726400649918746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0.0734526189358283">
                <text:p>0.0734526189358283</text:p>
              </table:table-cell>
              <table:table-cell office:value-type="float" office:value="-0.196222618203458">
                <text:p>-0.196222618203458</text:p>
              </table:table-cell>
              <table:table-cell office:value-type="float" office:value="-0.724387042247837">
                <text:p>-0.724387042247837</text:p>
              </table:table-cell>
              <table:table-cell office:value-type="float" office:value="-0.874022365739654">
                <text:p>-0.874022365739654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-0.0922622036876283">
                <text:p>-0.0922622036876283</text:p>
              </table:table-cell>
              <table:table-cell office:value-type="float" office:value="0.965094918102722">
                <text:p>0.965094918102722</text:p>
              </table:table-cell>
              <table:table-cell office:value-type="float" office:value="0.631405047072114">
                <text:p>0.631405047072114</text:p>
              </table:table-cell>
              <table:table-cell office:value-type="float" office:value="-0.303218397898809">
                <text:p>-0.303218397898809</text:p>
              </table:table-cell>
            </table:table-row>
            <table:table-row>
              <table:table-cell office:value-type="string">
                <text:p>2015-02-28</text:p>
              </table:table-cell>
              <table:table-cell office:value-type="float" office:value="0.948058627226294">
                <text:p>0.948058627226294</text:p>
              </table:table-cell>
              <table:table-cell office:value-type="float" office:value="1.05219373332569">
                <text:p>1.05219373332569</text:p>
              </table:table-cell>
              <table:table-cell office:value-type="float" office:value="0.578532932168273">
                <text:p>0.578532932168273</text:p>
              </table:table-cell>
              <table:table-cell office:value-type="float" office:value="-0.303218397898809">
                <text:p>-0.303218397898809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1.62702908103073">
                <text:p>1.62702908103073</text:p>
              </table:table-cell>
              <table:table-cell office:value-type="float" office:value="-0.0655743953690128">
                <text:p>-0.0655743953690128</text:p>
              </table:table-cell>
              <table:table-cell office:value-type="float" office:value="0.484118441268554">
                <text:p>0.484118441268554</text:p>
              </table:table-cell>
              <table:table-cell office:value-type="float" office:value="0.858072433225671">
                <text:p>0.858072433225671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1.22885318778271">
                <text:p>1.22885318778271</text:p>
              </table:table-cell>
              <table:table-cell office:value-type="float" office:value="-0.559134348299139">
                <text:p>-0.559134348299139</text:p>
              </table:table-cell>
              <table:table-cell office:value-type="float" office:value="-0.414707512096762">
                <text:p>-0.414707512096762</text:p>
              </table:table-cell>
              <table:table-cell office:value-type="float" office:value="-0.38194997966996">
                <text:p>-0.38194997966996</text:p>
              </table:table-cell>
            </table:table-row>
            <table:table-row>
              <table:table-cell office:value-type="string">
                <text:p>2015-05-31</text:p>
              </table:table-cell>
              <table:table-cell office:value-type="float" office:value="0.614327387220721">
                <text:p>0.614327387220721</text:p>
              </table:table-cell>
              <table:table-cell office:value-type="float" office:value="-0.486552002280003">
                <text:p>-0.486552002280003</text:p>
              </table:table-cell>
              <table:table-cell office:value-type="float" office:value="-0.724387042247837">
                <text:p>-0.724387042247837</text:p>
              </table:table-cell>
              <table:table-cell office:value-type="float" office:value="-0.401632875112747">
                <text:p>-0.401632875112747</text:p>
              </table:table-cell>
            </table:table-row>
            <table:table-row>
              <table:table-cell office:value-type="string">
                <text:p>2015-06-30</text:p>
              </table:table-cell>
              <table:table-cell office:value-type="float" office:value="-0.11297655651556">
                <text:p>-0.11297655651556</text:p>
              </table:table-cell>
              <table:table-cell office:value-type="float" office:value="-0.588167286706794">
                <text:p>-0.588167286706794</text:p>
              </table:table-cell>
              <table:table-cell office:value-type="float" office:value="-0.728163621883826">
                <text:p>-0.728163621883826</text:p>
              </table:table-cell>
              <table:table-cell office:value-type="float" office:value="-0.539413143212262">
                <text:p>-0.539413143212262</text:p>
              </table:table-cell>
            </table:table-row>
            <table:table-row>
              <table:table-cell office:value-type="string">
                <text:p>2015-07-31</text:p>
              </table:table-cell>
              <table:table-cell office:value-type="float" office:value="-0.669962488111067">
                <text:p>-0.669962488111067</text:p>
              </table:table-cell>
              <table:table-cell office:value-type="float" office:value="-0.39945318705704">
                <text:p>-0.39945318705704</text:p>
              </table:table-cell>
              <table:table-cell office:value-type="float" office:value="-0.769705997879702">
                <text:p>-0.769705997879702</text:p>
              </table:table-cell>
              <table:table-cell office:value-type="float" office:value="-0.834656574854079">
                <text:p>-0.834656574854079</text:p>
              </table:table-cell>
            </table:table-row>
            <table:table-row>
              <table:table-cell office:value-type="string">
                <text:p>2015-08-31</text:p>
              </table:table-cell>
              <table:table-cell office:value-type="float" office:value="-0.743613520388159">
                <text:p>-0.743613520388159</text:p>
              </table:table-cell>
              <table:table-cell office:value-type="float" office:value="-0.791397855560375">
                <text:p>-0.791397855560375</text:p>
              </table:table-cell>
              <table:table-cell office:value-type="float" office:value="-0.909439444411284">
                <text:p>-0.909439444411284</text:p>
              </table:table-cell>
              <table:table-cell office:value-type="float" office:value="-0.765766440804322">
                <text:p>-0.765766440804322</text:p>
              </table:table-cell>
            </table:table-row>
            <table:table-row>
              <table:table-cell office:value-type="string">
                <text:p>2015-09-30</text:p>
              </table:table-cell>
              <table:table-cell office:value-type="float" office:value="-0.697581625214977">
                <text:p>-0.697581625214977</text:p>
              </table:table-cell>
              <table:table-cell office:value-type="float" office:value="-0.675266101929757">
                <text:p>-0.675266101929757</text:p>
              </table:table-cell>
              <table:table-cell office:value-type="float" office:value="-0.68662124588795">
                <text:p>-0.68662124588795</text:p>
              </table:table-cell>
              <table:table-cell office:value-type="float" office:value="-0.637827620426201">
                <text:p>-0.637827620426201</text:p>
              </table:table-cell>
            </table:table-row>
            <table:table-row>
              <table:table-cell office:value-type="string">
                <text:p>2015-10-31</text:p>
              </table:table-cell>
              <table:table-cell office:value-type="float" office:value="-0.455914175555769">
                <text:p>-0.455914175555769</text:p>
              </table:table-cell>
              <table:table-cell office:value-type="float" office:value="-0.675266101929757">
                <text:p>-0.675266101929757</text:p>
              </table:table-cell>
              <table:table-cell office:value-type="float" office:value="-0.871673648051397">
                <text:p>-0.871673648051397</text:p>
              </table:table-cell>
              <table:table-cell office:value-type="float" office:value="-0.814973679411291">
                <text:p>-0.814973679411291</text:p>
              </table:table-cell>
            </table:table-row>
            <table:table-row>
              <table:table-cell office:value-type="string">
                <text:p>2015-11-30</text:p>
              </table:table-cell>
              <table:table-cell office:value-type="float" office:value="-0.591708266316657">
                <text:p>-0.591708266316657</text:p>
              </table:table-cell>
              <table:table-cell office:value-type="float" office:value="-0.0510579261651855">
                <text:p>-0.0510579261651855</text:p>
              </table:table-cell>
              <table:table-cell office:value-type="float" office:value="-0.286303804473145">
                <text:p>-0.286303804473145</text:p>
              </table:table-cell>
              <table:table-cell office:value-type="float" office:value="-0.313059845620202">
                <text:p>-0.313059845620202</text:p>
              </table:table-cell>
            </table:table-row>
            <table:table-row>
              <table:table-cell office:value-type="string">
                <text:p>2015-12-31</text:p>
              </table:table-cell>
              <table:table-cell office:value-type="float" office:value="-0.317818490036222">
                <text:p>-0.317818490036222</text:p>
              </table:table-cell>
              <table:table-cell office:value-type="float" office:value="0.123139704280741">
                <text:p>0.123139704280741</text:p>
              </table:table-cell>
              <table:table-cell office:value-type="float" office:value="-0.233431689569303">
                <text:p>-0.233431689569303</text:p>
              </table:table-cell>
              <table:table-cell office:value-type="float" office:value="0.0805980632355533">
                <text:p>0.0805980632355533</text:p>
              </table:table-cell>
            </table:table-row>
            <table:table-row>
              <table:table-cell office:value-type="string">
                <text:p>2016-01-31</text:p>
              </table:table-cell>
              <table:table-cell office:value-type="float" office:value="-0.969169806736753">
                <text:p>-0.969169806736753</text:p>
              </table:table-cell>
              <table:table-cell office:value-type="float" office:value="1.6473689706826">
                <text:p>1.6473689706826</text:p>
              </table:table-cell>
              <table:table-cell office:value-type="float" office:value="0.416140007820757">
                <text:p>0.416140007820757</text:p>
              </table:table-cell>
              <table:table-cell office:value-type="float" office:value="-0.883863813461048">
                <text:p>-0.883863813461048</text:p>
              </table:table-cell>
            </table:table-row>
            <table:table-row>
              <table:table-cell office:value-type="string">
                <text:p>2016-02-29</text:p>
              </table:table-cell>
              <table:table-cell office:value-type="float" office:value="-1.13028143984289">
                <text:p>-1.13028143984289</text:p>
              </table:table-cell>
              <table:table-cell office:value-type="float" office:value="1.95221482396297">
                <text:p>1.95221482396297</text:p>
              </table:table-cell>
              <table:table-cell office:value-type="float" office:value="0.986403532855054">
                <text:p>0.986403532855054</text:p>
              </table:table-cell>
              <table:table-cell office:value-type="float" office:value="-0.391791427391354">
                <text:p>-0.391791427391354</text:p>
              </table:table-cell>
            </table:table-row>
            <table:table-row>
              <table:table-cell office:value-type="string">
                <text:p>2016-03-31</text:p>
              </table:table-cell>
              <table:table-cell office:value-type="float" office:value="-0.589406671557998">
                <text:p>-0.589406671557998</text:p>
              </table:table-cell>
              <table:table-cell office:value-type="float" office:value="1.37155605580988">
                <text:p>1.37155605580988</text:p>
              </table:table-cell>
              <table:table-cell office:value-type="float" office:value="0.476565281996577">
                <text:p>0.476565281996577</text:p>
              </table:table-cell>
              <table:table-cell office:value-type="float" office:value="-0.185121025242082">
                <text:p>-0.185121025242082</text:p>
              </table:table-cell>
            </table:table-row>
            <table:table-row>
              <table:table-cell office:value-type="string">
                <text:p>2016-04-30</text:p>
              </table:table-cell>
              <table:table-cell office:value-type="float" office:value="-0.594009861075316">
                <text:p>-0.594009861075316</text:p>
              </table:table-cell>
              <table:table-cell office:value-type="float" office:value="0.631216126414695">
                <text:p>0.631216126414695</text:p>
              </table:table-cell>
              <table:table-cell office:value-type="float" office:value="0.570979772896295">
                <text:p>0.570979772896295</text:p>
              </table:table-cell>
              <table:table-cell office:value-type="float" office:value="-0.234328263849051">
                <text:p>-0.23432826384905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-0.907026748252957">
                <text:p>-0.907026748252957</text:p>
              </table:table-cell>
              <table:table-cell office:value-type="float" office:value="0.0795902966692597">
                <text:p>0.0795902966692597</text:p>
              </table:table-cell>
              <table:table-cell office:value-type="float" office:value="0.144226274029569">
                <text:p>0.144226274029569</text:p>
              </table:table-cell>
              <table:table-cell office:value-type="float" office:value="0.592353344748036">
                <text:p>0.592353344748036</text:p>
              </table:table-cell>
            </table:table-row>
            <table:table-row>
              <table:table-cell office:value-type="string">
                <text:p>2016-06-30</text:p>
              </table:table-cell>
              <table:table-cell office:value-type="float" office:value="-1.36504410522612">
                <text:p>-1.36504410522612</text:p>
              </table:table-cell>
              <table:table-cell office:value-type="float" office:value="0.239271457911359">
                <text:p>0.239271457911359</text:p>
              </table:table-cell>
              <table:table-cell office:value-type="float" office:value="0.155556012937535">
                <text:p>0.155556012937535</text:p>
              </table:table-cell>
              <table:table-cell office:value-type="float" office:value="0.572670449305248">
                <text:p>0.572670449305248</text:p>
              </table:table-cell>
            </table:table-row>
            <table:table-row>
              <table:table-cell office:value-type="string">
                <text:p>2016-07-31</text:p>
              </table:table-cell>
              <table:table-cell office:value-type="float" office:value="-0.63543856673118">
                <text:p>-0.63543856673118</text:p>
              </table:table-cell>
              <table:table-cell office:value-type="float" office:value="-0.530101409891485">
                <text:p>-0.530101409891485</text:p>
              </table:table-cell>
              <table:table-cell office:value-type="float" office:value="-0.0785919244937654">
                <text:p>-0.0785919244937654</text:p>
              </table:table-cell>
              <table:table-cell office:value-type="float" office:value="-0.293376950177415">
                <text:p>-0.293376950177415</text:p>
              </table:table-cell>
            </table:table-row>
            <table:table-row>
              <table:table-cell office:value-type="string">
                <text:p>2016-08-31</text:p>
              </table:table-cell>
              <table:table-cell office:value-type="float" office:value="-1.09805911322166">
                <text:p>-1.09805911322166</text:p>
              </table:table-cell>
              <table:table-cell office:value-type="float" office:value="-0.863980201579511">
                <text:p>-0.863980201579511</text:p>
              </table:table-cell>
              <table:table-cell office:value-type="float" office:value="-0.482685945544559">
                <text:p>-0.482685945544559</text:p>
              </table:table-cell>
              <table:table-cell office:value-type="float" office:value="0.297109913106219">
                <text:p>0.297109913106219</text:p>
              </table:table-cell>
            </table:table-row>
            <table:table-row>
              <table:table-cell office:value-type="string">
                <text:p>2016-09-30</text:p>
              </table:table-cell>
              <table:table-cell office:value-type="float" office:value="-1.47091746412444">
                <text:p>-1.47091746412444</text:p>
              </table:table-cell>
              <table:table-cell office:value-type="float" office:value="-0.457519063872349">
                <text:p>-0.457519063872349</text:p>
              </table:table-cell>
              <table:table-cell office:value-type="float" office:value="-0.169229835757495">
                <text:p>-0.169229835757495</text:p>
              </table:table-cell>
              <table:table-cell office:value-type="float" office:value="-0.391791427391354">
                <text:p>-0.391791427391354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-1.29599626246635">
                <text:p>-1.29599626246635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-0.395824613916818">
                <text:p>-0.395824613916818</text:p>
              </table:table-cell>
              <table:table-cell office:value-type="float" office:value="-0.588620381819232">
                <text:p>-0.588620381819232</text:p>
              </table:table-cell>
            </table:table-row>
            <table:table-row>
              <table:table-cell office:value-type="string">
                <text:p>2016-11-30</text:p>
              </table:table-cell>
              <table:table-cell office:value-type="float" office:value="-0.920836316804911">
                <text:p>-0.920836316804911</text:p>
              </table:table-cell>
              <table:table-cell office:value-type="float" office:value="-0.588167286706794">
                <text:p>-0.588167286706794</text:p>
              </table:table-cell>
              <table:table-cell office:value-type="float" office:value="-0.452473308456649">
                <text:p>-0.452473308456649</text:p>
              </table:table-cell>
              <table:table-cell office:value-type="float" office:value="-0.401632875112747">
                <text:p>-0.401632875112747</text:p>
              </table:table-cell>
            </table:table-row>
            <table:table-row>
              <table:table-cell office:value-type="string">
                <text:p>2016-12-31</text:p>
              </table:table-cell>
              <table:table-cell office:value-type="float" office:value="-1.10496389749764">
                <text:p>-1.10496389749764</text:p>
              </table:table-cell>
              <table:table-cell office:value-type="float" office:value="-0.747848447948894">
                <text:p>-0.747848447948894</text:p>
              </table:table-cell>
              <table:table-cell office:value-type="float" office:value="-0.501568843724502">
                <text:p>-0.501568843724502</text:p>
              </table:table-cell>
              <table:table-cell office:value-type="float" office:value="-0.194962472963476">
                <text:p>-0.194962472963476</text:p>
              </table:table-cell>
            </table:table-row>
            <table:table-row>
              <table:table-cell office:value-type="string">
                <text:p>2017-01-31</text:p>
              </table:table-cell>
              <table:table-cell office:value-type="float" office:value="-0.135992504102152">
                <text:p>-0.135992504102152</text:p>
              </table:table-cell>
              <table:table-cell office:value-type="float" office:value="1.25542430217927">
                <text:p>1.25542430217927</text:p>
              </table:table-cell>
              <table:table-cell office:value-type="float" office:value="1.56799679679732">
                <text:p>1.56799679679732</text:p>
              </table:table-cell>
              <table:table-cell office:value-type="float" office:value="0.848230985504277">
                <text:p>0.848230985504277</text:p>
              </table:table-cell>
            </table:table-row>
            <table:table-row>
              <table:table-cell office:value-type="string">
                <text:p>2017-02-28</text:p>
              </table:table-cell>
              <table:table-cell office:value-type="float" office:value="0.496946054529106">
                <text:p>0.496946054529106</text:p>
              </table:table-cell>
              <table:table-cell office:value-type="float" office:value="1.18284195616013">
                <text:p>1.18284195616013</text:p>
              </table:table-cell>
              <table:table-cell office:value-type="float" office:value="3.06729891228484">
                <text:p>3.06729891228484</text:p>
              </table:table-cell>
              <table:table-cell office:value-type="float" office:value="1.76348562359391">
                <text:p>1.76348562359391</text:p>
              </table:table-cell>
            </table:table-row>
            <table:table-row>
              <table:table-cell office:value-type="string">
                <text:p>2017-03-31</text:p>
              </table:table-cell>
              <table:table-cell office:value-type="float" office:value="1.03551922805534">
                <text:p>1.03551922805534</text:p>
              </table:table-cell>
              <table:table-cell office:value-type="float" office:value="0.747347880045313">
                <text:p>0.747347880045313</text:p>
              </table:table-cell>
              <table:table-cell office:value-type="float" office:value="3.58091374277931">
                <text:p>3.58091374277931</text:p>
              </table:table-cell>
              <table:table-cell office:value-type="float" office:value="3.35780015445972">
                <text:p>3.35780015445972</text:p>
              </table:table-cell>
            </table:table-row>
            <table:table-row>
              <table:table-cell office:value-type="string">
                <text:p>2017-04-30</text:p>
              </table:table-cell>
              <table:table-cell office:value-type="float" office:value="-0.21884991541388">
                <text:p>-0.21884991541388</text:p>
              </table:table-cell>
              <table:table-cell office:value-type="float" office:value="-0.733331978745066">
                <text:p>-0.733331978745066</text:p>
              </table:table-cell>
              <table:table-cell office:value-type="float" office:value="0.925978258679235">
                <text:p>0.925978258679235</text:p>
              </table:table-cell>
              <table:table-cell office:value-type="float" office:value="2.97398369332536">
                <text:p>2.97398369332536</text:p>
              </table:table-cell>
            </table:table-row>
            <table:table-row>
              <table:table-cell office:value-type="string">
                <text:p>2017-05-31</text:p>
              </table:table-cell>
              <table:table-cell office:value-type="float" office:value="0.220754683490012">
                <text:p>0.220754683490012</text:p>
              </table:table-cell>
              <table:table-cell office:value-type="float" office:value="-0.66074963272593">
                <text:p>-0.66074963272593</text:p>
              </table:table-cell>
              <table:table-cell office:value-type="float" office:value="1.2054451517424">
                <text:p>1.2054451517424</text:p>
              </table:table-cell>
              <table:table-cell office:value-type="float" office:value="0.917121119554034">
                <text:p>0.917121119554034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-0.469723744107724">
                <text:p>-0.469723744107724</text:p>
              </table:table-cell>
              <table:table-cell office:value-type="float" office:value="-0.50106847148383">
                <text:p>-0.50106847148383</text:p>
              </table:table-cell>
              <table:table-cell office:value-type="float" office:value="0.151779433301547">
                <text:p>0.151779433301547</text:p>
              </table:table-cell>
              <table:table-cell office:value-type="float" office:value="0.90727967183264">
                <text:p>0.90727967183264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-0.384564738037336">
                <text:p>-0.384564738037336</text:p>
              </table:table-cell>
              <table:table-cell office:value-type="float" office:value="-0.834947263171857">
                <text:p>-0.834947263171857</text:p>
              </table:table-cell>
              <table:table-cell office:value-type="float" office:value="0.110237057305671">
                <text:p>0.110237057305671</text:p>
              </table:table-cell>
              <table:table-cell office:value-type="float" office:value="0.356158599434582">
                <text:p>0.356158599434582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-0.978376185771389">
                <text:p>-0.978376185771389</text:p>
              </table:table-cell>
              <table:table-cell office:value-type="float" office:value="-0.878496670783339">
                <text:p>-0.878496670783339</text:p>
              </table:table-cell>
              <table:table-cell office:value-type="float" office:value="0.291512879833129">
                <text:p>0.291512879833129</text:p>
              </table:table-cell>
              <table:table-cell office:value-type="float" office:value="0.366000047155976">
                <text:p>0.366000047155976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-2.64242919628193">
                <text:p>-2.64242919628193</text:p>
              </table:table-cell>
              <table:table-cell office:value-type="float" office:value="-0.965595486006302">
                <text:p>-0.965595486006302</text:p>
              </table:table-cell>
              <table:table-cell office:value-type="float" office:value="0.144226274029569">
                <text:p>0.144226274029569</text:p>
              </table:table-cell>
              <table:table-cell office:value-type="float" office:value="0.444731628927127">
                <text:p>0.444731628927127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-2.92092216207969">
                <text:p>-2.92092216207969</text:p>
              </table:table-cell>
              <table:table-cell office:value-type="float" office:value="-0.588167286706794">
                <text:p>-0.588167286706794</text:p>
              </table:table-cell>
              <table:table-cell office:value-type="float" office:value="0.363267892916915">
                <text:p>0.363267892916915</text:p>
              </table:table-cell>
              <table:table-cell office:value-type="float" office:value="0.808865194618701">
                <text:p>0.8088651946187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01cm" svg:height="16.257cm" xlink:href=".." xlink:type="simple" chart:class="chart:line" chart:style-name="ch1">
        <chart:legend chart:legend-position="end" svg:x="26.446cm" svg:y="7.331cm" style:legend-expansion="high" chart:style-name="ch2"/>
        <chart:plot-area chart:style-name="ch3" table:cell-range-address="select.A4:select.A61 select.C3:select.C61 select.G3:select.G61 select.J3:select.J61" chart:data-source-has-labels="both" svg:x="0.578cm" svg:y="0.325cm" svg:width="25.29cm" svg:height="15.607cm">
          <chartooo:coordinate-region svg:x="1.917cm" svg:y="0.325cm" svg:width="23.951cm" svg:height="13.68cm"/>
          <chart:axis chart:dimension="x" chart:name="primary-x" chart:style-name="ch4" chartooo:axis-type="auto">
            <chartooo:date-scale/>
            <chart:categories table:cell-range-address="select.A4:selec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.C4:select.C61" chart:label-cell-address="select.C3:select.C3" chart:class="chart:line">
            <chart:data-point chart:repeated="58"/>
          </chart:series>
          <chart:series chart:style-name="ch8" chart:values-cell-range-address="select.G4:select.G61" chart:label-cell-address="select.G3:select.G3" chart:class="chart:line">
            <chart:data-point chart:repeated="58"/>
          </chart:series>
          <chart:series chart:style-name="ch9" chart:values-cell-range-address="select.J4:select.J61" chart:label-cell-address="select.J3:select.J3" chart:class="chart:line"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on1</text:p>
                <draw:g>
                  <svg:desc>select.C3:select.C3</svg:desc>
                </draw:g>
              </table:table-cell>
              <table:table-cell office:value-type="string">
                <text:p>enq1s</text:p>
                <draw:g>
                  <svg:desc>select.G3:select.G3</svg:desc>
                </draw:g>
              </table:table-cell>
              <table:table-cell office:value-type="string">
                <text:p>enqr1s</text:p>
                <draw:g>
                  <svg:desc>select.J3:select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31</text:p>
                <draw:g>
                  <svg:desc>select.A4:select.A61</svg:desc>
                </draw:g>
              </table:table-cell>
              <table:table-cell office:value-type="float" office:value="1372">
                <text:p>1372</text:p>
                <draw:g>
                  <svg:desc>select.C4:select.C61</svg:desc>
                </draw:g>
              </table:table-cell>
              <table:table-cell office:value-type="float" office:value="4504">
                <text:p>4504</text:p>
                <draw:g>
                  <svg:desc>select.G4:select.G61</svg:desc>
                </draw:g>
              </table:table-cell>
              <table:table-cell office:value-type="float" office:value="1375">
                <text:p>1375</text:p>
                <draw:g>
                  <svg:desc>select.J4:select.J61</svg:desc>
                </draw:g>
              </table:table-cell>
            </table:table-row>
            <table:table-row>
              <table:table-cell office:value-type="string">
                <text:p>2013-02-28</text:p>
              </table:table-cell>
              <table:table-cell office:value-type="float" office:value="1585">
                <text:p>1585</text:p>
              </table:table-cell>
              <table:table-cell office:value-type="float" office:value="3100">
                <text:p>310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2013-03-31</text:p>
              </table:table-cell>
              <table:table-cell office:value-type="float" office:value="1895">
                <text:p>1895</text:p>
              </table:table-cell>
              <table:table-cell office:value-type="float" office:value="2861">
                <text:p>286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013-04-30</text:p>
              </table:table-cell>
              <table:table-cell office:value-type="float" office:value="1722">
                <text:p>1722</text:p>
              </table:table-cell>
              <table:table-cell office:value-type="float" office:value="1965">
                <text:p>196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2013-05-31</text:p>
              </table:table-cell>
              <table:table-cell office:value-type="float" office:value="1636">
                <text:p>1636</text:p>
              </table:table-cell>
              <table:table-cell office:value-type="float" office:value="1030">
                <text:p>103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2013-06-30</text:p>
              </table:table-cell>
              <table:table-cell office:value-type="float" office:value="1921">
                <text:p>1921</text:p>
              </table:table-cell>
              <table:table-cell office:value-type="float" office:value="863">
                <text:p>863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2013-07-31</text:p>
              </table:table-cell>
              <table:table-cell office:value-type="float" office:value="1379">
                <text:p>1379</text:p>
              </table:table-cell>
              <table:table-cell office:value-type="float" office:value="597">
                <text:p>5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013-08-31</text:p>
              </table:table-cell>
              <table:table-cell office:value-type="float" office:value="1590">
                <text:p>1590</text:p>
              </table:table-cell>
              <table:table-cell office:value-type="float" office:value="512">
                <text:p>5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013-09-30</text:p>
              </table:table-cell>
              <table:table-cell office:value-type="float" office:value="1688">
                <text:p>1688</text:p>
              </table:table-cell>
              <table:table-cell office:value-type="float" office:value="513">
                <text:p>51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013-10-31</text:p>
              </table:table-cell>
              <table:table-cell office:value-type="float" office:value="1459">
                <text:p>1459</text:p>
              </table:table-cell>
              <table:table-cell office:value-type="float" office:value="533">
                <text:p>53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013-11-30</text:p>
              </table:table-cell>
              <table:table-cell office:value-type="float" office:value="1420">
                <text:p>1420</text:p>
              </table:table-cell>
              <table:table-cell office:value-type="float" office:value="861">
                <text:p>86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013-12-31</text:p>
              </table:table-cell>
              <table:table-cell office:value-type="float" office:value="1595">
                <text:p>1595</text:p>
              </table:table-cell>
              <table:table-cell office:value-type="float" office:value="779">
                <text:p>77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1454">
                <text:p>1454</text:p>
              </table:table-cell>
              <table:table-cell office:value-type="float" office:value="2999">
                <text:p>2999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784">
                <text:p>1784</text:p>
              </table:table-cell>
              <table:table-cell office:value-type="float" office:value="3314">
                <text:p>3314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2014-03-31</text:p>
              </table:table-cell>
              <table:table-cell office:value-type="float" office:value="2123">
                <text:p>2123</text:p>
              </table:table-cell>
              <table:table-cell office:value-type="float" office:value="2053">
                <text:p>2053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014-04-30</text:p>
              </table:table-cell>
              <table:table-cell office:value-type="float" office:value="1711">
                <text:p>1711</text:p>
              </table:table-cell>
              <table:table-cell office:value-type="float" office:value="868">
                <text:p>86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14-05-31</text:p>
              </table:table-cell>
              <table:table-cell office:value-type="float" office:value="1748">
                <text:p>1748</text:p>
              </table:table-cell>
              <table:table-cell office:value-type="float" office:value="711">
                <text:p>71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14-06-30</text:p>
              </table:table-cell>
              <table:table-cell office:value-type="float" office:value="1826">
                <text:p>1826</text:p>
              </table:table-cell>
              <table:table-cell office:value-type="float" office:value="584">
                <text:p>58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14-07-31</text:p>
              </table:table-cell>
              <table:table-cell office:value-type="float" office:value="1513">
                <text:p>1513</text:p>
              </table:table-cell>
              <table:table-cell office:value-type="float" office:value="400">
                <text:p>4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14-08-31</text:p>
              </table:table-cell>
              <table:table-cell office:value-type="float" office:value="1390">
                <text:p>1390</text:p>
              </table:table-cell>
              <table:table-cell office:value-type="float" office:value="356">
                <text:p>35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14-09-30</text:p>
              </table:table-cell>
              <table:table-cell office:value-type="float" office:value="1677">
                <text:p>1677</text:p>
              </table:table-cell>
              <table:table-cell office:value-type="float" office:value="304">
                <text:p>30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1272">
                <text:p>1272</text:p>
              </table:table-cell>
              <table:table-cell office:value-type="float" office:value="355">
                <text:p>3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014-11-30</text:p>
              </table:table-cell>
              <table:table-cell office:value-type="float" office:value="1162">
                <text:p>1162</text:p>
              </table:table-cell>
              <table:table-cell office:value-type="float" office:value="533">
                <text:p>53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1311">
                <text:p>1311</text:p>
              </table:table-cell>
              <table:table-cell office:value-type="float" office:value="490">
                <text:p>4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1239">
                <text:p>1239</text:p>
              </table:table-cell>
              <table:table-cell office:value-type="float" office:value="1186">
                <text:p>1186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015-02-28</text:p>
              </table:table-cell>
              <table:table-cell office:value-type="float" office:value="1691">
                <text:p>1691</text:p>
              </table:table-cell>
              <table:table-cell office:value-type="float" office:value="1623">
                <text:p>162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1986">
                <text:p>1986</text:p>
              </table:table-cell>
              <table:table-cell office:value-type="float" office:value="1487">
                <text:p>14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1813">
                <text:p>1813</text:p>
              </table:table-cell>
              <table:table-cell office:value-type="float" office:value="777">
                <text:p>77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15-05-31</text:p>
              </table:table-cell>
              <table:table-cell office:value-type="float" office:value="1546">
                <text:p>1546</text:p>
              </table:table-cell>
              <table:table-cell office:value-type="float" office:value="529">
                <text:p>52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15-06-30</text:p>
              </table:table-cell>
              <table:table-cell office:value-type="float" office:value="1230">
                <text:p>1230</text:p>
              </table:table-cell>
              <table:table-cell office:value-type="float" office:value="510">
                <text:p>51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15-07-31</text:p>
              </table:table-cell>
              <table:table-cell office:value-type="float" office:value="988">
                <text:p>988</text:p>
              </table:table-cell>
              <table:table-cell office:value-type="float" office:value="446">
                <text:p>44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5-08-31</text:p>
              </table:table-cell>
              <table:table-cell office:value-type="float" office:value="956">
                <text:p>956</text:p>
              </table:table-cell>
              <table:table-cell office:value-type="float" office:value="398">
                <text:p>3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015-09-30</text:p>
              </table:table-cell>
              <table:table-cell office:value-type="float" office:value="976">
                <text:p>976</text:p>
              </table:table-cell>
              <table:table-cell office:value-type="float" office:value="509">
                <text:p>50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15-10-31</text:p>
              </table:table-cell>
              <table:table-cell office:value-type="float" office:value="1081">
                <text:p>1081</text:p>
              </table:table-cell>
              <table:table-cell office:value-type="float" office:value="359">
                <text:p>35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015-11-30</text:p>
              </table:table-cell>
              <table:table-cell office:value-type="float" office:value="1022">
                <text:p>1022</text:p>
              </table:table-cell>
              <table:table-cell office:value-type="float" office:value="531">
                <text:p>5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015-12-31</text:p>
              </table:table-cell>
              <table:table-cell office:value-type="float" office:value="1141">
                <text:p>1141</text:p>
              </table:table-cell>
              <table:table-cell office:value-type="float" office:value="626">
                <text:p>62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16-01-31</text:p>
              </table:table-cell>
              <table:table-cell office:value-type="float" office:value="858">
                <text:p>858</text:p>
              </table:table-cell>
              <table:table-cell office:value-type="float" office:value="1741">
                <text:p>17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016-02-29</text:p>
              </table:table-cell>
              <table:table-cell office:value-type="float" office:value="788">
                <text:p>788</text:p>
              </table:table-cell>
              <table:table-cell office:value-type="float" office:value="2314">
                <text:p>231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16-03-31</text:p>
              </table:table-cell>
              <table:table-cell office:value-type="float" office:value="1023">
                <text:p>1023</text:p>
              </table:table-cell>
              <table:table-cell office:value-type="float" office:value="1984">
                <text:p>19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016-04-30</text:p>
              </table:table-cell>
              <table:table-cell office:value-type="float" office:value="1021">
                <text:p>1021</text:p>
              </table:table-cell>
              <table:table-cell office:value-type="float" office:value="1492">
                <text:p>149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885">
                <text:p>885</text:p>
              </table:table-cell>
              <table:table-cell office:value-type="float" office:value="826">
                <text:p>82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016-06-30</text:p>
              </table:table-cell>
              <table:table-cell office:value-type="float" office:value="686">
                <text:p>686</text:p>
              </table:table-cell>
              <table:table-cell office:value-type="float" office:value="601">
                <text:p>60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016-07-31</text:p>
              </table:table-cell>
              <table:table-cell office:value-type="float" office:value="1003">
                <text:p>1003</text:p>
              </table:table-cell>
              <table:table-cell office:value-type="float" office:value="313">
                <text:p>31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16-08-31</text:p>
              </table:table-cell>
              <table:table-cell office:value-type="float" office:value="802">
                <text:p>802</text:p>
              </table:table-cell>
              <table:table-cell office:value-type="float" office:value="239">
                <text:p>2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6-09-30</text:p>
              </table:table-cell>
              <table:table-cell office:value-type="float" office:value="640">
                <text:p>640</text:p>
              </table:table-cell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716">
                <text:p>716</text:p>
              </table:table-cell>
              <table:table-cell office:value-type="float" office:value="251">
                <text:p>2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6-11-30</text:p>
              </table:table-cell>
              <table:table-cell office:value-type="float" office:value="879">
                <text:p>879</text:p>
              </table:table-cell>
              <table:table-cell office:value-type="float" office:value="325">
                <text:p>3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6-12-31</text:p>
              </table:table-cell>
              <table:table-cell office:value-type="float" office:value="799">
                <text:p>799</text:p>
              </table:table-cell>
              <table:table-cell office:value-type="float" office:value="328">
                <text:p>3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7-01-31</text:p>
              </table:table-cell>
              <table:table-cell office:value-type="float" office:value="1220">
                <text:p>1220</text:p>
              </table:table-cell>
              <table:table-cell office:value-type="float" office:value="1049">
                <text:p>10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7-02-28</text:p>
              </table:table-cell>
              <table:table-cell office:value-type="float" office:value="1495">
                <text:p>1495</text:p>
              </table:table-cell>
              <table:table-cell office:value-type="float" office:value="1537">
                <text:p>153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17-03-31</text:p>
              </table:table-cell>
              <table:table-cell office:value-type="float" office:value="1729">
                <text:p>1729</text:p>
              </table:table-cell>
              <table:table-cell office:value-type="float" office:value="1557">
                <text:p>155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17-04-30</text:p>
              </table:table-cell>
              <table:table-cell office:value-type="float" office:value="1184">
                <text:p>1184</text:p>
              </table:table-cell>
              <table:table-cell office:value-type="float" office:value="402">
                <text:p>4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7-05-31</text:p>
              </table:table-cell>
              <table:table-cell office:value-type="float" office:value="1375">
                <text:p>1375</text:p>
              </table:table-cell>
              <table:table-cell office:value-type="float" office:value="467">
                <text:p>4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1075">
                <text:p>1075</text:p>
              </table:table-cell>
              <table:table-cell office:value-type="float" office:value="384">
                <text:p>3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1112">
                <text:p>1112</text:p>
              </table:table-cell>
              <table:table-cell office:value-type="float" office:value="190">
                <text:p>1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854">
                <text:p>854</text:p>
              </table:table-cell>
              <table:table-cell office:value-type="float" office:value="165">
                <text:p>1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131">
                <text:p>131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01cm" svg:height="16.257cm" xlink:href=".." xlink:type="simple" chart:class="chart:line" chart:style-name="ch1">
        <chart:legend chart:legend-position="end" svg:x="26.446cm" svg:y="7.331cm" style:legend-expansion="high" chart:style-name="ch2"/>
        <chart:plot-area chart:style-name="ch3" table:cell-range-address="select.A4:select.A61 select.C3:select.C61 select.H3:select.H61 select.K3:select.K61" chart:data-source-has-labels="both" svg:x="0.578cm" svg:y="0.325cm" svg:width="25.29cm" svg:height="15.607cm">
          <chartooo:coordinate-region svg:x="1.917cm" svg:y="0.325cm" svg:width="23.951cm" svg:height="13.68cm"/>
          <chart:axis chart:dimension="x" chart:name="primary-x" chart:style-name="ch4" chartooo:axis-type="auto">
            <chartooo:date-scale/>
            <chart:categories table:cell-range-address="select.A4:selec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.C4:select.C61" chart:label-cell-address="select.C3:select.C3" chart:class="chart:line">
            <chart:data-point chart:repeated="58"/>
          </chart:series>
          <chart:series chart:style-name="ch8" chart:values-cell-range-address="select.H4:select.H61" chart:label-cell-address="select.H3:select.H3" chart:class="chart:line">
            <chart:data-point chart:repeated="58"/>
          </chart:series>
          <chart:series chart:style-name="ch9" chart:values-cell-range-address="select.K4:select.K61" chart:label-cell-address="select.K3:select.K3" chart:class="chart:line"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on1</text:p>
                <draw:g>
                  <svg:desc>select.C3:select.C3</svg:desc>
                </draw:g>
              </table:table-cell>
              <table:table-cell office:value-type="string">
                <text:p>enq2s</text:p>
                <draw:g>
                  <svg:desc>select.H3:select.H3</svg:desc>
                </draw:g>
              </table:table-cell>
              <table:table-cell office:value-type="string">
                <text:p>enqr2s</text:p>
                <draw:g>
                  <svg:desc>select.K3:select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-31</text:p>
                <draw:g>
                  <svg:desc>select.A4:select.A61</svg:desc>
                </draw:g>
              </table:table-cell>
              <table:table-cell office:value-type="float" office:value="1372">
                <text:p>1372</text:p>
                <draw:g>
                  <svg:desc>select.C4:select.C61</svg:desc>
                </draw:g>
              </table:table-cell>
              <table:table-cell office:value-type="float" office:value="680">
                <text:p>680</text:p>
                <draw:g>
                  <svg:desc>select.H4:select.H61</svg:desc>
                </draw:g>
              </table:table-cell>
              <table:table-cell office:value-type="float" office:value="32">
                <text:p>32</text:p>
                <draw:g>
                  <svg:desc>select.K4:select.K61</svg:desc>
                </draw:g>
              </table:table-cell>
            </table:table-row>
            <table:table-row>
              <table:table-cell office:value-type="string">
                <text:p>2013-02-28</text:p>
              </table:table-cell>
              <table:table-cell office:value-type="float" office:value="1585">
                <text:p>1585</text:p>
              </table:table-cell>
              <table:table-cell office:value-type="float" office:value="432">
                <text:p>4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13-03-31</text:p>
              </table:table-cell>
              <table:table-cell office:value-type="float" office:value="1895">
                <text:p>1895</text:p>
              </table:table-cell>
              <table:table-cell office:value-type="float" office:value="374">
                <text:p>3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3-04-30</text:p>
              </table:table-cell>
              <table:table-cell office:value-type="float" office:value="1722">
                <text:p>1722</text:p>
              </table:table-cell>
              <table:table-cell office:value-type="float" office:value="266">
                <text:p>2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3-05-31</text:p>
              </table:table-cell>
              <table:table-cell office:value-type="float" office:value="1636">
                <text:p>1636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3-06-30</text:p>
              </table:table-cell>
              <table:table-cell office:value-type="float" office:value="1921">
                <text:p>1921</text:p>
              </table:table-cell>
              <table:table-cell office:value-type="float" office:value="120">
                <text:p>1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13-07-31</text:p>
              </table:table-cell>
              <table:table-cell office:value-type="float" office:value="1379">
                <text:p>1379</text:p>
              </table:table-cell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3-08-31</text:p>
              </table:table-cell>
              <table:table-cell office:value-type="float" office:value="1590">
                <text:p>1590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-09-30</text:p>
              </table:table-cell>
              <table:table-cell office:value-type="float" office:value="1688">
                <text:p>1688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-10-31</text:p>
              </table:table-cell>
              <table:table-cell office:value-type="float" office:value="1459">
                <text:p>1459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3-11-30</text:p>
              </table:table-cell>
              <table:table-cell office:value-type="float" office:value="1420">
                <text:p>1420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3-12-31</text:p>
              </table:table-cell>
              <table:table-cell office:value-type="float" office:value="1595">
                <text:p>1595</text:p>
              </table:table-cell>
              <table:table-cell office:value-type="float" office:value="161">
                <text:p>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1454">
                <text:p>1454</text:p>
              </table:table-cell>
              <table:table-cell office:value-type="float" office:value="882">
                <text:p>8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784">
                <text:p>1784</text:p>
              </table:table-cell>
              <table:table-cell office:value-type="float" office:value="951">
                <text:p>95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4-03-31</text:p>
              </table:table-cell>
              <table:table-cell office:value-type="float" office:value="2123">
                <text:p>2123</text:p>
              </table:table-cell>
              <table:table-cell office:value-type="float" office:value="739">
                <text:p>73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4-04-30</text:p>
              </table:table-cell>
              <table:table-cell office:value-type="float" office:value="1711">
                <text:p>1711</text:p>
              </table:table-cell>
              <table:table-cell office:value-type="float" office:value="478">
                <text:p>47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14-05-31</text:p>
              </table:table-cell>
              <table:table-cell office:value-type="float" office:value="1748">
                <text:p>1748</text:p>
              </table:table-cell>
              <table:table-cell office:value-type="float" office:value="263">
                <text:p>2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4-06-30</text:p>
              </table:table-cell>
              <table:table-cell office:value-type="float" office:value="1826">
                <text:p>1826</text:p>
              </table:table-cell>
              <table:table-cell office:value-type="float" office:value="342">
                <text:p>3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-07-31</text:p>
              </table:table-cell>
              <table:table-cell office:value-type="float" office:value="1513">
                <text:p>1513</text:p>
              </table:table-cell>
              <table:table-cell office:value-type="float" office:value="310">
                <text:p>3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4-08-31</text:p>
              </table:table-cell>
              <table:table-cell office:value-type="float" office:value="1390">
                <text:p>1390</text:p>
              </table:table-cell>
              <table:table-cell office:value-type="float" office:value="211">
                <text:p>2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-09-30</text:p>
              </table:table-cell>
              <table:table-cell office:value-type="float" office:value="1677">
                <text:p>167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1272">
                <text:p>1272</text:p>
              </table:table-cell>
              <table:table-cell office:value-type="float" office:value="233">
                <text:p>2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1-30</text:p>
              </table:table-cell>
              <table:table-cell office:value-type="float" office:value="1162">
                <text:p>1162</text:p>
              </table:table-cell>
              <table:table-cell office:value-type="float" office:value="307">
                <text:p>3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1311">
                <text:p>1311</text:p>
              </table:table-cell>
              <table:table-cell office:value-type="float" office:value="227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1239">
                <text:p>1239</text:p>
              </table:table-cell>
              <table:table-cell office:value-type="float" office:value="586">
                <text:p>5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5-02-28</text:p>
              </table:table-cell>
              <table:table-cell office:value-type="float" office:value="1691">
                <text:p>1691</text:p>
              </table:table-cell>
              <table:table-cell office:value-type="float" office:value="572">
                <text:p>5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1986">
                <text:p>1986</text:p>
              </table:table-cell>
              <table:table-cell office:value-type="float" office:value="547">
                <text:p>5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1813">
                <text:p>1813</text:p>
              </table:table-cell>
              <table:table-cell office:value-type="float" office:value="309">
                <text:p>3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5-05-31</text:p>
              </table:table-cell>
              <table:table-cell office:value-type="float" office:value="1546">
                <text:p>1546</text:p>
              </table:table-cell>
              <table:table-cell office:value-type="float" office:value="227">
                <text:p>2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5-06-30</text:p>
              </table:table-cell>
              <table:table-cell office:value-type="float" office:value="1230">
                <text:p>1230</text:p>
              </table:table-cell>
              <table:table-cell office:value-type="float" office:value="226">
                <text:p>2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5-07-31</text:p>
              </table:table-cell>
              <table:table-cell office:value-type="float" office:value="988">
                <text:p>988</text:p>
              </table:table-cell>
              <table:table-cell office:value-type="float" office:value="215">
                <text:p>2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5-08-31</text:p>
              </table:table-cell>
              <table:table-cell office:value-type="float" office:value="956">
                <text:p>956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5-09-30</text:p>
              </table:table-cell>
              <table:table-cell office:value-type="float" office:value="976">
                <text:p>976</text:p>
              </table:table-cell>
              <table:table-cell office:value-type="float" office:value="237">
                <text:p>2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5-10-31</text:p>
              </table:table-cell>
              <table:table-cell office:value-type="float" office:value="1081">
                <text:p>1081</text:p>
              </table:table-cell>
              <table:table-cell office:value-type="float" office:value="188">
                <text:p>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5-11-30</text:p>
              </table:table-cell>
              <table:table-cell office:value-type="float" office:value="1022">
                <text:p>1022</text:p>
              </table:table-cell>
              <table:table-cell office:value-type="float" office:value="343">
                <text:p>3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5-12-31</text:p>
              </table:table-cell>
              <table:table-cell office:value-type="float" office:value="1141">
                <text:p>1141</text:p>
              </table:table-cell>
              <table:table-cell office:value-type="float" office:value="357">
                <text:p>3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6-01-31</text:p>
              </table:table-cell>
              <table:table-cell office:value-type="float" office:value="858">
                <text:p>858</text:p>
              </table:table-cell>
              <table:table-cell office:value-type="float" office:value="529">
                <text:p>5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6-02-29</text:p>
              </table:table-cell>
              <table:table-cell office:value-type="float" office:value="788">
                <text:p>788</text:p>
              </table:table-cell>
              <table:table-cell office:value-type="float" office:value="680">
                <text:p>6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6-03-31</text:p>
              </table:table-cell>
              <table:table-cell office:value-type="float" office:value="1023">
                <text:p>1023</text:p>
              </table:table-cell>
              <table:table-cell office:value-type="float" office:value="545">
                <text:p>5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6-04-30</text:p>
              </table:table-cell>
              <table:table-cell office:value-type="float" office:value="1021">
                <text:p>1021</text:p>
              </table:table-cell>
              <table:table-cell office:value-type="float" office:value="570">
                <text:p>5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885">
                <text:p>885</text:p>
              </table:table-cell>
              <table:table-cell office:value-type="float" office:value="457">
                <text:p>45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6-06-30</text:p>
              </table:table-cell>
              <table:table-cell office:value-type="float" office:value="686">
                <text:p>686</text:p>
              </table:table-cell>
              <table:table-cell office:value-type="float" office:value="460">
                <text:p>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16-07-31</text:p>
              </table:table-cell>
              <table:table-cell office:value-type="float" office:value="1003">
                <text:p>1003</text:p>
              </table:table-cell>
              <table:table-cell office:value-type="float" office:value="398">
                <text:p>3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6-08-31</text:p>
              </table:table-cell>
              <table:table-cell office:value-type="float" office:value="802">
                <text:p>802</text:p>
              </table:table-cell>
              <table:table-cell office:value-type="float" office:value="291">
                <text:p>2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6-09-30</text:p>
              </table:table-cell>
              <table:table-cell office:value-type="float" office:value="640">
                <text:p>640</text:p>
              </table:table-cell>
              <table:table-cell office:value-type="float" office:value="374">
                <text:p>3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716">
                <text:p>716</text:p>
              </table:table-cell>
              <table:table-cell office:value-type="float" office:value="314">
                <text:p>3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6-11-30</text:p>
              </table:table-cell>
              <table:table-cell office:value-type="float" office:value="879">
                <text:p>879</text:p>
              </table:table-cell>
              <table:table-cell office:value-type="float" office:value="299">
                <text:p>2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6-12-31</text:p>
              </table:table-cell>
              <table:table-cell office:value-type="float" office:value="799">
                <text:p>799</text:p>
              </table:table-cell>
              <table:table-cell office:value-type="float" office:value="286">
                <text:p>28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7-01-31</text:p>
              </table:table-cell>
              <table:table-cell office:value-type="float" office:value="1220">
                <text:p>1220</text:p>
              </table:table-cell>
              <table:table-cell office:value-type="float" office:value="834">
                <text:p>83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17-02-28</text:p>
              </table:table-cell>
              <table:table-cell office:value-type="float" office:value="1495">
                <text:p>1495</text:p>
              </table:table-cell>
              <table:table-cell office:value-type="float" office:value="1231">
                <text:p>123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017-03-31</text:p>
              </table:table-cell>
              <table:table-cell office:value-type="float" office:value="1729">
                <text:p>1729</text:p>
              </table:table-cell>
              <table:table-cell office:value-type="float" office:value="1367">
                <text:p>13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17-04-30</text:p>
              </table:table-cell>
              <table:table-cell office:value-type="float" office:value="1184">
                <text:p>1184</text:p>
              </table:table-cell>
              <table:table-cell office:value-type="float" office:value="664">
                <text:p>66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17-05-31</text:p>
              </table:table-cell>
              <table:table-cell office:value-type="float" office:value="1375">
                <text:p>1375</text:p>
              </table:table-cell>
              <table:table-cell office:value-type="float" office:value="738">
                <text:p>73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1075">
                <text:p>1075</text:p>
              </table:table-cell>
              <table:table-cell office:value-type="float" office:value="459">
                <text:p>45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1112">
                <text:p>1112</text:p>
              </table:table-cell>
              <table:table-cell office:value-type="float" office:value="448">
                <text:p>4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854">
                <text:p>854</text:p>
              </table:table-cell>
              <table:table-cell office:value-type="float" office:value="496">
                <text:p>4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7-09-30</text:p>
              </table:table-cell>
              <table:table-cell office:value-type="float" office:value="131">
                <text:p>131</text:p>
              </table:table-cell>
              <table:table-cell office:value-type="float" office:value="457">
                <text:p>4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10">
                <text:p>10</text:p>
              </table:table-cell>
              <table:table-cell office:value-type="float" office:value="515">
                <text:p>515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